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Franklin Gothic Demi Cond" svg:font-family="'Franklin Gothic Demi Cond'" style:font-family-generic="swiss"/>
    <style:font-face style:name="Tahoma" svg:font-family="Tahoma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54in"/>
    </style:style>
    <style:style style:name="co2" style:family="table-column">
      <style:table-column-properties fo:break-before="auto" style:column-width="1.8071in"/>
    </style:style>
    <style:style style:name="co3" style:family="table-column">
      <style:table-column-properties fo:break-before="auto" style:column-width="2.3209in"/>
    </style:style>
    <style:style style:name="co4" style:family="table-column">
      <style:table-column-properties fo:break-before="auto" style:column-width="1.452in"/>
    </style:style>
    <style:style style:name="co5" style:family="table-column">
      <style:table-column-properties fo:break-before="auto" style:column-width="1.4346in"/>
    </style:style>
    <style:style style:name="co6" style:family="table-column">
      <style:table-column-properties fo:break-before="auto" style:column-width="1.5945in"/>
    </style:style>
    <style:style style:name="co7" style:family="table-column">
      <style:table-column-properties fo:break-before="auto" style:column-width="1.2398in"/>
    </style:style>
    <style:style style:name="co8" style:family="table-column">
      <style:table-column-properties fo:break-before="auto" style:column-width="1.1516in"/>
    </style:style>
    <style:style style:name="co9" style:family="table-column">
      <style:table-column-properties fo:break-before="auto" style:column-width="0.9035in"/>
    </style:style>
    <style:style style:name="co10" style:family="table-column">
      <style:table-column-properties fo:break-before="auto" style:column-width="0.7264in"/>
    </style:style>
    <style:style style:name="co11" style:family="table-column">
      <style:table-column-properties fo:break-before="auto" style:column-width="1.1161in"/>
    </style:style>
    <style:style style:name="co12" style:family="table-column">
      <style:table-column-properties fo:break-before="auto" style:column-width="1.7898in"/>
    </style:style>
    <style:style style:name="co13" style:family="table-column">
      <style:table-column-properties fo:break-before="auto" style:column-width="1.2047in"/>
    </style:style>
    <style:style style:name="co14" style:family="table-column">
      <style:table-column-properties fo:break-before="auto" style:column-width="1.8957in"/>
    </style:style>
    <style:style style:name="co15" style:family="table-column">
      <style:table-column-properties fo:break-before="auto" style:column-width="1.6118in"/>
    </style:style>
    <style:style style:name="co16" style:family="table-column">
      <style:table-column-properties fo:break-before="auto" style:column-width="1.9484in"/>
    </style:style>
    <style:style style:name="co17" style:family="table-column">
      <style:table-column-properties fo:break-before="auto" style:column-width="2.498in"/>
    </style:style>
    <style:style style:name="co18" style:family="table-column">
      <style:table-column-properties fo:break-before="auto" style:column-width="2.5799in"/>
    </style:style>
    <style:style style:name="co19" style:family="table-column">
      <style:table-column-properties fo:break-before="auto" style:column-width="2.0508in"/>
    </style:style>
    <style:style style:name="co20" style:family="table-column">
      <style:table-column-properties fo:break-before="auto" style:column-width="1.0098in"/>
    </style:style>
    <style:style style:name="co21" style:family="table-column">
      <style:table-column-properties fo:break-before="auto" style:column-width="0.8508in"/>
    </style:style>
    <style:style style:name="co22" style:family="table-column">
      <style:table-column-properties fo:break-before="auto" style:column-width="0.9925in"/>
    </style:style>
    <style:style style:name="co23" style:family="table-column">
      <style:table-column-properties fo:break-before="auto" style:column-width="1.3457in"/>
    </style:style>
    <style:style style:name="co24" style:family="table-column">
      <style:table-column-properties fo:break-before="auto" style:column-width="0.6909in"/>
    </style:style>
    <style:style style:name="co25" style:family="table-column">
      <style:table-column-properties fo:break-before="auto" style:column-width="1.4701in"/>
    </style:style>
    <style:style style:name="co26" style:family="table-column">
      <style:table-column-properties fo:break-before="auto" style:column-width="1.2929in"/>
    </style:style>
    <style:style style:name="co27" style:family="table-column">
      <style:table-column-properties fo:break-before="auto" style:column-width="1.6835in"/>
    </style:style>
    <style:style style:name="ro1" style:family="table-row">
      <style:table-row-properties style:row-height="0.222in" fo:break-before="auto" style:use-optimal-row-height="true"/>
    </style:style>
    <style:style style:name="ro2" style:family="table-row">
      <style:table-row-properties style:row-height="0.278in" fo:break-before="auto" style:use-optimal-row-height="true"/>
    </style:style>
    <style:style style:name="ro3" style:family="table-row">
      <style:table-row-properties style:row-height="0.2362in" fo:break-before="auto" style:use-optimal-row-height="true"/>
    </style:style>
    <style:style style:name="ro4" style:family="table-row">
      <style:table-row-properties style:row-height="1.7362in" fo:break-before="auto" style:use-optimal-row-height="false"/>
    </style:style>
    <style:style style:name="ro5" style:family="table-row">
      <style:table-row-properties style:row-height="0.4862in" fo:break-before="auto" style:use-optimal-row-height="false"/>
    </style:style>
    <style:style style:name="ro6" style:family="table-row">
      <style:table-row-properties style:row-height="0.3193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4583in" fo:break-before="auto" style:use-optimal-row-height="false"/>
    </style:style>
    <style:style style:name="ro9" style:family="table-row">
      <style:table-row-properties style:row-height="0.2917in" fo:break-before="auto" style:use-optimal-row-height="false"/>
    </style:style>
    <style:style style:name="ro10" style:family="table-row">
      <style:table-row-properties style:row-height="0.5555in" fo:break-before="auto" style:use-optimal-row-height="false"/>
    </style:style>
    <style:style style:name="ro11" style:family="table-row">
      <style:table-row-properties style:row-height="0.5417in" fo:break-before="auto" style:use-optimal-row-height="true"/>
    </style:style>
    <style:style style:name="ro12" style:family="table-row">
      <style:table-row-properties style:row-height="0.4445in" fo:break-before="auto" style:use-optimal-row-height="true"/>
    </style:style>
    <style:style style:name="ro13" style:family="table-row">
      <style:table-row-properties style:row-height="0.3335in" fo:break-before="auto" style:use-optimal-row-height="true"/>
    </style:style>
    <style:style style:name="ro14" style:family="table-row">
      <style:table-row-properties style:row-height="0.3472in" fo:break-before="auto" style:use-optimal-row-height="true"/>
    </style:style>
    <style:style style:name="ta1" style:family="table" style:master-page-name="PageStyle_5f_ENFOQUE_20_DE_20_LOS_20_COMPONENTES">
      <style:table-properties table:display="true" style:writing-mode="lr-tb" table:tab-color="#548235"/>
    </style:style>
    <style:style style:name="ta2" style:family="table" style:master-page-name="PageStyle_5f__20_Ejemplo_20_1_20_Medias_20_Móviles">
      <style:table-properties table:display="true" style:writing-mode="lr-tb" table:tab-color="#548235"/>
    </style:style>
    <style:style style:name="ta3" style:family="table" style:master-page-name="PageStyle_5f_Ejemplo_20_2_20_Pronóstico">
      <style:table-properties table:display="true" style:writing-mode="lr-tb" table:tab-color="#548235"/>
    </style:style>
    <style:style style:name="ta4" style:family="table" style:master-page-name="PageStyle_5f_Actividad_20_4">
      <style:table-properties table:display="true" style:writing-mode="lr-tb" table:tab-color="#ff0000"/>
    </style:style>
    <style:style style:name="ta5" style:family="table" style:master-page-name="PageStyle_5f_Otros_20_ejemplos">
      <style:table-properties table:display="false" style:writing-mode="lr-tb"/>
    </style:style>
    <style:style style:name="ta6" style:family="table" style:master-page-name="PageStyle_5f_Otros_20_ej_20_2">
      <style:table-properties table:display="false" style:writing-mode="lr-tb"/>
    </style:style>
    <style:style style:name="ta7" style:family="table" style:master-page-name="PageStyle_5f_ACTIVDAD_20_3">
      <style:table-properties table:display="false" style:writing-mode="lr-tb"/>
    </style:style>
    <style:style style:name="ta8" style:family="table" style:master-page-name="PageStyle_5f_Actividad_20_5">
      <style:table-properties table:display="false" style:writing-mode="lr-tb" table:tab-color="#ff0000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548235" style:text-outline="false" style:text-line-through-style="none" style:text-line-through-type="none" style:font-name="Franklin Gothic Demi Cond" fo:font-size="16pt" fo:font-style="normal" fo:text-shadow="none" style:text-underline-style="none" fo:font-weight="bold" style:font-size-asian="16pt" style:font-style-asian="normal" style:font-weight-asian="bold" style:font-name-complex="Franklin Gothic Demi Cond" style:font-size-complex="16pt" style:font-style-complex="normal" style:font-weight-complex="bold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10" style:family="table-cell" style:parent-style-name="Default" style:data-style-name="N145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1" style:family="table-cell" style:parent-style-name="Default" style:data-style-name="N145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</style:style>
    <style:style style:name="ce12" style:family="table-cell" style:parent-style-name="Default" style:data-style-name="N14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3" style:family="table-cell" style:parent-style-name="Default" style:data-style-name="N2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4" style:family="table-cell" style:parent-style-name="Default" style:data-style-name="N2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85724" style:text-outline="false" style:text-line-through-style="none" style:text-line-through-type="none" style:font-name="Franklin Gothic Demi Cond" fo:font-size="12pt" fo:font-style="normal" fo:text-shadow="none" style:text-underline-style="none" fo:font-weight="normal" style:font-size-asian="12pt" style:font-style-asian="normal" style:font-weight-asian="normal" style:font-name-complex="Franklin Gothic Demi Cond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style:rotation-align="none"/>
      <style:text-properties fo:color="#385724" style:text-outline="false" style:text-line-through-style="none" style:text-line-through-type="none" style:font-name="Franklin Gothic Demi Cond" fo:font-size="16pt" fo:font-style="normal" fo:text-shadow="none" style:text-underline-style="none" fo:font-weight="normal" style:font-size-asian="16pt" style:font-style-asian="normal" style:font-weight-asian="normal" style:font-name-complex="Franklin Gothic Demi Cond" style:font-size-complex="16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85724" style:text-outline="false" style:text-line-through-style="none" style:text-line-through-type="none" style:font-name="Franklin Gothic Demi Cond" fo:font-size="12pt" fo:font-style="normal" fo:text-shadow="none" style:text-underline-style="none" fo:font-weight="normal" style:font-size-asian="12pt" style:font-style-asian="normal" style:font-weight-asian="normal" style:font-name-complex="Franklin Gothic Demi Cond" style:font-size-complex="12pt" style:font-style-complex="normal" style:font-weight-complex="normal"/>
    </style:style>
    <style:style style:name="ce19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1" style:family="table-cell" style:parent-style-name="Default" style:data-style-name="N2">
      <style:table-cell-properties fo:background-color="#deebf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2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385724" style:text-outline="false" style:text-line-through-style="none" style:text-line-through-type="none" style:font-name="Franklin Gothic Demi Cond" fo:font-size="12pt" fo:font-style="normal" fo:text-shadow="none" style:text-underline-style="none" fo:font-weight="normal" style:font-size-asian="12pt" style:font-style-asian="normal" style:font-weight-asian="normal" style:font-name-complex="Franklin Gothic Demi Cond" style:font-size-complex="12pt" style:font-style-complex="normal" style:font-weight-complex="normal"/>
    </style:style>
    <style:style style:name="ce25" style:family="table-cell" style:parent-style-name="Default" style:data-style-name="N2">
      <style:table-cell-properties fo:background-color="#fff2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style:rotation-align="none"/>
      <style:text-properties fo:color="#385724" style:text-outline="false" style:text-line-through-style="none" style:text-line-through-type="none" style:font-name="Franklin Gothic Demi Cond" fo:font-size="12pt" fo:font-style="normal" fo:text-shadow="none" style:text-underline-style="none" fo:font-weight="normal" style:font-size-asian="12pt" style:font-style-asian="normal" style:font-weight-asian="normal" style:font-name-complex="Franklin Gothic Demi Cond" style:font-size-complex="12pt" style:font-style-complex="normal" style:font-weight-complex="normal"/>
    </style:style>
    <style:style style:name="ce27" style:family="table-cell" style:parent-style-name="Default">
      <style:table-cell-properties fo:border-bottom="0.06pt solid #000000" fo:background-color="#c5e0b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2pt" fo:font-style="normal" fo:text-shadow="none" style:text-underline-style="none" fo:font-weight="normal" style:font-size-asian="12pt" style:font-style-asian="normal" style:font-weight-asian="normal" style:font-name-complex="Franklin Gothic Demi Cond" style:font-size-complex="12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2pt" fo:font-style="normal" fo:text-shadow="none" style:text-underline-style="none" fo:font-weight="normal" style:font-size-asian="12pt" style:font-style-asian="normal" style:font-weight-asian="normal" style:font-name-complex="Franklin Gothic Demi Cond" style:font-size-complex="12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2pt" fo:font-style="normal" fo:text-shadow="none" style:text-underline-style="none" fo:font-weight="normal" style:font-size-asian="12pt" style:font-style-asian="normal" style:font-weight-asian="normal" style:font-name-complex="Franklin Gothic Demi Cond" style:font-size-complex="12pt" style:font-style-complex="normal" style:font-weight-complex="normal"/>
    </style:style>
    <style:style style:name="ce35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2pt" fo:font-style="normal" fo:text-shadow="none" style:text-underline-style="none" fo:font-weight="normal" style:font-size-asian="12pt" style:font-style-asian="normal" style:font-weight-asian="normal" style:font-name-complex="Franklin Gothic Demi Cond" style:font-size-complex="12pt" style:font-style-complex="normal" style:font-weight-complex="normal"/>
    </style:style>
    <style:style style:name="ce36" style:family="table-cell" style:parent-style-name="Default">
      <style:table-cell-properties fo:border-bottom="0.06pt solid #000000" fo:background-color="#c5e0b4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0.06pt solid #000000"/>
    </style:style>
    <style:style style:name="ce3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0.06pt solid #000000"/>
    </style:style>
    <style:style style:name="ce39" style:family="table-cell" style:parent-style-name="Default">
      <style:table-cell-properties fo:border-bottom="0.06pt solid #000000" style:diagonal-bl-tr="none" style:diagonal-tl-br="none" fo:background-color="transparent" fo:border-left="0.74pt solid #000000" fo:border-right="0.74pt solid #000000" style:rotation-align="none" fo:border-top="0.06pt solid #000000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0.06pt solid #000000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2" style:family="table-cell" style:parent-style-name="Default">
      <style:table-cell-properties fo:border-bottom="0.06pt solid #000000" fo:background-color="#deebf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4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45" style:family="table-cell" style:parent-style-name="Default">
      <style:table-cell-properties fo:border-bottom="0.06pt solid #000000" fo:background-color="#deebf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6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47" style:family="table-cell" style:parent-style-name="Default" style:data-style-name="N1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8" style:family="table-cell" style:parent-style-name="Default" style:data-style-name="N1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Default">
      <style:table-cell-properties fo:border-bottom="0.06pt solid #000000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51" style:family="table-cell" style:parent-style-name="Default" style:data-style-name="N145">
      <style:table-cell-properties fo:border-bottom="0.06pt solid #000000" fo:background-color="#deebf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52" style:family="table-cell" style:parent-style-name="Default" style:data-style-name="N145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53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d9d9d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Default">
      <style:table-cell-properties fo:border-bottom="0.06pt solid #000000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d9d9d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6" style:family="table-cell" style:parent-style-name="Default" style:data-style-name="N145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d9d9d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 style:data-style-name="N145">
      <style:table-cell-properties fo:border-bottom="0.06pt solid #000000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d9d9d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d9d9d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9" style:family="table-cell" style:parent-style-name="Default" style:data-style-name="N145">
      <style:table-cell-properties fo:border-bottom="0.06pt solid #000000" fo:background-color="#f4b18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d9d9d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0" style:family="table-cell" style:parent-style-name="Default" style:data-style-name="N145">
      <style:table-cell-properties fo:border-bottom="0.06pt solid #000000" fo:background-color="#e2f0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1" style:family="table-cell" style:parent-style-name="Default" style:data-style-name="N145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d9d9d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2" style:family="table-cell" style:parent-style-name="Default" style:data-style-name="N145">
      <style:table-cell-properties fo:border-bottom="0.06pt solid #000000" fo:background-color="#e2f0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d9d9d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3" style:family="table-cell" style:parent-style-name="Default" style:data-style-name="N145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d9d9d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4" style:family="table-cell" style:parent-style-name="Default" style:data-style-name="N145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d9d9d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" style:family="table-cell" style:parent-style-name="Default" style:data-style-name="N145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d9d9d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7" style:family="table-cell" style:parent-style-name="Default" style:data-style-name="N145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7f7f7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8" style:family="table-cell" style:parent-style-name="Default" style:data-style-name="N145">
      <style:table-cell-properties fo:border-bottom="0.06pt solid #000000" fo:background-color="#c5e0b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9" style:family="table-cell" style:parent-style-name="Default" style:data-style-name="N14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d9d9d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0" style:family="table-cell" style:parent-style-name="Default">
      <style:table-cell-properties fo:background-color="#c5e0b4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1" style:family="table-cell" style:parent-style-name="Default" style:data-style-name="N14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7f7f7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2" style:family="table-cell" style:parent-style-name="Default" style:data-style-name="N145">
      <style:table-cell-properties fo:background-color="#c5e0b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472c4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74" style:family="table-cell" style:parent-style-name="Default" style:data-style-name="N14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2pt" fo:font-style="normal" fo:text-shadow="none" style:text-underline-style="none" fo:font-weight="normal" style:font-size-asian="12pt" style:font-style-asian="normal" style:font-weight-asian="normal" style:font-name-complex="Franklin Gothic Demi Cond" style:font-size-complex="12pt" style:font-style-complex="normal" style:font-weight-complex="normal"/>
    </style:style>
    <style:style style:name="ce7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ranklin Gothic Demi Cond" fo:font-size="12pt" fo:font-style="normal" fo:text-shadow="none" style:text-underline-style="none" fo:font-weight="normal" style:font-size-asian="12pt" style:font-style-asian="normal" style:font-weight-asian="normal" style:font-name-complex="Franklin Gothic Demi Cond" style:font-size-complex="12pt" style:font-style-complex="normal" style:font-weight-complex="normal"/>
    </style:style>
    <style:style style:name="ce77" style:family="table-cell" style:parent-style-name="Default">
      <style:table-cell-properties fo:background-color="#fff2cc" style:diagonal-bl-tr="none" style:diagonal-tl-br="none" fo:border="0.74pt solid #000000" style:rotation-align="none"/>
    </style:style>
    <style:style style:name="ce78" style:family="table-cell" style:parent-style-name="Default">
      <style:table-cell-properties style:diagonal-bl-tr="none" style:diagonal-tl-br="none" fo:border="0.74pt solid #000000" style:rotation-align="none"/>
    </style:style>
    <style:style style:name="ce79" style:family="table-cell" style:parent-style-name="Default" style:data-style-name="N0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0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2" style:family="table-cell" style:parent-style-name="Default" style:data-style-name="N145">
      <style:table-cell-properties fo:background-color="#f4b18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3" style:family="table-cell" style:parent-style-name="Default" style:data-style-name="N14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4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5" style:family="table-cell" style:parent-style-name="Default" style:data-style-name="N145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8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8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90" style:family="table-cell" style:parent-style-name="Default">
      <style:table-cell-properties fo:border-bottom="0.06pt solid #000000" fo:background-color="#a9d18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91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92" style:family="table-cell" style:parent-style-name="Default">
      <style:table-cell-properties fo:border-bottom="0.06pt solid #000000" fo:background-color="#a9d18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93" style:family="table-cell" style:parent-style-name="Default" style:data-style-name="N145">
      <style:table-cell-properties fo:border-bottom="0.06pt solid #000000" fo:background-color="#a9d18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94" style:family="table-cell" style:parent-style-name="Default" style:data-style-name="N145">
      <style:table-cell-properties fo:border-bottom="0.06pt solid #000000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95" style:family="table-cell" style:parent-style-name="Default" style:data-style-name="N145">
      <style:table-cell-properties fo:border-bottom="0.06pt solid #000000" fo:background-color="#c5e0b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96" style:family="table-cell" style:parent-style-name="Default" style:data-style-name="N145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2pt" fo:font-style="normal" fo:text-shadow="none" style:text-underline-style="none" fo:font-weight="normal" style:font-size-asian="12pt" style:font-style-asian="normal" style:font-weight-asian="normal" style:font-name-complex="Franklin Gothic Demi Cond" style:font-size-complex="12pt" style:font-style-complex="normal" style:font-weight-complex="normal"/>
    </style:style>
    <style:style style:name="ce98" style:family="table-cell" style:parent-style-name="Default" style:data-style-name="N145"/>
    <style:style style:name="ce99" style:family="table-cell" style:parent-style-name="Default" style:data-style-name="N145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0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1" style:family="table-cell" style:parent-style-name="Default">
      <style:table-cell-properties fo:background-color="#e2f0d9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85724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3" style:family="table-cell" style:parent-style-name="Default">
      <style:table-cell-properties fo:background-color="#e2f0d9" style:diagonal-bl-tr="none" style:diagonal-tl-br="none" fo:border="none" style:rotation-align="none"/>
      <style:text-properties fo:color="#000000" style:text-outline="false" style:text-line-through-style="none" style:text-line-through-type="none" style:font-name="Franklin Gothic Demi Cond" fo:font-size="10pt" fo:font-style="normal" fo:text-shadow="none" style:text-underline-style="none" fo:font-weight="bold" style:font-size-asian="10pt" style:font-style-asian="normal" style:font-weight-asian="bold" style:font-name-complex="Franklin Gothic Demi Cond" style:font-size-complex="10pt" style:font-style-complex="normal" style:font-weight-complex="bold"/>
    </style:style>
    <style:style style:name="ce104" style:family="table-cell" style:parent-style-name="Default" style:data-style-name="N147">
      <style:table-cell-properties fo:background-color="#e2f0d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47">
      <style:table-cell-properties style:rotation-align="none"/>
    </style:style>
    <style:style style:name="ce106" style:family="table-cell" style:parent-style-name="Default" style:data-style-name="N2">
      <style:table-cell-properties fo:background-color="#e2f0d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09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0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1" style:family="table-cell" style:parent-style-name="Default">
      <style:table-cell-properties fo:background-color="#e2f0d9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2" style:family="table-cell" style:parent-style-name="Default">
      <style:table-cell-properties fo:background-color="#e2f0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13" style:family="table-cell" style:parent-style-name="Default">
      <style:table-cell-properties fo:background-color="#e2f0d9" style:diagonal-bl-tr="none" style:diagonal-tl-br="none" fo:border="0.06pt solid #000000" style:rotation-align="none"/>
    </style:style>
    <style:style style:name="ce11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15" style:family="table-cell" style:parent-style-name="Default">
      <style:table-cell-properties style:rotation-align="none"/>
      <style:text-properties fo:color="#385724" style:text-outline="false" style:text-line-through-style="none" style:text-line-through-type="none" style:font-name="Franklin Gothic Demi Cond" fo:font-size="12pt" fo:font-style="normal" fo:text-shadow="none" style:text-underline-style="none" fo:font-weight="bold" style:font-size-asian="12pt" style:font-style-asian="normal" style:font-weight-asian="bold" style:font-name-complex="Franklin Gothic Demi Cond" style:font-size-complex="12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fo:border="0.06pt solid #000000" style:rotation-align="none"/>
    </style:style>
    <style:style style:name="ce117" style:family="table-cell" style:parent-style-name="Default">
      <style:table-cell-properties fo:background-color="#e2f0d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19" style:family="table-cell" style:parent-style-name="Default">
      <style:table-cell-properties style:rotation-align="none"/>
      <style:text-properties fo:color="#385724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0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2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548235" style:text-outline="false" style:text-line-through-style="none" style:text-line-through-type="none" style:font-name="Franklin Gothic Demi Cond" fo:font-size="10pt" fo:font-style="normal" fo:text-shadow="none" style:text-underline-style="none" fo:font-weight="bold" style:font-size-asian="10pt" style:font-style-asian="normal" style:font-weight-asian="bold" style:font-name-complex="Franklin Gothic Demi Cond" style:font-size-complex="10pt" style:font-style-complex="normal" style:font-weight-complex="bold"/>
    </style:style>
    <style:style style:name="ce122" style:family="table-cell" style:parent-style-name="Default" style:data-style-name="N14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3" style:family="table-cell" style:parent-style-name="Default" style:data-style-name="N144">
      <style:table-cell-properties fo:background-color="#e2f0d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4" style:family="table-cell" style:parent-style-name="Default" style:data-style-name="N14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5" style:family="table-cell" style:parent-style-name="Default" style:data-style-name="N145">
      <style:table-cell-properties fo:background-color="#e2f0d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548235" style:text-outline="false" style:text-line-through-style="none" style:text-line-through-type="none" style:font-name="Franklin Gothic Demi Cond" fo:font-size="10pt" fo:font-style="normal" fo:text-shadow="none" style:text-underline-style="none" fo:font-weight="bold" style:font-size-asian="10pt" style:font-style-asian="normal" style:font-weight-asian="bold" style:font-name-complex="Franklin Gothic Demi Cond" style:font-size-complex="10pt" style:font-style-complex="normal" style:font-weight-complex="bold"/>
    </style:style>
    <style:style style:name="ce127" style:family="table-cell" style:parent-style-name="Default" style:data-style-name="N144">
      <style:table-cell-properties fo:background-color="#e2f0d9" style:rotation-align="none"/>
    </style:style>
    <style:style style:name="ce128" style:family="table-cell" style:parent-style-name="Default" style:data-style-name="N14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29" style:family="table-cell" style:parent-style-name="Default" style:data-style-name="N145">
      <style:table-cell-properties style:rotation-align="none"/>
    </style:style>
    <style:style style:name="ce13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31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3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3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4" style:family="table-cell" style:parent-style-name="Excel_20_Built-in_20_Percent" style:data-style-name="N11">
      <style:table-cell-properties fo:background-color="#fff2c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5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6" style:family="table-cell" style:parent-style-name="Default">
      <style:table-cell-properties fo:background-color="#fff2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3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13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9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2pt" fo:font-style="normal" fo:text-shadow="none" style:text-underline-style="none" fo:font-weight="normal" style:font-size-asian="12pt" style:font-style-asian="normal" style:font-weight-asian="normal" style:font-name-complex="Franklin Gothic Demi Cond" style:font-size-complex="12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Franklin Gothic Demi Cond" style:font-size-complex="11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8pt" fo:font-style="normal" fo:text-shadow="none" style:text-underline-style="none" fo:font-weight="normal" style:font-size-asian="8pt" style:font-style-asian="normal" style:font-weight-asian="normal" style:font-name-complex="Franklin Gothic Demi Cond" style:font-size-complex="8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45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6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47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2pt" fo:font-style="normal" fo:text-shadow="none" style:text-underline-style="none" fo:font-weight="normal" style:font-size-asian="12pt" style:font-style-asian="normal" style:font-weight-asian="normal" style:font-name-complex="Franklin Gothic Demi Cond" style:font-size-complex="12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8pt" fo:font-style="normal" fo:text-shadow="none" style:text-underline-style="none" fo:font-weight="normal" style:font-size-asian="8pt" style:font-style-asian="normal" style:font-weight-asian="normal" style:font-name-complex="Franklin Gothic Demi Cond" style:font-size-complex="8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8pt" fo:font-style="normal" fo:text-shadow="none" style:text-underline-style="none" fo:font-weight="normal" style:font-size-asian="8pt" style:font-style-asian="normal" style:font-weight-asian="normal" style:font-name-complex="Franklin Gothic Demi Cond" style:font-size-complex="8pt" style:font-style-complex="normal" style:font-weight-complex="normal"/>
    </style:style>
    <style:style style:name="ce150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51" style:family="table-cell" style:parent-style-name="Default" style:data-style-name="N3">
      <style:table-cell-properties fo:background-color="#e2f0d9" style:rotation-align="none"/>
    </style:style>
    <style:style style:name="ce152" style:family="table-cell" style:parent-style-name="Default" style:data-style-name="N3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53" style:family="table-cell" style:parent-style-name="Default" style:data-style-name="N146">
      <style:table-cell-properties style:rotation-align="none"/>
    </style:style>
    <style:style style:name="ce154" style:family="table-cell" style:parent-style-name="Default" style:data-style-name="N146">
      <style:table-cell-properties style:diagonal-bl-tr="none" style:diagonal-tl-br="none" fo:border="0.06pt solid #000000" style:rotation-align="none"/>
    </style:style>
    <style:style style:name="ce15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gr1" style:family="graphic">
      <style:graphic-properties draw:stroke="solid" svg:stroke-width="0.0138in" svg:stroke-color="#527f34" draw:stroke-linejoin="miter" svg:stroke-linecap="butt" draw:fill="solid" draw:fill-color="#70ad47" draw:textarea-vertical-align="middle" draw:auto-grow-height="false" draw:fit-to-size="false" style:shrink-to-fit="false" fo:min-height="0in" fo:min-width="0in" fo:padding-top="0.0492in" fo:padding-bottom="0.0492in" fo:padding-left="0.0984in" fo:padding-right="0.0984in" fo:wrap-option="wrap"/>
      <style:paragraph-properties style:writing-mode="lr-tb"/>
    </style:style>
    <style:style style:name="gr2" style:family="graphic">
      <style:graphic-properties draw:stroke="none" svg:stroke-width="0in" draw:fill="none" draw:textarea-vertical-align="top" draw:auto-grow-height="true" draw:fit-to-size="false" style:shrink-to-fit="false" fo:min-height="0in" fo:min-width="0in" fo:padding-top="0in" fo:padding-bottom="0in" fo:padding-left="0in" fo:padding-right="0in" fo:wrap-option="no-wrap"/>
      <style:paragraph-properties style:writing-mode="lr-tb"/>
    </style:style>
    <style:style style:name="gr3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4" style:family="graphic">
      <style:graphic-properties draw:stroke="none" svg:stroke-width="0.0138in" draw:stroke-linejoin="miter" svg:stroke-linecap="butt" draw:fill="solid" draw:fill-color="#e2f0d9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/>
      <style:paragraph-properties style:writing-mode="lr-tb"/>
    </style:style>
    <style:style style:name="gr5" style:family="graphic">
      <style:graphic-properties draw:stroke="none" svg:stroke-width="0.0138in" draw:stroke-linejoin="miter" svg:stroke-linecap="butt" draw:fill="solid" draw:fill-color="#548235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/>
    </style:style>
    <style:style style:name="gr6" style:family="graphic">
      <style:graphic-properties draw:stroke="none" svg:stroke-width="0in" draw:fill="none" draw:textarea-vertical-align="top" draw:auto-grow-height="false" draw:fit-to-size="false" style:shrink-to-fit="false" fo:min-height="0in" fo:min-width="0in" fo:padding-top="0in" fo:padding-bottom="0in" fo:padding-left="0in" fo:padding-right="0in" fo:wrap-option="no-wrap"/>
      <style:paragraph-properties style:writing-mode="lr-tb"/>
    </style:style>
    <style:style style:name="gr7" style:family="graphic">
      <style:graphic-properties draw:stroke="solid" svg:stroke-width="0.0138in" svg:stroke-color="#3b3838" draw:stroke-linejoin="miter" svg:stroke-linecap="butt" draw:fill="none" draw:textarea-vertical-align="middle" draw:auto-grow-height="false" draw:fit-to-size="false" style:shrink-to-fit="false" fo:min-height="0in" fo:min-width="0in" fo:padding-top="0.0492in" fo:padding-bottom="0.0492in" fo:padding-left="0.0984in" fo:padding-right="0.0984in" fo:wrap-option="wrap"/>
      <style:paragraph-properties style:writing-mode="lr-tb"/>
    </style:style>
    <style:style style:name="gr8" style:family="graphic">
      <style:graphic-properties draw:stroke="solid" svg:stroke-width="0.0138in" svg:stroke-color="#ff0000" draw:stroke-linejoin="miter" svg:stroke-linecap="butt" draw:fill="none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/>
    </style:style>
    <style:style style:name="gr9" style:family="graphic">
      <style:graphic-properties draw:stroke="solid" svg:stroke-width="0.0138in" svg:stroke-color="#000000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gr10" style:family="graphic">
      <style:graphic-properties draw:stroke="solid" svg:stroke-width="0.0138in" svg:stroke-color="#3b3838" draw:stroke-linejoin="miter" svg:stroke-linecap="butt" draw:fill="none" draw:textarea-vertical-align="middle" draw:auto-grow-height="false" draw:fit-to-size="false" style:shrink-to-fit="false" fo:min-height="0.2878in" fo:min-width="1.5858in" fo:padding-top="0.0492in" fo:padding-bottom="0.0492in" fo:padding-left="0.0984in" fo:padding-right="0.0984in" fo:wrap-option="wrap"/>
      <style:paragraph-properties style:writing-mode="lr-tb"/>
    </style:style>
    <style:style style:name="gr11" style:family="graphic">
      <style:graphic-properties draw:stroke="solid" svg:stroke-width="0.0138in" svg:stroke-color="#3b3838" draw:stroke-linejoin="miter" svg:stroke-linecap="butt" draw:fill="none" draw:textarea-vertical-align="middle" draw:auto-grow-height="false" draw:fit-to-size="false" style:shrink-to-fit="false" fo:min-height="0.2736in" fo:min-width="1.3776in" fo:padding-top="0.0492in" fo:padding-bottom="0.0492in" fo:padding-left="0.0984in" fo:padding-right="0.0984in" fo:wrap-option="wrap"/>
      <style:paragraph-properties style:writing-mode="lr-tb"/>
    </style:style>
    <style:style style:name="gr12" style:family="graphic">
      <style:graphic-properties draw:stroke="solid" svg:stroke-width="0.0138in" svg:stroke-color="#ff0000" draw:stroke-linejoin="miter" svg:stroke-linecap="butt" draw:fill="none" draw:textarea-vertical-align="top" draw:auto-grow-height="false" draw:fit-to-size="false" style:shrink-to-fit="false" fo:min-height="0.4906in" fo:min-width="1.6531in" fo:padding-top="0.0492in" fo:padding-bottom="0.0492in" fo:padding-left="0.0984in" fo:padding-right="0.0984in" fo:wrap-option="wrap"/>
    </style:style>
    <style:style style:name="gr13" style:family="graphic">
      <style:graphic-properties draw:stroke="solid" svg:stroke-width="0.0138in" svg:stroke-color="#548235" draw:stroke-linejoin="miter" svg:stroke-linecap="butt" draw:fill="solid" draw:fill-color="#e2f0d9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/>
      <style:paragraph-properties style:writing-mode="lr-tb"/>
    </style:style>
    <style:style style:name="P1" style:family="paragraph">
      <style:paragraph-properties fo:margin-top="0in" fo:margin-bottom="0in" fo:line-height="100%" fo:text-align="center"/>
    </style:style>
    <style:style style:name="P2" style:family="paragraph">
      <loext:graphic-properties draw:fill="solid" draw:fill-color="#70ad47"/>
      <style:paragraph-properties fo:text-align="center"/>
      <style:text-properties fo:font-size="18pt"/>
    </style:style>
    <style:style style:name="P3" style:family="paragraph">
      <style:paragraph-properties fo:margin-top="0in" fo:margin-bottom="0in" fo:line-height="100%" fo:text-align="star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top="0.0835in" fo:margin-bottom="0.0835in" fo:line-height="100%" fo:text-align="center"/>
    </style:style>
    <style:style style:name="P6" style:family="paragraph">
      <style:paragraph-properties fo:margin-top="0.0835in" fo:margin-bottom="0.0835in" fo:line-height="100%" fo:text-align="justify"/>
    </style:style>
    <style:style style:name="P7" style:family="paragraph">
      <loext:graphic-properties draw:fill="solid" draw:fill-color="#e2f0d9"/>
      <style:paragraph-properties fo:text-align="center"/>
      <style:text-properties fo:font-size="18pt"/>
    </style:style>
    <style:style style:name="P8" style:family="paragraph">
      <loext:graphic-properties draw:fill="solid" draw:fill-color="#548235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P10" style:family="paragraph">
      <loext:graphic-properties draw:fill="none"/>
      <style:paragraph-properties fo:margin-top="0in" fo:margin-bottom="0in" fo:line-height="100%" fo:text-align="center"/>
      <style:text-properties fo:font-size="18pt"/>
    </style:style>
    <style:style style:name="P11" style:family="paragraph">
      <loext:graphic-properties draw:fill="solid" draw:fill-color="#e2f0d9"/>
      <style:paragraph-properties fo:text-align="start"/>
      <style:text-properties fo:font-size="18pt"/>
    </style:style>
    <style:style style:name="P12" style:family="paragraph">
      <style:paragraph-properties fo:margin-left="0in" fo:margin-right="0in" fo:margin-top="0in" fo:margin-bottom="0in" fo:line-height="100%" fo:text-align="start" fo:text-indent="0in" style:punctuation-wrap="hanging">
        <style:tab-stops>
          <style:tab-stop style:position="0in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8pt" fo:letter-spacing="normal" style:rfc-language-tag="es-ES-u-co-trad" fo:language="es" fo:country="E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family="'Cambria Math'" style:font-family-generic="roman" style:font-pitch="variable" fo:font-size="18pt" fo:letter-spacing="normal" fo:language="es" fo:country="E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family="'Cambria Math'" style:font-family-generic="roman" style:font-pitch="variable" fo:font-size="18pt" fo:letter-spacing="normal" style:rfc-language-tag="es-ES-u-co-trad" fo:language="es" fo:country="E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family="'Cambria Math'" style:font-family-generic="roman" style:font-pitch="variable" fo:font-size="18pt" fo:letter-spacing="normal" fo:language="es" fo:country="ES" fo:font-style="normal" style:text-underline-style="none" fo:font-weight="normal" style:font-family-asian="'Cambria Math'" style:font-family-generic-asian="modern" style:font-pitch-asian="fixed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4pt" fo:letter-spacing="normal" style:rfc-language-tag="es-ES-u-co-trad" fo:language="es" fo:country="E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font-family="'Cambria Math'" style:font-family-generic="roman" style:font-pitch="variable" fo:font-size="11pt" fo:letter-spacing="normal" fo:language="es" fo:country="E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fo:font-family="'Cambria Math'" style:font-family-generic="roman" style:font-pitch="variable" fo:font-size="11pt" fo:letter-spacing="normal" style:rfc-language-tag="es-ES-u-co-trad" fo:language="es" fo:country="E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8pt" fo:letter-spacing="normal" style:rfc-language-tag="es-ES-u-co-trad" fo:language="es" fo:country="ES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style:rfc-language-tag="es-ES-u-co-trad" fo:language="es" fo:country="E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fo:font-family="'Cambria Math'" style:font-family-generic="roman" style:font-pitch="variable" fo:font-size="11pt" fo:letter-spacing="normal" fo:language="es" fo:country="ES" fo:font-style="normal" style:text-underline-style="none" fo:font-weight="normal" style:font-family-asian="'Cambria Math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style:rfc-language-tag="es-ES-u-co-trad" fo:language="es" fo:country="ES" fo:font-style="normal" style:text-underline-style="none" fo:font-weight="normal" style:font-family-asian="'Cambria Math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fo:font-family="'Cambria Math'" style:font-family-generic="roman" style:font-pitch="variable" fo:font-size="11pt" fo:letter-spacing="normal" style:rfc-language-tag="es-ES-u-co-trad" fo:language="es" fo:country="ES" fo:font-style="normal" style:text-underline-style="none" fo:font-weight="normal" style:font-family-asian="'Cambria Math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fo:font-family="'Franklin Gothic Demi Cond'" style:font-family-generic="swiss" style:font-pitch="variable" fo:font-size="11pt" fo:letter-spacing="normal" style:rfc-language-tag="es-ES-u-co-trad" fo:language="es" fo:country="E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weight="bold"/>
    </style:style>
    <style:style style:name="T15" style:family="text">
      <style:text-properties style:text-position="0% 100%" style:font-name-complex="Tahoma" style:font-style-complex="normal" style:font-name="Tahoma" style:font-style-asian="normal" style:font-weight-complex="normal" style:font-weight-asian="normal" style:font-size-complex="8pt" style:font-size-asian="8pt" fo:font-style="normal" style:text-line-through-type="none" style:text-underline-style="none" style:text-underline-color="font-color" fo:font-weight="normal" fo:font-size="8pt" fo:color="#000000" fo:text-shadow="none" style:text-outline="false"/>
    </style:style>
    <style:style style:name="T16" style:family="text">
      <style:text-properties style:text-position="0% 100%" style:font-name-complex="Tahoma" style:font-style-complex="normal" style:font-name="Tahoma" style:font-style-asian="normal" style:font-weight-complex="normal" style:font-weight-asian="normal" fo:font-style="normal" style:text-line-through-type="none" style:text-underline-style="none" style:text-underline-color="font-color" fo:font-weight="normal" fo:color="#000000" fo:text-shadow="none" style:text-outline="false" style:font-size-complex="12pt" style:font-size-asian="12pt" fo:font-size="12pt"/>
    </style:style>
    <style:style style:name="T17" style:family="text">
      <style:text-properties style:text-position="0% 100%" style:font-name-complex="Tahoma" style:font-style-complex="normal" style:font-name="Tahoma" style:font-style-asian="normal" style:font-weight-complex="normal" style:font-weight-asian="normal" fo:font-style="normal" style:text-line-through-type="none" style:text-underline-style="none" style:text-underline-color="font-color" fo:font-weight="normal" fo:color="#000000" fo:text-shadow="none" style:text-outline="false" fo:font-size="8pt" style:font-size-asian="8pt" style:font-size-complex="8pt"/>
    </style:style>
    <style:style style:name="T18" style:family="text">
      <style:text-properties style:text-position="0% 100%" style:font-name-complex="Tahoma" style:font-style-complex="normal" style:font-name="Tahoma" style:font-style-asian="normal" style:font-weight-complex="normal" style:font-weight-asian="normal" fo:font-style="normal" style:text-line-through-type="none" style:text-underline-style="none" style:text-underline-color="font-color" fo:font-weight="normal" fo:color="#000000" fo:text-shadow="none" style:text-outline="false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NFOQUE DE LOS COMPONEN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5"/>
        <table:table-column table:style-name="co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>
            <draw:custom-shape table:end-cell-address="'ENFOQUE DE LOS COMPONENTES'.E5" table:end-x="0.5091in" table:end-y="0.1386in" draw:z-index="0" draw:name="Rectángulo 1" draw:style-name="gr1" draw:text-style-name="P2" svg:width="7.6469in" svg:height="0.6476in" svg:x="0.426in" svg:y="0.1575in">
              <text:p text:style-name="P1"><text:span text:style-name="T1">ENFOQUE DE LAS COMPONENTE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Enfoque Aditivo:</text:p>
          </table:table-cell>
          <table:table-cell>
            <draw:custom-shape table:end-cell-address="'ENFOQUE DE LOS COMPONENTES'.D9" table:end-x="0.5827in" table:end-y="0.035in" draw:z-index="1" draw:name="CuadroTexto 2" draw:style-name="gr2" draw:text-style-name="P4" svg:width="2.2374in" svg:height="0.2756in" svg:x="0.6661in" svg:y="0.037in">
              <text:p text:style-name="P3"><text:span text:style-name="T2">𝑌</text:span><text:span text:style-name="T3">_</text:span><text:span text:style-name="T2">𝑡=𝑇_𝑡+𝐶_𝑡+𝐸_𝑡+</text:span><text:span text:style-name="T4">𝜀_𝑡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table:style-name="ce2" office:value-type="string" calcext:value-type="string">
            <text:p>Tiempo</text:p>
          </table:table-cell>
          <table:table-cell table:style-name="ce6" office:value-type="string" calcext:value-type="string">
            <text:p>Tendencia (lineal)</text:p>
          </table:table-cell>
          <table:table-cell table:style-name="ce6" office:value-type="string" calcext:value-type="string">
            <text:p>Estacionalidad</text:p>
          </table:table-cell>
          <table:table-cell table:style-name="ce6" office:value-type="string" calcext:value-type="string">
            <text:p>Aleatorio</text:p>
          </table:table-cell>
          <table:table-cell table:style-name="ce6" office:value-type="string" calcext:value-type="string">
            <text:p>Aditivo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7" table:formula="of:=+[.B12]*2+5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RAND()" office:value-type="float" office:value="0.260015958338006" calcext:value-type="float">
            <text:p>0.260</text:p>
          </table:table-cell>
          <table:table-cell table:style-name="ce10" table:formula="of:=+[.C12]+[.D12]+[.E12]" office:value-type="float" office:value="8.26001595833801" calcext:value-type="float">
            <text:p>8.260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8" table:formula="of:=+[.B13]*2+5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1" table:formula="of:=RAND()" office:value-type="float" office:value="0.838067783763595" calcext:value-type="float">
            <text:p>0.838</text:p>
          </table:table-cell>
          <table:table-cell table:style-name="ce11" table:formula="of:=+[.C13]+[.D13]+[.E13]" office:value-type="float" office:value="11.8380677837636" calcext:value-type="float">
            <text:p>11.838</text:p>
          </table:table-cell>
          <table:table-cell>
            <draw:frame table:end-cell-address="'ENFOQUE DE LOS COMPONENTES'.L27" table:end-x="0.8098in" table:end-y="0.0366in" draw:z-index="3" draw:name="Gráfico 4" draw:style-name="gr3" draw:text-style-name="P4" svg:width="6.039in" svg:height="2.9996in" svg:x="0.3472in" svg:y="0.148in">
              <draw:object draw:notify-on-update-of-ranges="'ENFOQUE DE LOS COMPONENTES'.F11:'ENFOQUE DE LOS COMPONENTES'.F11 'ENFOQUE DE LOS COMPONENTES'.F12:'ENFOQUE DE LOS COMPONENTES'.F2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8" table:formula="of:=+[.B14]*2+5" office:value-type="float" office:value="11" calcext:value-type="float">
            <text:p>11</text:p>
          </table:table-cell>
          <table:table-cell table:style-name="ce8" office:value-type="float" office:value="3" calcext:value-type="float">
            <text:p>3</text:p>
          </table:table-cell>
          <table:table-cell table:style-name="ce11" table:formula="of:=RAND()" office:value-type="float" office:value="0.784263782321844" calcext:value-type="float">
            <text:p>0.784</text:p>
          </table:table-cell>
          <table:table-cell table:style-name="ce11" table:formula="of:=+[.C14]+[.D14]+[.E14]" office:value-type="float" office:value="14.7842637823218" calcext:value-type="float">
            <text:p>14.784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8" table:formula="of:=+[.B15]*2+5" office:value-type="float" office:value="13" calcext:value-type="float">
            <text:p>13</text:p>
          </table:table-cell>
          <table:table-cell table:style-name="ce8" office:value-type="float" office:value="4" calcext:value-type="float">
            <text:p>4</text:p>
          </table:table-cell>
          <table:table-cell table:style-name="ce11" table:formula="of:=RAND()" office:value-type="float" office:value="0.461937844064167" calcext:value-type="float">
            <text:p>0.462</text:p>
          </table:table-cell>
          <table:table-cell table:style-name="ce11" table:formula="of:=+[.C15]+[.D15]+[.E15]" office:value-type="float" office:value="17.4619378440642" calcext:value-type="float">
            <text:p>17.462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8" table:formula="of:=+[.B16]*2+5" office:value-type="float" office:value="15" calcext:value-type="float">
            <text:p>15</text:p>
          </table:table-cell>
          <table:table-cell table:style-name="ce8" office:value-type="float" office:value="1" calcext:value-type="float">
            <text:p>1</text:p>
          </table:table-cell>
          <table:table-cell table:style-name="ce11" table:formula="of:=RAND()" office:value-type="float" office:value="0.867345895357057" calcext:value-type="float">
            <text:p>0.867</text:p>
          </table:table-cell>
          <table:table-cell table:style-name="ce11" table:formula="of:=+[.C16]+[.D16]+[.E16]" office:value-type="float" office:value="16.8673458953571" calcext:value-type="float">
            <text:p>16.867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8" table:formula="of:=+[.B17]*2+5" office:value-type="float" office:value="17" calcext:value-type="float">
            <text:p>17</text:p>
          </table:table-cell>
          <table:table-cell table:style-name="ce8" office:value-type="float" office:value="2" calcext:value-type="float">
            <text:p>2</text:p>
          </table:table-cell>
          <table:table-cell table:style-name="ce11" table:formula="of:=RAND()" office:value-type="float" office:value="0.557955566776911" calcext:value-type="float">
            <text:p>0.558</text:p>
          </table:table-cell>
          <table:table-cell table:style-name="ce11" table:formula="of:=+[.C17]+[.D17]+[.E17]" office:value-type="float" office:value="19.5579555667769" calcext:value-type="float">
            <text:p>19.558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8" table:formula="of:=+[.B18]*2+5" office:value-type="float" office:value="19" calcext:value-type="float">
            <text:p>19</text:p>
          </table:table-cell>
          <table:table-cell table:style-name="ce8" office:value-type="float" office:value="3" calcext:value-type="float">
            <text:p>3</text:p>
          </table:table-cell>
          <table:table-cell table:style-name="ce11" table:formula="of:=RAND()" office:value-type="float" office:value="0.22278340778408" calcext:value-type="float">
            <text:p>0.223</text:p>
          </table:table-cell>
          <table:table-cell table:style-name="ce11" table:formula="of:=+[.C18]+[.D18]+[.E18]" office:value-type="float" office:value="22.2227834077841" calcext:value-type="float">
            <text:p>22.223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8" table:formula="of:=+[.B19]*2+5" office:value-type="float" office:value="21" calcext:value-type="float">
            <text:p>21</text:p>
          </table:table-cell>
          <table:table-cell table:style-name="ce8" office:value-type="float" office:value="4" calcext:value-type="float">
            <text:p>4</text:p>
          </table:table-cell>
          <table:table-cell table:style-name="ce11" table:formula="of:=RAND()" office:value-type="float" office:value="0.187380826899748" calcext:value-type="float">
            <text:p>0.187</text:p>
          </table:table-cell>
          <table:table-cell table:style-name="ce11" table:formula="of:=+[.C19]+[.D19]+[.E19]" office:value-type="float" office:value="25.1873808268997" calcext:value-type="float">
            <text:p>25.187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8" table:formula="of:=+[.B20]*2+5" office:value-type="float" office:value="23" calcext:value-type="float">
            <text:p>23</text:p>
          </table:table-cell>
          <table:table-cell table:style-name="ce8" office:value-type="float" office:value="1" calcext:value-type="float">
            <text:p>1</text:p>
          </table:table-cell>
          <table:table-cell table:style-name="ce11" table:formula="of:=RAND()" office:value-type="float" office:value="0.565835386649564" calcext:value-type="float">
            <text:p>0.566</text:p>
          </table:table-cell>
          <table:table-cell table:style-name="ce11" table:formula="of:=+[.C20]+[.D20]+[.E20]" office:value-type="float" office:value="24.5658353866496" calcext:value-type="float">
            <text:p>24.566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8" table:formula="of:=+[.B21]*2+5" office:value-type="float" office:value="25" calcext:value-type="float">
            <text:p>25</text:p>
          </table:table-cell>
          <table:table-cell table:style-name="ce8" office:value-type="float" office:value="2" calcext:value-type="float">
            <text:p>2</text:p>
          </table:table-cell>
          <table:table-cell table:style-name="ce11" table:formula="of:=RAND()" office:value-type="float" office:value="0.587768601821825" calcext:value-type="float">
            <text:p>0.588</text:p>
          </table:table-cell>
          <table:table-cell table:style-name="ce11" table:formula="of:=+[.C21]+[.D21]+[.E21]" office:value-type="float" office:value="27.5877686018218" calcext:value-type="float">
            <text:p>27.588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8" table:formula="of:=+[.B22]*2+5" office:value-type="float" office:value="27" calcext:value-type="float">
            <text:p>27</text:p>
          </table:table-cell>
          <table:table-cell table:style-name="ce8" office:value-type="float" office:value="3" calcext:value-type="float">
            <text:p>3</text:p>
          </table:table-cell>
          <table:table-cell table:style-name="ce11" table:formula="of:=RAND()" office:value-type="float" office:value="0.0158028323858404" calcext:value-type="float">
            <text:p>0.016</text:p>
          </table:table-cell>
          <table:table-cell table:style-name="ce11" table:formula="of:=+[.C22]+[.D22]+[.E22]" office:value-type="float" office:value="30.0158028323858" calcext:value-type="float">
            <text:p>30.016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8" table:formula="of:=+[.B23]*2+5" office:value-type="float" office:value="29" calcext:value-type="float">
            <text:p>29</text:p>
          </table:table-cell>
          <table:table-cell table:style-name="ce8" office:value-type="float" office:value="4" calcext:value-type="float">
            <text:p>4</text:p>
          </table:table-cell>
          <table:table-cell table:style-name="ce11" table:formula="of:=RAND()" office:value-type="float" office:value="0.442215072514103" calcext:value-type="float">
            <text:p>0.442</text:p>
          </table:table-cell>
          <table:table-cell table:style-name="ce11" table:formula="of:=+[.C23]+[.D23]+[.E23]" office:value-type="float" office:value="33.4422150725141" calcext:value-type="float">
            <text:p>33.442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8" table:formula="of:=+[.B24]*2+5" office:value-type="float" office:value="31" calcext:value-type="float">
            <text:p>31</text:p>
          </table:table-cell>
          <table:table-cell table:style-name="ce8" office:value-type="float" office:value="1" calcext:value-type="float">
            <text:p>1</text:p>
          </table:table-cell>
          <table:table-cell table:style-name="ce11" table:formula="of:=RAND()" office:value-type="float" office:value="0.965154672116139" calcext:value-type="float">
            <text:p>0.965</text:p>
          </table:table-cell>
          <table:table-cell table:style-name="ce11" table:formula="of:=+[.C24]+[.D24]+[.E24]" office:value-type="float" office:value="32.9651546721161" calcext:value-type="float">
            <text:p>32.965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table:style-name="ce8" table:formula="of:=+[.B25]*2+5" office:value-type="float" office:value="33" calcext:value-type="float">
            <text:p>33</text:p>
          </table:table-cell>
          <table:table-cell table:style-name="ce8" office:value-type="float" office:value="2" calcext:value-type="float">
            <text:p>2</text:p>
          </table:table-cell>
          <table:table-cell table:style-name="ce11" table:formula="of:=RAND()" office:value-type="float" office:value="0.00367323899905013" calcext:value-type="float">
            <text:p>0.004</text:p>
          </table:table-cell>
          <table:table-cell table:style-name="ce11" table:formula="of:=+[.C25]+[.D25]+[.E25]" office:value-type="float" office:value="35.003673238999" calcext:value-type="float">
            <text:p>35.004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8" table:formula="of:=+[.B26]*2+5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11" table:formula="of:=RAND()" office:value-type="float" office:value="0.590954919608625" calcext:value-type="float">
            <text:p>0.591</text:p>
          </table:table-cell>
          <table:table-cell table:style-name="ce11" table:formula="of:=+[.C26]+[.D26]+[.E26]" office:value-type="float" office:value="38.5909549196086" calcext:value-type="float">
            <text:p>38.59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nsidera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endencia:</text:p>
          </table:table-cell>
          <table:table-cell table:style-name="ce9" office:value-type="string" calcext:value-type="string">
            <text:p>Linea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iclicidad:</text:p>
          </table:table-cell>
          <table:table-cell table:style-name="ce9" office:value-type="string" calcext:value-type="string">
            <text:p>No se model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stacionalidad:</text:p>
          </table:table-cell>
          <table:table-cell table:style-name="ce9" office:value-type="string" calcext:value-type="string">
            <text:p>Como se comporta la serie en un ciclo de 4 tiempos (ej. Trimestres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leatorio:</text:p>
          </table:table-cell>
          <table:table-cell table:style-name="ce9" office:value-type="string" calcext:value-type="string">
            <text:p>Componente aleatoria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Enfoque Multiplicativo:</text:p>
          </table:table-cell>
          <table:table-cell>
            <draw:custom-shape table:end-cell-address="'ENFOQUE DE LOS COMPONENTES'.D36" table:end-x="0.7457in" table:end-y="0.2756in" draw:z-index="2" draw:name="CuadroTexto 3" draw:style-name="gr2" draw:text-style-name="P4" svg:width="2.1142in" svg:height="0.2756in" svg:x="0.9524in" svg:y="0in">
              <text:p text:style-name="P3"><text:span text:style-name="T2">𝑌</text:span><text:span text:style-name="T3">_</text:span><text:span text:style-name="T2">𝑡=𝑇_𝑡∗𝐶_𝑡∗𝐸_𝑡∗</text:span><text:span text:style-name="T4">𝜀_𝑡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table:style-name="ce2" office:value-type="string" calcext:value-type="string">
            <text:p>Tiempo</text:p>
          </table:table-cell>
          <table:table-cell table:style-name="ce6" office:value-type="string" calcext:value-type="string">
            <text:p>Tendencia (lineal)</text:p>
          </table:table-cell>
          <table:table-cell table:style-name="ce6" office:value-type="string" calcext:value-type="string">
            <text:p>Estacionalidad</text:p>
          </table:table-cell>
          <table:table-cell table:style-name="ce6" office:value-type="string" calcext:value-type="string">
            <text:p>Aleatorio</text:p>
          </table:table-cell>
          <table:table-cell table:style-name="ce6" office:value-type="string" calcext:value-type="string">
            <text:p>Multiplicativo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7" table:formula="of:=+[.B40]*2+5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RAND()" office:value-type="float" office:value="0.0318243057213213" calcext:value-type="float">
            <text:p>0.032</text:p>
          </table:table-cell>
          <table:table-cell table:style-name="ce13" table:formula="of:=+[.C40]*[.D40]*[.E40]" office:value-type="float" office:value="0.222770140049249" calcext:value-type="float">
            <text:p>0.22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8" table:formula="of:=+[.B41]*2+5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1" table:formula="of:=RAND()" office:value-type="float" office:value="0.0599228477663047" calcext:value-type="float">
            <text:p>0.060</text:p>
          </table:table-cell>
          <table:table-cell table:style-name="ce14" table:formula="of:=+[.C41]*[.D41]*[.E41]" office:value-type="float" office:value="1.07861125979349" calcext:value-type="float">
            <text:p>1.08</text:p>
          </table:table-cell>
          <table:table-cell>
            <draw:frame table:end-cell-address="'ENFOQUE DE LOS COMPONENTES'.L54" table:end-x="0.8516in" table:end-y="0.1941in" draw:z-index="4" draw:name="Gráfico 5" draw:style-name="gr3" draw:text-style-name="P4" svg:width="6.039in" svg:height="2.9996in" svg:x="0.389in" svg:y="0.0835in">
              <draw:object draw:notify-on-update-of-ranges="'ENFOQUE DE LOS COMPONENTES'.F39:'ENFOQUE DE LOS COMPONENTES'.F39 'ENFOQUE DE LOS COMPONENTES'.F40:'ENFOQUE DE LOS COMPONENTES'.F5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8" table:formula="of:=+[.B42]*2+5" office:value-type="float" office:value="11" calcext:value-type="float">
            <text:p>11</text:p>
          </table:table-cell>
          <table:table-cell table:style-name="ce8" office:value-type="float" office:value="3" calcext:value-type="float">
            <text:p>3</text:p>
          </table:table-cell>
          <table:table-cell table:style-name="ce11" table:formula="of:=RAND()" office:value-type="float" office:value="0.574916815153848" calcext:value-type="float">
            <text:p>0.575</text:p>
          </table:table-cell>
          <table:table-cell table:style-name="ce14" table:formula="of:=+[.C42]*[.D42]*[.E42]" office:value-type="float" office:value="18.972254900077" calcext:value-type="float">
            <text:p>18.97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8" table:formula="of:=+[.B43]*2+5" office:value-type="float" office:value="13" calcext:value-type="float">
            <text:p>13</text:p>
          </table:table-cell>
          <table:table-cell table:style-name="ce8" office:value-type="float" office:value="4" calcext:value-type="float">
            <text:p>4</text:p>
          </table:table-cell>
          <table:table-cell table:style-name="ce11" table:formula="of:=RAND()" office:value-type="float" office:value="0.103453439663078" calcext:value-type="float">
            <text:p>0.103</text:p>
          </table:table-cell>
          <table:table-cell table:style-name="ce14" table:formula="of:=+[.C43]*[.D43]*[.E43]" office:value-type="float" office:value="5.37957886248007" calcext:value-type="float">
            <text:p>5.38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8" table:formula="of:=+[.B44]*2+5" office:value-type="float" office:value="15" calcext:value-type="float">
            <text:p>15</text:p>
          </table:table-cell>
          <table:table-cell table:style-name="ce8" office:value-type="float" office:value="1" calcext:value-type="float">
            <text:p>1</text:p>
          </table:table-cell>
          <table:table-cell table:style-name="ce11" table:formula="of:=RAND()" office:value-type="float" office:value="0.730523603120557" calcext:value-type="float">
            <text:p>0.731</text:p>
          </table:table-cell>
          <table:table-cell table:style-name="ce14" table:formula="of:=+[.C44]*[.D44]*[.E44]" office:value-type="float" office:value="10.9578540468083" calcext:value-type="float">
            <text:p>10.96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8" table:formula="of:=+[.B45]*2+5" office:value-type="float" office:value="17" calcext:value-type="float">
            <text:p>17</text:p>
          </table:table-cell>
          <table:table-cell table:style-name="ce8" office:value-type="float" office:value="2" calcext:value-type="float">
            <text:p>2</text:p>
          </table:table-cell>
          <table:table-cell table:style-name="ce11" table:formula="of:=RAND()" office:value-type="float" office:value="0.830245181903008" calcext:value-type="float">
            <text:p>0.830</text:p>
          </table:table-cell>
          <table:table-cell table:style-name="ce14" table:formula="of:=+[.C45]*[.D45]*[.E45]" office:value-type="float" office:value="28.2283361847023" calcext:value-type="float">
            <text:p>28.23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8" table:formula="of:=+[.B46]*2+5" office:value-type="float" office:value="19" calcext:value-type="float">
            <text:p>19</text:p>
          </table:table-cell>
          <table:table-cell table:style-name="ce8" office:value-type="float" office:value="3" calcext:value-type="float">
            <text:p>3</text:p>
          </table:table-cell>
          <table:table-cell table:style-name="ce11" table:formula="of:=RAND()" office:value-type="float" office:value="0.610965976912751" calcext:value-type="float">
            <text:p>0.611</text:p>
          </table:table-cell>
          <table:table-cell table:style-name="ce14" table:formula="of:=+[.C46]*[.D46]*[.E46]" office:value-type="float" office:value="34.8250606840268" calcext:value-type="float">
            <text:p>34.83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8" table:formula="of:=+[.B47]*2+5" office:value-type="float" office:value="21" calcext:value-type="float">
            <text:p>21</text:p>
          </table:table-cell>
          <table:table-cell table:style-name="ce8" office:value-type="float" office:value="4" calcext:value-type="float">
            <text:p>4</text:p>
          </table:table-cell>
          <table:table-cell table:style-name="ce11" table:formula="of:=RAND()" office:value-type="float" office:value="0.139832220951315" calcext:value-type="float">
            <text:p>0.140</text:p>
          </table:table-cell>
          <table:table-cell table:style-name="ce14" table:formula="of:=+[.C47]*[.D47]*[.E47]" office:value-type="float" office:value="11.7459065599105" calcext:value-type="float">
            <text:p>11.75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8" table:formula="of:=+[.B48]*2+5" office:value-type="float" office:value="23" calcext:value-type="float">
            <text:p>23</text:p>
          </table:table-cell>
          <table:table-cell table:style-name="ce8" office:value-type="float" office:value="1" calcext:value-type="float">
            <text:p>1</text:p>
          </table:table-cell>
          <table:table-cell table:style-name="ce11" table:formula="of:=RAND()" office:value-type="float" office:value="0.995282312431113" calcext:value-type="float">
            <text:p>0.995</text:p>
          </table:table-cell>
          <table:table-cell table:style-name="ce14" table:formula="of:=+[.C48]*[.D48]*[.E48]" office:value-type="float" office:value="22.8914931859156" calcext:value-type="float">
            <text:p>22.89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8" table:formula="of:=+[.B49]*2+5" office:value-type="float" office:value="25" calcext:value-type="float">
            <text:p>25</text:p>
          </table:table-cell>
          <table:table-cell table:style-name="ce8" office:value-type="float" office:value="2" calcext:value-type="float">
            <text:p>2</text:p>
          </table:table-cell>
          <table:table-cell table:style-name="ce11" table:formula="of:=RAND()" office:value-type="float" office:value="0.657233311225628" calcext:value-type="float">
            <text:p>0.657</text:p>
          </table:table-cell>
          <table:table-cell table:style-name="ce14" table:formula="of:=+[.C49]*[.D49]*[.E49]" office:value-type="float" office:value="32.8616655612814" calcext:value-type="float">
            <text:p>32.86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8" table:formula="of:=+[.B50]*2+5" office:value-type="float" office:value="27" calcext:value-type="float">
            <text:p>27</text:p>
          </table:table-cell>
          <table:table-cell table:style-name="ce8" office:value-type="float" office:value="3" calcext:value-type="float">
            <text:p>3</text:p>
          </table:table-cell>
          <table:table-cell table:style-name="ce11" table:formula="of:=RAND()" office:value-type="float" office:value="0.866860694252181" calcext:value-type="float">
            <text:p>0.867</text:p>
          </table:table-cell>
          <table:table-cell table:style-name="ce14" table:formula="of:=+[.C50]*[.D50]*[.E50]" office:value-type="float" office:value="70.2157162344267" calcext:value-type="float">
            <text:p>70.22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8" table:formula="of:=+[.B51]*2+5" office:value-type="float" office:value="29" calcext:value-type="float">
            <text:p>29</text:p>
          </table:table-cell>
          <table:table-cell table:style-name="ce8" office:value-type="float" office:value="4" calcext:value-type="float">
            <text:p>4</text:p>
          </table:table-cell>
          <table:table-cell table:style-name="ce11" table:formula="of:=RAND()" office:value-type="float" office:value="0.701991354303341" calcext:value-type="float">
            <text:p>0.702</text:p>
          </table:table-cell>
          <table:table-cell table:style-name="ce14" table:formula="of:=+[.C51]*[.D51]*[.E51]" office:value-type="float" office:value="81.4309970991875" calcext:value-type="float">
            <text:p>81.43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8" table:formula="of:=+[.B52]*2+5" office:value-type="float" office:value="31" calcext:value-type="float">
            <text:p>31</text:p>
          </table:table-cell>
          <table:table-cell table:style-name="ce8" office:value-type="float" office:value="1" calcext:value-type="float">
            <text:p>1</text:p>
          </table:table-cell>
          <table:table-cell table:style-name="ce11" table:formula="of:=RAND()" office:value-type="float" office:value="0.899116642744358" calcext:value-type="float">
            <text:p>0.899</text:p>
          </table:table-cell>
          <table:table-cell table:style-name="ce14" table:formula="of:=+[.C52]*[.D52]*[.E52]" office:value-type="float" office:value="27.8726159250751" calcext:value-type="float">
            <text:p>27.87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table:style-name="ce8" table:formula="of:=+[.B53]*2+5" office:value-type="float" office:value="33" calcext:value-type="float">
            <text:p>33</text:p>
          </table:table-cell>
          <table:table-cell table:style-name="ce8" office:value-type="float" office:value="2" calcext:value-type="float">
            <text:p>2</text:p>
          </table:table-cell>
          <table:table-cell table:style-name="ce11" table:formula="of:=RAND()" office:value-type="float" office:value="0.679105451536229" calcext:value-type="float">
            <text:p>0.679</text:p>
          </table:table-cell>
          <table:table-cell table:style-name="ce14" table:formula="of:=+[.C53]*[.D53]*[.E53]" office:value-type="float" office:value="44.8209598013911" calcext:value-type="float">
            <text:p>44.82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8" table:formula="of:=+[.B54]*2+5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11" table:formula="of:=RAND()" office:value-type="float" office:value="0.72889164186115" calcext:value-type="float">
            <text:p>0.729</text:p>
          </table:table-cell>
          <table:table-cell table:style-name="ce14" table:formula="of:=+[.C54]*[.D54]*[.E54]" office:value-type="float" office:value="76.5336223954207" calcext:value-type="float">
            <text:p>76.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custom-shape table:end-cell-address="'ENFOQUE DE LOS COMPONENTES'.F61" table:end-x="0.3098in" table:end-y="0.1768in" draw:z-index="5" draw:name="Rectángulo redondeado 6" draw:style-name="gr4" draw:text-style-name="P7" svg:width="7.5287in" svg:height="1.2055in" svg:x="0.6819in" svg:y="0.0823in">
              <text:p text:style-name="P5"><text:span text:style-name="T5">Consideraciones <text:s/>para elegir que enfoque utilizar</text:span></text:p>
              <text:p text:style-name="P6"><text:span text:style-name="T5">Series con fluctuaciones abruptas, con muchos picos... se recomienda utilizar en enfoque multiplicativo 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102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 Ejemplo 1 Medias Móviles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>
            <text:p>MES</text:p>
          </table:table-cell>
          <table:table-cell table:style-name="ce15" office:value-type="string" calcext:value-type="string">
            <text:p>Nro. Accidentes</text:p>
          </table:table-cell>
          <table:table-cell table:number-columns-repeated="2"/>
          <table:table-cell table:style-name="ce26" office:value-type="string" calcext:value-type="string">
            <text:p>SERIE ORIGINAL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>
            <draw:frame table:end-cell-address="' Ejemplo 1 Medias Móviles'.J12" table:end-x="0.2913in" table:end-y="0.2047in" draw:z-index="0" draw:name="Gráfico 1" draw:style-name="gr3" draw:text-style-name="P4" svg:width="4.498in" svg:height="2.1768in" svg:x="0.2547in" svg:y="0.028in">
              <draw:object draw:notify-on-update-of-ranges="' Ejemplo 1 Medias Móviles'.C2:' Ejemplo 1 Medias Móviles'.C2 ' Ejemplo 1 Medias Móviles'.C3:' Ejemplo 1 Medias Móviles'.C12 ' Ejemplo 1 Medias Móviles'.B3:' Ejemplo 1 Medias Móviles'.B1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float" office:value="5" calcext:value-type="float">
            <text:p>5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float" office:value="6" calcext:value-type="float">
            <text:p>6</text:p>
          </table:table-cell>
          <table:table-cell table:style-name="ce16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float" office:value="7" calcext:value-type="float">
            <text:p>7</text:p>
          </table:table-cell>
          <table:table-cell table:style-name="ce16"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float" office:value="8" calcext:value-type="float">
            <text:p>8</text:p>
          </table:table-cell>
          <table:table-cell table:style-name="ce16"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float" office:value="9" calcext:value-type="float">
            <text:p>9</text:p>
          </table:table-cell>
          <table:table-cell table:style-name="ce16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49" calcext:value-type="float">
            <text:p>49</text:p>
          </table:table-cell>
          <table:table-cell table:number-columns-repeated="1021"/>
        </table:table-row>
        <table:table-row table:style-name="ro1">
          <table:table-cell table:number-columns-repeated="4"/>
          <table:table-cell table:style-name="ce23" office:value-type="string" calcext:value-type="string">
            <text:p>Obs.: Tendencia ascendente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7" office:value-type="string" calcext:value-type="string">
            <text:p>Suavizar la serie, mediante medias móviles de orden 3 (k=3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>
            <draw:custom-shape table:end-cell-address="' Ejemplo 1 Medias Móviles'.C19" table:end-x="0.7244in" table:end-y="0.1508in" draw:z-index="1" draw:name="CuadroTexto 2" draw:style-name="gr2" draw:text-style-name="P4" svg:width="0.1862in" svg:height="0.1685in" svg:x="0.5382in" svg:y="0.2047in">
              <text:p text:style-name="P3"><text:span text:style-name="T6">𝑦</text:span><text:span text:style-name="T7">_</text:span><text:span text:style-name="T6">𝑖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8" office:value-type="string" calcext:value-type="string">
            <text:p>MM k=3</text:p>
          </table:table-cell>
          <table:table-cell/>
          <table:table-cell>
            <draw:frame table:end-cell-address="' Ejemplo 1 Medias Móviles'.J28" table:end-x="0.4071in" table:end-y="0.128in" draw:z-index="3" draw:name="Gráfico 4" draw:style-name="gr3" draw:text-style-name="P4" svg:width="4.5028in" svg:height="2.1768in" svg:x="0.3657in" svg:y="0.1736in">
              <draw:object draw:notify-on-update-of-ranges="' Ejemplo 1 Medias Móviles'.C3:' Ejemplo 1 Medias Móviles'.C12 ' Ejemplo 1 Medias Móviles'.B3:' Ejemplo 1 Medias Móviles'.B12 ' Ejemplo 1 Medias Móviles'.D20:' Ejemplo 1 Medias Móviles'.D29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MES</text:p>
          </table:table-cell>
          <table:table-cell table:style-name="ce18"/>
          <table:table-cell table:style-name="ce18">
            <draw:custom-shape table:end-cell-address="' Ejemplo 1 Medias Móviles'.D19" table:end-x="0.6937in" table:end-y="0.172in" draw:z-index="2" draw:name="CuadroTexto 3" draw:style-name="gr2" draw:text-style-name="P4" svg:width="0.2961in" svg:height="0.1685in" svg:x="0.3976in" svg:y="0.0035in">
              <text:p text:style-name="P3"><text:span text:style-name="T6">𝑦</text:span><text:span text:style-name="T7">_</text:span><text:span text:style-name="T6">𝑖</text:span><text:span text:style-name="T7">^</text:span><text:span text:style-name="T6">′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0"/>
        </table:table-row>
        <table:table-row table:style-name="ro1">
          <table:table-cell/>
          <table:table-cell table:style-name="ce16" office:value-type="float" office:value="1" calcext:value-type="float">
            <text:p>1</text:p>
          </table:table-cell>
          <table:table-cell table:style-name="ce19" office:value-type="float" office:value="20" calcext:value-type="float">
            <text:p>20</text:p>
          </table:table-cell>
          <table:table-cell table:style-name="ce20"/>
          <table:table-cell table:number-columns-repeated="1020"/>
        </table:table-row>
        <table:table-row table:style-name="ro1">
          <table:table-cell/>
          <table:table-cell table:style-name="ce16" office:value-type="float" office:value="2" calcext:value-type="float">
            <text:p>2</text:p>
          </table:table-cell>
          <table:table-cell table:style-name="ce19" office:value-type="float" office:value="25" calcext:value-type="float">
            <text:p>25</text:p>
          </table:table-cell>
          <table:table-cell table:style-name="ce21" table:formula="of:=AVERAGE([.C20:.C22])" office:value-type="float" office:value="20" calcext:value-type="float">
            <text:p>20.00</text:p>
          </table:table-cell>
          <table:table-cell table:number-columns-repeated="1020"/>
        </table:table-row>
        <table:table-row table:style-name="ro1">
          <table:table-cell/>
          <table:table-cell table:style-name="ce16" office:value-type="float" office:value="3" calcext:value-type="float">
            <text:p>3</text:p>
          </table:table-cell>
          <table:table-cell table:style-name="ce19" office:value-type="float" office:value="15" calcext:value-type="float">
            <text:p>15</text:p>
          </table:table-cell>
          <table:table-cell table:style-name="ce22" table:formula="of:=AVERAGE([.C21:.C23])" office:value-type="float" office:value="20.6666666666667" calcext:value-type="float">
            <text:p>20.67</text:p>
          </table:table-cell>
          <table:table-cell table:number-columns-repeated="1020"/>
        </table:table-row>
        <table:table-row table:style-name="ro1">
          <table:table-cell/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style-name="ce22" table:formula="of:=AVERAGE([.C22:.C24])" office:value-type="float" office:value="22.3333333333333" calcext:value-type="float">
            <text:p>22.33</text:p>
          </table:table-cell>
          <table:table-cell table:number-columns-repeated="1020"/>
        </table:table-row>
        <table:table-row table:style-name="ro1">
          <table:table-cell/>
          <table:table-cell table:style-name="ce16" office:value-type="float" office:value="5" calcext:value-type="float">
            <text:p>5</text:p>
          </table:table-cell>
          <table:table-cell table:style-name="ce16" office:value-type="float" office:value="30" calcext:value-type="float">
            <text:p>30</text:p>
          </table:table-cell>
          <table:table-cell table:style-name="ce22" table:formula="of:=AVERAGE([.C23:.C25])" office:value-type="float" office:value="31.3333333333333" calcext:value-type="float">
            <text:p>31.33</text:p>
          </table:table-cell>
          <table:table-cell table:number-columns-repeated="1020"/>
        </table:table-row>
        <table:table-row table:style-name="ro1">
          <table:table-cell/>
          <table:table-cell table:style-name="ce16" office:value-type="float" office:value="6" calcext:value-type="float">
            <text:p>6</text:p>
          </table:table-cell>
          <table:table-cell table:style-name="ce16" office:value-type="float" office:value="42" calcext:value-type="float">
            <text:p>42</text:p>
          </table:table-cell>
          <table:table-cell table:style-name="ce22" table:formula="of:=AVERAGE([.C24:.C26])" office:value-type="float" office:value="40" calcext:value-type="float">
            <text:p>40.00</text:p>
          </table:table-cell>
          <table:table-cell table:number-columns-repeated="1020"/>
        </table:table-row>
        <table:table-row table:style-name="ro1">
          <table:table-cell/>
          <table:table-cell table:style-name="ce16" office:value-type="float" office:value="7" calcext:value-type="float">
            <text:p>7</text:p>
          </table:table-cell>
          <table:table-cell table:style-name="ce16" office:value-type="float" office:value="48" calcext:value-type="float">
            <text:p>48</text:p>
          </table:table-cell>
          <table:table-cell table:style-name="ce22" table:formula="of:=AVERAGE([.C25:.C27])" office:value-type="float" office:value="47" calcext:value-type="float">
            <text:p>47.00</text:p>
          </table:table-cell>
          <table:table-cell table:number-columns-repeated="1020"/>
        </table:table-row>
        <table:table-row table:style-name="ro1">
          <table:table-cell/>
          <table:table-cell table:style-name="ce16" office:value-type="float" office:value="8" calcext:value-type="float">
            <text:p>8</text:p>
          </table:table-cell>
          <table:table-cell table:style-name="ce16" office:value-type="float" office:value="51" calcext:value-type="float">
            <text:p>51</text:p>
          </table:table-cell>
          <table:table-cell table:style-name="ce22" table:formula="of:=AVERAGE([.C26:.C28])" office:value-type="float" office:value="48" calcext:value-type="float">
            <text:p>48.00</text:p>
          </table:table-cell>
          <table:table-cell table:number-columns-repeated="1020"/>
        </table:table-row>
        <table:table-row table:style-name="ro1">
          <table:table-cell/>
          <table:table-cell table:style-name="ce16" office:value-type="float" office:value="9" calcext:value-type="float">
            <text:p>9</text:p>
          </table:table-cell>
          <table:table-cell table:style-name="ce16" office:value-type="float" office:value="45" calcext:value-type="float">
            <text:p>45</text:p>
          </table:table-cell>
          <table:table-cell table:style-name="ce22" table:formula="of:=AVERAGE([.C27:.C29])" office:value-type="float" office:value="48.3333333333333" calcext:value-type="float">
            <text:p>48.33</text:p>
          </table:table-cell>
          <table:table-cell table:number-columns-repeated="1020"/>
        </table:table-row>
        <table:table-row table:style-name="ro1">
          <table:table-cell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49" calcext:value-type="float">
            <text:p>49</text:p>
          </table:table-cell>
          <table:table-cell table:style-name="ce2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bserve que como k es impar, se pierden k-1 obvercaciones (3-1=2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7" office:value-type="string" calcext:value-type="string">
            <text:p>Suavizar la serie, mediante medias móviles de orden 4 (k=4)</text:p>
          </table:table-cell>
          <table:table-cell table:number-columns-repeated="1022"/>
        </table:table-row>
        <table:table-row table:style-name="ro1">
          <table:table-cell table:number-columns-repeated="3"/>
          <table:table-cell>
            <draw:custom-shape table:end-cell-address="' Ejemplo 1 Medias Móviles'.E36" table:end-x="0.4024in" table:end-y="0.0063in" draw:z-index="6" draw:name="Flecha en U 9" draw:style-name="gr5" draw:text-style-name="P8" svg:width="1.0449in" svg:height="0.1594in" svg:x="0.5972in" svg:y="0.0693in">
              <text:p text:style-name="P3"><text:span text:style-name="T9"/></text:p>
              <draw:enhanced-geometry draw:mirror-horizontal="false" draw:mirror-vertical="false" draw:text-areas="0 0 ?f34 ?f33" svg:viewBox="0 0 0 0" draw:type="ooxml-uturnArrow" draw:modifiers="25000 25000 25000 43750 75000" draw:enhanced-path="M 0 ?f33 L 0 ?f23 L ?f30 0 L ?f18 ?f17 ?f34 ?f17 ?f27 ?f15 ?f28 ?f17 ?f29 ?f17 ?f29 ?f26 L ?f26 ?f11 L ?f11 ?f33 Z N" drawooo:enhanced-path="M 0 ?f33 L 0 ?f23 G ?f23 ?f23 ?f35 ?f36 L ?f30 0 G ?f23 ?f23 ?f37 ?f38 L ?f18 ?f17 ?f34 ?f17 ?f27 ?f15 ?f28 ?f17 ?f29 ?f17 ?f29 ?f26 G ?f25 ?f25 ?f39 ?f40 L ?f26 ?f11 G ?f25 ?f25 ?f41 ?f42 L ?f11 ?f33 Z N">
                <draw:equation draw:name="f0" draw:formula="if(0-$1 ,0,if(25000-$1 ,$1 ,25000))"/>
                <draw:equation draw:name="f1" draw:formula="?f0 *2/1"/>
                <draw:equation draw:name="f2" draw:formula="if(0-$0 ,0,if(?f1 -$0 ,$0 ,?f1 ))"/>
                <draw:equation draw:name="f3" draw:formula="min(logwidth,logheight)"/>
                <draw:equation draw:name="f4" draw:formula="?f2 *?f3 /logheight"/>
                <draw:equation draw:name="f5" draw:formula="100000+0-?f4 "/>
                <draw:equation draw:name="f6" draw:formula="?f5 *logheight/?f3 "/>
                <draw:equation draw:name="f7" draw:formula="if(0-$2 ,0,if(?f6 -$2 ,$2 ,?f6 ))"/>
                <draw:equation draw:name="f8" draw:formula="?f7 +?f2 -0"/>
                <draw:equation draw:name="f9" draw:formula="?f8 *?f3 /logheight"/>
                <draw:equation draw:name="f10" draw:formula="if(?f9 -$4 ,?f9 ,if(100000-$4 ,$4 ,100000))"/>
                <draw:equation draw:name="f11" draw:formula="?f3 *?f2 /100000"/>
                <draw:equation draw:name="f12" draw:formula="?f3 *?f0 /100000"/>
                <draw:equation draw:name="f13" draw:formula="?f11 *1/2"/>
                <draw:equation draw:name="f14" draw:formula="?f12 +0-?f13 "/>
                <draw:equation draw:name="f15" draw:formula="logheight*?f10 /100000"/>
                <draw:equation draw:name="f16" draw:formula="?f3 *?f7 /100000"/>
                <draw:equation draw:name="f17" draw:formula="?f15 +0-?f16 "/>
                <draw:equation draw:name="f18" draw:formula="logwidth+0-?f14 "/>
                <draw:equation draw:name="f19" draw:formula="?f18 *1/2"/>
                <draw:equation draw:name="f20" draw:formula="min(?f19 ,?f17 )"/>
                <draw:equation draw:name="f21" draw:formula="?f20 *100000/?f3 "/>
                <draw:equation draw:name="f22" draw:formula="if(0-$3 ,0,if(?f21 -$3 ,$3 ,?f21 ))"/>
                <draw:equation draw:name="f23" draw:formula="?f3 *?f22 /100000"/>
                <draw:equation draw:name="f24" draw:formula="?f23 +0-?f11 "/>
                <draw:equation draw:name="f25" draw:formula="max(?f24 ,0)"/>
                <draw:equation draw:name="f26" draw:formula="?f11 +?f25 -0"/>
                <draw:equation draw:name="f27" draw:formula="logwidth+0-?f12 "/>
                <draw:equation draw:name="f28" draw:formula="?f27 +0-?f12 "/>
                <draw:equation draw:name="f29" draw:formula="?f28 +?f14 -0"/>
                <draw:equation draw:name="f30" draw:formula="?f18 +0-?f23 "/>
                <draw:equation draw:name="f31" draw:formula="?f29 +0-?f25 "/>
                <draw:equation draw:name="f32" draw:formula="(?f11 +?f29 )/2"/>
                <draw:equation draw:name="f33" draw:formula="logheight"/>
                <draw:equation draw:name="f34" draw:formula="logwidth"/>
                <draw:equation draw:name="f35" draw:formula="(10800000)/60000.0"/>
                <draw:equation draw:name="f36" draw:formula="(5400000)/60000.0"/>
                <draw:equation draw:name="f37" draw:formula="(16200000)/60000.0"/>
                <draw:equation draw:name="f38" draw:formula="(5400000)/60000.0"/>
                <draw:equation draw:name="f39" draw:formula="(0)/60000.0"/>
                <draw:equation draw:name="f40" draw:formula="(-5400000)/60000.0"/>
                <draw:equation draw:name="f41" draw:formula="(16200000)/60000.0"/>
                <draw:equation draw:name="f42" draw:formula="(-5400000)/60000.0"/>
                <draw:handle draw:handle-position="?f11 ?f33" draw:handle-range-x-maximum="?f1" draw:handle-range-x-minimum="0"/>
                <draw:handle draw:handle-position="?f28 ?f33" draw:handle-range-x-maximum="25000" draw:handle-range-x-minimum="0"/>
                <draw:handle draw:handle-position="?f28 ?f17" draw:handle-range-y-maximum="?f6" draw:handle-range-y-minimum="0"/>
                <draw:handle draw:handle-position="?f23 0" draw:handle-range-x-maximum="?f21" draw:handle-range-x-minimum="0"/>
                <draw:handle draw:handle-position="?f34 ?f15" draw:handle-range-y-maximum="100000" draw:handle-range-y-minimum="?f9"/>
              </draw:enhanced-geometry>
            </draw:custom-shape>
          </table:table-cell>
          <table:table-cell table:number-columns-repeated="1020"/>
        </table:table-row>
        <table:table-row table:style-name="ro1">
          <table:table-cell table:number-columns-repeated="2"/>
          <table:table-cell>
            <draw:custom-shape table:end-cell-address="' Ejemplo 1 Medias Móviles'.C37" table:end-x="0.7244in" table:end-y="0.1512in" draw:z-index="4" draw:name="CuadroTexto 6" draw:style-name="gr2" draw:text-style-name="P4" svg:width="0.1862in" svg:height="0.1685in" svg:x="0.5382in" svg:y="0.2047in">
              <text:p text:style-name="P3"><text:span text:style-name="T6">𝑦</text:span><text:span text:style-name="T7">_</text:span><text:span text:style-name="T6">𝑖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8" office:value-type="string" calcext:value-type="string">
            <text:p>MM k=4</text:p>
          </table:table-cell>
          <table:table-cell table:style-name="ce18" office:value-type="string" calcext:value-type="string">
            <text:p>MM k=2</text:p>
          </table:table-cell>
          <table:table-cell table:number-columns-repeated="1019"/>
        </table:table-row>
        <table:table-row table:style-name="ro1">
          <table:table-cell/>
          <table:table-cell table:style-name="ce18" office:value-type="string" calcext:value-type="string">
            <text:p>MES</text:p>
          </table:table-cell>
          <table:table-cell table:style-name="ce18"/>
          <table:table-cell table:style-name="ce18" table:number-columns-spanned="2" table:number-rows-spanned="1"/>
          <table:covered-table-cell table:style-name="ce24">
            <draw:custom-shape table:end-cell-address="' Ejemplo 1 Medias Móviles'.E38" table:end-x="0.5343in" table:end-y="0.0343in" draw:z-index="5" draw:name="CuadroTexto 7" draw:style-name="gr6" draw:text-style-name="P4" svg:width="0.187in" svg:height="0.2461in" svg:x="0.3472in" svg:y="0.0102in">
              <text:p text:style-name="P3"><text:span text:style-name="T6">𝑦</text:span><text:span text:style-name="T7">_</text:span><text:span text:style-name="T6">𝑖</text:span><text:span text:style-name="T7">^</text:span><text:span text:style-name="T6">′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table-cell>
            <draw:frame table:end-cell-address="' Ejemplo 1 Medias Móviles'.J46" table:end-x="0.6803in" table:end-y="0.1976in" draw:z-index="7" draw:name="Gráfico 10" draw:style-name="gr3" draw:text-style-name="P4" svg:width="4.5028in" svg:height="2.1768in" svg:x="0.639in" svg:y="0.0209in">
              <draw:object draw:notify-on-update-of-ranges="' Ejemplo 1 Medias Móviles'.C2:' Ejemplo 1 Medias Móviles'.C2 ' Ejemplo 1 Medias Móviles'.C3:' Ejemplo 1 Medias Móviles'.C12 ' Ejemplo 1 Medias Móviles'.B3:' Ejemplo 1 Medias Móviles'.B12 ' Ejemplo 1 Medias Móviles'.E38:' Ejemplo 1 Medias Móviles'.E47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/>
          <table:table-cell table:style-name="ce16" office:value-type="float" office:value="1" calcext:value-type="float">
            <text:p>1</text:p>
          </table:table-cell>
          <table:table-cell table:style-name="ce19" office:value-type="float" office:value="20" calcext:value-type="float">
            <text:p>20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1">
          <table:table-cell/>
          <table:table-cell table:style-name="ce16" office:value-type="float" office:value="2" calcext:value-type="float">
            <text:p>2</text:p>
          </table:table-cell>
          <table:table-cell table:style-name="ce19" office:value-type="float" office:value="25" calcext:value-type="float">
            <text:p>25</text:p>
          </table:table-cell>
          <table:table-cell table:style-name="ce21" table:formula="of:=AVERAGE([.C38:.C41])" office:value-type="float" office:value="20.5" calcext:value-type="float">
            <text:p>20.50</text:p>
          </table:table-cell>
          <table:table-cell table:style-name="ce25"/>
          <table:table-cell table:number-columns-repeated="1019"/>
        </table:table-row>
        <table:table-row table:style-name="ro1">
          <table:table-cell/>
          <table:table-cell table:style-name="ce16" office:value-type="float" office:value="3" calcext:value-type="float">
            <text:p>3</text:p>
          </table:table-cell>
          <table:table-cell table:style-name="ce19" office:value-type="float" office:value="15" calcext:value-type="float">
            <text:p>15</text:p>
          </table:table-cell>
          <table:table-cell table:style-name="ce22" table:formula="of:=AVERAGE([.C39:.C42])" office:value-type="float" office:value="23" calcext:value-type="float">
            <text:p>23.00</text:p>
          </table:table-cell>
          <table:table-cell table:style-name="ce22" table:formula="of:=AVERAGE([.D39:.D40])" office:value-type="float" office:value="21.75" calcext:value-type="float">
            <text:p>21.75</text:p>
          </table:table-cell>
          <table:table-cell table:number-columns-repeated="1019"/>
        </table:table-row>
        <table:table-row table:style-name="ro1">
          <table:table-cell/>
          <table:table-cell table:style-name="ce16" office:value-type="float" office:value="4" calcext:value-type="float">
            <text:p>4</text:p>
          </table:table-cell>
          <table:table-cell table:style-name="ce19" office:value-type="float" office:value="22" calcext:value-type="float">
            <text:p>22</text:p>
          </table:table-cell>
          <table:table-cell table:style-name="ce22" table:formula="of:=AVERAGE([.C40:.C43])" office:value-type="float" office:value="27.25" calcext:value-type="float">
            <text:p>27.25</text:p>
          </table:table-cell>
          <table:table-cell table:style-name="ce22" table:formula="of:=AVERAGE([.D40:.D41])" office:value-type="float" office:value="25.125" calcext:value-type="float">
            <text:p>25.13</text:p>
          </table:table-cell>
          <table:table-cell table:number-columns-repeated="1019"/>
        </table:table-row>
        <table:table-row table:style-name="ro1">
          <table:table-cell/>
          <table:table-cell table:style-name="ce16" office:value-type="float" office:value="5" calcext:value-type="float">
            <text:p>5</text:p>
          </table:table-cell>
          <table:table-cell table:style-name="ce16" office:value-type="float" office:value="30" calcext:value-type="float">
            <text:p>30</text:p>
          </table:table-cell>
          <table:table-cell table:style-name="ce22" table:formula="of:=AVERAGE([.C41:.C44])" office:value-type="float" office:value="35.5" calcext:value-type="float">
            <text:p>35.50</text:p>
          </table:table-cell>
          <table:table-cell table:style-name="ce22" table:formula="of:=AVERAGE([.D41:.D42])" office:value-type="float" office:value="31.375" calcext:value-type="float">
            <text:p>31.38</text:p>
          </table:table-cell>
          <table:table-cell table:number-columns-repeated="1019"/>
        </table:table-row>
        <table:table-row table:style-name="ro1">
          <table:table-cell/>
          <table:table-cell table:style-name="ce16" office:value-type="float" office:value="6" calcext:value-type="float">
            <text:p>6</text:p>
          </table:table-cell>
          <table:table-cell table:style-name="ce16" office:value-type="float" office:value="42" calcext:value-type="float">
            <text:p>42</text:p>
          </table:table-cell>
          <table:table-cell table:style-name="ce22" table:formula="of:=AVERAGE([.C42:.C45])" office:value-type="float" office:value="42.75" calcext:value-type="float">
            <text:p>42.75</text:p>
          </table:table-cell>
          <table:table-cell table:style-name="ce22" table:formula="of:=AVERAGE([.D42:.D43])" office:value-type="float" office:value="39.125" calcext:value-type="float">
            <text:p>39.13</text:p>
          </table:table-cell>
          <table:table-cell table:number-columns-repeated="1019"/>
        </table:table-row>
        <table:table-row table:style-name="ro1">
          <table:table-cell/>
          <table:table-cell table:style-name="ce16" office:value-type="float" office:value="7" calcext:value-type="float">
            <text:p>7</text:p>
          </table:table-cell>
          <table:table-cell table:style-name="ce16" office:value-type="float" office:value="48" calcext:value-type="float">
            <text:p>48</text:p>
          </table:table-cell>
          <table:table-cell table:style-name="ce22" table:formula="of:=AVERAGE([.C43:.C46])" office:value-type="float" office:value="46.5" calcext:value-type="float">
            <text:p>46.50</text:p>
          </table:table-cell>
          <table:table-cell table:style-name="ce22" table:formula="of:=AVERAGE([.D43:.D44])" office:value-type="float" office:value="44.625" calcext:value-type="float">
            <text:p>44.63</text:p>
          </table:table-cell>
          <table:table-cell table:number-columns-repeated="1019"/>
        </table:table-row>
        <table:table-row table:style-name="ro1">
          <table:table-cell/>
          <table:table-cell table:style-name="ce16" office:value-type="float" office:value="8" calcext:value-type="float">
            <text:p>8</text:p>
          </table:table-cell>
          <table:table-cell table:style-name="ce16" office:value-type="float" office:value="51" calcext:value-type="float">
            <text:p>51</text:p>
          </table:table-cell>
          <table:table-cell table:style-name="ce22" table:formula="of:=AVERAGE([.C44:.C47])" office:value-type="float" office:value="48.25" calcext:value-type="float">
            <text:p>48.25</text:p>
          </table:table-cell>
          <table:table-cell table:style-name="ce22" table:formula="of:=AVERAGE([.D44:.D45])" office:value-type="float" office:value="47.375" calcext:value-type="float">
            <text:p>47.38</text:p>
          </table:table-cell>
          <table:table-cell table:number-columns-repeated="1019"/>
        </table:table-row>
        <table:table-row table:style-name="ro1">
          <table:table-cell/>
          <table:table-cell table:style-name="ce16" office:value-type="float" office:value="9" calcext:value-type="float">
            <text:p>9</text:p>
          </table:table-cell>
          <table:table-cell table:style-name="ce16" office:value-type="float" office:value="45" calcext:value-type="float">
            <text:p>45</text:p>
          </table:table-cell>
          <table:table-cell table:style-name="ce22"/>
          <table:table-cell table:style-name="ce25"/>
          <table:table-cell table:number-columns-repeated="1019"/>
        </table:table-row>
        <table:table-row table:style-name="ro1">
          <table:table-cell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49" calcext:value-type="float">
            <text:p>49</text:p>
          </table:table-cell>
          <table:table-cell table:style-name="ce16"/>
          <table:table-cell table:style-name="ce20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bserve que como k es par, se pierden k-4 observaciones </text:p>
          </table:table-cell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jemplo 2 Pronóstico" table:style-name="ta3">
        <office:forms form:automatic-focus="false" form:apply-design-mode="false"/>
        <table:table-column table:style-name="co8" table:default-cell-style-name="ce5"/>
        <table:table-column table:style-name="co9" table:default-cell-style-name="Default"/>
        <table:table-column table:style-name="co1" table:default-cell-style-name="Default"/>
        <table:table-column table:style-name="co10" table:default-cell-style-name="ce41"/>
        <table:table-column table:style-name="co11" table:default-cell-style-name="ce41"/>
        <table:table-column table:style-name="co12" table:default-cell-style-name="ce54"/>
        <table:table-column table:style-name="co13" table:default-cell-style-name="ce54"/>
        <table:table-column table:style-name="co6" table:default-cell-style-name="ce54"/>
        <table:table-column table:style-name="co14" table:default-cell-style-name="ce54"/>
        <table:table-column table:style-name="co15" table:number-columns-repeated="2" table:default-cell-style-name="ce54"/>
        <table:table-column table:style-name="co1" table:number-columns-repeated="1013" table:default-cell-style-name="Default"/>
        <table:table-row table:style-name="ro1">
          <table:table-cell table:number-columns-repeated="9"/>
          <table:table-cell office:value-type="string" calcext:value-type="string">
            <text:p>Pronóstic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6" office:value-type="string" calcext:value-type="string">
            <text:p>Y = 90,461 + 0,407*x</text:p>
          </table:table-cell>
          <table:table-cell table:number-columns-repeated="1014"/>
        </table:table-row>
        <table:table-row table:style-name="ro5">
          <table:table-cell table:style-name="ce27" office:value-type="string" calcext:value-type="string">
            <text:p>Periodo</text:p>
          </table:table-cell>
          <table:table-cell table:style-name="ce27" office:value-type="string" calcext:value-type="string">
            <text:p>Años</text:p>
          </table:table-cell>
          <table:table-cell table:style-name="ce36" office:value-type="string" calcext:value-type="string">
            <text:p>Meses</text:p>
          </table:table-cell>
          <table:table-cell table:style-name="ce27" office:value-type="string" calcext:value-type="string">
            <text:p>Ventas</text:p>
          </table:table-cell>
          <table:table-cell table:style-name="ce27" office:value-type="string" calcext:value-type="string">
            <text:p>Medias Móviles</text:p>
          </table:table-cell>
          <table:table-cell table:style-name="ce27" office:value-type="string" calcext:value-type="string">
            <text:p>Medias Móviles centradsas</text:p>
          </table:table-cell>
          <table:table-cell table:style-name="ce27" office:value-type="string" calcext:value-type="string">
            <text:p>Índices estacionales</text:p>
          </table:table-cell>
          <table:table-cell table:style-name="ce27" office:value-type="string" calcext:value-type="string">
            <text:p>Índice Estacional (prom.)</text:p>
          </table:table-cell>
          <table:table-cell table:style-name="ce27" office:value-type="string" calcext:value-type="string">
            <text:p>Ventas Desestacionalizadas</text:p>
          </table:table-cell>
          <table:table-cell table:style-name="ce27" office:value-type="string" calcext:value-type="string">
            <text:p>Recta de Regresón</text:p>
          </table:table-cell>
          <table:table-cell table:style-name="ce70" office:value-type="string" calcext:value-type="string">
            <text:p>Y Estacionalidad</text:p>
          </table:table-cell>
          <table:table-cell table:style-name="ce73"/>
          <table:table-cell table:style-name="ce75" office:value-type="string" calcext:value-type="string">
            <text:p>PASO 1</text:p>
          </table:table-cell>
          <table:table-cell table:style-name="ce73" table:number-columns-repeated="1011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2" office:value-type="float" office:value="2017" calcext:value-type="float" table:number-columns-spanned="1" table:number-rows-spanned="12">
            <text:p>2017</text:p>
          </table:table-cell>
          <table:table-cell table:style-name="ce37" office:value-type="string" calcext:value-type="string">
            <text:p>Enero</text:p>
          </table:table-cell>
          <table:table-cell table:style-name="ce42" office:value-type="float" office:value="87" calcext:value-type="float">
            <text:p>87</text:p>
          </table:table-cell>
          <table:table-cell table:style-name="ce50"/>
          <table:table-cell table:style-name="ce55" table:number-columns-repeated="2"/>
          <table:table-cell table:style-name="ce60" table:formula="of:=+[.R69]" office:value-type="float" office:value="0.941459900814362" calcext:value-type="float">
            <text:p>0.941</text:p>
          </table:table-cell>
          <table:table-cell table:style-name="ce61" table:formula="of:=+[.D4]/[.H4]" office:value-type="float" office:value="92.4096713250825" calcext:value-type="float">
            <text:p>92.410</text:p>
          </table:table-cell>
          <table:table-cell table:style-name="ce67" table:formula="of:=90.461+0.407*[.A4]" office:value-type="float" office:value="90.868" calcext:value-type="float">
            <text:p>90.868</text:p>
          </table:table-cell>
          <table:table-cell table:style-name="ce71" table:formula="of:=[.J4]*[.H4]" office:value-type="float" office:value="85.5485782671995" calcext:value-type="float">
            <text:p>85.549</text:p>
          </table:table-cell>
          <table:table-cell table:number-columns-repeated="1013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covered-table-cell table:style-name="ce32"/>
          <table:table-cell table:style-name="ce37" office:value-type="string" calcext:value-type="string">
            <text:p>Febrero</text:p>
          </table:table-cell>
          <table:table-cell table:style-name="ce42" office:value-type="float" office:value="91" calcext:value-type="float">
            <text:p>91</text:p>
          </table:table-cell>
          <table:table-cell table:style-name="ce50"/>
          <table:table-cell table:style-name="ce55" table:number-columns-repeated="2"/>
          <table:table-cell table:style-name="ce60" table:formula="of:=+[.R70]" office:value-type="float" office:value="0.984182682307531" calcext:value-type="float">
            <text:p>0.984</text:p>
          </table:table-cell>
          <table:table-cell table:style-name="ce61" table:formula="of:=+[.D5]/[.H5]" office:value-type="float" office:value="92.4625088775591" calcext:value-type="float">
            <text:p>92.463</text:p>
          </table:table-cell>
          <table:table-cell table:style-name="ce67" table:formula="of:=90.461+0.407*[.A5]" office:value-type="float" office:value="91.275" calcext:value-type="float">
            <text:p>91.275</text:p>
          </table:table-cell>
          <table:table-cell table:style-name="ce71" table:formula="of:=[.J5]*[.H5]" office:value-type="float" office:value="89.8312743276199" calcext:value-type="float">
            <text:p>89.831</text:p>
          </table:table-cell>
          <table:table-cell/>
          <table:table-cell office:value-type="string" calcext:value-type="string">
            <text:p>Graficar Ventas a través de los años</text:p>
          </table:table-cell>
          <table:table-cell table:number-columns-repeated="1011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covered-table-cell table:style-name="ce32"/>
          <table:table-cell table:style-name="ce37" office:value-type="string" calcext:value-type="string">
            <text:p>Marzo</text:p>
          </table:table-cell>
          <table:table-cell table:style-name="ce42" office:value-type="float" office:value="87" calcext:value-type="float">
            <text:p>87</text:p>
          </table:table-cell>
          <table:table-cell table:style-name="ce50"/>
          <table:table-cell table:style-name="ce55" table:number-columns-repeated="2"/>
          <table:table-cell table:style-name="ce60" table:formula="of:=+[.R71]" office:value-type="float" office:value="0.933813529865799" calcext:value-type="float">
            <text:p>0.934</text:p>
          </table:table-cell>
          <table:table-cell table:style-name="ce61" table:formula="of:=+[.D6]/[.H6]" office:value-type="float" office:value="93.166351972329" calcext:value-type="float">
            <text:p>93.166</text:p>
          </table:table-cell>
          <table:table-cell table:style-name="ce67" table:formula="of:=90.461+0.407*[.A6]" office:value-type="float" office:value="91.682" calcext:value-type="float">
            <text:p>91.682</text:p>
          </table:table-cell>
          <table:table-cell table:style-name="ce71" table:formula="of:=[.J6]*[.H6]" office:value-type="float" office:value="85.6138920451562" calcext:value-type="float">
            <text:p>85.614</text:p>
          </table:table-cell>
          <table:table-cell table:number-columns-repeated="1013"/>
        </table:table-row>
        <table:table-row table:style-name="ro1">
          <table:table-cell table:style-name="ce28" office:value-type="float" office:value="4" calcext:value-type="float">
            <text:p>4</text:p>
          </table:table-cell>
          <table:covered-table-cell table:style-name="ce32"/>
          <table:table-cell table:style-name="ce37" office:value-type="string" calcext:value-type="string">
            <text:p>Abril</text:p>
          </table:table-cell>
          <table:table-cell table:style-name="ce42" office:value-type="float" office:value="91" calcext:value-type="float">
            <text:p>91</text:p>
          </table:table-cell>
          <table:table-cell table:style-name="ce50"/>
          <table:table-cell table:style-name="ce55" table:number-columns-repeated="2"/>
          <table:table-cell table:style-name="ce60" table:formula="of:=+[.R72]" office:value-type="float" office:value="0.969587827547857" calcext:value-type="float">
            <text:p>0.970</text:p>
          </table:table-cell>
          <table:table-cell table:style-name="ce61" table:formula="of:=+[.D7]/[.H7]" office:value-type="float" office:value="93.8543135696579" calcext:value-type="float">
            <text:p>93.854</text:p>
          </table:table-cell>
          <table:table-cell table:style-name="ce67" table:formula="of:=90.461+0.407*[.A7]" office:value-type="float" office:value="92.089" calcext:value-type="float">
            <text:p>92.089</text:p>
          </table:table-cell>
          <table:table-cell table:style-name="ce71" table:formula="of:=[.J7]*[.H7]" office:value-type="float" office:value="89.2883734510546" calcext:value-type="float">
            <text:p>89.288</text:p>
          </table:table-cell>
          <table:table-cell/>
          <table:table-cell>
            <draw:frame table:end-cell-address="'Ejemplo 2 Pronóstico'.R18" table:end-x="0.5366in" table:end-y="0.1295in" draw:z-index="0" draw:name="Gráfico 1" draw:style-name="gr3" draw:text-style-name="P4" svg:width="6.039in" svg:height="2.5646in" svg:x="0.074in" svg:y="0.0094in">
              <draw:object draw:notify-on-update-of-ranges="'Ejemplo 2 Pronóstico'.C4:'Ejemplo 2 Pronóstico'.C51 'Ejemplo 2 Pronóstico'.D4:'Ejemplo 2 Pronóstico'.D51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1"/>
        </table:table-row>
        <table:table-row table:style-name="ro1">
          <table:table-cell table:style-name="ce28" office:value-type="float" office:value="5" calcext:value-type="float">
            <text:p>5</text:p>
          </table:table-cell>
          <table:covered-table-cell table:style-name="ce32"/>
          <table:table-cell table:style-name="ce37" office:value-type="string" calcext:value-type="string">
            <text:p>Mayo</text:p>
          </table:table-cell>
          <table:table-cell table:style-name="ce42" office:value-type="float" office:value="88" calcext:value-type="float">
            <text:p>88</text:p>
          </table:table-cell>
          <table:table-cell table:style-name="ce50"/>
          <table:table-cell table:style-name="ce55" table:number-columns-repeated="2"/>
          <table:table-cell table:style-name="ce60" table:formula="of:=+[.R73]" office:value-type="float" office:value="0.952793522900471" calcext:value-type="float">
            <text:p>0.953</text:p>
          </table:table-cell>
          <table:table-cell table:style-name="ce61" table:formula="of:=+[.D8]/[.H8]" office:value-type="float" office:value="92.3599897406025" calcext:value-type="float">
            <text:p>92.360</text:p>
          </table:table-cell>
          <table:table-cell table:style-name="ce67" table:formula="of:=90.461+0.407*[.A8]" office:value-type="float" office:value="92.496" calcext:value-type="float">
            <text:p>92.496</text:p>
          </table:table-cell>
          <table:table-cell table:style-name="ce71" table:formula="of:=[.J8]*[.H8]" office:value-type="float" office:value="88.1295896942019" calcext:value-type="float">
            <text:p>88.130</text:p>
          </table:table-cell>
          <table:table-cell table:number-columns-repeated="1013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covered-table-cell table:style-name="ce32"/>
          <table:table-cell table:style-name="ce37" office:value-type="string" calcext:value-type="string">
            <text:p>Junio</text:p>
          </table:table-cell>
          <table:table-cell table:style-name="ce42" office:value-type="float" office:value="95" calcext:value-type="float">
            <text:p>95</text:p>
          </table:table-cell>
          <table:table-cell table:style-name="ce50"/>
          <table:table-cell table:style-name="ce55" table:number-columns-repeated="2"/>
          <table:table-cell table:style-name="ce60" table:formula="of:=+[.R74]" office:value-type="float" office:value="1.00111761981924" calcext:value-type="float">
            <text:p>1.001</text:p>
          </table:table-cell>
          <table:table-cell table:style-name="ce61" table:formula="of:=+[.D9]/[.H9]" office:value-type="float" office:value="94.8939446467366" calcext:value-type="float">
            <text:p>94.894</text:p>
          </table:table-cell>
          <table:table-cell table:style-name="ce67" table:formula="of:=90.461+0.407*[.A9]" office:value-type="float" office:value="92.903" calcext:value-type="float">
            <text:p>92.903</text:p>
          </table:table-cell>
          <table:table-cell table:style-name="ce71" table:formula="of:=[.J9]*[.H9]" office:value-type="float" office:value="93.0068302340672" calcext:value-type="float">
            <text:p>93.007</text:p>
          </table:table-cell>
          <table:table-cell table:number-columns-repeated="1013"/>
        </table:table-row>
        <table:table-row table:style-name="ro1">
          <table:table-cell table:style-name="ce28" office:value-type="float" office:value="7" calcext:value-type="float">
            <text:p>7</text:p>
          </table:table-cell>
          <table:covered-table-cell table:style-name="ce32"/>
          <table:table-cell table:style-name="ce37" office:value-type="string" calcext:value-type="string">
            <text:p>Julio</text:p>
          </table:table-cell>
          <table:table-cell table:style-name="ce42" office:value-type="float" office:value="97" calcext:value-type="float">
            <text:p>97</text:p>
          </table:table-cell>
          <table:table-cell table:style-name="ce51" table:formula="of:=AVERAGE([.D4:.D15])" office:value-type="float" office:value="94.8333333333333" calcext:value-type="float">
            <text:p>94.833</text:p>
          </table:table-cell>
          <table:table-cell table:style-name="ce56" table:formula="of:=AVERAGE([.E10:.E11])" office:value-type="float" office:value="94.9166666666667" calcext:value-type="float">
            <text:p>94.917</text:p>
          </table:table-cell>
          <table:table-cell table:style-name="ce59" table:formula="of:=+[.D10]/[.F10]" office:value-type="float" office:value="1.02194907813872" calcext:value-type="float">
            <text:p>1.022</text:p>
          </table:table-cell>
          <table:table-cell table:style-name="ce60" table:formula="of:=+[.R75]" office:value-type="float" office:value="1.01763574112437" calcext:value-type="float">
            <text:p>1.018</text:p>
          </table:table-cell>
          <table:table-cell table:style-name="ce61" table:formula="of:=+[.D10]/[.H10]" office:value-type="float" office:value="95.3189791593077" calcext:value-type="float">
            <text:p>95.319</text:p>
          </table:table-cell>
          <table:table-cell table:style-name="ce67" table:formula="of:=90.461+0.407*[.A10]" office:value-type="float" office:value="93.31" calcext:value-type="float">
            <text:p>93.310</text:p>
          </table:table-cell>
          <table:table-cell table:style-name="ce71" table:formula="of:=[.J10]*[.H10]" office:value-type="float" office:value="94.9555910043145" calcext:value-type="float">
            <text:p>94.956</text:p>
          </table:table-cell>
          <table:table-cell table:number-columns-repeated="1013"/>
        </table:table-row>
        <table:table-row table:style-name="ro1">
          <table:table-cell table:style-name="ce28" office:value-type="float" office:value="8" calcext:value-type="float">
            <text:p>8</text:p>
          </table:table-cell>
          <table:covered-table-cell table:style-name="ce32"/>
          <table:table-cell table:style-name="ce37" office:value-type="string" calcext:value-type="string">
            <text:p>Agosto</text:p>
          </table:table-cell>
          <table:table-cell table:style-name="ce42" office:value-type="float" office:value="101" calcext:value-type="float">
            <text:p>101</text:p>
          </table:table-cell>
          <table:table-cell table:style-name="ce52" table:formula="of:=AVERAGE([.D5:.D16])" office:value-type="float" office:value="95" calcext:value-type="float">
            <text:p>95.000</text:p>
          </table:table-cell>
          <table:table-cell table:style-name="ce56" table:formula="of:=AVERAGE([.E11:.E12])" office:value-type="float" office:value="95.0833333333333" calcext:value-type="float">
            <text:p>95.083</text:p>
          </table:table-cell>
          <table:table-cell table:style-name="ce56" table:formula="of:=+[.D11]/[.F11]" office:value-type="float" office:value="1.06222611744084" calcext:value-type="float">
            <text:p>1.062</text:p>
          </table:table-cell>
          <table:table-cell table:style-name="ce60" table:formula="of:=+[.R76]" office:value-type="float" office:value="1.05422251202785" calcext:value-type="float">
            <text:p>1.054</text:p>
          </table:table-cell>
          <table:table-cell table:style-name="ce61" table:formula="of:=+[.D11]/[.H11]" office:value-type="float" office:value="95.8052013191424" calcext:value-type="float">
            <text:p>95.805</text:p>
          </table:table-cell>
          <table:table-cell table:style-name="ce67" table:formula="of:=90.461+0.407*[.A11]" office:value-type="float" office:value="93.717" calcext:value-type="float">
            <text:p>93.717</text:p>
          </table:table-cell>
          <table:table-cell table:style-name="ce71" table:formula="of:=[.J11]*[.H11]" office:value-type="float" office:value="98.7985711597139" calcext:value-type="float">
            <text:p>98.799</text:p>
          </table:table-cell>
          <table:table-cell table:number-columns-repeated="1013"/>
        </table:table-row>
        <table:table-row table:style-name="ro1">
          <table:table-cell table:style-name="ce28" office:value-type="float" office:value="9" calcext:value-type="float">
            <text:p>9</text:p>
          </table:table-cell>
          <table:covered-table-cell table:style-name="ce32"/>
          <table:table-cell table:style-name="ce37" office:value-type="string" calcext:value-type="string">
            <text:p>Septiembre</text:p>
          </table:table-cell>
          <table:table-cell table:style-name="ce42" office:value-type="float" office:value="102" calcext:value-type="float">
            <text:p>102</text:p>
          </table:table-cell>
          <table:table-cell table:style-name="ce52" table:formula="of:=AVERAGE([.D6:.D17])" office:value-type="float" office:value="95.1666666666667" calcext:value-type="float">
            <text:p>95.167</text:p>
          </table:table-cell>
          <table:table-cell table:style-name="ce56" table:formula="of:=AVERAGE([.E12:.E13])" office:value-type="float" office:value="95.25" calcext:value-type="float">
            <text:p>95.250</text:p>
          </table:table-cell>
          <table:table-cell table:style-name="ce56" table:formula="of:=+[.D12]/[.F12]" office:value-type="float" office:value="1.07086614173228" calcext:value-type="float">
            <text:p>1.071</text:p>
          </table:table-cell>
          <table:table-cell table:style-name="ce60" table:formula="of:=+[.R77]" office:value-type="float" office:value="1.0600231590145" calcext:value-type="float">
            <text:p>1.060</text:p>
          </table:table-cell>
          <table:table-cell table:style-name="ce61" table:formula="of:=+[.D12]/[.H12]" office:value-type="float" office:value="96.224312773345" calcext:value-type="float">
            <text:p>96.224</text:p>
          </table:table-cell>
          <table:table-cell table:style-name="ce67" table:formula="of:=90.461+0.407*[.A12]" office:value-type="float" office:value="94.124" calcext:value-type="float">
            <text:p>94.124</text:p>
          </table:table-cell>
          <table:table-cell table:style-name="ce71" table:formula="of:=[.J12]*[.H12]" office:value-type="float" office:value="99.7736198190804" calcext:value-type="float">
            <text:p>99.774</text:p>
          </table:table-cell>
          <table:table-cell table:number-columns-repeated="1013"/>
        </table:table-row>
        <table:table-row table:style-name="ro1">
          <table:table-cell table:style-name="ce28" office:value-type="float" office:value="10" calcext:value-type="float">
            <text:p>10</text:p>
          </table:table-cell>
          <table:covered-table-cell table:style-name="ce32"/>
          <table:table-cell table:style-name="ce37" office:value-type="string" calcext:value-type="string">
            <text:p>Octubre</text:p>
          </table:table-cell>
          <table:table-cell table:style-name="ce42" office:value-type="float" office:value="98" calcext:value-type="float">
            <text:p>98</text:p>
          </table:table-cell>
          <table:table-cell table:style-name="ce52" table:formula="of:=AVERAGE([.D7:.D18])" office:value-type="float" office:value="95.3333333333333" calcext:value-type="float">
            <text:p>95.333</text:p>
          </table:table-cell>
          <table:table-cell table:style-name="ce56" table:formula="of:=AVERAGE([.E13:.E14])" office:value-type="float" office:value="95.4166666666667" calcext:value-type="float">
            <text:p>95.417</text:p>
          </table:table-cell>
          <table:table-cell table:style-name="ce56" table:formula="of:=+[.D13]/[.F13]" office:value-type="float" office:value="1.02707423580786" calcext:value-type="float">
            <text:p>1.027</text:p>
          </table:table-cell>
          <table:table-cell table:style-name="ce60" table:formula="of:=+[.R78]" office:value-type="float" office:value="1.02163821153496" calcext:value-type="float">
            <text:p>1.022</text:p>
          </table:table-cell>
          <table:table-cell table:style-name="ce61" table:formula="of:=+[.D13]/[.H13]" office:value-type="float" office:value="95.9243682289056" calcext:value-type="float">
            <text:p>95.924</text:p>
          </table:table-cell>
          <table:table-cell table:style-name="ce67" table:formula="of:=90.461+0.407*[.A13]" office:value-type="float" office:value="94.531" calcext:value-type="float">
            <text:p>94.531</text:p>
          </table:table-cell>
          <table:table-cell table:style-name="ce71" table:formula="of:=[.J13]*[.H13]" office:value-type="float" office:value="96.5764817746112" calcext:value-type="float">
            <text:p>96.576</text:p>
          </table:table-cell>
          <table:table-cell table:number-columns-repeated="1013"/>
        </table:table-row>
        <table:table-row table:style-name="ro1">
          <table:table-cell table:style-name="ce28" office:value-type="float" office:value="11" calcext:value-type="float">
            <text:p>11</text:p>
          </table:table-cell>
          <table:covered-table-cell table:style-name="ce32"/>
          <table:table-cell table:style-name="ce37" office:value-type="string" calcext:value-type="string">
            <text:p>Noviembre</text:p>
          </table:table-cell>
          <table:table-cell table:style-name="ce42" office:value-type="float" office:value="96" calcext:value-type="float">
            <text:p>96</text:p>
          </table:table-cell>
          <table:table-cell table:style-name="ce52" table:formula="of:=AVERAGE([.D8:.D19])" office:value-type="float" office:value="95.5" calcext:value-type="float">
            <text:p>95.500</text:p>
          </table:table-cell>
          <table:table-cell table:style-name="ce56" table:formula="of:=AVERAGE([.E14:.E15])" office:value-type="float" office:value="95.5833333333333" calcext:value-type="float">
            <text:p>95.583</text:p>
          </table:table-cell>
          <table:table-cell table:style-name="ce56" table:formula="of:=+[.D14]/[.F14]" office:value-type="float" office:value="1.00435919790759" calcext:value-type="float">
            <text:p>1.004</text:p>
          </table:table-cell>
          <table:table-cell table:style-name="ce60" table:formula="of:=+[.R79]" office:value-type="float" office:value="0.990837484523818" calcext:value-type="float">
            <text:p>0.991</text:p>
          </table:table-cell>
          <table:table-cell table:style-name="ce61" table:formula="of:=+[.D14]/[.H14]" office:value-type="float" office:value="96.887735374824" calcext:value-type="float">
            <text:p>96.888</text:p>
          </table:table-cell>
          <table:table-cell table:style-name="ce67" table:formula="of:=90.461+0.407*[.A14]" office:value-type="float" office:value="94.938" calcext:value-type="float">
            <text:p>94.938</text:p>
          </table:table-cell>
          <table:table-cell table:style-name="ce71" table:formula="of:=[.J14]*[.H14]" office:value-type="float" office:value="94.0681291057223" calcext:value-type="float">
            <text:p>94.068</text:p>
          </table:table-cell>
          <table:table-cell table:number-columns-repeated="1013"/>
        </table:table-row>
        <table:table-row table:style-name="ro1">
          <table:table-cell table:style-name="ce28" office:value-type="float" office:value="12" calcext:value-type="float">
            <text:p>12</text:p>
          </table:table-cell>
          <table:covered-table-cell table:style-name="ce32"/>
          <table:table-cell table:style-name="ce37" office:value-type="string" calcext:value-type="string">
            <text:p>Diciembre</text:p>
          </table:table-cell>
          <table:table-cell table:style-name="ce42" office:value-type="float" office:value="105" calcext:value-type="float">
            <text:p>105</text:p>
          </table:table-cell>
          <table:table-cell table:style-name="ce52" table:formula="of:=AVERAGE([.D9:.D20])" office:value-type="float" office:value="95.6666666666667" calcext:value-type="float">
            <text:p>95.667</text:p>
          </table:table-cell>
          <table:table-cell table:style-name="ce56" table:formula="of:=AVERAGE([.E15:.E16])" office:value-type="float" office:value="95.75" calcext:value-type="float">
            <text:p>95.750</text:p>
          </table:table-cell>
          <table:table-cell table:style-name="ce56" table:formula="of:=+[.D15]/[.F15]" office:value-type="float" office:value="1.09660574412533" calcext:value-type="float">
            <text:p>1.097</text:p>
          </table:table-cell>
          <table:table-cell table:style-name="ce60" table:formula="of:=+[.R80]" office:value-type="float" office:value="1.0771619592484" calcext:value-type="float">
            <text:p>1.077</text:p>
          </table:table-cell>
          <table:table-cell table:style-name="ce61" table:formula="of:=+[.D15]/[.H15]" office:value-type="float" office:value="97.4783774143532" calcext:value-type="float">
            <text:p>97.478</text:p>
          </table:table-cell>
          <table:table-cell table:style-name="ce67" table:formula="of:=90.461+0.407*[.A15]" office:value-type="float" office:value="95.345" calcext:value-type="float">
            <text:p>95.345</text:p>
          </table:table-cell>
          <table:table-cell table:style-name="ce71" table:formula="of:=[.J15]*[.H15]" office:value-type="float" office:value="102.702007004539" calcext:value-type="float">
            <text:p>102.702</text:p>
          </table:table-cell>
          <table:table-cell table:number-columns-repeated="1013"/>
        </table:table-row>
        <table:table-row table:style-name="ro1">
          <table:table-cell table:style-name="ce28" office:value-type="float" office:value="13" calcext:value-type="float">
            <text:p>13</text:p>
          </table:table-cell>
          <table:table-cell table:style-name="ce32" office:value-type="float" office:value="2018" calcext:value-type="float" table:number-columns-spanned="1" table:number-rows-spanned="12">
            <text:p>2018</text:p>
          </table:table-cell>
          <table:table-cell table:style-name="ce37" office:value-type="string" calcext:value-type="string">
            <text:p>Enero</text:p>
          </table:table-cell>
          <table:table-cell table:style-name="ce43" table:formula="of:=+[.D4]+2" office:value-type="float" office:value="89" calcext:value-type="float">
            <text:p>89</text:p>
          </table:table-cell>
          <table:table-cell table:style-name="ce52" table:formula="of:=AVERAGE([.D10:.D21])" office:value-type="float" office:value="95.8333333333333" calcext:value-type="float">
            <text:p>95.833</text:p>
          </table:table-cell>
          <table:table-cell table:style-name="ce56" table:formula="of:=AVERAGE([.E16:.E17])" office:value-type="float" office:value="95.9166666666667" calcext:value-type="float">
            <text:p>95.917</text:p>
          </table:table-cell>
          <table:table-cell table:style-name="ce56" table:formula="of:=+[.D16]/[.F16]" office:value-type="float" office:value="0.927888792354474" calcext:value-type="float">
            <text:p>0.928</text:p>
          </table:table-cell>
          <table:table-cell table:style-name="ce61" table:formula="of:=+[.H4]" office:value-type="float" office:value="0.941459900814362" calcext:value-type="float">
            <text:p>0.941</text:p>
          </table:table-cell>
          <table:table-cell table:style-name="ce61" table:formula="of:=+[.D16]/[.H16]" office:value-type="float" office:value="94.5340315854292" calcext:value-type="float">
            <text:p>94.534</text:p>
          </table:table-cell>
          <table:table-cell table:style-name="ce67" table:formula="of:=90.461+0.407*[.A16]" office:value-type="float" office:value="95.752" calcext:value-type="float">
            <text:p>95.752</text:p>
          </table:table-cell>
          <table:table-cell table:style-name="ce71" table:formula="of:=[.J16]*[.H16]" office:value-type="float" office:value="90.1466684227768" calcext:value-type="float">
            <text:p>90.147</text:p>
          </table:table-cell>
          <table:table-cell table:number-columns-repeated="1013"/>
        </table:table-row>
        <table:table-row table:style-name="ro1">
          <table:table-cell table:style-name="ce28" office:value-type="float" office:value="14" calcext:value-type="float">
            <text:p>14</text:p>
          </table:table-cell>
          <table:covered-table-cell table:style-name="ce32"/>
          <table:table-cell table:style-name="ce37" office:value-type="string" calcext:value-type="string">
            <text:p>Febrero</text:p>
          </table:table-cell>
          <table:table-cell table:style-name="ce43" table:formula="of:=+[.D5]+2" office:value-type="float" office:value="93" calcext:value-type="float">
            <text:p>93</text:p>
          </table:table-cell>
          <table:table-cell table:style-name="ce52" table:formula="of:=AVERAGE([.D11:.D22])" office:value-type="float" office:value="96" calcext:value-type="float">
            <text:p>96.000</text:p>
          </table:table-cell>
          <table:table-cell table:style-name="ce56" table:formula="of:=AVERAGE([.E17:.E18])" office:value-type="float" office:value="96.0833333333333" calcext:value-type="float">
            <text:p>96.083</text:p>
          </table:table-cell>
          <table:table-cell table:style-name="ce56" table:formula="of:=+[.D17]/[.F17]" office:value-type="float" office:value="0.967909800520382" calcext:value-type="float">
            <text:p>0.968</text:p>
          </table:table-cell>
          <table:table-cell table:style-name="ce61" table:formula="of:=+[.H5]" office:value-type="float" office:value="0.984182682307531" calcext:value-type="float">
            <text:p>0.984</text:p>
          </table:table-cell>
          <table:table-cell table:style-name="ce61" table:formula="of:=+[.D17]/[.H17]" office:value-type="float" office:value="94.4946519298131" calcext:value-type="float">
            <text:p>94.495</text:p>
          </table:table-cell>
          <table:table-cell table:style-name="ce67" table:formula="of:=90.461+0.407*[.A17]" office:value-type="float" office:value="96.159" calcext:value-type="float">
            <text:p>96.159</text:p>
          </table:table-cell>
          <table:table-cell table:style-name="ce71" table:formula="of:=[.J17]*[.H17]" office:value-type="float" office:value="94.6380225480099" calcext:value-type="float">
            <text:p>94.638</text:p>
          </table:table-cell>
          <table:table-cell table:number-columns-repeated="1013"/>
        </table:table-row>
        <table:table-row table:style-name="ro1">
          <table:table-cell table:style-name="ce28" office:value-type="float" office:value="15" calcext:value-type="float">
            <text:p>15</text:p>
          </table:table-cell>
          <table:covered-table-cell table:style-name="ce32"/>
          <table:table-cell table:style-name="ce37" office:value-type="string" calcext:value-type="string">
            <text:p>Marzo</text:p>
          </table:table-cell>
          <table:table-cell table:style-name="ce43" table:formula="of:=+[.D6]+2" office:value-type="float" office:value="89" calcext:value-type="float">
            <text:p>89</text:p>
          </table:table-cell>
          <table:table-cell table:style-name="ce52" table:formula="of:=AVERAGE([.D12:.D23])" office:value-type="float" office:value="96.1666666666667" calcext:value-type="float">
            <text:p>96.167</text:p>
          </table:table-cell>
          <table:table-cell table:style-name="ce56" table:formula="of:=AVERAGE([.E18:.E19])" office:value-type="float" office:value="96.25" calcext:value-type="float">
            <text:p>96.250</text:p>
          </table:table-cell>
          <table:table-cell table:style-name="ce56" table:formula="of:=+[.D18]/[.F18]" office:value-type="float" office:value="0.924675324675325" calcext:value-type="float">
            <text:p>0.925</text:p>
          </table:table-cell>
          <table:table-cell table:style-name="ce61" table:formula="of:=+[.H6]" office:value-type="float" office:value="0.933813529865799" calcext:value-type="float">
            <text:p>0.934</text:p>
          </table:table-cell>
          <table:table-cell table:style-name="ce61" table:formula="of:=+[.D18]/[.H18]" office:value-type="float" office:value="95.3081071900837" calcext:value-type="float">
            <text:p>95.308</text:p>
          </table:table-cell>
          <table:table-cell table:style-name="ce67" table:formula="of:=90.461+0.407*[.A18]" office:value-type="float" office:value="96.566" calcext:value-type="float">
            <text:p>96.566</text:p>
          </table:table-cell>
          <table:table-cell table:style-name="ce71" table:formula="of:=[.J18]*[.H18]" office:value-type="float" office:value="90.1746373250208" calcext:value-type="float">
            <text:p>90.175</text:p>
          </table:table-cell>
          <table:table-cell table:number-columns-repeated="1013"/>
        </table:table-row>
        <table:table-row table:style-name="ro1">
          <table:table-cell table:style-name="ce28" office:value-type="float" office:value="16" calcext:value-type="float">
            <text:p>16</text:p>
          </table:table-cell>
          <table:covered-table-cell table:style-name="ce32"/>
          <table:table-cell table:style-name="ce37" office:value-type="string" calcext:value-type="string">
            <text:p>Abril</text:p>
          </table:table-cell>
          <table:table-cell table:style-name="ce43" table:formula="of:=+[.D7]+2" office:value-type="float" office:value="93" calcext:value-type="float">
            <text:p>93</text:p>
          </table:table-cell>
          <table:table-cell table:style-name="ce52" table:formula="of:=AVERAGE([.D13:.D24])" office:value-type="float" office:value="96.3333333333333" calcext:value-type="float">
            <text:p>96.333</text:p>
          </table:table-cell>
          <table:table-cell table:style-name="ce56" table:formula="of:=AVERAGE([.E19:.E20])" office:value-type="float" office:value="96.4166666666667" calcext:value-type="float">
            <text:p>96.417</text:p>
          </table:table-cell>
          <table:table-cell table:style-name="ce56" table:formula="of:=+[.D19]/[.F19]" office:value-type="float" office:value="0.964563526361279" calcext:value-type="float">
            <text:p>0.965</text:p>
          </table:table-cell>
          <table:table-cell table:style-name="ce61" table:formula="of:=+[.H7]" office:value-type="float" office:value="0.969587827547857" calcext:value-type="float">
            <text:p>0.970</text:p>
          </table:table-cell>
          <table:table-cell table:style-name="ce61" table:formula="of:=+[.D19]/[.H19]" office:value-type="float" office:value="95.917045736024" calcext:value-type="float">
            <text:p>95.917</text:p>
          </table:table-cell>
          <table:table-cell table:style-name="ce67" table:formula="of:=90.461+0.407*[.A19]" office:value-type="float" office:value="96.973" calcext:value-type="float">
            <text:p>96.973</text:p>
          </table:table-cell>
          <table:table-cell table:style-name="ce71" table:formula="of:=[.J19]*[.H19]" office:value-type="float" office:value="94.0238404007984" calcext:value-type="float">
            <text:p>94.024</text:p>
          </table:table-cell>
          <table:table-cell table:number-columns-repeated="1013"/>
        </table:table-row>
        <table:table-row table:style-name="ro1">
          <table:table-cell table:style-name="ce28" office:value-type="float" office:value="17" calcext:value-type="float">
            <text:p>17</text:p>
          </table:table-cell>
          <table:covered-table-cell table:style-name="ce32"/>
          <table:table-cell table:style-name="ce37" office:value-type="string" calcext:value-type="string">
            <text:p>Mayo</text:p>
          </table:table-cell>
          <table:table-cell table:style-name="ce43" table:formula="of:=+[.D8]+2" office:value-type="float" office:value="90" calcext:value-type="float">
            <text:p>90</text:p>
          </table:table-cell>
          <table:table-cell table:style-name="ce52" table:formula="of:=AVERAGE([.D14:.D25])" office:value-type="float" office:value="96.5" calcext:value-type="float">
            <text:p>96.500</text:p>
          </table:table-cell>
          <table:table-cell table:style-name="ce56" table:formula="of:=AVERAGE([.E20:.E21])" office:value-type="float" office:value="96.5833333333334" calcext:value-type="float">
            <text:p>96.583</text:p>
          </table:table-cell>
          <table:table-cell table:style-name="ce56" table:formula="of:=+[.D20]/[.F20]" office:value-type="float" office:value="0.93183779119931" calcext:value-type="float">
            <text:p>0.932</text:p>
          </table:table-cell>
          <table:table-cell table:style-name="ce61" table:formula="of:=+[.H8]" office:value-type="float" office:value="0.952793522900471" calcext:value-type="float">
            <text:p>0.953</text:p>
          </table:table-cell>
          <table:table-cell table:style-name="ce61" table:formula="of:=+[.D20]/[.H20]" office:value-type="float" office:value="94.4590804165253" calcext:value-type="float">
            <text:p>94.459</text:p>
          </table:table-cell>
          <table:table-cell table:style-name="ce67" table:formula="of:=90.461+0.407*[.A20]" office:value-type="float" office:value="97.38" calcext:value-type="float">
            <text:p>97.380</text:p>
          </table:table-cell>
          <table:table-cell table:style-name="ce71" table:formula="of:=[.J20]*[.H20]" office:value-type="float" office:value="92.7830332600478" calcext:value-type="float">
            <text:p>92.783</text:p>
          </table:table-cell>
          <table:table-cell/>
          <table:table-cell table:style-name="ce76" office:value-type="string" calcext:value-type="string">
            <text:p>PASO 2</text:p>
          </table:table-cell>
          <table:table-cell table:number-columns-repeated="1011"/>
        </table:table-row>
        <table:table-row table:style-name="ro1">
          <table:table-cell table:style-name="ce28" office:value-type="float" office:value="18" calcext:value-type="float">
            <text:p>18</text:p>
          </table:table-cell>
          <table:covered-table-cell table:style-name="ce32"/>
          <table:table-cell table:style-name="ce37" office:value-type="string" calcext:value-type="string">
            <text:p>Junio</text:p>
          </table:table-cell>
          <table:table-cell table:style-name="ce43" table:formula="of:=+[.D9]+2" office:value-type="float" office:value="97" calcext:value-type="float">
            <text:p>97</text:p>
          </table:table-cell>
          <table:table-cell table:style-name="ce52" table:formula="of:=AVERAGE([.D15:.D26])" office:value-type="float" office:value="96.6666666666667" calcext:value-type="float">
            <text:p>96.667</text:p>
          </table:table-cell>
          <table:table-cell table:style-name="ce56" table:formula="of:=AVERAGE([.E21:.E22])" office:value-type="float" office:value="96.75" calcext:value-type="float">
            <text:p>96.750</text:p>
          </table:table-cell>
          <table:table-cell table:style-name="ce56" table:formula="of:=+[.D21]/[.F21]" office:value-type="float" office:value="1.00258397932817" calcext:value-type="float">
            <text:p>1.003</text:p>
          </table:table-cell>
          <table:table-cell table:style-name="ce61" table:formula="of:=+[.H9]" office:value-type="float" office:value="1.00111761981924" calcext:value-type="float">
            <text:p>1.001</text:p>
          </table:table-cell>
          <table:table-cell table:style-name="ce61" table:formula="of:=+[.D21]/[.H21]" office:value-type="float" office:value="96.8917119024574" calcext:value-type="float">
            <text:p>96.892</text:p>
          </table:table-cell>
          <table:table-cell table:style-name="ce67" table:formula="of:=90.461+0.407*[.A21]" office:value-type="float" office:value="97.787" calcext:value-type="float">
            <text:p>97.787</text:p>
          </table:table-cell>
          <table:table-cell table:style-name="ce71" table:formula="of:=[.J21]*[.H21]" office:value-type="float" office:value="97.8962886892644" calcext:value-type="float">
            <text:p>97.896</text:p>
          </table:table-cell>
          <table:table-cell table:number-columns-repeated="1013"/>
        </table:table-row>
        <table:table-row table:style-name="ro1">
          <table:table-cell table:style-name="ce28" office:value-type="float" office:value="19" calcext:value-type="float">
            <text:p>19</text:p>
          </table:table-cell>
          <table:covered-table-cell table:style-name="ce32"/>
          <table:table-cell table:style-name="ce37" office:value-type="string" calcext:value-type="string">
            <text:p>Julio</text:p>
          </table:table-cell>
          <table:table-cell table:style-name="ce43" table:formula="of:=+[.D10]+2" office:value-type="float" office:value="99" calcext:value-type="float">
            <text:p>99</text:p>
          </table:table-cell>
          <table:table-cell table:style-name="ce52" table:formula="of:=AVERAGE([.D16:.D27])" office:value-type="float" office:value="96.8333333333333" calcext:value-type="float">
            <text:p>96.833</text:p>
          </table:table-cell>
          <table:table-cell table:style-name="ce56" table:formula="of:=AVERAGE([.E22:.E23])" office:value-type="float" office:value="96.9583333333333" calcext:value-type="float">
            <text:p>96.958</text:p>
          </table:table-cell>
          <table:table-cell table:style-name="ce59" table:formula="of:=+[.D22]/[.F22]" office:value-type="float" office:value="1.02105715513537" calcext:value-type="float">
            <text:p>1.021</text:p>
          </table:table-cell>
          <table:table-cell table:style-name="ce61" table:formula="of:=+[.H10]" office:value-type="float" office:value="1.01763574112437" calcext:value-type="float">
            <text:p>1.018</text:p>
          </table:table-cell>
          <table:table-cell table:style-name="ce61" table:formula="of:=+[.D22]/[.H22]" office:value-type="float" office:value="97.2843189357883" calcext:value-type="float">
            <text:p>97.284</text:p>
          </table:table-cell>
          <table:table-cell table:style-name="ce67" table:formula="of:=90.461+0.407*[.A22]" office:value-type="float" office:value="98.194" calcext:value-type="float">
            <text:p>98.194</text:p>
          </table:table-cell>
          <table:table-cell table:style-name="ce71" table:formula="of:=[.J22]*[.H22]" office:value-type="float" office:value="99.9257239639659" calcext:value-type="float">
            <text:p>99.926</text:p>
          </table:table-cell>
          <table:table-cell/>
          <table:table-cell office:value-type="string" calcext:value-type="string">
            <text:p>Identificar en la gráfica si existe Estacionalidad y tendencia</text:p>
          </table:table-cell>
          <table:table-cell table:number-columns-repeated="1011"/>
        </table:table-row>
        <table:table-row table:style-name="ro1">
          <table:table-cell table:style-name="ce28" office:value-type="float" office:value="20" calcext:value-type="float">
            <text:p>20</text:p>
          </table:table-cell>
          <table:covered-table-cell table:style-name="ce32"/>
          <table:table-cell table:style-name="ce37" office:value-type="string" calcext:value-type="string">
            <text:p>Agosto</text:p>
          </table:table-cell>
          <table:table-cell table:style-name="ce43" table:formula="of:=+[.D11]+2" office:value-type="float" office:value="103" calcext:value-type="float">
            <text:p>103</text:p>
          </table:table-cell>
          <table:table-cell table:style-name="ce52" table:formula="of:=AVERAGE([.D17:.D28])" office:value-type="float" office:value="97.0833333333333" calcext:value-type="float">
            <text:p>97.083</text:p>
          </table:table-cell>
          <table:table-cell table:style-name="ce56" table:formula="of:=AVERAGE([.E23:.E24])" office:value-type="float" office:value="97.2916666666667" calcext:value-type="float">
            <text:p>97.292</text:p>
          </table:table-cell>
          <table:table-cell table:style-name="ce56" table:formula="of:=+[.D23]/[.F23]" office:value-type="float" office:value="1.05867237687366" calcext:value-type="float">
            <text:p>1.059</text:p>
          </table:table-cell>
          <table:table-cell table:style-name="ce61" table:formula="of:=+[.H11]" office:value-type="float" office:value="1.05422251202785" calcext:value-type="float">
            <text:p>1.054</text:p>
          </table:table-cell>
          <table:table-cell table:style-name="ce61" table:formula="of:=+[.D23]/[.H23]" office:value-type="float" office:value="97.7023340185314" calcext:value-type="float">
            <text:p>97.702</text:p>
          </table:table-cell>
          <table:table-cell table:style-name="ce67" table:formula="of:=90.461+0.407*[.A23]" office:value-type="float" office:value="98.601" calcext:value-type="float">
            <text:p>98.601</text:p>
          </table:table-cell>
          <table:table-cell table:style-name="ce71" table:formula="of:=[.J23]*[.H23]" office:value-type="float" office:value="103.947393908458" calcext:value-type="float">
            <text:p>103.947</text:p>
          </table:table-cell>
          <table:table-cell table:number-columns-repeated="1013"/>
        </table:table-row>
        <table:table-row table:style-name="ro1">
          <table:table-cell table:style-name="ce28" office:value-type="float" office:value="21" calcext:value-type="float">
            <text:p>21</text:p>
          </table:table-cell>
          <table:covered-table-cell table:style-name="ce32"/>
          <table:table-cell table:style-name="ce37" office:value-type="string" calcext:value-type="string">
            <text:p>Septiembre</text:p>
          </table:table-cell>
          <table:table-cell table:style-name="ce43" table:formula="of:=+[.D12]+2" office:value-type="float" office:value="104" calcext:value-type="float">
            <text:p>104</text:p>
          </table:table-cell>
          <table:table-cell table:style-name="ce52" table:formula="of:=AVERAGE([.D18:.D29])" office:value-type="float" office:value="97.5" calcext:value-type="float">
            <text:p>97.500</text:p>
          </table:table-cell>
          <table:table-cell table:style-name="ce56" table:formula="of:=AVERAGE([.E24:.E25])" office:value-type="float" office:value="97.625" calcext:value-type="float">
            <text:p>97.625</text:p>
          </table:table-cell>
          <table:table-cell table:style-name="ce56" table:formula="of:=+[.D24]/[.F24]" office:value-type="float" office:value="1.06530089628681" calcext:value-type="float">
            <text:p>1.065</text:p>
          </table:table-cell>
          <table:table-cell table:style-name="ce61" table:formula="of:=+[.H12]" office:value-type="float" office:value="1.0600231590145" calcext:value-type="float">
            <text:p>1.060</text:p>
          </table:table-cell>
          <table:table-cell table:style-name="ce61" table:formula="of:=+[.D24]/[.H24]" office:value-type="float" office:value="98.1110640041949" calcext:value-type="float">
            <text:p>98.111</text:p>
          </table:table-cell>
          <table:table-cell table:style-name="ce67" table:formula="of:=90.461+0.407*[.A24]" office:value-type="float" office:value="99.008" calcext:value-type="float">
            <text:p>99.008</text:p>
          </table:table-cell>
          <table:table-cell table:style-name="ce71" table:formula="of:=[.J24]*[.H24]" office:value-type="float" office:value="104.950772927707" calcext:value-type="float">
            <text:p>104.951</text:p>
          </table:table-cell>
          <table:table-cell/>
          <table:table-cell>
            <draw:frame table:end-cell-address="'Ejemplo 2 Pronóstico'.R35" table:end-x="0.4626in" table:end-y="0.1201in" draw:z-index="1" draw:name="Gráfico 2" draw:style-name="gr3" draw:text-style-name="P4" svg:width="6.039in" svg:height="2.5646in" svg:x="0in" svg:y="0in">
              <draw:object draw:notify-on-update-of-ranges="'Ejemplo 2 Pronóstico'.C4:'Ejemplo 2 Pronóstico'.C51 'Ejemplo 2 Pronóstico'.D4:'Ejemplo 2 Pronóstico'.D51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11"/>
        </table:table-row>
        <table:table-row table:style-name="ro1">
          <table:table-cell table:style-name="ce28" office:value-type="float" office:value="22" calcext:value-type="float">
            <text:p>22</text:p>
          </table:table-cell>
          <table:covered-table-cell table:style-name="ce32"/>
          <table:table-cell table:style-name="ce37" office:value-type="string" calcext:value-type="string">
            <text:p>Octubre</text:p>
          </table:table-cell>
          <table:table-cell table:style-name="ce43" table:formula="of:=+[.D13]+2" office:value-type="float" office:value="100" calcext:value-type="float">
            <text:p>100</text:p>
          </table:table-cell>
          <table:table-cell table:style-name="ce52" table:formula="of:=AVERAGE([.D19:.D30])" office:value-type="float" office:value="97.75" calcext:value-type="float">
            <text:p>97.750</text:p>
          </table:table-cell>
          <table:table-cell table:style-name="ce56" table:formula="of:=AVERAGE([.E25:.E26])" office:value-type="float" office:value="97.875" calcext:value-type="float">
            <text:p>97.875</text:p>
          </table:table-cell>
          <table:table-cell table:style-name="ce56" table:formula="of:=+[.D25]/[.F25]" office:value-type="float" office:value="1.02171136653895" calcext:value-type="float">
            <text:p>1.022</text:p>
          </table:table-cell>
          <table:table-cell table:style-name="ce61" table:formula="of:=+[.H13]" office:value-type="float" office:value="1.02163821153496" calcext:value-type="float">
            <text:p>1.022</text:p>
          </table:table-cell>
          <table:table-cell table:style-name="ce61" table:formula="of:=+[.D25]/[.H25]" office:value-type="float" office:value="97.8820083968425" calcext:value-type="float">
            <text:p>97.882</text:p>
          </table:table-cell>
          <table:table-cell table:style-name="ce67" table:formula="of:=90.461+0.407*[.A25]" office:value-type="float" office:value="99.415" calcext:value-type="float">
            <text:p>99.415</text:p>
          </table:table-cell>
          <table:table-cell table:style-name="ce71" table:formula="of:=[.J25]*[.H25]" office:value-type="float" office:value="101.566162799748" calcext:value-type="float">
            <text:p>101.566</text:p>
          </table:table-cell>
          <table:table-cell/>
          <table:table-cell>
            <draw:custom-shape table:end-cell-address="'Ejemplo 2 Pronóstico'.O26" table:end-x="0.311in" table:end-y="0.1776in" draw:z-index="3" draw:name="Llamada con línea 1 4" draw:style-name="gr7" draw:text-style-name="P9" svg:width="1.7823in" svg:height="0.4in" svg:x="0.7594in" svg:y="0in">
              <text:p text:style-name="P1"><text:span text:style-name="T8">Se aprecia componente estacional</text:span></text:p>
              <draw:enhanced-geometry draw:mirror-horizontal="false" draw:mirror-vertical="false" draw:text-areas="0 0 ?f4 ?f7" svg:viewBox="0 0 0 0" draw:type="ooxml-borderCallout1" draw:modifiers="18750 -8333 136575 -15975" draw:enhanced-path="M 0 0 L ?f4 0 ?f4 ?f7 0 ?f7 Z N M ?f1 ?f0 L ?f3 ?f2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width"/>
                <draw:equation draw:name="f5" draw:formula="logheight/2"/>
                <draw:equation draw:name="f6" draw:formula="logwidth/2"/>
                <draw:equation draw:name="f7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number-columns-repeated="4"/>
          <table:table-cell>
            <draw:custom-shape table:end-cell-address="'Ejemplo 2 Pronóstico'.S26" table:end-x="0.4591in" table:end-y="0.1776in" draw:z-index="5" draw:name="Llamada con línea 1 6" draw:style-name="gr7" draw:text-style-name="P9" svg:width="1.5744in" svg:height="0.4in" svg:x="0in" svg:y="0in">
              <text:p text:style-name="P1"><text:span text:style-name="T8">Se aprecia ligera tendencia ascendente</text:span></text:p>
              <draw:enhanced-geometry draw:mirror-horizontal="false" draw:mirror-vertical="false" draw:text-areas="0 0 ?f4 ?f7" svg:viewBox="0 0 0 0" draw:type="ooxml-borderCallout1" draw:modifiers="18750 -8333 136575 -15975" draw:enhanced-path="M 0 0 L ?f4 0 ?f4 ?f7 0 ?f7 Z N M ?f1 ?f0 L ?f3 ?f2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width"/>
                <draw:equation draw:name="f5" draw:formula="logheight/2"/>
                <draw:equation draw:name="f6" draw:formula="logwidth/2"/>
                <draw:equation draw:name="f7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number-columns-repeated="1006"/>
        </table:table-row>
        <table:table-row table:style-name="ro1">
          <table:table-cell table:style-name="ce28" office:value-type="float" office:value="23" calcext:value-type="float">
            <text:p>23</text:p>
          </table:table-cell>
          <table:covered-table-cell table:style-name="ce32"/>
          <table:table-cell table:style-name="ce37" office:value-type="string" calcext:value-type="string">
            <text:p>Noviembre</text:p>
          </table:table-cell>
          <table:table-cell table:style-name="ce43" table:formula="of:=+[.D14]+2" office:value-type="float" office:value="98" calcext:value-type="float">
            <text:p>98</text:p>
          </table:table-cell>
          <table:table-cell table:style-name="ce52" table:formula="of:=AVERAGE([.D20:.D31])" office:value-type="float" office:value="98" calcext:value-type="float">
            <text:p>98.000</text:p>
          </table:table-cell>
          <table:table-cell table:style-name="ce56" table:formula="of:=AVERAGE([.E26:.E27])" office:value-type="float" office:value="98.3333333333333" calcext:value-type="float">
            <text:p>98.333</text:p>
          </table:table-cell>
          <table:table-cell table:style-name="ce56" table:formula="of:=+[.D26]/[.F26]" office:value-type="float" office:value="0.996610169491525" calcext:value-type="float">
            <text:p>0.997</text:p>
          </table:table-cell>
          <table:table-cell table:style-name="ce61" table:formula="of:=+[.H14]" office:value-type="float" office:value="0.990837484523818" calcext:value-type="float">
            <text:p>0.991</text:p>
          </table:table-cell>
          <table:table-cell table:style-name="ce61" table:formula="of:=+[.D26]/[.H26]" office:value-type="float" office:value="98.9062298617995" calcext:value-type="float">
            <text:p>98.906</text:p>
          </table:table-cell>
          <table:table-cell table:style-name="ce67" table:formula="of:=90.461+0.407*[.A26]" office:value-type="float" office:value="99.822" calcext:value-type="float">
            <text:p>99.822</text:p>
          </table:table-cell>
          <table:table-cell table:style-name="ce71" table:formula="of:=[.J26]*[.H26]" office:value-type="float" office:value="98.9073793801366" calcext:value-type="float">
            <text:p>98.907</text:p>
          </table:table-cell>
          <table:table-cell table:number-columns-repeated="1013"/>
        </table:table-row>
        <table:table-row table:style-name="ro1">
          <table:table-cell table:style-name="ce28" office:value-type="float" office:value="24" calcext:value-type="float">
            <text:p>24</text:p>
          </table:table-cell>
          <table:covered-table-cell table:style-name="ce32"/>
          <table:table-cell table:style-name="ce37" office:value-type="string" calcext:value-type="string">
            <text:p>Diciembre</text:p>
          </table:table-cell>
          <table:table-cell table:style-name="ce43" table:formula="of:=+[.D15]+2" office:value-type="float" office:value="107" calcext:value-type="float">
            <text:p>107</text:p>
          </table:table-cell>
          <table:table-cell table:style-name="ce52" table:formula="of:=AVERAGE([.D21:.D32])" office:value-type="float" office:value="98.6666666666667" calcext:value-type="float">
            <text:p>98.667</text:p>
          </table:table-cell>
          <table:table-cell table:style-name="ce56" table:formula="of:=AVERAGE([.E27:.E28])" office:value-type="float" office:value="98.7916666666667" calcext:value-type="float">
            <text:p>98.792</text:p>
          </table:table-cell>
          <table:table-cell table:style-name="ce56" table:formula="of:=+[.D27]/[.F27]" office:value-type="float" office:value="1.08308730493463" calcext:value-type="float">
            <text:p>1.083</text:p>
          </table:table-cell>
          <table:table-cell table:style-name="ce61" table:formula="of:=+[.H15]" office:value-type="float" office:value="1.0771619592484" calcext:value-type="float">
            <text:p>1.077</text:p>
          </table:table-cell>
          <table:table-cell table:style-name="ce61" table:formula="of:=+[.D27]/[.H27]" office:value-type="float" office:value="99.3351084127218" calcext:value-type="float">
            <text:p>99.335</text:p>
          </table:table-cell>
          <table:table-cell table:style-name="ce67" table:formula="of:=90.461+0.407*[.A27]" office:value-type="float" office:value="100.229" calcext:value-type="float">
            <text:p>100.229</text:p>
          </table:table-cell>
          <table:table-cell table:style-name="ce71" table:formula="of:=[.J27]*[.H27]" office:value-type="float" office:value="107.962866013508" calcext:value-type="float">
            <text:p>107.963</text:p>
          </table:table-cell>
          <table:table-cell/>
          <table:table-cell>
            <draw:custom-shape table:end-cell-address="'Ejemplo 2 Pronóstico'.N31" table:end-x="0.6661in" table:end-y="0.0366in" draw:z-index="2" draw:name="Elipse 3" draw:style-name="gr8" draw:text-style-name="P4" svg:width="1.7075in" svg:height="0.8886in" svg:x="0.074in" svg:y="0.037in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number-columns-repeated="1011"/>
        </table:table-row>
        <table:table-row table:style-name="ro1">
          <table:table-cell table:style-name="ce28" office:value-type="float" office:value="25" calcext:value-type="float">
            <text:p>25</text:p>
          </table:table-cell>
          <table:table-cell table:style-name="ce32" office:value-type="float" office:value="2019" calcext:value-type="float" table:number-columns-spanned="1" table:number-rows-spanned="12">
            <text:p>2019</text:p>
          </table:table-cell>
          <table:table-cell table:style-name="ce37" office:value-type="string" calcext:value-type="string">
            <text:p>Enero</text:p>
          </table:table-cell>
          <table:table-cell table:style-name="ce43" table:formula="of:=+[.D4]+5" office:value-type="float" office:value="92" calcext:value-type="float">
            <text:p>92</text:p>
          </table:table-cell>
          <table:table-cell table:style-name="ce52" table:formula="of:=AVERAGE([.D22:.D33])" office:value-type="float" office:value="98.9166666666667" calcext:value-type="float">
            <text:p>98.917</text:p>
          </table:table-cell>
          <table:table-cell table:style-name="ce56" table:formula="of:=AVERAGE([.E28:.E29])" office:value-type="float" office:value="99.0416666666667" calcext:value-type="float">
            <text:p>99.042</text:p>
          </table:table-cell>
          <table:table-cell table:style-name="ce56" table:formula="of:=+[.D28]/[.F28]" office:value-type="float" office:value="0.928901977282288" calcext:value-type="float">
            <text:p>0.929</text:p>
          </table:table-cell>
          <table:table-cell table:style-name="ce62" table:formula="of:=+[.H16]" office:value-type="float" office:value="0.941459900814362" calcext:value-type="float">
            <text:p>0.941</text:p>
          </table:table-cell>
          <table:table-cell table:style-name="ce61" table:formula="of:=+[.D28]/[.H28]" office:value-type="float" office:value="97.7205719759493" calcext:value-type="float">
            <text:p>97.721</text:p>
          </table:table-cell>
          <table:table-cell table:style-name="ce67" table:formula="of:=90.461+0.407*[.A28]" office:value-type="float" office:value="100.636" calcext:value-type="float">
            <text:p>100.636</text:p>
          </table:table-cell>
          <table:table-cell table:style-name="ce71" table:formula="of:=[.J28]*[.H28]" office:value-type="float" office:value="94.7447585783542" calcext:value-type="float">
            <text:p>94.745</text:p>
          </table:table-cell>
          <table:table-cell/>
          <table:table-cell>
            <draw:line table:end-cell-address="'Ejemplo 2 Pronóstico'.Q29" table:end-x="1.1154in" table:end-y="0.2224in" draw:z-index="4" draw:name="Conector recto 5" draw:style-name="gr9" draw:text-style-name="P4" svg:x1="0.4165in" svg:y1="0.4445in" svg:x2="5.5764in" svg:y2="0in">
              <text:p/>
            </draw:line>
          </table:table-cell>
          <table:table-cell table:number-columns-repeated="1011"/>
        </table:table-row>
        <table:table-row table:style-name="ro1">
          <table:table-cell table:style-name="ce28" office:value-type="float" office:value="26" calcext:value-type="float">
            <text:p>26</text:p>
          </table:table-cell>
          <table:covered-table-cell table:style-name="ce32"/>
          <table:table-cell table:style-name="ce37" office:value-type="string" calcext:value-type="string">
            <text:p>Febrero</text:p>
          </table:table-cell>
          <table:table-cell table:style-name="ce43" office:value-type="float" office:value="98" calcext:value-type="float">
            <text:p>98</text:p>
          </table:table-cell>
          <table:table-cell table:style-name="ce52" table:formula="of:=AVERAGE([.D23:.D34])" office:value-type="float" office:value="99.1666666666667" calcext:value-type="float">
            <text:p>99.167</text:p>
          </table:table-cell>
          <table:table-cell table:style-name="ce56" table:formula="of:=AVERAGE([.E29:.E30])" office:value-type="float" office:value="99.2916666666667" calcext:value-type="float">
            <text:p>99.292</text:p>
          </table:table-cell>
          <table:table-cell table:style-name="ce56" table:formula="of:=+[.D29]/[.F29]" office:value-type="float" office:value="0.986991187578682" calcext:value-type="float">
            <text:p>0.987</text:p>
          </table:table-cell>
          <table:table-cell table:style-name="ce62" table:formula="of:=+[.H17]" office:value-type="float" office:value="0.984182682307531" calcext:value-type="float">
            <text:p>0.984</text:p>
          </table:table-cell>
          <table:table-cell table:style-name="ce61" table:formula="of:=+[.D29]/[.H29]" office:value-type="float" office:value="99.5750095604483" calcext:value-type="float">
            <text:p>99.575</text:p>
          </table:table-cell>
          <table:table-cell table:style-name="ce67" table:formula="of:=90.461+0.407*[.A29]" office:value-type="float" office:value="101.043" calcext:value-type="float">
            <text:p>101.043</text:p>
          </table:table-cell>
          <table:table-cell table:style-name="ce71" table:formula="of:=[.J29]*[.H29]" office:value-type="float" office:value="99.4447707683998" calcext:value-type="float">
            <text:p>99.445</text:p>
          </table:table-cell>
          <table:table-cell table:number-columns-repeated="1013"/>
        </table:table-row>
        <table:table-row table:style-name="ro1">
          <table:table-cell table:style-name="ce28" office:value-type="float" office:value="27" calcext:value-type="float">
            <text:p>27</text:p>
          </table:table-cell>
          <table:covered-table-cell table:style-name="ce32"/>
          <table:table-cell table:style-name="ce37" office:value-type="string" calcext:value-type="string">
            <text:p>Marzo</text:p>
          </table:table-cell>
          <table:table-cell table:style-name="ce43" table:formula="of:=+[.D6]+5" office:value-type="float" office:value="92" calcext:value-type="float">
            <text:p>92</text:p>
          </table:table-cell>
          <table:table-cell table:style-name="ce52" table:formula="of:=AVERAGE([.D24:.D35])" office:value-type="float" office:value="99.4166666666667" calcext:value-type="float">
            <text:p>99.417</text:p>
          </table:table-cell>
          <table:table-cell table:style-name="ce56" table:formula="of:=AVERAGE([.E30:.E31])" office:value-type="float" office:value="99.5416666666667" calcext:value-type="float">
            <text:p>99.542</text:p>
          </table:table-cell>
          <table:table-cell table:style-name="ce56" table:formula="of:=+[.D30]/[.F30]" office:value-type="float" office:value="0.924236082042696" calcext:value-type="float">
            <text:p>0.924</text:p>
          </table:table-cell>
          <table:table-cell table:style-name="ce62" table:formula="of:=+[.H18]" office:value-type="float" office:value="0.933813529865799" calcext:value-type="float">
            <text:p>0.934</text:p>
          </table:table-cell>
          <table:table-cell table:style-name="ce61" table:formula="of:=+[.D30]/[.H30]" office:value-type="float" office:value="98.5207400167157" calcext:value-type="float">
            <text:p>98.521</text:p>
          </table:table-cell>
          <table:table-cell table:style-name="ce67" table:formula="of:=90.461+0.407*[.A30]" office:value-type="float" office:value="101.45" calcext:value-type="float">
            <text:p>101.450</text:p>
          </table:table-cell>
          <table:table-cell table:style-name="ce71" table:formula="of:=[.J30]*[.H30]" office:value-type="float" office:value="94.7353826048854" calcext:value-type="float">
            <text:p>94.735</text:p>
          </table:table-cell>
          <table:table-cell table:number-columns-repeated="1013"/>
        </table:table-row>
        <table:table-row table:style-name="ro1">
          <table:table-cell table:style-name="ce28" office:value-type="float" office:value="28" calcext:value-type="float">
            <text:p>28</text:p>
          </table:table-cell>
          <table:covered-table-cell table:style-name="ce32"/>
          <table:table-cell table:style-name="ce37" office:value-type="string" calcext:value-type="string">
            <text:p>Abril</text:p>
          </table:table-cell>
          <table:table-cell table:style-name="ce43" table:formula="of:=+[.D7]+5" office:value-type="float" office:value="96" calcext:value-type="float">
            <text:p>96</text:p>
          </table:table-cell>
          <table:table-cell table:style-name="ce52" table:formula="of:=AVERAGE([.D25:.D36])" office:value-type="float" office:value="99.6666666666667" calcext:value-type="float">
            <text:p>99.667</text:p>
          </table:table-cell>
          <table:table-cell table:style-name="ce56" table:formula="of:=AVERAGE([.E31:.E32])" office:value-type="float" office:value="99.875" calcext:value-type="float">
            <text:p>99.875</text:p>
          </table:table-cell>
          <table:table-cell table:style-name="ce56" table:formula="of:=+[.D31]/[.F31]" office:value-type="float" office:value="0.961201501877347" calcext:value-type="float">
            <text:p>0.961</text:p>
          </table:table-cell>
          <table:table-cell table:style-name="ce62" table:formula="of:=+[.H19]" office:value-type="float" office:value="0.969587827547857" calcext:value-type="float">
            <text:p>0.970</text:p>
          </table:table-cell>
          <table:table-cell table:style-name="ce61" table:formula="of:=+[.D31]/[.H31]" office:value-type="float" office:value="99.0111439855732" calcext:value-type="float">
            <text:p>99.011</text:p>
          </table:table-cell>
          <table:table-cell table:style-name="ce67" table:formula="of:=90.461+0.407*[.A31]" office:value-type="float" office:value="101.857" calcext:value-type="float">
            <text:p>101.857</text:p>
          </table:table-cell>
          <table:table-cell table:style-name="ce71" table:formula="of:=[.J31]*[.H31]" office:value-type="float" office:value="98.7593073505421" calcext:value-type="float">
            <text:p>98.759</text:p>
          </table:table-cell>
          <table:table-cell table:number-columns-repeated="1013"/>
        </table:table-row>
        <table:table-row table:style-name="ro1">
          <table:table-cell table:style-name="ce28" office:value-type="float" office:value="29" calcext:value-type="float">
            <text:p>29</text:p>
          </table:table-cell>
          <table:covered-table-cell table:style-name="ce32"/>
          <table:table-cell table:style-name="ce37" office:value-type="string" calcext:value-type="string">
            <text:p>Mayo</text:p>
          </table:table-cell>
          <table:table-cell table:style-name="ce43" office:value-type="float" office:value="98" calcext:value-type="float">
            <text:p>98</text:p>
          </table:table-cell>
          <table:table-cell table:style-name="ce52" table:formula="of:=AVERAGE([.D26:.D37])" office:value-type="float" office:value="100.083333333333" calcext:value-type="float">
            <text:p>100.083</text:p>
          </table:table-cell>
          <table:table-cell table:style-name="ce56" table:formula="of:=AVERAGE([.E32:.E33])" office:value-type="float" office:value="100.208333333333" calcext:value-type="float">
            <text:p>100.208</text:p>
          </table:table-cell>
          <table:table-cell table:style-name="ce56" table:formula="of:=+[.D32]/[.F32]" office:value-type="float" office:value="0.977962577962578" calcext:value-type="float">
            <text:p>0.978</text:p>
          </table:table-cell>
          <table:table-cell table:style-name="ce62" table:formula="of:=+[.H20]" office:value-type="float" office:value="0.952793522900471" calcext:value-type="float">
            <text:p>0.953</text:p>
          </table:table-cell>
          <table:table-cell table:style-name="ce61" table:formula="of:=+[.D32]/[.H32]" office:value-type="float" office:value="102.855443120216" calcext:value-type="float">
            <text:p>102.855</text:p>
          </table:table-cell>
          <table:table-cell table:style-name="ce67" table:formula="of:=90.461+0.407*[.A32]" office:value-type="float" office:value="102.264" calcext:value-type="float">
            <text:p>102.264</text:p>
          </table:table-cell>
          <table:table-cell table:style-name="ce71" table:formula="of:=[.J32]*[.H32]" office:value-type="float" office:value="97.4364768258937" calcext:value-type="float">
            <text:p>97.436</text:p>
          </table:table-cell>
          <table:table-cell table:number-columns-repeated="1013"/>
        </table:table-row>
        <table:table-row table:style-name="ro1">
          <table:table-cell table:style-name="ce28" office:value-type="float" office:value="30" calcext:value-type="float">
            <text:p>30</text:p>
          </table:table-cell>
          <table:covered-table-cell table:style-name="ce32"/>
          <table:table-cell table:style-name="ce37" office:value-type="string" calcext:value-type="string">
            <text:p>Junio</text:p>
          </table:table-cell>
          <table:table-cell table:style-name="ce43" table:formula="of:=+[.D9]+5" office:value-type="float" office:value="100" calcext:value-type="float">
            <text:p>100</text:p>
          </table:table-cell>
          <table:table-cell table:style-name="ce52" table:formula="of:=AVERAGE([.D27:.D38])" office:value-type="float" office:value="100.333333333333" calcext:value-type="float">
            <text:p>100.333</text:p>
          </table:table-cell>
          <table:table-cell table:style-name="ce56" table:formula="of:=AVERAGE([.E33:.E34])" office:value-type="float" office:value="100.458333333333" calcext:value-type="float">
            <text:p>100.458</text:p>
          </table:table-cell>
          <table:table-cell table:style-name="ce56" table:formula="of:=+[.D33]/[.F33]" office:value-type="float" office:value="0.995437577768561" calcext:value-type="float">
            <text:p>0.995</text:p>
          </table:table-cell>
          <table:table-cell table:style-name="ce62" table:formula="of:=+[.H21]" office:value-type="float" office:value="1.00111761981924" calcext:value-type="float">
            <text:p>1.001</text:p>
          </table:table-cell>
          <table:table-cell table:style-name="ce61" table:formula="of:=+[.D33]/[.H33]" office:value-type="float" office:value="99.8883627860385" calcext:value-type="float">
            <text:p>99.888</text:p>
          </table:table-cell>
          <table:table-cell table:style-name="ce67" table:formula="of:=90.461+0.407*[.A33]" office:value-type="float" office:value="102.671" calcext:value-type="float">
            <text:p>102.671</text:p>
          </table:table-cell>
          <table:table-cell table:style-name="ce71" table:formula="of:=[.J33]*[.H33]" office:value-type="float" office:value="102.785747144462" calcext:value-type="float">
            <text:p>102.786</text:p>
          </table:table-cell>
          <table:table-cell table:number-columns-repeated="1013"/>
        </table:table-row>
        <table:table-row table:style-name="ro1">
          <table:table-cell table:style-name="ce28" office:value-type="float" office:value="31" calcext:value-type="float">
            <text:p>31</text:p>
          </table:table-cell>
          <table:covered-table-cell table:style-name="ce32"/>
          <table:table-cell table:style-name="ce37" office:value-type="string" calcext:value-type="string">
            <text:p>Julio</text:p>
          </table:table-cell>
          <table:table-cell table:style-name="ce43" table:formula="of:=+[.D10]+5" office:value-type="float" office:value="102" calcext:value-type="float">
            <text:p>102</text:p>
          </table:table-cell>
          <table:table-cell table:style-name="ce52" table:formula="of:=AVERAGE([.D28:.D39])" office:value-type="float" office:value="100.583333333333" calcext:value-type="float">
            <text:p>100.583</text:p>
          </table:table-cell>
          <table:table-cell table:style-name="ce56" table:formula="of:=AVERAGE([.E34:.E35])" office:value-type="float" office:value="101" calcext:value-type="float">
            <text:p>101.000</text:p>
          </table:table-cell>
          <table:table-cell table:style-name="ce59" table:formula="of:=+[.D34]/[.F34]" office:value-type="float" office:value="1.00990099009901" calcext:value-type="float">
            <text:p>1.010</text:p>
          </table:table-cell>
          <table:table-cell table:style-name="ce62" table:formula="of:=+[.H22]" office:value-type="float" office:value="1.01763574112437" calcext:value-type="float">
            <text:p>1.018</text:p>
          </table:table-cell>
          <table:table-cell table:style-name="ce61" table:formula="of:=+[.D34]/[.H34]" office:value-type="float" office:value="100.232328600509" calcext:value-type="float">
            <text:p>100.232</text:p>
          </table:table-cell>
          <table:table-cell table:style-name="ce67" table:formula="of:=90.461+0.407*[.A34]" office:value-type="float" office:value="103.078" calcext:value-type="float">
            <text:p>103.078</text:p>
          </table:table-cell>
          <table:table-cell table:style-name="ce71" table:formula="of:=[.J34]*[.H34]" office:value-type="float" office:value="104.895856923617" calcext:value-type="float">
            <text:p>104.896</text:p>
          </table:table-cell>
          <table:table-cell table:number-columns-repeated="1013"/>
        </table:table-row>
        <table:table-row table:style-name="ro1">
          <table:table-cell table:style-name="ce28" office:value-type="float" office:value="32" calcext:value-type="float">
            <text:p>32</text:p>
          </table:table-cell>
          <table:covered-table-cell table:style-name="ce32"/>
          <table:table-cell table:style-name="ce37" office:value-type="string" calcext:value-type="string">
            <text:p>Agosto</text:p>
          </table:table-cell>
          <table:table-cell table:style-name="ce43" table:formula="of:=+[.D11]+5" office:value-type="float" office:value="106" calcext:value-type="float">
            <text:p>106</text:p>
          </table:table-cell>
          <table:table-cell table:style-name="ce52" table:formula="of:=AVERAGE([.D29:.D40])" office:value-type="float" office:value="101.416666666667" calcext:value-type="float">
            <text:p>101.417</text:p>
          </table:table-cell>
          <table:table-cell table:style-name="ce56" table:formula="of:=AVERAGE([.E35:.E36])" office:value-type="float" office:value="101.75" calcext:value-type="float">
            <text:p>101.750</text:p>
          </table:table-cell>
          <table:table-cell table:style-name="ce56" table:formula="of:=+[.D35]/[.F35]" office:value-type="float" office:value="1.04176904176904" calcext:value-type="float">
            <text:p>1.042</text:p>
          </table:table-cell>
          <table:table-cell table:style-name="ce62" table:formula="of:=+[.H23]" office:value-type="float" office:value="1.05422251202785" calcext:value-type="float">
            <text:p>1.054</text:p>
          </table:table-cell>
          <table:table-cell table:style-name="ce61" table:formula="of:=+[.D35]/[.H35]" office:value-type="float" office:value="100.548033067615" calcext:value-type="float">
            <text:p>100.548</text:p>
          </table:table-cell>
          <table:table-cell table:style-name="ce67" table:formula="of:=90.461+0.407*[.A35]" office:value-type="float" office:value="103.485" calcext:value-type="float">
            <text:p>103.485</text:p>
          </table:table-cell>
          <table:table-cell table:style-name="ce71" table:formula="of:=[.J35]*[.H35]" office:value-type="float" office:value="109.096216657202" calcext:value-type="float">
            <text:p>109.096</text:p>
          </table:table-cell>
          <table:table-cell table:number-columns-repeated="1013"/>
        </table:table-row>
        <table:table-row table:style-name="ro1">
          <table:table-cell table:style-name="ce28" office:value-type="float" office:value="33" calcext:value-type="float">
            <text:p>33</text:p>
          </table:table-cell>
          <table:covered-table-cell table:style-name="ce32"/>
          <table:table-cell table:style-name="ce37" office:value-type="string" calcext:value-type="string">
            <text:p>Septiembre</text:p>
          </table:table-cell>
          <table:table-cell table:style-name="ce43" table:formula="of:=+[.D12]+5" office:value-type="float" office:value="107" calcext:value-type="float">
            <text:p>107</text:p>
          </table:table-cell>
          <table:table-cell table:style-name="ce52" table:formula="of:=AVERAGE([.D30:.D41])" office:value-type="float" office:value="102.083333333333" calcext:value-type="float">
            <text:p>102.083</text:p>
          </table:table-cell>
          <table:table-cell table:style-name="ce56" table:formula="of:=AVERAGE([.E36:.E37])" office:value-type="float" office:value="102.5" calcext:value-type="float">
            <text:p>102.500</text:p>
          </table:table-cell>
          <table:table-cell table:style-name="ce56" table:formula="of:=+[.D36]/[.F36]" office:value-type="float" office:value="1.04390243902439" calcext:value-type="float">
            <text:p>1.044</text:p>
          </table:table-cell>
          <table:table-cell table:style-name="ce62" table:formula="of:=+[.H24]" office:value-type="float" office:value="1.0600231590145" calcext:value-type="float">
            <text:p>1.060</text:p>
          </table:table-cell>
          <table:table-cell table:style-name="ce61" table:formula="of:=+[.D36]/[.H36]" office:value-type="float" office:value="100.94119085047" calcext:value-type="float">
            <text:p>100.941</text:p>
          </table:table-cell>
          <table:table-cell table:style-name="ce67" table:formula="of:=90.461+0.407*[.A36]" office:value-type="float" office:value="103.892" calcext:value-type="float">
            <text:p>103.892</text:p>
          </table:table-cell>
          <table:table-cell table:style-name="ce71" table:formula="of:=[.J36]*[.H36]" office:value-type="float" office:value="110.127926036334" calcext:value-type="float">
            <text:p>110.128</text:p>
          </table:table-cell>
          <table:table-cell table:number-columns-repeated="1013"/>
        </table:table-row>
        <table:table-row table:style-name="ro1">
          <table:table-cell table:style-name="ce28" office:value-type="float" office:value="34" calcext:value-type="float">
            <text:p>34</text:p>
          </table:table-cell>
          <table:covered-table-cell table:style-name="ce32"/>
          <table:table-cell table:style-name="ce37" office:value-type="string" calcext:value-type="string">
            <text:p>Octubre</text:p>
          </table:table-cell>
          <table:table-cell table:style-name="ce43" office:value-type="float" office:value="105" calcext:value-type="float">
            <text:p>105</text:p>
          </table:table-cell>
          <table:table-cell table:style-name="ce52" table:formula="of:=AVERAGE([.D31:.D42])" office:value-type="float" office:value="102.916666666667" calcext:value-type="float">
            <text:p>102.917</text:p>
          </table:table-cell>
          <table:table-cell table:style-name="ce56" table:formula="of:=AVERAGE([.E37:.E38])" office:value-type="float" office:value="103.333333333333" calcext:value-type="float">
            <text:p>103.333</text:p>
          </table:table-cell>
          <table:table-cell table:style-name="ce56" table:formula="of:=+[.D37]/[.F37]" office:value-type="float" office:value="1.01612903225806" calcext:value-type="float">
            <text:p>1.016</text:p>
          </table:table-cell>
          <table:table-cell table:style-name="ce62" table:formula="of:=+[.H25]" office:value-type="float" office:value="1.02163821153496" calcext:value-type="float">
            <text:p>1.022</text:p>
          </table:table-cell>
          <table:table-cell table:style-name="ce61" table:formula="of:=+[.D37]/[.H37]" office:value-type="float" office:value="102.776108816685" calcext:value-type="float">
            <text:p>102.776</text:p>
          </table:table-cell>
          <table:table-cell table:style-name="ce67" table:formula="of:=90.461+0.407*[.A37]" office:value-type="float" office:value="104.299" calcext:value-type="float">
            <text:p>104.299</text:p>
          </table:table-cell>
          <table:table-cell table:style-name="ce71" table:formula="of:=[.J37]*[.H37]" office:value-type="float" office:value="106.555843824885" calcext:value-type="float">
            <text:p>106.556</text:p>
          </table:table-cell>
          <table:table-cell table:number-columns-repeated="1013"/>
        </table:table-row>
        <table:table-row table:style-name="ro1">
          <table:table-cell table:style-name="ce28" office:value-type="float" office:value="35" calcext:value-type="float">
            <text:p>35</text:p>
          </table:table-cell>
          <table:covered-table-cell table:style-name="ce32"/>
          <table:table-cell table:style-name="ce37" office:value-type="string" calcext:value-type="string">
            <text:p>Noviembre</text:p>
          </table:table-cell>
          <table:table-cell table:style-name="ce43" table:formula="of:=+[.D14]+5" office:value-type="float" office:value="101" calcext:value-type="float">
            <text:p>101</text:p>
          </table:table-cell>
          <table:table-cell table:style-name="ce52" table:formula="of:=AVERAGE([.D32:.D43])" office:value-type="float" office:value="103.75" calcext:value-type="float">
            <text:p>103.750</text:p>
          </table:table-cell>
          <table:table-cell table:style-name="ce56" table:formula="of:=AVERAGE([.E38:.E39])" office:value-type="float" office:value="103.958333333333" calcext:value-type="float">
            <text:p>103.958</text:p>
          </table:table-cell>
          <table:table-cell table:style-name="ce56" table:formula="of:=+[.D38]/[.F38]" office:value-type="float" office:value="0.971543086172345" calcext:value-type="float">
            <text:p>0.972</text:p>
          </table:table-cell>
          <table:table-cell table:style-name="ce62" table:formula="of:=+[.H26]" office:value-type="float" office:value="0.990837484523818" calcext:value-type="float">
            <text:p>0.991</text:p>
          </table:table-cell>
          <table:table-cell table:style-name="ce61" table:formula="of:=+[.D38]/[.H38]" office:value-type="float" office:value="101.933971592263" calcext:value-type="float">
            <text:p>101.934</text:p>
          </table:table-cell>
          <table:table-cell table:style-name="ce67" table:formula="of:=90.461+0.407*[.A38]" office:value-type="float" office:value="104.706" calcext:value-type="float">
            <text:p>104.706</text:p>
          </table:table-cell>
          <table:table-cell table:style-name="ce71" table:formula="of:=[.J38]*[.H38]" office:value-type="float" office:value="103.746629654551" calcext:value-type="float">
            <text:p>103.747</text:p>
          </table:table-cell>
          <table:table-cell table:number-columns-repeated="1013"/>
        </table:table-row>
        <table:table-row table:style-name="ro1">
          <table:table-cell table:style-name="ce28" office:value-type="float" office:value="36" calcext:value-type="float">
            <text:p>36</text:p>
          </table:table-cell>
          <table:covered-table-cell table:style-name="ce32"/>
          <table:table-cell table:style-name="ce37" office:value-type="string" calcext:value-type="string">
            <text:p>Diciembre</text:p>
          </table:table-cell>
          <table:table-cell table:style-name="ce44" table:formula="of:=+[.D15]+5" office:value-type="float" office:value="110" calcext:value-type="float">
            <text:p>110</text:p>
          </table:table-cell>
          <table:table-cell table:style-name="ce52" table:formula="of:=AVERAGE([.D33:.D44])" office:value-type="float" office:value="104.166666666667" calcext:value-type="float">
            <text:p>104.167</text:p>
          </table:table-cell>
          <table:table-cell table:style-name="ce56" table:formula="of:=AVERAGE([.E39:.E40])" office:value-type="float" office:value="104.583333333333" calcext:value-type="float">
            <text:p>104.583</text:p>
          </table:table-cell>
          <table:table-cell table:style-name="ce56" table:formula="of:=+[.D39]/[.F39]" office:value-type="float" office:value="1.05179282868526" calcext:value-type="float">
            <text:p>1.052</text:p>
          </table:table-cell>
          <table:table-cell table:style-name="ce62" table:formula="of:=+[.H27]" office:value-type="float" office:value="1.0771619592484" calcext:value-type="float">
            <text:p>1.077</text:p>
          </table:table-cell>
          <table:table-cell table:style-name="ce61" table:formula="of:=+[.D39]/[.H39]" office:value-type="float" office:value="102.120204910275" calcext:value-type="float">
            <text:p>102.120</text:p>
          </table:table-cell>
          <table:table-cell table:style-name="ce67" table:formula="of:=90.461+0.407*[.A39]" office:value-type="float" office:value="105.113" calcext:value-type="float">
            <text:p>105.113</text:p>
          </table:table-cell>
          <table:table-cell table:style-name="ce71" table:formula="of:=[.J39]*[.H39]" office:value-type="float" office:value="113.223725022477" calcext:value-type="float">
            <text:p>113.224</text:p>
          </table:table-cell>
          <table:table-cell/>
          <table:table-cell table:style-name="ce76" office:value-type="string" calcext:value-type="string">
            <text:p>PASO 3</text:p>
          </table:table-cell>
          <table:table-cell table:number-columns-repeated="1011"/>
        </table:table-row>
        <table:table-row table:style-name="ro1">
          <table:table-cell table:style-name="ce28" office:value-type="float" office:value="37" calcext:value-type="float">
            <text:p>37</text:p>
          </table:table-cell>
          <table:table-cell table:style-name="ce33" office:value-type="float" office:value="2020" calcext:value-type="float" table:number-columns-spanned="1" table:number-rows-spanned="12">
            <text:p>2020</text:p>
          </table:table-cell>
          <table:table-cell table:style-name="ce37" office:value-type="string" calcext:value-type="string">
            <text:p>Enero</text:p>
          </table:table-cell>
          <table:table-cell table:style-name="ce45" table:formula="of:=+[.D4]+15" office:value-type="float" office:value="102" calcext:value-type="float">
            <text:p>102</text:p>
          </table:table-cell>
          <table:table-cell table:style-name="ce52" table:formula="of:=AVERAGE([.D34:.D45])" office:value-type="float" office:value="105" calcext:value-type="float">
            <text:p>105.000</text:p>
          </table:table-cell>
          <table:table-cell table:style-name="ce56" table:formula="of:=AVERAGE([.E40:.E41])" office:value-type="float" office:value="105.416666666667" calcext:value-type="float">
            <text:p>105.417</text:p>
          </table:table-cell>
          <table:table-cell table:style-name="ce56" table:formula="of:=+[.D40]/[.F40]" office:value-type="float" office:value="0.967588932806324" calcext:value-type="float">
            <text:p>0.968</text:p>
          </table:table-cell>
          <table:table-cell table:style-name="ce61" table:formula="of:=+[.H28]" office:value-type="float" office:value="0.941459900814362" calcext:value-type="float">
            <text:p>0.941</text:p>
          </table:table-cell>
          <table:table-cell table:style-name="ce61" table:formula="of:=+[.D40]/[.H40]" office:value-type="float" office:value="108.342373277683" calcext:value-type="float">
            <text:p>108.342</text:p>
          </table:table-cell>
          <table:table-cell table:style-name="ce67" table:formula="of:=90.461+0.407*[.A40]" office:value-type="float" office:value="105.52" calcext:value-type="float">
            <text:p>105.520</text:p>
          </table:table-cell>
          <table:table-cell table:style-name="ce71" table:formula="of:=[.J40]*[.H40]" office:value-type="float" office:value="99.3428487339315" calcext:value-type="float">
            <text:p>99.343</text:p>
          </table:table-cell>
          <table:table-cell table:number-columns-repeated="1013"/>
        </table:table-row>
        <table:table-row table:style-name="ro1">
          <table:table-cell table:style-name="ce28" office:value-type="float" office:value="38" calcext:value-type="float">
            <text:p>38</text:p>
          </table:table-cell>
          <table:covered-table-cell table:style-name="ce32"/>
          <table:table-cell table:style-name="ce37" office:value-type="string" calcext:value-type="string">
            <text:p>Febrero</text:p>
          </table:table-cell>
          <table:table-cell table:style-name="ce42" table:formula="of:=+[.D5]+15" office:value-type="float" office:value="106" calcext:value-type="float">
            <text:p>106</text:p>
          </table:table-cell>
          <table:table-cell table:style-name="ce52" table:formula="of:=AVERAGE([.D35:.D46])" office:value-type="float" office:value="105.833333333333" calcext:value-type="float">
            <text:p>105.833</text:p>
          </table:table-cell>
          <table:table-cell table:style-name="ce56" table:formula="of:=AVERAGE([.E41:.E42])" office:value-type="float" office:value="106.25" calcext:value-type="float">
            <text:p>106.250</text:p>
          </table:table-cell>
          <table:table-cell table:style-name="ce56" table:formula="of:=+[.D41]/[.F41]" office:value-type="float" office:value="0.997647058823529" calcext:value-type="float">
            <text:p>0.998</text:p>
          </table:table-cell>
          <table:table-cell table:style-name="ce61" table:formula="of:=+[.H29]" office:value-type="float" office:value="0.984182682307531" calcext:value-type="float">
            <text:p>0.984</text:p>
          </table:table-cell>
          <table:table-cell table:style-name="ce61" table:formula="of:=+[.D41]/[.H41]" office:value-type="float" office:value="107.703581769464" calcext:value-type="float">
            <text:p>107.704</text:p>
          </table:table-cell>
          <table:table-cell table:style-name="ce67" table:formula="of:=90.461+0.407*[.A41]" office:value-type="float" office:value="105.927" calcext:value-type="float">
            <text:p>105.927</text:p>
          </table:table-cell>
          <table:table-cell table:style-name="ce71" table:formula="of:=[.J41]*[.H41]" office:value-type="float" office:value="104.25151898879" calcext:value-type="float">
            <text:p>104.252</text:p>
          </table:table-cell>
          <table:table-cell/>
          <table:table-cell office:value-type="string" calcext:value-type="string">
            <text:p>Aplicar metodología para realizar pronóstico 2020</text:p>
          </table:table-cell>
          <table:table-cell table:number-columns-repeated="1011"/>
        </table:table-row>
        <table:table-row table:style-name="ro1">
          <table:table-cell table:style-name="ce28" office:value-type="float" office:value="39" calcext:value-type="float">
            <text:p>39</text:p>
          </table:table-cell>
          <table:covered-table-cell table:style-name="ce32"/>
          <table:table-cell table:style-name="ce37" office:value-type="string" calcext:value-type="string">
            <text:p>Marzo</text:p>
          </table:table-cell>
          <table:table-cell table:style-name="ce42" table:formula="of:=+[.D6]+15" office:value-type="float" office:value="102" calcext:value-type="float">
            <text:p>102</text:p>
          </table:table-cell>
          <table:table-cell table:style-name="ce52" table:formula="of:=AVERAGE([.D36:.D47])" office:value-type="float" office:value="106.666666666667" calcext:value-type="float">
            <text:p>106.667</text:p>
          </table:table-cell>
          <table:table-cell table:style-name="ce56" table:formula="of:=AVERAGE([.E42:.E43])" office:value-type="float" office:value="107.083333333333" calcext:value-type="float">
            <text:p>107.083</text:p>
          </table:table-cell>
          <table:table-cell table:style-name="ce56" table:formula="of:=+[.D42]/[.F42]" office:value-type="float" office:value="0.952529182879377" calcext:value-type="float">
            <text:p>0.953</text:p>
          </table:table-cell>
          <table:table-cell table:style-name="ce61" table:formula="of:=+[.H30]" office:value-type="float" office:value="0.933813529865799" calcext:value-type="float">
            <text:p>0.934</text:p>
          </table:table-cell>
          <table:table-cell table:style-name="ce61" table:formula="of:=+[.D42]/[.H42]" office:value-type="float" office:value="109.229516105489" calcext:value-type="float">
            <text:p>109.230</text:p>
          </table:table-cell>
          <table:table-cell table:style-name="ce67" table:formula="of:=90.461+0.407*[.A42]" office:value-type="float" office:value="106.334" calcext:value-type="float">
            <text:p>106.334</text:p>
          </table:table-cell>
          <table:table-cell table:style-name="ce71" table:formula="of:=[.J42]*[.H42]" office:value-type="float" office:value="99.2961278847499" calcext:value-type="float">
            <text:p>99.296</text:p>
          </table:table-cell>
          <table:table-cell/>
          <table:table-cell table:style-name="ce76" office:value-type="string" calcext:value-type="string">
            <text:p>1.- Suavizar la serie con medias moviles</text:p>
          </table:table-cell>
          <table:table-cell table:number-columns-repeated="1011"/>
        </table:table-row>
        <table:table-row table:style-name="ro1">
          <table:table-cell table:style-name="ce28" office:value-type="float" office:value="40" calcext:value-type="float">
            <text:p>40</text:p>
          </table:table-cell>
          <table:covered-table-cell table:style-name="ce32"/>
          <table:table-cell table:style-name="ce37" office:value-type="string" calcext:value-type="string">
            <text:p>Abril</text:p>
          </table:table-cell>
          <table:table-cell table:style-name="ce42" table:formula="of:=+[.D7]+15" office:value-type="float" office:value="106" calcext:value-type="float">
            <text:p>106</text:p>
          </table:table-cell>
          <table:table-cell table:style-name="ce52" table:formula="of:=AVERAGE([.D37:.D48])" office:value-type="float" office:value="107.5" calcext:value-type="float">
            <text:p>107.500</text:p>
          </table:table-cell>
          <table:table-cell table:style-name="ce56" table:formula="of:=AVERAGE([.E43:.E44])" office:value-type="float" office:value="107.833333333333" calcext:value-type="float">
            <text:p>107.833</text:p>
          </table:table-cell>
          <table:table-cell table:style-name="ce56" table:formula="of:=+[.D43]/[.F43]" office:value-type="float" office:value="0.982998454404946" calcext:value-type="float">
            <text:p>0.983</text:p>
          </table:table-cell>
          <table:table-cell table:style-name="ce61" table:formula="of:=+[.H31]" office:value-type="float" office:value="0.969587827547857" calcext:value-type="float">
            <text:p>0.970</text:p>
          </table:table-cell>
          <table:table-cell table:style-name="ce61" table:formula="of:=+[.D43]/[.H43]" office:value-type="float" office:value="109.324804817404" calcext:value-type="float">
            <text:p>109.325</text:p>
          </table:table-cell>
          <table:table-cell table:style-name="ce67" table:formula="of:=90.461+0.407*[.A43]" office:value-type="float" office:value="106.741" calcext:value-type="float">
            <text:p>106.741</text:p>
          </table:table-cell>
          <table:table-cell table:style-name="ce71" table:formula="of:=[.J43]*[.H43]" office:value-type="float" office:value="103.494774300286" calcext:value-type="float">
            <text:p>103.495</text:p>
          </table:table-cell>
          <table:table-cell/>
          <table:table-cell office:value-type="string" calcext:value-type="string">
            <text:p>Periodo = 12, corresponde al ciclo que se repite a a través del tiempo</text:p>
          </table:table-cell>
          <table:table-cell table:number-columns-repeated="1011"/>
        </table:table-row>
        <table:table-row table:style-name="ro1">
          <table:table-cell table:style-name="ce28" office:value-type="float" office:value="41" calcext:value-type="float">
            <text:p>41</text:p>
          </table:table-cell>
          <table:covered-table-cell table:style-name="ce32"/>
          <table:table-cell table:style-name="ce37" office:value-type="string" calcext:value-type="string">
            <text:p>Mayo</text:p>
          </table:table-cell>
          <table:table-cell table:style-name="ce42" table:formula="of:=+[.D8]+15" office:value-type="float" office:value="103" calcext:value-type="float">
            <text:p>103</text:p>
          </table:table-cell>
          <table:table-cell table:style-name="ce52" table:formula="of:=AVERAGE([.D38:.D49])" office:value-type="float" office:value="108.166666666667" calcext:value-type="float">
            <text:p>108.167</text:p>
          </table:table-cell>
          <table:table-cell table:style-name="ce56" table:formula="of:=AVERAGE([.E44:.E45])" office:value-type="float" office:value="108.583333333333" calcext:value-type="float">
            <text:p>108.583</text:p>
          </table:table-cell>
          <table:table-cell table:style-name="ce56" table:formula="of:=+[.D44]/[.F44]" office:value-type="float" office:value="0.948580199539524" calcext:value-type="float">
            <text:p>0.949</text:p>
          </table:table-cell>
          <table:table-cell table:style-name="ce61" table:formula="of:=+[.H32]" office:value-type="float" office:value="0.952793522900471" calcext:value-type="float">
            <text:p>0.953</text:p>
          </table:table-cell>
          <table:table-cell table:style-name="ce61" table:formula="of:=+[.D44]/[.H44]" office:value-type="float" office:value="108.103169810023" calcext:value-type="float">
            <text:p>108.103</text:p>
          </table:table-cell>
          <table:table-cell table:style-name="ce67" table:formula="of:=90.461+0.407*[.A44]" office:value-type="float" office:value="107.148" calcext:value-type="float">
            <text:p>107.148</text:p>
          </table:table-cell>
          <table:table-cell table:style-name="ce71" table:formula="of:=[.J44]*[.H44]" office:value-type="float" office:value="102.08992039174" calcext:value-type="float">
            <text:p>102.090</text:p>
          </table:table-cell>
          <table:table-cell table:number-columns-repeated="1013"/>
        </table:table-row>
        <table:table-row table:style-name="ro1">
          <table:table-cell table:style-name="ce28" office:value-type="float" office:value="42" calcext:value-type="float">
            <text:p>42</text:p>
          </table:table-cell>
          <table:covered-table-cell table:style-name="ce32"/>
          <table:table-cell table:style-name="ce37" office:value-type="string" calcext:value-type="string">
            <text:p>Junio</text:p>
          </table:table-cell>
          <table:table-cell table:style-name="ce42" table:formula="of:=+[.D9]+15" office:value-type="float" office:value="110" calcext:value-type="float">
            <text:p>110</text:p>
          </table:table-cell>
          <table:table-cell table:style-name="ce52" table:formula="of:=AVERAGE([.D39:.D50])" office:value-type="float" office:value="109" calcext:value-type="float">
            <text:p>109.000</text:p>
          </table:table-cell>
          <table:table-cell table:style-name="ce56" table:formula="of:=AVERAGE([.E45:.E46])" office:value-type="float" office:value="109.416666666667" calcext:value-type="float">
            <text:p>109.417</text:p>
          </table:table-cell>
          <table:table-cell table:style-name="ce56" table:formula="of:=+[.D45]/[.F45]" office:value-type="float" office:value="1.00533130236101" calcext:value-type="float">
            <text:p>1.005</text:p>
          </table:table-cell>
          <table:table-cell table:style-name="ce61" table:formula="of:=+[.H33]" office:value-type="float" office:value="1.00111761981924" calcext:value-type="float">
            <text:p>1.001</text:p>
          </table:table-cell>
          <table:table-cell table:style-name="ce61" table:formula="of:=+[.D45]/[.H45]" office:value-type="float" office:value="109.877199064642" calcext:value-type="float">
            <text:p>109.877</text:p>
          </table:table-cell>
          <table:table-cell table:style-name="ce67" table:formula="of:=90.461+0.407*[.A45]" office:value-type="float" office:value="107.555" calcext:value-type="float">
            <text:p>107.555</text:p>
          </table:table-cell>
          <table:table-cell table:style-name="ce71" table:formula="of:=[.J45]*[.H45]" office:value-type="float" office:value="107.675205599659" calcext:value-type="float">
            <text:p>107.675</text:p>
          </table:table-cell>
          <table:table-cell/>
          <table:table-cell>
            <draw:frame table:end-cell-address="'Ejemplo 2 Pronóstico'.S56" table:end-x="0.5689in" table:end-y="0.1201in" draw:z-index="6" draw:name="Gráfico 7" draw:style-name="gr3" draw:text-style-name="P4" svg:width="7.2606in" svg:height="2.5646in" svg:x="0in" svg:y="0in">
              <draw:object draw:notify-on-update-of-ranges="'Ejemplo 2 Pronóstico'.D4:'Ejemplo 2 Pronóstico'.D51 'Ejemplo 2 Pronóstico'.C4:'Ejemplo 2 Pronóstico'.C51 'Ejemplo 2 Pronóstico'.F3:'Ejemplo 2 Pronóstico'.F3 'Ejemplo 2 Pronóstico'.F4:'Ejemplo 2 Pronóstico'.F51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11"/>
        </table:table-row>
        <table:table-row table:style-name="ro1">
          <table:table-cell table:style-name="ce28" office:value-type="float" office:value="43" calcext:value-type="float">
            <text:p>43</text:p>
          </table:table-cell>
          <table:covered-table-cell table:style-name="ce32"/>
          <table:table-cell table:style-name="ce37" office:value-type="string" calcext:value-type="string">
            <text:p>Julio</text:p>
          </table:table-cell>
          <table:table-cell table:style-name="ce42" table:formula="of:=+[.D10]+15" office:value-type="float" office:value="112" calcext:value-type="float">
            <text:p>112</text:p>
          </table:table-cell>
          <table:table-cell table:style-name="ce51" table:formula="of:=AVERAGE([.D40:.D51])" office:value-type="float" office:value="109.833333333333" calcext:value-type="float">
            <text:p>109.833</text:p>
          </table:table-cell>
          <table:table-cell table:style-name="ce57" table:number-columns-repeated="2"/>
          <table:table-cell table:style-name="ce61" table:formula="of:=+[.H34]" office:value-type="float" office:value="1.01763574112437" calcext:value-type="float">
            <text:p>1.018</text:p>
          </table:table-cell>
          <table:table-cell table:style-name="ce61" table:formula="of:=+[.D46]/[.H46]" office:value-type="float" office:value="110.059027482912" calcext:value-type="float">
            <text:p>110.059</text:p>
          </table:table-cell>
          <table:table-cell table:style-name="ce67" table:formula="of:=90.461+0.407*[.A46]" office:value-type="float" office:value="107.962" calcext:value-type="float">
            <text:p>107.962</text:p>
          </table:table-cell>
          <table:table-cell table:style-name="ce71" table:formula="of:=[.J46]*[.H46]" office:value-type="float" office:value="109.865989883269" calcext:value-type="float">
            <text:p>109.866</text:p>
          </table:table-cell>
          <table:table-cell table:number-columns-repeated="1013"/>
        </table:table-row>
        <table:table-row table:style-name="ro1">
          <table:table-cell table:style-name="ce28" office:value-type="float" office:value="44" calcext:value-type="float">
            <text:p>44</text:p>
          </table:table-cell>
          <table:covered-table-cell table:style-name="ce32"/>
          <table:table-cell table:style-name="ce37" office:value-type="string" calcext:value-type="string">
            <text:p>Agosto</text:p>
          </table:table-cell>
          <table:table-cell table:style-name="ce42" table:formula="of:=+[.D11]+15" office:value-type="float" office:value="116" calcext:value-type="float">
            <text:p>116</text:p>
          </table:table-cell>
          <table:table-cell table:style-name="ce50"/>
          <table:table-cell table:style-name="ce55" table:number-columns-repeated="2"/>
          <table:table-cell table:style-name="ce61" table:formula="of:=+[.H35]" office:value-type="float" office:value="1.05422251202785" calcext:value-type="float">
            <text:p>1.054</text:p>
          </table:table-cell>
          <table:table-cell table:style-name="ce61" table:formula="of:=+[.D47]/[.H47]" office:value-type="float" office:value="110.03369656456" calcext:value-type="float">
            <text:p>110.034</text:p>
          </table:table-cell>
          <table:table-cell table:style-name="ce67" table:formula="of:=90.461+0.407*[.A47]" office:value-type="float" office:value="108.369" calcext:value-type="float">
            <text:p>108.369</text:p>
          </table:table-cell>
          <table:table-cell table:style-name="ce71" table:formula="of:=[.J47]*[.H47]" office:value-type="float" office:value="114.245039405946" calcext:value-type="float">
            <text:p>114.245</text:p>
          </table:table-cell>
          <table:table-cell table:number-columns-repeated="1013"/>
        </table:table-row>
        <table:table-row table:style-name="ro1">
          <table:table-cell table:style-name="ce28" office:value-type="float" office:value="45" calcext:value-type="float">
            <text:p>45</text:p>
          </table:table-cell>
          <table:covered-table-cell table:style-name="ce32"/>
          <table:table-cell table:style-name="ce37" office:value-type="string" calcext:value-type="string">
            <text:p>Septiembre</text:p>
          </table:table-cell>
          <table:table-cell table:style-name="ce42" table:formula="of:=+[.D12]+15" office:value-type="float" office:value="117" calcext:value-type="float">
            <text:p>117</text:p>
          </table:table-cell>
          <table:table-cell table:style-name="ce50"/>
          <table:table-cell table:style-name="ce55" table:number-columns-repeated="2"/>
          <table:table-cell table:style-name="ce61" table:formula="of:=+[.H36]" office:value-type="float" office:value="1.0600231590145" calcext:value-type="float">
            <text:p>1.060</text:p>
          </table:table-cell>
          <table:table-cell table:style-name="ce61" table:formula="of:=+[.D48]/[.H48]" office:value-type="float" office:value="110.374947004719" calcext:value-type="float">
            <text:p>110.375</text:p>
          </table:table-cell>
          <table:table-cell table:style-name="ce67" table:formula="of:=90.461+0.407*[.A48]" office:value-type="float" office:value="108.776" calcext:value-type="float">
            <text:p>108.776</text:p>
          </table:table-cell>
          <table:table-cell table:style-name="ce71" table:formula="of:=[.J48]*[.H48]" office:value-type="float" office:value="115.305079144961" calcext:value-type="float">
            <text:p>115.305</text:p>
          </table:table-cell>
          <table:table-cell table:number-columns-repeated="1013"/>
        </table:table-row>
        <table:table-row table:style-name="ro1">
          <table:table-cell table:style-name="ce28" office:value-type="float" office:value="46" calcext:value-type="float">
            <text:p>46</text:p>
          </table:table-cell>
          <table:covered-table-cell table:style-name="ce32"/>
          <table:table-cell table:style-name="ce37" office:value-type="string" calcext:value-type="string">
            <text:p>Octubre</text:p>
          </table:table-cell>
          <table:table-cell table:style-name="ce42" table:formula="of:=+[.D13]+15" office:value-type="float" office:value="113" calcext:value-type="float">
            <text:p>113</text:p>
          </table:table-cell>
          <table:table-cell table:style-name="ce50"/>
          <table:table-cell table:style-name="ce55" table:number-columns-repeated="2"/>
          <table:table-cell table:style-name="ce61" table:formula="of:=+[.H37]" office:value-type="float" office:value="1.02163821153496" calcext:value-type="float">
            <text:p>1.022</text:p>
          </table:table-cell>
          <table:table-cell table:style-name="ce61" table:formula="of:=+[.D49]/[.H49]" office:value-type="float" office:value="110.606669488432" calcext:value-type="float">
            <text:p>110.607</text:p>
          </table:table-cell>
          <table:table-cell table:style-name="ce67" table:formula="of:=90.461+0.407*[.A49]" office:value-type="float" office:value="109.183" calcext:value-type="float">
            <text:p>109.183</text:p>
          </table:table-cell>
          <table:table-cell table:style-name="ce71" table:formula="of:=[.J49]*[.H49]" office:value-type="float" office:value="111.545524850021" calcext:value-type="float">
            <text:p>111.546</text:p>
          </table:table-cell>
          <table:table-cell table:number-columns-repeated="1013"/>
        </table:table-row>
        <table:table-row table:style-name="ro1">
          <table:table-cell table:style-name="ce28" office:value-type="float" office:value="47" calcext:value-type="float">
            <text:p>47</text:p>
          </table:table-cell>
          <table:covered-table-cell table:style-name="ce32"/>
          <table:table-cell table:style-name="ce37" office:value-type="string" calcext:value-type="string">
            <text:p>Noviembre</text:p>
          </table:table-cell>
          <table:table-cell table:style-name="ce42" table:formula="of:=+[.D14]+15" office:value-type="float" office:value="111" calcext:value-type="float">
            <text:p>111</text:p>
          </table:table-cell>
          <table:table-cell table:style-name="ce50"/>
          <table:table-cell table:style-name="ce55" table:number-columns-repeated="2"/>
          <table:table-cell table:style-name="ce61" table:formula="of:=+[.H38]" office:value-type="float" office:value="0.990837484523818" calcext:value-type="float">
            <text:p>0.991</text:p>
          </table:table-cell>
          <table:table-cell table:style-name="ce61" table:formula="of:=+[.D50]/[.H50]" office:value-type="float" office:value="112.02644402714" calcext:value-type="float">
            <text:p>112.026</text:p>
          </table:table-cell>
          <table:table-cell table:style-name="ce67" table:formula="of:=90.461+0.407*[.A50]" office:value-type="float" office:value="109.59" calcext:value-type="float">
            <text:p>109.590</text:p>
          </table:table-cell>
          <table:table-cell table:style-name="ce71" table:formula="of:=[.J50]*[.H50]" office:value-type="float" office:value="108.585879928965" calcext:value-type="float">
            <text:p>108.586</text:p>
          </table:table-cell>
          <table:table-cell table:number-columns-repeated="1013"/>
        </table:table-row>
        <table:table-row table:style-name="ro1">
          <table:table-cell table:style-name="ce29" office:value-type="float" office:value="48" calcext:value-type="float">
            <text:p>48</text:p>
          </table:table-cell>
          <table:covered-table-cell table:style-name="ce33"/>
          <table:table-cell table:style-name="ce38" office:value-type="string" calcext:value-type="string">
            <text:p>Diciembre</text:p>
          </table:table-cell>
          <table:table-cell table:style-name="ce46" table:formula="of:=+[.D15]+15" office:value-type="float" office:value="120" calcext:value-type="float">
            <text:p>120</text:p>
          </table:table-cell>
          <table:table-cell table:style-name="ce53"/>
          <table:table-cell table:style-name="ce58" table:number-columns-repeated="2"/>
          <table:table-cell table:style-name="ce61" table:formula="of:=+[.H39]" office:value-type="float" office:value="1.0771619592484" calcext:value-type="float">
            <text:p>1.077</text:p>
          </table:table-cell>
          <table:table-cell table:style-name="ce63" table:formula="of:=+[.D51]/[.H51]" office:value-type="float" office:value="111.403859902118" calcext:value-type="float">
            <text:p>111.404</text:p>
          </table:table-cell>
          <table:table-cell table:style-name="ce67" table:formula="of:=90.461+0.407*[.A51]" office:value-type="float" office:value="109.997" calcext:value-type="float">
            <text:p>109.997</text:p>
          </table:table-cell>
          <table:table-cell table:style-name="ce71" table:formula="of:=[.J51]*[.H51]" office:value-type="float" office:value="118.484584031447" calcext:value-type="float">
            <text:p>118.485</text:p>
          </table:table-cell>
          <table:table-cell table:number-columns-repeated="1013"/>
        </table:table-row>
        <table:table-row table:style-name="ro1">
          <table:table-cell table:style-name="ce30" office:value-type="float" office:value="49" calcext:value-type="float">
            <text:p>49</text:p>
          </table:table-cell>
          <table:table-cell table:style-name="ce34" office:value-type="float" office:value="2021" calcext:value-type="float" table:number-columns-spanned="1" table:number-rows-spanned="12">
            <text:p>2021</text:p>
          </table:table-cell>
          <table:table-cell table:style-name="ce39" office:value-type="string" calcext:value-type="string">
            <text:p>Enero</text:p>
          </table:table-cell>
          <table:table-cell table:style-name="ce47"/>
          <table:table-cell table:number-columns-repeated="3"/>
          <table:table-cell table:style-name="ce61" table:formula="of:=+[.H40]" office:value-type="float" office:value="0.941459900814362" calcext:value-type="float">
            <text:p>0.941</text:p>
          </table:table-cell>
          <table:table-cell table:style-name="ce64" table:formula="of:=90.797+0.4266*[.L52]" office:value-type="float" office:value="111.7004" calcext:value-type="float">
            <text:p>111.700</text:p>
          </table:table-cell>
          <table:table-cell table:style-name="ce68" table:formula="of:=90.461+0.407*[.A52]" office:value-type="float" office:value="110.404" calcext:value-type="float">
            <text:p>110.404</text:p>
          </table:table-cell>
          <table:table-cell table:style-name="ce72" table:formula="of:=[.J52]*[.H52]" office:value-type="float" office:value="103.940938889509" calcext:value-type="float">
            <text:p>103.941</text:p>
          </table:table-cell>
          <table:table-cell table:style-name="ce74" office:value-type="float" office:value="49" calcext:value-type="float">
            <text:p/>
          </table:table-cell>
          <table:table-cell table:number-columns-repeated="1012"/>
        </table:table-row>
        <table:table-row table:style-name="ro1">
          <table:table-cell table:style-name="ce30" office:value-type="float" office:value="50" calcext:value-type="float">
            <text:p>50</text:p>
          </table:table-cell>
          <table:covered-table-cell table:style-name="ce35"/>
          <table:table-cell table:style-name="ce39" office:value-type="string" calcext:value-type="string">
            <text:p>Febrero</text:p>
          </table:table-cell>
          <table:table-cell table:style-name="ce48"/>
          <table:table-cell table:number-columns-repeated="3"/>
          <table:table-cell table:style-name="ce61" table:formula="of:=+[.H41]" office:value-type="float" office:value="0.984182682307531" calcext:value-type="float">
            <text:p>0.984</text:p>
          </table:table-cell>
          <table:table-cell table:style-name="ce61" table:formula="of:=90.797+0.4266*[.L53]" office:value-type="float" office:value="112.127" calcext:value-type="float">
            <text:p>112.127</text:p>
          </table:table-cell>
          <table:table-cell table:style-name="ce68" table:formula="of:=90.461+0.407*[.A53]" office:value-type="float" office:value="110.811" calcext:value-type="float">
            <text:p>110.811</text:p>
          </table:table-cell>
          <table:table-cell table:style-name="ce72" table:formula="of:=[.J53]*[.H53]" office:value-type="float" office:value="109.05826720918" calcext:value-type="float">
            <text:p>109.058</text:p>
          </table:table-cell>
          <table:table-cell table:style-name="ce74" office:value-type="float" office:value="50" calcext:value-type="float">
            <text:p/>
          </table:table-cell>
          <table:table-cell table:number-columns-repeated="1012"/>
        </table:table-row>
        <table:table-row table:style-name="ro1">
          <table:table-cell table:style-name="ce30" office:value-type="float" office:value="51" calcext:value-type="float">
            <text:p>51</text:p>
          </table:table-cell>
          <table:covered-table-cell table:style-name="ce35"/>
          <table:table-cell table:style-name="ce39" office:value-type="string" calcext:value-type="string">
            <text:p>Marzo</text:p>
          </table:table-cell>
          <table:table-cell table:style-name="ce48"/>
          <table:table-cell table:number-columns-repeated="3"/>
          <table:table-cell table:style-name="ce61" table:formula="of:=+[.H42]" office:value-type="float" office:value="0.933813529865799" calcext:value-type="float">
            <text:p>0.934</text:p>
          </table:table-cell>
          <table:table-cell table:style-name="ce61" table:formula="of:=90.797+0.4266*[.L54]" office:value-type="float" office:value="112.5536" calcext:value-type="float">
            <text:p>112.554</text:p>
          </table:table-cell>
          <table:table-cell table:style-name="ce68" table:formula="of:=90.461+0.407*[.A54]" office:value-type="float" office:value="111.218" calcext:value-type="float">
            <text:p>111.218</text:p>
          </table:table-cell>
          <table:table-cell table:style-name="ce72" table:formula="of:=[.J54]*[.H54]" office:value-type="float" office:value="103.856873164614" calcext:value-type="float">
            <text:p>103.857</text:p>
          </table:table-cell>
          <table:table-cell table:style-name="ce74" office:value-type="float" office:value="51" calcext:value-type="float">
            <text:p/>
          </table:table-cell>
          <table:table-cell table:number-columns-repeated="1012"/>
        </table:table-row>
        <table:table-row table:style-name="ro1">
          <table:table-cell table:style-name="ce30" office:value-type="float" office:value="52" calcext:value-type="float">
            <text:p>52</text:p>
          </table:table-cell>
          <table:covered-table-cell table:style-name="ce35"/>
          <table:table-cell table:style-name="ce39" office:value-type="string" calcext:value-type="string">
            <text:p>Abril</text:p>
          </table:table-cell>
          <table:table-cell table:style-name="ce48"/>
          <table:table-cell table:number-columns-repeated="3"/>
          <table:table-cell table:style-name="ce61" table:formula="of:=+[.H43]" office:value-type="float" office:value="0.969587827547857" calcext:value-type="float">
            <text:p>0.970</text:p>
          </table:table-cell>
          <table:table-cell table:style-name="ce61" table:formula="of:=90.797+0.4266*[.L55]" office:value-type="float" office:value="112.9802" calcext:value-type="float">
            <text:p>112.980</text:p>
          </table:table-cell>
          <table:table-cell table:style-name="ce68" table:formula="of:=90.461+0.407*[.A55]" office:value-type="float" office:value="111.625" calcext:value-type="float">
            <text:p>111.625</text:p>
          </table:table-cell>
          <table:table-cell table:style-name="ce72" table:formula="of:=[.J55]*[.H55]" office:value-type="float" office:value="108.23024125003" calcext:value-type="float">
            <text:p>108.230</text:p>
          </table:table-cell>
          <table:table-cell table:style-name="ce74" office:value-type="float" office:value="52" calcext:value-type="float">
            <text:p/>
          </table:table-cell>
          <table:table-cell table:number-columns-repeated="1012"/>
        </table:table-row>
        <table:table-row table:style-name="ro1">
          <table:table-cell table:style-name="ce30" office:value-type="float" office:value="53" calcext:value-type="float">
            <text:p>53</text:p>
          </table:table-cell>
          <table:covered-table-cell table:style-name="ce35"/>
          <table:table-cell table:style-name="ce39" office:value-type="string" calcext:value-type="string">
            <text:p>Mayo</text:p>
          </table:table-cell>
          <table:table-cell table:style-name="ce48"/>
          <table:table-cell table:number-columns-repeated="3"/>
          <table:table-cell table:style-name="ce61" table:formula="of:=+[.H44]" office:value-type="float" office:value="0.952793522900471" calcext:value-type="float">
            <text:p>0.953</text:p>
          </table:table-cell>
          <table:table-cell table:style-name="ce61" table:formula="of:=90.797+0.4266*[.L56]" office:value-type="float" office:value="113.4068" calcext:value-type="float">
            <text:p>113.407</text:p>
          </table:table-cell>
          <table:table-cell table:style-name="ce68" table:formula="of:=90.461+0.407*[.A56]" office:value-type="float" office:value="112.032" calcext:value-type="float">
            <text:p>112.032</text:p>
          </table:table-cell>
          <table:table-cell table:style-name="ce72" table:formula="of:=[.J56]*[.H56]" office:value-type="float" office:value="106.743363957586" calcext:value-type="float">
            <text:p>106.743</text:p>
          </table:table-cell>
          <table:table-cell table:style-name="ce74" office:value-type="float" office:value="53" calcext:value-type="float">
            <text:p/>
          </table:table-cell>
          <table:table-cell table:number-columns-repeated="1012"/>
        </table:table-row>
        <table:table-row table:style-name="ro1">
          <table:table-cell table:style-name="ce30" office:value-type="float" office:value="54" calcext:value-type="float">
            <text:p>54</text:p>
          </table:table-cell>
          <table:covered-table-cell table:style-name="ce35"/>
          <table:table-cell table:style-name="ce39" office:value-type="string" calcext:value-type="string">
            <text:p>Junio</text:p>
          </table:table-cell>
          <table:table-cell table:style-name="ce48"/>
          <table:table-cell table:number-columns-repeated="3"/>
          <table:table-cell table:style-name="ce61" table:formula="of:=+[.H45]" office:value-type="float" office:value="1.00111761981924" calcext:value-type="float">
            <text:p>1.001</text:p>
          </table:table-cell>
          <table:table-cell table:style-name="ce61" table:formula="of:=90.797+0.4266*[.L57]" office:value-type="float" office:value="113.8334" calcext:value-type="float">
            <text:p>113.833</text:p>
          </table:table-cell>
          <table:table-cell table:style-name="ce68" table:formula="of:=90.461+0.407*[.A57]" office:value-type="float" office:value="112.439" calcext:value-type="float">
            <text:p>112.439</text:p>
          </table:table-cell>
          <table:table-cell table:style-name="ce72" table:formula="of:=[.J57]*[.H57]" office:value-type="float" office:value="112.564664054856" calcext:value-type="float">
            <text:p>112.565</text:p>
          </table:table-cell>
          <table:table-cell table:style-name="ce74" office:value-type="float" office:value="54" calcext:value-type="float">
            <text:p/>
          </table:table-cell>
          <table:table-cell table:number-columns-repeated="1012"/>
        </table:table-row>
        <table:table-row table:style-name="ro1">
          <table:table-cell table:style-name="ce30" office:value-type="float" office:value="55" calcext:value-type="float">
            <text:p>55</text:p>
          </table:table-cell>
          <table:covered-table-cell table:style-name="ce35"/>
          <table:table-cell table:style-name="ce39" office:value-type="string" calcext:value-type="string">
            <text:p>Julio</text:p>
          </table:table-cell>
          <table:table-cell table:style-name="ce48"/>
          <table:table-cell table:number-columns-repeated="3"/>
          <table:table-cell table:style-name="ce61" table:formula="of:=+[.H46]" office:value-type="float" office:value="1.01763574112437" calcext:value-type="float">
            <text:p>1.018</text:p>
          </table:table-cell>
          <table:table-cell table:style-name="ce61" table:formula="of:=90.797+0.4266*[.L58]" office:value-type="float" office:value="114.26" calcext:value-type="float">
            <text:p>114.260</text:p>
          </table:table-cell>
          <table:table-cell table:style-name="ce68" table:formula="of:=90.461+0.407*[.A58]" office:value-type="float" office:value="112.846" calcext:value-type="float">
            <text:p>112.846</text:p>
          </table:table-cell>
          <table:table-cell table:style-name="ce72" table:formula="of:=[.J58]*[.H58]" office:value-type="float" office:value="114.83612284292" calcext:value-type="float">
            <text:p>114.836</text:p>
          </table:table-cell>
          <table:table-cell table:style-name="ce74" office:value-type="float" office:value="55" calcext:value-type="float">
            <text:p/>
          </table:table-cell>
          <table:table-cell table:number-columns-repeated="1012"/>
        </table:table-row>
        <table:table-row table:style-name="ro1">
          <table:table-cell table:style-name="ce30" office:value-type="float" office:value="56" calcext:value-type="float">
            <text:p>56</text:p>
          </table:table-cell>
          <table:covered-table-cell table:style-name="ce35"/>
          <table:table-cell table:style-name="ce39" office:value-type="string" calcext:value-type="string">
            <text:p>Agosto</text:p>
          </table:table-cell>
          <table:table-cell table:style-name="ce48"/>
          <table:table-cell table:number-columns-repeated="3"/>
          <table:table-cell table:style-name="ce61" table:formula="of:=+[.H47]" office:value-type="float" office:value="1.05422251202785" calcext:value-type="float">
            <text:p>1.054</text:p>
          </table:table-cell>
          <table:table-cell table:style-name="ce61" table:formula="of:=90.797+0.4266*[.L59]" office:value-type="float" office:value="114.6866" calcext:value-type="float">
            <text:p>114.687</text:p>
          </table:table-cell>
          <table:table-cell table:style-name="ce68" table:formula="of:=90.461+0.407*[.A59]" office:value-type="float" office:value="113.253" calcext:value-type="float">
            <text:p>113.253</text:p>
          </table:table-cell>
          <table:table-cell table:style-name="ce72" table:formula="of:=[.J59]*[.H59]" office:value-type="float" office:value="119.39386215469" calcext:value-type="float">
            <text:p>119.394</text:p>
          </table:table-cell>
          <table:table-cell table:style-name="ce74" office:value-type="float" office:value="56" calcext:value-type="float">
            <text:p/>
          </table:table-cell>
          <table:table-cell table:number-columns-repeated="1012"/>
        </table:table-row>
        <table:table-row table:style-name="ro1">
          <table:table-cell table:style-name="ce30" office:value-type="float" office:value="57" calcext:value-type="float">
            <text:p>57</text:p>
          </table:table-cell>
          <table:covered-table-cell table:style-name="ce35"/>
          <table:table-cell table:style-name="ce39" office:value-type="string" calcext:value-type="string">
            <text:p>Septiembre</text:p>
          </table:table-cell>
          <table:table-cell table:style-name="ce48"/>
          <table:table-cell table:number-columns-repeated="3"/>
          <table:table-cell table:style-name="ce61" table:formula="of:=+[.H48]" office:value-type="float" office:value="1.0600231590145" calcext:value-type="float">
            <text:p>1.060</text:p>
          </table:table-cell>
          <table:table-cell table:style-name="ce61" table:formula="of:=90.797+0.4266*[.L60]" office:value-type="float" office:value="115.1132" calcext:value-type="float">
            <text:p>115.113</text:p>
          </table:table-cell>
          <table:table-cell table:style-name="ce68" table:formula="of:=90.461+0.407*[.A60]" office:value-type="float" office:value="113.66" calcext:value-type="float">
            <text:p>113.660</text:p>
          </table:table-cell>
          <table:table-cell table:style-name="ce72" table:formula="of:=[.J60]*[.H60]" office:value-type="float" office:value="120.482232253588" calcext:value-type="float">
            <text:p>120.482</text:p>
          </table:table-cell>
          <table:table-cell table:style-name="ce74" office:value-type="float" office:value="57" calcext:value-type="float">
            <text:p/>
          </table:table-cell>
          <table:table-cell table:number-columns-repeated="1012"/>
        </table:table-row>
        <table:table-row table:style-name="ro1">
          <table:table-cell table:style-name="ce30" office:value-type="float" office:value="58" calcext:value-type="float">
            <text:p>58</text:p>
          </table:table-cell>
          <table:covered-table-cell table:style-name="ce35"/>
          <table:table-cell table:style-name="ce39" office:value-type="string" calcext:value-type="string">
            <text:p>Octubre</text:p>
          </table:table-cell>
          <table:table-cell table:style-name="ce48"/>
          <table:table-cell table:number-columns-repeated="3"/>
          <table:table-cell table:style-name="ce61" table:formula="of:=+[.H49]" office:value-type="float" office:value="1.02163821153496" calcext:value-type="float">
            <text:p>1.022</text:p>
          </table:table-cell>
          <table:table-cell table:style-name="ce61" table:formula="of:=90.797+0.4266*[.L61]" office:value-type="float" office:value="115.5398" calcext:value-type="float">
            <text:p>115.540</text:p>
          </table:table-cell>
          <table:table-cell table:style-name="ce68" table:formula="of:=90.461+0.407*[.A61]" office:value-type="float" office:value="114.067" calcext:value-type="float">
            <text:p>114.067</text:p>
          </table:table-cell>
          <table:table-cell table:style-name="ce72" table:formula="of:=[.J61]*[.H61]" office:value-type="float" office:value="116.535205875158" calcext:value-type="float">
            <text:p>116.535</text:p>
          </table:table-cell>
          <table:table-cell table:style-name="ce74" office:value-type="float" office:value="58" calcext:value-type="float">
            <text:p/>
          </table:table-cell>
          <table:table-cell table:number-columns-repeated="1012"/>
        </table:table-row>
        <table:table-row table:style-name="ro1">
          <table:table-cell table:style-name="ce30" office:value-type="float" office:value="59" calcext:value-type="float">
            <text:p>59</text:p>
          </table:table-cell>
          <table:covered-table-cell table:style-name="ce35"/>
          <table:table-cell table:style-name="ce39" office:value-type="string" calcext:value-type="string">
            <text:p>Noviembre</text:p>
          </table:table-cell>
          <table:table-cell table:style-name="ce48"/>
          <table:table-cell table:number-columns-repeated="3"/>
          <table:table-cell table:style-name="ce61" table:formula="of:=+[.H50]" office:value-type="float" office:value="0.990837484523818" calcext:value-type="float">
            <text:p>0.991</text:p>
          </table:table-cell>
          <table:table-cell table:style-name="ce61" table:formula="of:=90.797+0.4266*[.L62]" office:value-type="float" office:value="115.9664" calcext:value-type="float">
            <text:p>115.966</text:p>
          </table:table-cell>
          <table:table-cell table:style-name="ce68" table:formula="of:=90.461+0.407*[.A62]" office:value-type="float" office:value="114.474" calcext:value-type="float">
            <text:p>114.474</text:p>
          </table:table-cell>
          <table:table-cell table:style-name="ce72" table:formula="of:=[.J62]*[.H62]" office:value-type="float" office:value="113.42513020338" calcext:value-type="float">
            <text:p>113.425</text:p>
          </table:table-cell>
          <table:table-cell table:style-name="ce74" office:value-type="float" office:value="59" calcext:value-type="float">
            <text:p/>
          </table:table-cell>
          <table:table-cell table:number-columns-repeated="1012"/>
        </table:table-row>
        <table:table-row table:style-name="ro1">
          <table:table-cell table:style-name="ce31" office:value-type="float" office:value="60" calcext:value-type="float">
            <text:p>60</text:p>
          </table:table-cell>
          <table:covered-table-cell table:style-name="ce34"/>
          <table:table-cell table:style-name="ce40" office:value-type="string" calcext:value-type="string">
            <text:p>Diciembre</text:p>
          </table:table-cell>
          <table:table-cell table:style-name="ce49"/>
          <table:table-cell table:number-columns-repeated="3"/>
          <table:table-cell table:style-name="ce61" table:formula="of:=+[.H51]" office:value-type="float" office:value="1.0771619592484" calcext:value-type="float">
            <text:p>1.077</text:p>
          </table:table-cell>
          <table:table-cell table:style-name="ce65" table:formula="of:=90.797+0.4266*[.L63]" office:value-type="float" office:value="116.393" calcext:value-type="float">
            <text:p>116.393</text:p>
          </table:table-cell>
          <table:table-cell table:style-name="ce68" table:formula="of:=90.461+0.407*[.A63]" office:value-type="float" office:value="114.881" calcext:value-type="float">
            <text:p>114.881</text:p>
          </table:table-cell>
          <table:table-cell table:style-name="ce72" table:formula="of:=[.J63]*[.H63]" office:value-type="float" office:value="123.745443040416" calcext:value-type="float">
            <text:p>123.745</text:p>
          </table:table-cell>
          <table:table-cell table:style-name="ce74" office:value-type="float" office:value="60" calcext:value-type="float">
            <text:p/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69" table:number-columns-repeated="2"/>
          <table:table-cell table:style-name="ce41"/>
          <table:table-cell table:number-columns-repeated="1012"/>
        </table:table-row>
        <table:table-row table:style-name="ro1">
          <table:table-cell table:number-columns-repeated="9"/>
          <table:table-cell table:style-name="ce69" table:number-columns-repeated="2"/>
          <table:table-cell table:number-columns-repeated="1013"/>
        </table:table-row>
        <table:table-row table:style-name="ro1">
          <table:table-cell table:number-columns-repeated="9"/>
          <table:table-cell table:style-name="ce69" table:number-columns-repeated="2"/>
          <table:table-cell/>
          <table:table-cell table:style-name="ce76" office:value-type="string" calcext:value-type="string">
            <text:p>2.- Calcular los índices estacionales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69" table:number-columns-repeated="2"/>
          <table:table-cell table:number-columns-repeated="1013"/>
        </table:table-row>
        <table:table-row table:style-name="ro1">
          <table:table-cell table:number-columns-repeated="9"/>
          <table:table-cell table:style-name="ce69" table:number-columns-repeated="2"/>
          <table:table-cell/>
          <table:table-cell table:style-name="ce77" office:value-type="string" calcext:value-type="string">
            <text:p>Meses</text:p>
          </table:table-cell>
          <table:table-cell table:style-name="ce80" office:value-type="float" office:value="2016" calcext:value-type="float">
            <text:p>2016</text:p>
          </table:table-cell>
          <table:table-cell table:style-name="ce80" office:value-type="float" office:value="2017" calcext:value-type="float">
            <text:p>2017</text:p>
          </table:table-cell>
          <table:table-cell table:style-name="ce80" office:value-type="float" office:value="2018" calcext:value-type="float">
            <text:p>2018</text:p>
          </table:table-cell>
          <table:table-cell table:style-name="ce80" office:value-type="float" office:value="2019" calcext:value-type="float">
            <text:p>2019</text:p>
          </table:table-cell>
          <table:table-cell table:style-name="ce77" office:value-type="string" calcext:value-type="string">
            <text:p>Promedio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ce69" table:number-columns-repeated="2"/>
          <table:table-cell/>
          <table:table-cell table:style-name="ce78" office:value-type="string" calcext:value-type="string">
            <text:p>Enero</text:p>
          </table:table-cell>
          <table:table-cell table:style-name="ce81"/>
          <table:table-cell table:style-name="ce83" table:formula="of:=[.G16]" office:value-type="float" office:value="0.927888792354474" calcext:value-type="float">
            <text:p>0.928</text:p>
          </table:table-cell>
          <table:table-cell table:style-name="ce83" table:formula="of:=[.G28]" office:value-type="float" office:value="0.928901977282288" calcext:value-type="float">
            <text:p>0.929</text:p>
          </table:table-cell>
          <table:table-cell table:style-name="ce83" table:formula="of:=[.G40]" office:value-type="float" office:value="0.967588932806324" calcext:value-type="float">
            <text:p>0.968</text:p>
          </table:table-cell>
          <table:table-cell table:style-name="ce85" table:formula="of:=AVERAGE([.N69:.Q69])" office:value-type="float" office:value="0.941459900814362" calcext:value-type="float">
            <text:p>0.941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ce69" table:number-columns-repeated="2"/>
          <table:table-cell/>
          <table:table-cell table:style-name="ce78" office:value-type="string" calcext:value-type="string">
            <text:p>Febrero</text:p>
          </table:table-cell>
          <table:table-cell table:style-name="ce81"/>
          <table:table-cell table:style-name="ce83" table:formula="of:=[.G17]" office:value-type="float" office:value="0.967909800520382" calcext:value-type="float">
            <text:p>0.968</text:p>
          </table:table-cell>
          <table:table-cell table:style-name="ce83" table:formula="of:=[.G29]" office:value-type="float" office:value="0.986991187578682" calcext:value-type="float">
            <text:p>0.987</text:p>
          </table:table-cell>
          <table:table-cell table:style-name="ce83" table:formula="of:=[.G41]" office:value-type="float" office:value="0.997647058823529" calcext:value-type="float">
            <text:p>0.998</text:p>
          </table:table-cell>
          <table:table-cell table:style-name="ce85" table:formula="of:=AVERAGE([.N70:.Q70])" office:value-type="float" office:value="0.984182682307531" calcext:value-type="float">
            <text:p>0.984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ce69" table:number-columns-repeated="2"/>
          <table:table-cell/>
          <table:table-cell table:style-name="ce78" office:value-type="string" calcext:value-type="string">
            <text:p>Marzo</text:p>
          </table:table-cell>
          <table:table-cell table:style-name="ce81"/>
          <table:table-cell table:style-name="ce83" table:formula="of:=[.G18]" office:value-type="float" office:value="0.924675324675325" calcext:value-type="float">
            <text:p>0.925</text:p>
          </table:table-cell>
          <table:table-cell table:style-name="ce83" table:formula="of:=[.G30]" office:value-type="float" office:value="0.924236082042696" calcext:value-type="float">
            <text:p>0.924</text:p>
          </table:table-cell>
          <table:table-cell table:style-name="ce83" table:formula="of:=[.G42]" office:value-type="float" office:value="0.952529182879377" calcext:value-type="float">
            <text:p>0.953</text:p>
          </table:table-cell>
          <table:table-cell table:style-name="ce85" table:formula="of:=AVERAGE([.N71:.Q71])" office:value-type="float" office:value="0.933813529865799" calcext:value-type="float">
            <text:p>0.934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ce69" table:number-columns-repeated="2"/>
          <table:table-cell/>
          <table:table-cell table:style-name="ce78" office:value-type="string" calcext:value-type="string">
            <text:p>Abril</text:p>
          </table:table-cell>
          <table:table-cell table:style-name="ce81"/>
          <table:table-cell table:style-name="ce83" table:formula="of:=[.G19]" office:value-type="float" office:value="0.964563526361279" calcext:value-type="float">
            <text:p>0.965</text:p>
          </table:table-cell>
          <table:table-cell table:style-name="ce83" table:formula="of:=[.G31]" office:value-type="float" office:value="0.961201501877347" calcext:value-type="float">
            <text:p>0.961</text:p>
          </table:table-cell>
          <table:table-cell table:style-name="ce83" table:formula="of:=[.G43]" office:value-type="float" office:value="0.982998454404946" calcext:value-type="float">
            <text:p>0.983</text:p>
          </table:table-cell>
          <table:table-cell table:style-name="ce85" table:formula="of:=AVERAGE([.N72:.Q72])" office:value-type="float" office:value="0.969587827547857" calcext:value-type="float">
            <text:p>0.970</text:p>
          </table:table-cell>
          <table:table-cell table:number-columns-repeated="1006"/>
        </table:table-row>
        <table:table-row table:style-name="ro1">
          <table:table-cell table:number-columns-repeated="12"/>
          <table:table-cell table:style-name="ce78" office:value-type="string" calcext:value-type="string">
            <text:p>Mayo</text:p>
          </table:table-cell>
          <table:table-cell table:style-name="ce81"/>
          <table:table-cell table:style-name="ce83" table:formula="of:=[.G20]" office:value-type="float" office:value="0.93183779119931" calcext:value-type="float">
            <text:p>0.932</text:p>
          </table:table-cell>
          <table:table-cell table:style-name="ce83" table:formula="of:=[.G32]" office:value-type="float" office:value="0.977962577962578" calcext:value-type="float">
            <text:p>0.978</text:p>
          </table:table-cell>
          <table:table-cell table:style-name="ce83" table:formula="of:=[.G44]" office:value-type="float" office:value="0.948580199539524" calcext:value-type="float">
            <text:p>0.949</text:p>
          </table:table-cell>
          <table:table-cell table:style-name="ce85" table:formula="of:=AVERAGE([.N73:.Q73])" office:value-type="float" office:value="0.952793522900471" calcext:value-type="float">
            <text:p>0.953</text:p>
          </table:table-cell>
          <table:table-cell table:number-columns-repeated="1006"/>
        </table:table-row>
        <table:table-row table:style-name="ro1">
          <table:table-cell table:number-columns-repeated="12"/>
          <table:table-cell table:style-name="ce78" office:value-type="string" calcext:value-type="string">
            <text:p>Junio</text:p>
          </table:table-cell>
          <table:table-cell table:style-name="ce81"/>
          <table:table-cell table:style-name="ce83" table:formula="of:=[.G21]" office:value-type="float" office:value="1.00258397932817" calcext:value-type="float">
            <text:p>1.003</text:p>
          </table:table-cell>
          <table:table-cell table:style-name="ce83" table:formula="of:=[.G33]" office:value-type="float" office:value="0.995437577768561" calcext:value-type="float">
            <text:p>0.995</text:p>
          </table:table-cell>
          <table:table-cell table:style-name="ce83" table:formula="of:=[.G45]" office:value-type="float" office:value="1.00533130236101" calcext:value-type="float">
            <text:p>1.005</text:p>
          </table:table-cell>
          <table:table-cell table:style-name="ce85" table:formula="of:=AVERAGE([.N74:.Q74])" office:value-type="float" office:value="1.00111761981924" calcext:value-type="float">
            <text:p>1.001</text:p>
          </table:table-cell>
          <table:table-cell table:number-columns-repeated="1006"/>
        </table:table-row>
        <table:table-row table:style-name="ro1">
          <table:table-cell table:number-columns-repeated="12"/>
          <table:table-cell table:style-name="ce78" office:value-type="string" calcext:value-type="string">
            <text:p>Julio</text:p>
          </table:table-cell>
          <table:table-cell table:style-name="ce82" table:formula="of:=[.G10]" office:value-type="float" office:value="1.02194907813872" calcext:value-type="float">
            <text:p>1.022</text:p>
          </table:table-cell>
          <table:table-cell table:style-name="ce83" table:formula="of:=[.G22]" office:value-type="float" office:value="1.02105715513537" calcext:value-type="float">
            <text:p>1.021</text:p>
          </table:table-cell>
          <table:table-cell table:style-name="ce83" table:formula="of:=[.G34]" office:value-type="float" office:value="1.00990099009901" calcext:value-type="float">
            <text:p>1.010</text:p>
          </table:table-cell>
          <table:table-cell table:style-name="ce78"/>
          <table:table-cell table:style-name="ce85" table:formula="of:=AVERAGE([.N75:.Q75])" office:value-type="float" office:value="1.01763574112437" calcext:value-type="float">
            <text:p>1.018</text:p>
          </table:table-cell>
          <table:table-cell table:number-columns-repeated="1006"/>
        </table:table-row>
        <table:table-row table:style-name="ro1">
          <table:table-cell table:number-columns-repeated="12"/>
          <table:table-cell table:style-name="ce78" office:value-type="string" calcext:value-type="string">
            <text:p>Agosto</text:p>
          </table:table-cell>
          <table:table-cell table:style-name="ce83" table:formula="of:=[.G11]" office:value-type="float" office:value="1.06222611744084" calcext:value-type="float">
            <text:p>1.062</text:p>
          </table:table-cell>
          <table:table-cell table:style-name="ce83" table:formula="of:=[.G23]" office:value-type="float" office:value="1.05867237687366" calcext:value-type="float">
            <text:p>1.059</text:p>
          </table:table-cell>
          <table:table-cell table:style-name="ce83" table:formula="of:=[.G35]" office:value-type="float" office:value="1.04176904176904" calcext:value-type="float">
            <text:p>1.042</text:p>
          </table:table-cell>
          <table:table-cell table:style-name="ce78"/>
          <table:table-cell table:style-name="ce85" table:formula="of:=AVERAGE([.N76:.Q76])" office:value-type="float" office:value="1.05422251202785" calcext:value-type="float">
            <text:p>1.054</text:p>
          </table:table-cell>
          <table:table-cell table:number-columns-repeated="1006"/>
        </table:table-row>
        <table:table-row table:style-name="ro1">
          <table:table-cell table:number-columns-repeated="12"/>
          <table:table-cell table:style-name="ce78" office:value-type="string" calcext:value-type="string">
            <text:p>Septiembre</text:p>
          </table:table-cell>
          <table:table-cell table:style-name="ce83" table:formula="of:=[.G12]" office:value-type="float" office:value="1.07086614173228" calcext:value-type="float">
            <text:p>1.071</text:p>
          </table:table-cell>
          <table:table-cell table:style-name="ce83" table:formula="of:=[.G24]" office:value-type="float" office:value="1.06530089628681" calcext:value-type="float">
            <text:p>1.065</text:p>
          </table:table-cell>
          <table:table-cell table:style-name="ce83" table:formula="of:=[.G36]" office:value-type="float" office:value="1.04390243902439" calcext:value-type="float">
            <text:p>1.044</text:p>
          </table:table-cell>
          <table:table-cell table:style-name="ce78"/>
          <table:table-cell table:style-name="ce85" table:formula="of:=AVERAGE([.N77:.Q77])" office:value-type="float" office:value="1.0600231590145" calcext:value-type="float">
            <text:p>1.060</text:p>
          </table:table-cell>
          <table:table-cell table:number-columns-repeated="1006"/>
        </table:table-row>
        <table:table-row table:style-name="ro6">
          <table:table-cell table:number-columns-repeated="2"/>
          <table:table-cell>
            <draw:frame table:end-cell-address="'Ejemplo 2 Pronóstico'.I93" table:end-x="1.4441in" table:end-y="0.0689in" draw:z-index="8" draw:name="Gráfico 10" draw:style-name="gr3" draw:text-style-name="P4" svg:width="8.6154in" svg:height="3.4858in" svg:x="0.3752in" svg:y="0.0138in">
              <draw:object draw:notify-on-update-of-ranges="'Ejemplo 2 Pronóstico'.C4:'Ejemplo 2 Pronóstico'.C63 'Ejemplo 2 Pronóstico'.D4:'Ejemplo 2 Pronóstico'.D63 'Ejemplo 2 Pronóstico'.K4:'Ejemplo 2 Pronóstico'.K63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9"/>
          <table:table-cell table:style-name="ce78" office:value-type="string" calcext:value-type="string">
            <text:p>Octubre</text:p>
          </table:table-cell>
          <table:table-cell table:style-name="ce83" table:formula="of:=[.G13]" office:value-type="float" office:value="1.02707423580786" calcext:value-type="float">
            <text:p>1.027</text:p>
          </table:table-cell>
          <table:table-cell table:style-name="ce83" table:formula="of:=[.G25]" office:value-type="float" office:value="1.02171136653895" calcext:value-type="float">
            <text:p>1.022</text:p>
          </table:table-cell>
          <table:table-cell table:style-name="ce83" table:formula="of:=[.G37]" office:value-type="float" office:value="1.01612903225806" calcext:value-type="float">
            <text:p>1.016</text:p>
          </table:table-cell>
          <table:table-cell table:style-name="ce78"/>
          <table:table-cell table:style-name="ce85" table:formula="of:=AVERAGE([.N78:.Q78])" office:value-type="float" office:value="1.02163821153496" calcext:value-type="float">
            <text:p>1.022</text:p>
          </table:table-cell>
          <table:table-cell table:number-columns-repeated="1006"/>
        </table:table-row>
        <table:table-row table:style-name="ro1">
          <table:table-cell table:number-columns-repeated="12"/>
          <table:table-cell table:style-name="ce78" office:value-type="string" calcext:value-type="string">
            <text:p>Noviembre</text:p>
          </table:table-cell>
          <table:table-cell table:style-name="ce83" table:formula="of:=[.G14]" office:value-type="float" office:value="1.00435919790759" calcext:value-type="float">
            <text:p>1.004</text:p>
          </table:table-cell>
          <table:table-cell table:style-name="ce83" table:formula="of:=[.G26]" office:value-type="float" office:value="0.996610169491525" calcext:value-type="float">
            <text:p>0.997</text:p>
          </table:table-cell>
          <table:table-cell table:style-name="ce83" table:formula="of:=[.G38]" office:value-type="float" office:value="0.971543086172345" calcext:value-type="float">
            <text:p>0.972</text:p>
          </table:table-cell>
          <table:table-cell table:style-name="ce78"/>
          <table:table-cell table:style-name="ce85" table:formula="of:=AVERAGE([.N79:.Q79])" office:value-type="float" office:value="0.990837484523818" calcext:value-type="float">
            <text:p>0.991</text:p>
          </table:table-cell>
          <table:table-cell table:number-columns-repeated="1006"/>
        </table:table-row>
        <table:table-row table:style-name="ro1">
          <table:table-cell table:number-columns-repeated="12"/>
          <table:table-cell table:style-name="ce78" office:value-type="string" calcext:value-type="string">
            <text:p>Diciembre</text:p>
          </table:table-cell>
          <table:table-cell table:style-name="ce83" table:formula="of:=[.G15]" office:value-type="float" office:value="1.09660574412533" calcext:value-type="float">
            <text:p>1.097</text:p>
          </table:table-cell>
          <table:table-cell table:style-name="ce83" table:formula="of:=[.G27]" office:value-type="float" office:value="1.08308730493463" calcext:value-type="float">
            <text:p>1.083</text:p>
          </table:table-cell>
          <table:table-cell table:style-name="ce83" table:formula="of:=[.G39]" office:value-type="float" office:value="1.05179282868526" calcext:value-type="float">
            <text:p>1.052</text:p>
          </table:table-cell>
          <table:table-cell table:style-name="ce78"/>
          <table:table-cell table:style-name="ce85" table:formula="of:=AVERAGE([.N80:.Q80])" office:value-type="float" office:value="1.0771619592484" calcext:value-type="float">
            <text:p>1.077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6" office:value-type="string" calcext:value-type="string">
            <text:p>3.- Desestacionalizar la seri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6" office:value-type="string" calcext:value-type="string">
            <text:p>4.- Estimar la Ec. De la Recta con la Serie desestacionalizada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9" office:value-type="string" calcext:value-type="string" table:number-columns-spanned="6" table:number-rows-spanned="1">
            <text:p>La serie de tiempo queda únicamente con un componente de tendencia y así podremos determinar la expresión de la componente lineal de tendencia de la serie de datos.</text:p>
          </table:table-cell>
          <table:covered-table-cell table:number-columns-repeated="5" table:style-name="ce84"/>
          <table:table-cell table:number-columns-repeated="1006"/>
        </table:table-row>
        <table:table-row table:style-name="ro1">
          <table:table-cell table:number-columns-repeated="12"/>
          <table:table-cell>
            <draw:frame table:end-cell-address="'Ejemplo 2 Pronóstico'.R101" table:end-x="0.5366in" table:end-y="0.0783in" draw:z-index="7" draw:name="Gráfico 9" draw:style-name="gr3" draw:text-style-name="P4" svg:width="6.039in" svg:height="2.9996in" svg:x="0.074in" svg:y="0.1898in">
              <draw:object draw:notify-on-update-of-ranges="'Ejemplo 2 Pronóstico'.I4:'Ejemplo 2 Pronóstico'.I51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11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ividad 4" table:style-name="ta4">
        <office:forms form:automatic-focus="false" form:apply-design-mode="false"/>
        <table:table-column table:style-name="co1" table:number-columns-repeated="3" table:default-cell-style-name="Default"/>
        <table:table-column table:style-name="co8" table:default-cell-style-name="ce41"/>
        <table:table-column table:style-name="co16" table:default-cell-style-name="ce41"/>
        <table:table-column table:style-name="co17" table:number-columns-repeated="6" table:default-cell-style-name="ce41"/>
        <table:table-column table:style-name="co1" table:number-columns-repeated="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4" table:default-cell-style-name="Default"/>
        <table:table-row table:style-name="ro7">
          <table:table-cell table:number-columns-repeated="1024"/>
        </table:table-row>
        <table:table-row table:style-name="ro8">
          <table:table-cell table:style-name="ce86" office:value-type="string" calcext:value-type="string">
            <text:p>Periodo</text:p>
          </table:table-cell>
          <table:table-cell table:style-name="ce87" office:value-type="string" calcext:value-type="string">
            <text:p>Años</text:p>
          </table:table-cell>
          <table:table-cell table:style-name="ce87" office:value-type="string" calcext:value-type="string">
            <text:p>Meses</text:p>
          </table:table-cell>
          <table:table-cell table:style-name="ce88" office:value-type="string" calcext:value-type="string">
            <text:p>Ventas</text:p>
          </table:table-cell>
          <table:table-cell table:style-name="ce92" office:value-type="string" calcext:value-type="string">
            <text:p>Medias Móviles</text:p>
          </table:table-cell>
          <table:table-cell table:style-name="ce92" office:value-type="string" calcext:value-type="string">
            <text:p>Medias Móviles centradsas</text:p>
          </table:table-cell>
          <table:table-cell table:style-name="ce92" office:value-type="string" calcext:value-type="string">
            <text:p>Índices estacionales</text:p>
          </table:table-cell>
          <table:table-cell table:style-name="ce92" office:value-type="string" calcext:value-type="string">
            <text:p>Índice Estacional (prom.)</text:p>
          </table:table-cell>
          <table:table-cell table:style-name="ce92" office:value-type="string" calcext:value-type="string">
            <text:p>Ventas Desestacionalizadas</text:p>
          </table:table-cell>
          <table:table-cell table:style-name="ce92" office:value-type="string" calcext:value-type="string">
            <text:p>y</text:p>
          </table:table-cell>
          <table:table-cell table:style-name="ce92" office:value-type="string" calcext:value-type="string">
            <text:p>y Estacionalizada</text:p>
          </table:table-cell>
          <table:table-cell table:style-name="ce86"/>
          <table:table-cell table:style-name="ce97" office:value-type="string" calcext:value-type="string">
            <text:p>PASO 1</text:p>
          </table:table-cell>
          <table:table-cell table:style-name="ce86" table:number-columns-repeated="1011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32" office:value-type="float" office:value="2017" calcext:value-type="float" table:number-columns-spanned="1" table:number-rows-spanned="12">
            <text:p>2017</text:p>
          </table:table-cell>
          <table:table-cell table:style-name="ce37" office:value-type="string" calcext:value-type="string">
            <text:p>Enero</text:p>
          </table:table-cell>
          <table:table-cell table:style-name="ce43" office:value-type="float" office:value="89" calcext:value-type="float">
            <text:p>89</text:p>
          </table:table-cell>
          <table:table-cell table:style-name="ce50" table:number-columns-repeated="3"/>
          <table:table-cell table:style-name="ce95" table:formula="of:=[.R60]" office:value-type="float" office:value="0.910301594813865" calcext:value-type="float">
            <text:p>0.910</text:p>
          </table:table-cell>
          <table:table-cell table:style-name="ce96" table:formula="of:=[.D3]/[.H3]" office:value-type="float" office:value="97.7697946560209" calcext:value-type="float">
            <text:p>97.770</text:p>
          </table:table-cell>
          <table:table-cell table:style-name="ce96" table:number-columns-repeated="2"/>
          <table:table-cell table:number-columns-repeated="7"/>
          <table:table-cell office:value-type="string" calcext:value-type="string">
            <text:p><text:span text:style-name="T14">Regression</text:span></text:p>
          </table:table-cell>
          <table:table-cell table:number-columns-repeated="1005"/>
        </table:table-row>
        <table:table-row table:style-name="ro7">
          <table:table-cell table:formula="of:=[.A3]+1" office:value-type="float" office:value="2" calcext:value-type="float">
            <text:p>2</text:p>
          </table:table-cell>
          <table:covered-table-cell table:style-name="ce32"/>
          <table:table-cell table:style-name="ce37" office:value-type="string" calcext:value-type="string">
            <text:p>Febrero</text:p>
          </table:table-cell>
          <table:table-cell table:style-name="ce43" office:value-type="float" office:value="103" calcext:value-type="float">
            <text:p>103</text:p>
          </table:table-cell>
          <table:table-cell table:style-name="ce50" table:number-columns-repeated="3"/>
          <table:table-cell table:style-name="ce95" table:formula="of:=[.R61]" office:value-type="float" office:value="0.970289390339821" calcext:value-type="float">
            <text:p>0.970</text:p>
          </table:table-cell>
          <table:table-cell table:style-name="ce96" table:formula="of:=[.D4]/[.H4]" office:value-type="float" office:value="106.153896997603" calcext:value-type="float">
            <text:p>106.154</text:p>
          </table:table-cell>
          <table:table-cell table:style-name="ce96" table:number-columns-repeated="2"/>
          <table:table-cell/>
          <table:table-cell office:value-type="string" calcext:value-type="string">
            <text:p>Graficar Ventas a través de los años</text:p>
          </table:table-cell>
          <table:table-cell table:number-columns-repeated="5"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1004"/>
        </table:table-row>
        <table:table-row table:style-name="ro7">
          <table:table-cell table:formula="of:=[.A4]+1" office:value-type="float" office:value="3" calcext:value-type="float">
            <text:p>3</text:p>
          </table:table-cell>
          <table:covered-table-cell table:style-name="ce32"/>
          <table:table-cell table:style-name="ce37" office:value-type="string" calcext:value-type="string">
            <text:p>Marzo</text:p>
          </table:table-cell>
          <table:table-cell table:style-name="ce43" office:value-type="float" office:value="117" calcext:value-type="float">
            <text:p>117</text:p>
          </table:table-cell>
          <table:table-cell table:style-name="ce50" table:number-columns-repeated="3"/>
          <table:table-cell table:style-name="ce95" table:formula="of:=[.R62]" office:value-type="float" office:value="1.03201177250724" calcext:value-type="float">
            <text:p>1.032</text:p>
          </table:table-cell>
          <table:table-cell table:style-name="ce96" table:formula="of:=[.D5]/[.H5]" office:value-type="float" office:value="113.370799749457" calcext:value-type="float">
            <text:p>113.371</text:p>
          </table:table-cell>
          <table:table-cell table:style-name="ce96" table:number-columns-repeated="2"/>
          <table:table-cell table:number-columns-repeated="1013"/>
        </table:table-row>
        <table:table-row table:style-name="ro7">
          <table:table-cell table:formula="of:=[.A5]+1" office:value-type="float" office:value="4" calcext:value-type="float">
            <text:p>4</text:p>
          </table:table-cell>
          <table:covered-table-cell table:style-name="ce32"/>
          <table:table-cell table:style-name="ce37" office:value-type="string" calcext:value-type="string">
            <text:p>Abril</text:p>
          </table:table-cell>
          <table:table-cell table:style-name="ce43" office:value-type="float" office:value="135" calcext:value-type="float">
            <text:p>135</text:p>
          </table:table-cell>
          <table:table-cell table:style-name="ce50" table:number-columns-repeated="3"/>
          <table:table-cell table:style-name="ce95" table:formula="of:=[.R63]" office:value-type="float" office:value="0.956437564826542" calcext:value-type="float">
            <text:p>0.956</text:p>
          </table:table-cell>
          <table:table-cell table:style-name="ce96" table:formula="of:=[.D6]/[.H6]" office:value-type="float" office:value="141.1487847871" calcext:value-type="float">
            <text:p>141.149</text:p>
          </table:table-cell>
          <table:table-cell table:style-name="ce96" table:number-columns-repeated="2"/>
          <table:table-cell/>
          <table:table-cell>
            <draw:frame table:end-cell-address="'Actividad 4'.R18" table:end-x="0.537in" table:end-y="0.0748in" draw:z-index="0" draw:name="Gráfico 1" draw:style-name="gr3" draw:text-style-name="P4" svg:width="6.0394in" svg:height="2.5646in" svg:x="0.0744in" svg:y="0.0106in">
              <draw:object draw:notify-on-update-of-ranges="'Actividad 4'.C3:'Actividad 4'.C50 'Actividad 4'.D3:'Actividad 4'.D50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5"/>
          <table:table-cell office:value-type="string" calcext:value-type="string">
            <text:p>LINEST raw output</text:p>
          </table:table-cell>
          <table:table-cell table:number-columns-repeated="1005"/>
        </table:table-row>
        <table:table-row table:style-name="ro7">
          <table:table-cell table:formula="of:=[.A6]+1" office:value-type="float" office:value="5" calcext:value-type="float">
            <text:p>5</text:p>
          </table:table-cell>
          <table:covered-table-cell table:style-name="ce32"/>
          <table:table-cell table:style-name="ce37" office:value-type="string" calcext:value-type="string">
            <text:p>Mayo</text:p>
          </table:table-cell>
          <table:table-cell table:style-name="ce43" office:value-type="float" office:value="154" calcext:value-type="float">
            <text:p>154</text:p>
          </table:table-cell>
          <table:table-cell table:style-name="ce50" table:number-columns-repeated="3"/>
          <table:table-cell table:style-name="ce95" table:formula="of:=[.R64]" office:value-type="float" office:value="1.01093043673445" calcext:value-type="float">
            <text:p>1.011</text:p>
          </table:table-cell>
          <table:table-cell table:style-name="ce96" table:formula="of:=[.D7]/[.H7]" office:value-type="float" office:value="152.3349128724" calcext:value-type="float">
            <text:p>152.335</text:p>
          </table:table-cell>
          <table:table-cell table:style-name="ce96" table:number-columns-repeated="2"/>
          <table:table-cell table:number-columns-repeated="7"/>
          <table:table-cell table:number-matrix-columns-spanned="2" table:number-matrix-rows-spanned="5" table:formula="of:=LINEST([.$I$3:.$I$48] ; [.$A$3:.$A$48] ; 1 ; 1)" office:value-type="float" office:value="0.0747982200228526" calcext:value-type="float">
            <text:p>0.074798220022853</text:p>
          </table:table-cell>
          <table:table-cell office:value-type="float" office:value="121.847033011081" calcext:value-type="float">
            <text:p>121.847033011081</text:p>
          </table:table-cell>
          <table:table-cell table:number-columns-repeated="1004"/>
        </table:table-row>
        <table:table-row table:style-name="ro7">
          <table:table-cell table:formula="of:=[.A7]+1" office:value-type="float" office:value="6" calcext:value-type="float">
            <text:p>6</text:p>
          </table:table-cell>
          <table:covered-table-cell table:style-name="ce32"/>
          <table:table-cell table:style-name="ce37" office:value-type="string" calcext:value-type="string">
            <text:p>Junio</text:p>
          </table:table-cell>
          <table:table-cell table:style-name="ce43" office:value-type="float" office:value="147" calcext:value-type="float">
            <text:p>147</text:p>
          </table:table-cell>
          <table:table-cell table:style-name="ce50" table:number-columns-repeated="3"/>
          <table:table-cell table:style-name="ce95" table:formula="of:=[.R65]" office:value-type="float" office:value="0.937400051151632" calcext:value-type="float">
            <text:p>0.937</text:p>
          </table:table-cell>
          <table:table-cell table:style-name="ce96" table:formula="of:=[.D8]/[.H8]" office:value-type="float" office:value="156.816718560453" calcext:value-type="float">
            <text:p>156.817</text:p>
          </table:table-cell>
          <table:table-cell table:style-name="ce96" table:number-columns-repeated="2"/>
          <table:table-cell table:number-columns-repeated="7"/>
          <table:table-cell office:value-type="float" office:value="0.350986882478945" calcext:value-type="float">
            <text:p>0.350986882478945</text:p>
          </table:table-cell>
          <table:table-cell office:value-type="float" office:value="9.47339539094946" calcext:value-type="float">
            <text:p>9.47339539094946</text:p>
          </table:table-cell>
          <table:table-cell table:number-columns-repeated="1004"/>
        </table:table-row>
        <table:table-row table:style-name="ro7">
          <table:table-cell table:formula="of:=[.A8]+1" office:value-type="float" office:value="7" calcext:value-type="float">
            <text:p>7</text:p>
          </table:table-cell>
          <table:covered-table-cell table:style-name="ce32"/>
          <table:table-cell table:style-name="ce37" office:value-type="string" calcext:value-type="string">
            <text:p>Julio</text:p>
          </table:table-cell>
          <table:table-cell table:style-name="ce43" office:value-type="float" office:value="163" calcext:value-type="float">
            <text:p>163</text:p>
          </table:table-cell>
          <table:table-cell table:style-name="ce52" table:formula="of:=AVERAGE([.D3:.D14])" office:value-type="float" office:value="131.916666666667" calcext:value-type="float">
            <text:p>131.917</text:p>
          </table:table-cell>
          <table:table-cell table:style-name="ce52" table:formula="of:=AVERAGE([.E9:.E10])" office:value-type="float" office:value="132.375" calcext:value-type="float">
            <text:p>132.375</text:p>
          </table:table-cell>
          <table:table-cell table:style-name="ce52" table:formula="of:=[.D9]/[.F9]" office:value-type="float" office:value="1.23135033050047" calcext:value-type="float">
            <text:p>1.231</text:p>
          </table:table-cell>
          <table:table-cell table:style-name="ce95" table:formula="of:=[.R66]" office:value-type="float" office:value="1.04190259658423" calcext:value-type="float">
            <text:p>1.042</text:p>
          </table:table-cell>
          <table:table-cell table:style-name="ce96" table:formula="of:=[.D9]/[.H9]" office:value-type="float" office:value="156.444566444482" calcext:value-type="float">
            <text:p>156.445</text:p>
          </table:table-cell>
          <table:table-cell table:style-name="ce96" table:number-columns-repeated="2"/>
          <table:table-cell table:number-columns-repeated="7"/>
          <table:table-cell office:value-type="float" office:value="0.00103109824293399" calcext:value-type="float">
            <text:p>0.001031098242934</text:p>
          </table:table-cell>
          <table:table-cell office:value-type="float" office:value="31.6034404928179" calcext:value-type="float">
            <text:p>31.6034404928179</text:p>
          </table:table-cell>
          <table:table-cell table:number-columns-repeated="1004"/>
        </table:table-row>
        <table:table-row table:style-name="ro7">
          <table:table-cell table:formula="of:=[.A9]+1" office:value-type="float" office:value="8" calcext:value-type="float">
            <text:p>8</text:p>
          </table:table-cell>
          <table:covered-table-cell table:style-name="ce32"/>
          <table:table-cell table:style-name="ce37" office:value-type="string" calcext:value-type="string">
            <text:p>Agosto</text:p>
          </table:table-cell>
          <table:table-cell table:style-name="ce43" office:value-type="float" office:value="142" calcext:value-type="float">
            <text:p>142</text:p>
          </table:table-cell>
          <table:table-cell table:style-name="ce52" table:formula="of:=AVERAGE([.D4:.D15])" office:value-type="float" office:value="132.833333333333" calcext:value-type="float">
            <text:p>132.833</text:p>
          </table:table-cell>
          <table:table-cell table:style-name="ce52" table:formula="of:=AVERAGE([.E10:.E11])" office:value-type="float" office:value="132.958333333333" calcext:value-type="float">
            <text:p>132.958</text:p>
          </table:table-cell>
          <table:table-cell table:style-name="ce52" table:formula="of:=[.D10]/[.F10]" office:value-type="float" office:value="1.06800376057662" calcext:value-type="float">
            <text:p>1.068</text:p>
          </table:table-cell>
          <table:table-cell table:style-name="ce95" table:formula="of:=[.R67]" office:value-type="float" office:value="0.945390395544229" calcext:value-type="float">
            <text:p>0.945</text:p>
          </table:table-cell>
          <table:table-cell table:style-name="ce96" table:formula="of:=[.D10]/[.H10]" office:value-type="float" office:value="150.202499062047" calcext:value-type="float">
            <text:p>150.202</text:p>
          </table:table-cell>
          <table:table-cell table:style-name="ce96" table:number-columns-repeated="2"/>
          <table:table-cell table:number-columns-repeated="7"/>
          <table:table-cell office:value-type="float" office:value="0.0454151501706389" calcext:value-type="float">
            <text:p>0.045415150170639</text:p>
          </table:table-cell>
          <table:table-cell office:value-type="float" office:value="44" calcext:value-type="float">
            <text:p>44</text:p>
          </table:table-cell>
          <table:table-cell table:number-columns-repeated="1004"/>
        </table:table-row>
        <table:table-row table:style-name="ro7">
          <table:table-cell table:formula="of:=[.A10]+1" office:value-type="float" office:value="9" calcext:value-type="float">
            <text:p>9</text:p>
          </table:table-cell>
          <table:covered-table-cell table:style-name="ce32"/>
          <table:table-cell table:style-name="ce37" office:value-type="string" calcext:value-type="string">
            <text:p>Septiembre</text:p>
          </table:table-cell>
          <table:table-cell table:style-name="ce43" office:value-type="float" office:value="155" calcext:value-type="float">
            <text:p>155</text:p>
          </table:table-cell>
          <table:table-cell table:style-name="ce52" table:formula="of:=AVERAGE([.D5:.D16])" office:value-type="float" office:value="133.083333333333" calcext:value-type="float">
            <text:p>133.083</text:p>
          </table:table-cell>
          <table:table-cell table:style-name="ce52" table:formula="of:=AVERAGE([.E11:.E12])" office:value-type="float" office:value="132.5" calcext:value-type="float">
            <text:p>132.500</text:p>
          </table:table-cell>
          <table:table-cell table:style-name="ce52" table:formula="of:=[.D11]/[.F11]" office:value-type="float" office:value="1.16981132075472" calcext:value-type="float">
            <text:p>1.170</text:p>
          </table:table-cell>
          <table:table-cell table:style-name="ce95" table:formula="of:=[.R68]" office:value-type="float" office:value="1.06328789418916" calcext:value-type="float">
            <text:p>1.063</text:p>
          </table:table-cell>
          <table:table-cell table:style-name="ce96" table:formula="of:=[.D11]/[.H11]" office:value-type="float" office:value="145.774254411314" calcext:value-type="float">
            <text:p>145.774</text:p>
          </table:table-cell>
          <table:table-cell table:style-name="ce96" table:number-columns-repeated="2"/>
          <table:table-cell table:number-columns-repeated="7"/>
          <table:table-cell office:value-type="float" office:value="45.3596279234446" calcext:value-type="float">
            <text:p>45.3596279234446</text:p>
          </table:table-cell>
          <table:table-cell office:value-type="float" office:value="43946.2078432556" calcext:value-type="float">
            <text:p>43946.2078432556</text:p>
          </table:table-cell>
          <table:table-cell table:number-columns-repeated="1004"/>
        </table:table-row>
        <table:table-row table:style-name="ro7">
          <table:table-cell table:formula="of:=[.A11]+1" office:value-type="float" office:value="10" calcext:value-type="float">
            <text:p>10</text:p>
          </table:table-cell>
          <table:covered-table-cell table:style-name="ce32"/>
          <table:table-cell table:style-name="ce37" office:value-type="string" calcext:value-type="string">
            <text:p>Octubre</text:p>
          </table:table-cell>
          <table:table-cell table:style-name="ce43" office:value-type="float" office:value="136" calcext:value-type="float">
            <text:p>136</text:p>
          </table:table-cell>
          <table:table-cell table:style-name="ce52" table:formula="of:=AVERAGE([.D6:.D17])" office:value-type="float" office:value="131.916666666667" calcext:value-type="float">
            <text:p>131.917</text:p>
          </table:table-cell>
          <table:table-cell table:style-name="ce52" table:formula="of:=AVERAGE([.E12:.E13])" office:value-type="float" office:value="129.708333333333" calcext:value-type="float">
            <text:p>129.708</text:p>
          </table:table-cell>
          <table:table-cell table:style-name="ce52" table:formula="of:=[.D12]/[.F12]" office:value-type="float" office:value="1.04850626405397" calcext:value-type="float">
            <text:p>1.049</text:p>
          </table:table-cell>
          <table:table-cell table:style-name="ce95" table:formula="of:=[.R69]" office:value-type="float" office:value="1.03000253505701" calcext:value-type="float">
            <text:p>1.030</text:p>
          </table:table-cell>
          <table:table-cell table:style-name="ce96" table:formula="of:=[.D12]/[.H12]" office:value-type="float" office:value="132.038509975582" calcext:value-type="float">
            <text:p>132.039</text:p>
          </table:table-cell>
          <table:table-cell table:style-name="ce96" table:number-columns-repeated="2"/>
          <table:table-cell table:number-columns-repeated="1013"/>
        </table:table-row>
        <table:table-row table:style-name="ro7">
          <table:table-cell table:formula="of:=[.A12]+1" office:value-type="float" office:value="11" calcext:value-type="float">
            <text:p>11</text:p>
          </table:table-cell>
          <table:covered-table-cell table:style-name="ce32"/>
          <table:table-cell table:style-name="ce37" office:value-type="string" calcext:value-type="string">
            <text:p>Noviembre</text:p>
          </table:table-cell>
          <table:table-cell table:style-name="ce43" office:value-type="float" office:value="119" calcext:value-type="float">
            <text:p>119</text:p>
          </table:table-cell>
          <table:table-cell table:style-name="ce52" table:formula="of:=AVERAGE([.D7:.D18])" office:value-type="float" office:value="127.5" calcext:value-type="float">
            <text:p>127.500</text:p>
          </table:table-cell>
          <table:table-cell table:style-name="ce52" table:formula="of:=AVERAGE([.E13:.E14])" office:value-type="float" office:value="124.625" calcext:value-type="float">
            <text:p>124.625</text:p>
          </table:table-cell>
          <table:table-cell table:style-name="ce52" table:formula="of:=[.D13]/[.F13]" office:value-type="float" office:value="0.954864593781344" calcext:value-type="float">
            <text:p>0.955</text:p>
          </table:table-cell>
          <table:table-cell table:style-name="ce95" table:formula="of:=[.R70]" office:value-type="float" office:value="0.953556650758442" calcext:value-type="float">
            <text:p>0.954</text:p>
          </table:table-cell>
          <table:table-cell table:style-name="ce96" table:formula="of:=[.D13]/[.H13]" office:value-type="float" office:value="124.795941494771" calcext:value-type="float">
            <text:p>124.796</text:p>
          </table:table-cell>
          <table:table-cell table:style-name="ce96" table:number-columns-repeated="2"/>
          <table:table-cell table:number-columns-repeated="7"/>
          <table:table-cell office:value-type="string" calcext:value-type="string">
            <text:p>Regression Statistics</text:p>
          </table:table-cell>
          <table:table-cell table:number-columns-repeated="1005"/>
        </table:table-row>
        <table:table-row table:style-name="ro7">
          <table:table-cell table:formula="of:=[.A13]+1" office:value-type="float" office:value="12" calcext:value-type="float">
            <text:p>12</text:p>
          </table:table-cell>
          <table:covered-table-cell table:style-name="ce32"/>
          <table:table-cell table:style-name="ce37" office:value-type="string" calcext:value-type="string">
            <text:p>Diciembre</text:p>
          </table:table-cell>
          <table:table-cell table:style-name="ce43" office:value-type="float" office:value="123" calcext:value-type="float">
            <text:p>123</text:p>
          </table:table-cell>
          <table:table-cell table:style-name="ce52" table:formula="of:=AVERAGE([.D8:.D19])" office:value-type="float" office:value="121.75" calcext:value-type="float">
            <text:p>121.750</text:p>
          </table:table-cell>
          <table:table-cell table:style-name="ce52" table:formula="of:=AVERAGE([.E14:.E15])" office:value-type="float" office:value="118.791666666667" calcext:value-type="float">
            <text:p>118.792</text:p>
          </table:table-cell>
          <table:table-cell table:style-name="ce52" table:formula="of:=[.D14]/[.F14]" office:value-type="float" office:value="1.03542616625745" calcext:value-type="float">
            <text:p>1.035</text:p>
          </table:table-cell>
          <table:table-cell table:style-name="ce95" table:formula="of:=[.R71]" office:value-type="float" office:value="1.07924808157364" calcext:value-type="float">
            <text:p>1.079</text:p>
          </table:table-cell>
          <table:table-cell table:style-name="ce96" table:formula="of:=[.D14]/[.H14]" office:value-type="float" office:value="113.968235941318" calcext:value-type="float">
            <text:p>113.968</text:p>
          </table:table-cell>
          <table:table-cell table:style-name="ce96" table:number-columns-repeated="2"/>
          <table:table-cell table:number-columns-repeated="7"/>
          <table:table-cell office:value-type="string" calcext:value-type="string">
            <text:p>R^2</text:p>
          </table:table-cell>
          <table:table-cell table:formula="of:=[.$S$9]" office:value-type="float" office:value="0.00103109824293399" calcext:value-type="float">
            <text:p>0.001031098242934</text:p>
          </table:table-cell>
          <table:table-cell table:number-columns-repeated="1004"/>
        </table:table-row>
        <table:table-row table:style-name="ro7">
          <table:table-cell table:formula="of:=[.A14]+1" office:value-type="float" office:value="13" calcext:value-type="float">
            <text:p>13</text:p>
          </table:table-cell>
          <table:table-cell table:style-name="ce32" office:value-type="float" office:value="2018" calcext:value-type="float" table:number-columns-spanned="1" table:number-rows-spanned="12">
            <text:p>2018</text:p>
          </table:table-cell>
          <table:table-cell table:style-name="ce37" office:value-type="string" calcext:value-type="string">
            <text:p>Enero</text:p>
          </table:table-cell>
          <table:table-cell table:style-name="ce43" office:value-type="float" office:value="100" calcext:value-type="float">
            <text:p>100</text:p>
          </table:table-cell>
          <table:table-cell table:style-name="ce52" table:formula="of:=AVERAGE([.D9:.D20])" office:value-type="float" office:value="115.833333333333" calcext:value-type="float">
            <text:p>115.833</text:p>
          </table:table-cell>
          <table:table-cell table:style-name="ce52" table:formula="of:=AVERAGE([.E15:.E16])" office:value-type="float" office:value="111.791666666667" calcext:value-type="float">
            <text:p>111.792</text:p>
          </table:table-cell>
          <table:table-cell table:style-name="ce52" table:formula="of:=[.D15]/[.F15]" office:value-type="float" office:value="0.894521058516586" calcext:value-type="float">
            <text:p>0.895</text:p>
          </table:table-cell>
          <table:table-cell table:style-name="ce95" table:formula="of:=[.R60]" office:value-type="float" office:value="0.910301594813865" calcext:value-type="float">
            <text:p>0.910</text:p>
          </table:table-cell>
          <table:table-cell table:style-name="ce96" table:formula="of:=[.D15]/[.H15]" office:value-type="float" office:value="109.853701860698" calcext:value-type="float">
            <text:p>109.854</text:p>
          </table:table-cell>
          <table:table-cell table:style-name="ce96" table:number-columns-repeated="2"/>
          <table:table-cell table:number-columns-repeated="7"/>
          <table:table-cell office:value-type="string" calcext:value-type="string">
            <text:p>Standard Error</text:p>
          </table:table-cell>
          <table:table-cell table:formula="of:=[.$T$9]" office:value-type="float" office:value="31.6034404928179" calcext:value-type="float">
            <text:p>31.6034404928179</text:p>
          </table:table-cell>
          <table:table-cell table:number-columns-repeated="1004"/>
        </table:table-row>
        <table:table-row table:style-name="ro7">
          <table:table-cell table:formula="of:=[.A15]+1" office:value-type="float" office:value="14" calcext:value-type="float">
            <text:p>14</text:p>
          </table:table-cell>
          <table:covered-table-cell table:style-name="ce32"/>
          <table:table-cell table:style-name="ce37" office:value-type="string" calcext:value-type="string">
            <text:p>Febrero</text:p>
          </table:table-cell>
          <table:table-cell table:style-name="ce43" office:value-type="float" office:value="106" calcext:value-type="float">
            <text:p>106</text:p>
          </table:table-cell>
          <table:table-cell table:style-name="ce52" table:formula="of:=AVERAGE([.D10:.D21])" office:value-type="float" office:value="107.75" calcext:value-type="float">
            <text:p>107.750</text:p>
          </table:table-cell>
          <table:table-cell table:style-name="ce52" table:formula="of:=AVERAGE([.E16:.E17])" office:value-type="float" office:value="104.666666666667" calcext:value-type="float">
            <text:p>104.667</text:p>
          </table:table-cell>
          <table:table-cell table:style-name="ce52" table:formula="of:=[.D16]/[.F16]" office:value-type="float" office:value="1.01273885350318" calcext:value-type="float">
            <text:p>1.013</text:p>
          </table:table-cell>
          <table:table-cell table:style-name="ce95" table:formula="of:=[.R61]" office:value-type="float" office:value="0.970289390339821" calcext:value-type="float">
            <text:p>0.970</text:p>
          </table:table-cell>
          <table:table-cell table:style-name="ce96" table:formula="of:=[.D16]/[.H16]" office:value-type="float" office:value="109.245758075203" calcext:value-type="float">
            <text:p>109.246</text:p>
          </table:table-cell>
          <table:table-cell table:style-name="ce96" table:number-columns-repeated="2"/>
          <table:table-cell table:number-columns-repeated="7"/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004"/>
        </table:table-row>
        <table:table-row table:style-name="ro7">
          <table:table-cell table:formula="of:=[.A16]+1" office:value-type="float" office:value="15" calcext:value-type="float">
            <text:p>15</text:p>
          </table:table-cell>
          <table:covered-table-cell table:style-name="ce32"/>
          <table:table-cell table:style-name="ce37" office:value-type="string" calcext:value-type="string">
            <text:p>Marzo</text:p>
          </table:table-cell>
          <table:table-cell table:style-name="ce43" office:value-type="float" office:value="103" calcext:value-type="float">
            <text:p>103</text:p>
          </table:table-cell>
          <table:table-cell table:style-name="ce52" table:formula="of:=AVERAGE([.D11:.D22])" office:value-type="float" office:value="101.583333333333" calcext:value-type="float">
            <text:p>101.583</text:p>
          </table:table-cell>
          <table:table-cell table:style-name="ce52" table:formula="of:=AVERAGE([.E17:.E18])" office:value-type="float" office:value="98.6666666666667" calcext:value-type="float">
            <text:p>98.667</text:p>
          </table:table-cell>
          <table:table-cell table:style-name="ce52" table:formula="of:=[.D17]/[.F17]" office:value-type="float" office:value="1.04391891891892" calcext:value-type="float">
            <text:p>1.044</text:p>
          </table:table-cell>
          <table:table-cell table:style-name="ce95" table:formula="of:=[.R62]" office:value-type="float" office:value="1.03201177250724" calcext:value-type="float">
            <text:p>1.032</text:p>
          </table:table-cell>
          <table:table-cell table:style-name="ce96" table:formula="of:=[.D17]/[.H17]" office:value-type="float" office:value="99.8050630272997" calcext:value-type="float">
            <text:p>99.805</text:p>
          </table:table-cell>
          <table:table-cell table:style-name="ce96" table:number-columns-repeated="2"/>
          <table:table-cell table:number-columns-repeated="7"/>
          <table:table-cell office:value-type="string" calcext:value-type="string">
            <text:p>Observations</text:p>
          </table:table-cell>
          <table:table-cell table:formula="of:=46" office:value-type="float" office:value="46" calcext:value-type="float">
            <text:p>46</text:p>
          </table:table-cell>
          <table:table-cell table:number-columns-repeated="1004"/>
        </table:table-row>
        <table:table-row table:style-name="ro7">
          <table:table-cell table:formula="of:=[.A17]+1" office:value-type="float" office:value="16" calcext:value-type="float">
            <text:p>16</text:p>
          </table:table-cell>
          <table:covered-table-cell table:style-name="ce32"/>
          <table:table-cell table:style-name="ce37" office:value-type="string" calcext:value-type="string">
            <text:p>Abril</text:p>
          </table:table-cell>
          <table:table-cell table:style-name="ce43" office:value-type="float" office:value="82" calcext:value-type="float">
            <text:p>82</text:p>
          </table:table-cell>
          <table:table-cell table:style-name="ce52" table:formula="of:=AVERAGE([.D12:.D23])" office:value-type="float" office:value="95.75" calcext:value-type="float">
            <text:p>95.750</text:p>
          </table:table-cell>
          <table:table-cell table:style-name="ce52" table:formula="of:=AVERAGE([.E18:.E19])" office:value-type="float" office:value="94.0833333333334" calcext:value-type="float">
            <text:p>94.083</text:p>
          </table:table-cell>
          <table:table-cell table:style-name="ce52" table:formula="of:=[.D18]/[.F18]" office:value-type="float" office:value="0.871567759078831" calcext:value-type="float">
            <text:p>0.872</text:p>
          </table:table-cell>
          <table:table-cell table:style-name="ce95" table:formula="of:=[.R63]" office:value-type="float" office:value="0.956437564826542" calcext:value-type="float">
            <text:p>0.956</text:p>
          </table:table-cell>
          <table:table-cell table:style-name="ce96" table:formula="of:=[.D18]/[.H18]" office:value-type="float" office:value="85.7348174262388" calcext:value-type="float">
            <text:p>85.735</text:p>
          </table:table-cell>
          <table:table-cell table:style-name="ce96" table:number-columns-repeated="2"/>
          <table:table-cell table:number-columns-repeated="7"/>
          <table:table-cell office:value-type="string" calcext:value-type="string">
            <text:p>Adjusted R^2</text:p>
          </table:table-cell>
          <table:table-cell table:formula="of:=1 - (1 - [.$S$9])*([.$T$17] - 1)/([.$T$17] - [.$T$16] - 1)" office:value-type="float" office:value="-0.021672740433363" calcext:value-type="float">
            <text:p>-0.021672740433363</text:p>
          </table:table-cell>
          <table:table-cell table:number-columns-repeated="1004"/>
        </table:table-row>
        <table:table-row table:style-name="ro7">
          <table:table-cell table:formula="of:=[.A18]+1" office:value-type="float" office:value="17" calcext:value-type="float">
            <text:p>17</text:p>
          </table:table-cell>
          <table:covered-table-cell table:style-name="ce32"/>
          <table:table-cell table:style-name="ce37" office:value-type="string" calcext:value-type="string">
            <text:p>Mayo</text:p>
          </table:table-cell>
          <table:table-cell table:style-name="ce43" office:value-type="float" office:value="85" calcext:value-type="float">
            <text:p>85</text:p>
          </table:table-cell>
          <table:table-cell table:style-name="ce52" table:formula="of:=AVERAGE([.D13:.D24])" office:value-type="float" office:value="92.4166666666667" calcext:value-type="float">
            <text:p>92.417</text:p>
          </table:table-cell>
          <table:table-cell table:style-name="ce52" table:formula="of:=AVERAGE([.E19:.E20])" office:value-type="float" office:value="91.75" calcext:value-type="float">
            <text:p>91.750</text:p>
          </table:table-cell>
          <table:table-cell table:style-name="ce52" table:formula="of:=[.D19]/[.F19]" office:value-type="float" office:value="0.926430517711172" calcext:value-type="float">
            <text:p>0.926</text:p>
          </table:table-cell>
          <table:table-cell table:style-name="ce95" table:formula="of:=[.R64]" office:value-type="float" office:value="1.01093043673445" calcext:value-type="float">
            <text:p>1.011</text:p>
          </table:table-cell>
          <table:table-cell table:style-name="ce96" table:formula="of:=[.D19]/[.H19]" office:value-type="float" office:value="84.0809584035975" calcext:value-type="float">
            <text:p>84.081</text:p>
          </table:table-cell>
          <table:table-cell table:style-name="ce96" table:number-columns-repeated="2"/>
          <table:table-cell/>
          <table:table-cell table:style-name="ce76" office:value-type="string" calcext:value-type="string">
            <text:p>PASO 2</text:p>
          </table:table-cell>
          <table:table-cell table:number-columns-repeated="1011"/>
        </table:table-row>
        <table:table-row table:style-name="ro7">
          <table:table-cell table:formula="of:=[.A19]+1" office:value-type="float" office:value="18" calcext:value-type="float">
            <text:p>18</text:p>
          </table:table-cell>
          <table:covered-table-cell table:style-name="ce32"/>
          <table:table-cell table:style-name="ce37" office:value-type="string" calcext:value-type="string">
            <text:p>Junio</text:p>
          </table:table-cell>
          <table:table-cell table:style-name="ce43" office:value-type="float" office:value="76" calcext:value-type="float">
            <text:p>76</text:p>
          </table:table-cell>
          <table:table-cell table:style-name="ce52" table:formula="of:=AVERAGE([.D14:.D25])" office:value-type="float" office:value="91.0833333333333" calcext:value-type="float">
            <text:p>91.083</text:p>
          </table:table-cell>
          <table:table-cell table:style-name="ce52" table:formula="of:=AVERAGE([.E20:.E21])" office:value-type="float" office:value="91.5" calcext:value-type="float">
            <text:p>91.500</text:p>
          </table:table-cell>
          <table:table-cell table:style-name="ce52" table:formula="of:=[.D20]/[.F20]" office:value-type="float" office:value="0.830601092896175" calcext:value-type="float">
            <text:p>0.831</text:p>
          </table:table-cell>
          <table:table-cell table:style-name="ce95" table:formula="of:=[.R65]" office:value-type="float" office:value="0.937400051151632" calcext:value-type="float">
            <text:p>0.937</text:p>
          </table:table-cell>
          <table:table-cell table:style-name="ce96" table:formula="of:=[.D20]/[.H20]" office:value-type="float" office:value="81.0753102761527" calcext:value-type="float">
            <text:p>81.075</text:p>
          </table:table-cell>
          <table:table-cell table:style-name="ce96" table:number-columns-repeated="2"/>
          <table:table-cell table:number-columns-repeated="7"/>
          <table:table-cell office:value-type="string" calcext:value-type="string">
            <text:p>Analysis of Variance (ANOVA)</text:p>
          </table:table-cell>
          <table:table-cell table:number-columns-repeated="1005"/>
        </table:table-row>
        <table:table-row table:style-name="ro7">
          <table:table-cell table:formula="of:=[.A20]+1" office:value-type="float" office:value="19" calcext:value-type="float">
            <text:p>19</text:p>
          </table:table-cell>
          <table:covered-table-cell table:style-name="ce32"/>
          <table:table-cell table:style-name="ce37" office:value-type="string" calcext:value-type="string">
            <text:p>Julio</text:p>
          </table:table-cell>
          <table:table-cell table:style-name="ce43" office:value-type="float" office:value="66" calcext:value-type="float">
            <text:p>66</text:p>
          </table:table-cell>
          <table:table-cell table:style-name="ce52" table:formula="of:=AVERAGE([.D15:.D26])" office:value-type="float" office:value="91.9166666666667" calcext:value-type="float">
            <text:p>91.917</text:p>
          </table:table-cell>
          <table:table-cell table:style-name="ce52" table:formula="of:=AVERAGE([.E21:.E22])" office:value-type="float" office:value="92.5416666666667" calcext:value-type="float">
            <text:p>92.542</text:p>
          </table:table-cell>
          <table:table-cell table:style-name="ce52" table:formula="of:=[.D21]/[.F21]" office:value-type="float" office:value="0.713192255740657" calcext:value-type="float">
            <text:p>0.713</text:p>
          </table:table-cell>
          <table:table-cell table:style-name="ce95" table:formula="of:=[.R66]" office:value-type="float" office:value="1.04190259658423" calcext:value-type="float">
            <text:p>1.042</text:p>
          </table:table-cell>
          <table:table-cell table:style-name="ce96" table:formula="of:=[.D21]/[.H21]" office:value-type="float" office:value="63.3456526707717" calcext:value-type="float">
            <text:p>63.346</text:p>
          </table:table-cell>
          <table:table-cell table:style-name="ce96" table:number-columns-repeated="2"/>
          <table:table-cell/>
          <table:table-cell office:value-type="string" calcext:value-type="string">
            <text:p>Identificar en la gráfica si existe Estacionalidad y tendencia</text:p>
          </table:table-cell>
          <table:table-cell table:number-columns-repeated="6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 table:number-columns-repeated="1000"/>
        </table:table-row>
        <table:table-row table:style-name="ro7">
          <table:table-cell table:formula="of:=[.A21]+1" office:value-type="float" office:value="20" calcext:value-type="float">
            <text:p>20</text:p>
          </table:table-cell>
          <table:covered-table-cell table:style-name="ce32"/>
          <table:table-cell table:style-name="ce37" office:value-type="string" calcext:value-type="string">
            <text:p>Agosto</text:p>
          </table:table-cell>
          <table:table-cell table:style-name="ce43" office:value-type="float" office:value="68" calcext:value-type="float">
            <text:p>68</text:p>
          </table:table-cell>
          <table:table-cell table:style-name="ce52" table:formula="of:=AVERAGE([.D16:.D27])" office:value-type="float" office:value="93.1666666666667" calcext:value-type="float">
            <text:p>93.167</text:p>
          </table:table-cell>
          <table:table-cell table:style-name="ce52" table:formula="of:=AVERAGE([.E22:.E23])" office:value-type="float" office:value="93.8333333333333" calcext:value-type="float">
            <text:p>93.833</text:p>
          </table:table-cell>
          <table:table-cell table:style-name="ce52" table:formula="of:=[.D22]/[.F22]" office:value-type="float" office:value="0.724689165186501" calcext:value-type="float">
            <text:p>0.725</text:p>
          </table:table-cell>
          <table:table-cell table:style-name="ce95" table:formula="of:=[.R67]" office:value-type="float" office:value="0.945390395544229" calcext:value-type="float">
            <text:p>0.945</text:p>
          </table:table-cell>
          <table:table-cell table:style-name="ce96" table:formula="of:=[.D22]/[.H22]" office:value-type="float" office:value="71.9279572973181" calcext:value-type="float">
            <text:p>71.928</text:p>
          </table:table-cell>
          <table:table-cell table:style-name="ce96" table:number-columns-repeated="2"/>
          <table:table-cell table:number-columns-repeated="7"/>
          <table:table-cell office:value-type="string" calcext:value-type="string">
            <text:p>Regression</text:p>
          </table:table-cell>
          <table:table-cell table:formula="of:=[.$T$16]" office:value-type="float" office:value="1" calcext:value-type="float">
            <text:p>1</text:p>
          </table:table-cell>
          <table:table-cell table:formula="of:=[.$S$11]" office:value-type="float" office:value="45.3596279234446" calcext:value-type="float">
            <text:p>45.3596279234446</text:p>
          </table:table-cell>
          <table:table-cell table:formula="of:=[.$S$11] / [.$T$22]" office:value-type="float" office:value="45.3596279234446" calcext:value-type="float">
            <text:p>45.3596279234446</text:p>
          </table:table-cell>
          <table:table-cell table:formula="of:=[.$S$10]" office:value-type="float" office:value="0.0454151501706389" calcext:value-type="float">
            <text:p>0.045415150170639</text:p>
          </table:table-cell>
          <table:table-cell table:formula="of:=LEGACY.FDIST([.$S$10] ; [.$T$22] ; [.$T$10])" office:value-type="float" office:value="0.832226823807821" calcext:value-type="float">
            <text:p>0.832226823807821</text:p>
          </table:table-cell>
          <table:table-cell table:number-columns-repeated="1000"/>
        </table:table-row>
        <table:table-row table:style-name="ro7">
          <table:table-cell table:formula="of:=[.A22]+1" office:value-type="float" office:value="21" calcext:value-type="float">
            <text:p>21</text:p>
          </table:table-cell>
          <table:covered-table-cell table:style-name="ce32"/>
          <table:table-cell table:style-name="ce37" office:value-type="string" calcext:value-type="string">
            <text:p>Septiembre</text:p>
          </table:table-cell>
          <table:table-cell table:style-name="ce43" office:value-type="float" office:value="85" calcext:value-type="float">
            <text:p>85</text:p>
          </table:table-cell>
          <table:table-cell table:style-name="ce52" table:formula="of:=AVERAGE([.D17:.D28])" office:value-type="float" office:value="94.5" calcext:value-type="float">
            <text:p>94.500</text:p>
          </table:table-cell>
          <table:table-cell table:style-name="ce52" table:formula="of:=AVERAGE([.E23:.E24])" office:value-type="float" office:value="96.1666666666667" calcext:value-type="float">
            <text:p>96.167</text:p>
          </table:table-cell>
          <table:table-cell table:style-name="ce52" table:formula="of:=[.D23]/[.F23]" office:value-type="float" office:value="0.883882149046794" calcext:value-type="float">
            <text:p>0.884</text:p>
          </table:table-cell>
          <table:table-cell table:style-name="ce95" table:formula="of:=[.R68]" office:value-type="float" office:value="1.06328789418916" calcext:value-type="float">
            <text:p>1.063</text:p>
          </table:table-cell>
          <table:table-cell table:style-name="ce96" table:formula="of:=[.D23]/[.H23]" office:value-type="float" office:value="79.940720161043" calcext:value-type="float">
            <text:p>79.941</text:p>
          </table:table-cell>
          <table:table-cell table:style-name="ce96" table:number-columns-repeated="2"/>
          <table:table-cell/>
          <table:table-cell>
            <draw:frame table:end-cell-address="'Actividad 4'.R35" table:end-x="0.463in" table:end-y="0.065in" draw:z-index="1" draw:name="Gráfico 2" draw:style-name="gr3" draw:text-style-name="P4" svg:width="6.0394in" svg:height="2.5646in" svg:x="0.0004in" svg:y="0.0008in">
              <draw:object draw:notify-on-update-of-ranges="'Actividad 4'.C3:'Actividad 4'.C50 'Actividad 4'.D3:'Actividad 4'.D50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5"/>
          <table:table-cell office:value-type="string" calcext:value-type="string">
            <text:p>Residual</text:p>
          </table:table-cell>
          <table:table-cell table:formula="of:=[.$T$10]" office:value-type="float" office:value="44" calcext:value-type="float">
            <text:p>44</text:p>
          </table:table-cell>
          <table:table-cell table:formula="of:=[.$T$11]" office:value-type="float" office:value="43946.2078432556" calcext:value-type="float">
            <text:p>43946.2078432556</text:p>
          </table:table-cell>
          <table:table-cell table:formula="of:=[.$T$11] / [.$T$10]" office:value-type="float" office:value="998.777450983082" calcext:value-type="float">
            <text:p>998.777450983082</text:p>
          </table:table-cell>
          <table:table-cell table:number-columns-repeated="1002"/>
        </table:table-row>
        <table:table-row table:style-name="ro7">
          <table:table-cell table:formula="of:=[.A23]+1" office:value-type="float" office:value="22" calcext:value-type="float">
            <text:p>22</text:p>
          </table:table-cell>
          <table:covered-table-cell table:style-name="ce32"/>
          <table:table-cell table:style-name="ce37" office:value-type="string" calcext:value-type="string">
            <text:p>Octubre</text:p>
          </table:table-cell>
          <table:table-cell table:style-name="ce43" office:value-type="float" office:value="96" calcext:value-type="float">
            <text:p>96</text:p>
          </table:table-cell>
          <table:table-cell table:style-name="ce52" table:formula="of:=AVERAGE([.D18:.D29])" office:value-type="float" office:value="97.8333333333333" calcext:value-type="float">
            <text:p>97.833</text:p>
          </table:table-cell>
          <table:table-cell table:style-name="ce52" table:formula="of:=AVERAGE([.E24:.E25])" office:value-type="float" office:value="100.958333333333" calcext:value-type="float">
            <text:p>100.958</text:p>
          </table:table-cell>
          <table:table-cell table:style-name="ce52" table:formula="of:=[.D24]/[.F24]" office:value-type="float" office:value="0.9508873297565" calcext:value-type="float">
            <text:p>0.951</text:p>
          </table:table-cell>
          <table:table-cell table:style-name="ce95" table:formula="of:=[.R69]" office:value-type="float" office:value="1.03000253505701" calcext:value-type="float">
            <text:p>1.030</text:p>
          </table:table-cell>
          <table:table-cell table:style-name="ce96" table:formula="of:=[.D24]/[.H24]" office:value-type="float" office:value="93.203654100411" calcext:value-type="float">
            <text:p>93.204</text:p>
          </table:table-cell>
          <table:table-cell table:style-name="ce96" table:number-columns-repeated="2"/>
          <table:table-cell/>
          <table:table-cell>
            <draw:custom-shape table:end-cell-address="'Actividad 4'.O25" table:end-x="0.311in" table:end-y="0.1776in" draw:z-index="3" draw:name="Llamada con línea 1 4" draw:style-name="gr10" draw:text-style-name="P10" svg:width="1.7823in" svg:height="0.3858in" svg:x="0.7594in" svg:y="0.0004in">
              <text:p text:style-name="P1"><text:span text:style-name="T8">Se aprecia componente estacional</text:span></text:p>
              <draw:enhanced-geometry draw:mirror-horizontal="false" draw:mirror-vertical="false" draw:text-areas="0 0 ?f4 ?f7" svg:viewBox="0 0 0 0" draw:type="ooxml-borderCallout1" draw:modifiers="18750 -8333 136575 -15975" draw:enhanced-path="M 0 0 L ?f4 0 ?f4 ?f7 0 ?f7 Z N M ?f1 ?f0 L ?f3 ?f2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width"/>
                <draw:equation draw:name="f5" draw:formula="logheight/2"/>
                <draw:equation draw:name="f6" draw:formula="logwidth/2"/>
                <draw:equation draw:name="f7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number-columns-repeated="4"/>
          <table:table-cell>
            <draw:custom-shape table:end-cell-address="'Actividad 4'.S26" table:end-x="0.4591in" table:end-y="0.0661in" draw:z-index="5" draw:name="Llamada con línea 1 9" draw:style-name="gr11" draw:text-style-name="P10" svg:width="1.574in" svg:height="0.3717in" svg:x="0.0004in" svg:y="0.1114in">
              <text:p text:style-name="P1"><text:span text:style-name="T8">Se aprecia ligera tendencia ascendente</text:span></text:p>
              <draw:enhanced-geometry draw:mirror-horizontal="false" draw:mirror-vertical="false" draw:text-areas="0 0 ?f4 ?f7" svg:viewBox="0 0 0 0" draw:type="ooxml-borderCallout1" draw:modifiers="18750 -8333 136575 -15975" draw:enhanced-path="M 0 0 L ?f4 0 ?f4 ?f7 0 ?f7 Z N M ?f1 ?f0 L ?f3 ?f2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width"/>
                <draw:equation draw:name="f5" draw:formula="logheight/2"/>
                <draw:equation draw:name="f6" draw:formula="logwidth/2"/>
                <draw:equation draw:name="f7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office:value-type="string" calcext:value-type="string">
            <text:p>Total</text:p>
          </table:table-cell>
          <table:table-cell table:formula="of:=[.$T$22] + [.$T$10]" office:value-type="float" office:value="45" calcext:value-type="float">
            <text:p>45</text:p>
          </table:table-cell>
          <table:table-cell table:formula="of:=[.$S$11] + [.$T$11]" office:value-type="float" office:value="43991.567471179" calcext:value-type="float">
            <text:p>43991.567471179</text:p>
          </table:table-cell>
          <table:table-cell table:number-columns-repeated="1003"/>
        </table:table-row>
        <table:table-row table:style-name="ro7">
          <table:table-cell table:formula="of:=[.A24]+1" office:value-type="float" office:value="23" calcext:value-type="float">
            <text:p>23</text:p>
          </table:table-cell>
          <table:covered-table-cell table:style-name="ce32"/>
          <table:table-cell table:style-name="ce37" office:value-type="string" calcext:value-type="string">
            <text:p>Noviembre</text:p>
          </table:table-cell>
          <table:table-cell table:style-name="ce43" office:value-type="float" office:value="103" calcext:value-type="float">
            <text:p>103</text:p>
          </table:table-cell>
          <table:table-cell table:style-name="ce52" table:formula="of:=AVERAGE([.D19:.D30])" office:value-type="float" office:value="104.083333333333" calcext:value-type="float">
            <text:p>104.083</text:p>
          </table:table-cell>
          <table:table-cell table:style-name="ce52" table:formula="of:=AVERAGE([.E25:.E26])" office:value-type="float" office:value="107.833333333333" calcext:value-type="float">
            <text:p>107.833</text:p>
          </table:table-cell>
          <table:table-cell table:style-name="ce52" table:formula="of:=[.D25]/[.F25]" office:value-type="float" office:value="0.955177743431221" calcext:value-type="float">
            <text:p>0.955</text:p>
          </table:table-cell>
          <table:table-cell table:style-name="ce95" table:formula="of:=[.R70]" office:value-type="float" office:value="0.953556650758442" calcext:value-type="float">
            <text:p>0.954</text:p>
          </table:table-cell>
          <table:table-cell table:style-name="ce96" table:formula="of:=[.D25]/[.H25]" office:value-type="float" office:value="108.016655243373" calcext:value-type="float">
            <text:p>108.017</text:p>
          </table:table-cell>
          <table:table-cell table:style-name="ce96" table:number-columns-repeated="2"/>
          <table:table-cell table:number-columns-repeated="1013"/>
        </table:table-row>
        <table:table-row table:style-name="ro7">
          <table:table-cell table:formula="of:=[.A25]+1" office:value-type="float" office:value="24" calcext:value-type="float">
            <text:p>24</text:p>
          </table:table-cell>
          <table:covered-table-cell table:style-name="ce32"/>
          <table:table-cell table:style-name="ce37" office:value-type="string" calcext:value-type="string">
            <text:p>Diciembre</text:p>
          </table:table-cell>
          <table:table-cell table:style-name="ce43" office:value-type="float" office:value="133" calcext:value-type="float">
            <text:p>133</text:p>
          </table:table-cell>
          <table:table-cell table:style-name="ce52" table:formula="of:=AVERAGE([.D20:.D31])" office:value-type="float" office:value="111.583333333333" calcext:value-type="float">
            <text:p>111.583</text:p>
          </table:table-cell>
          <table:table-cell table:style-name="ce52" table:formula="of:=AVERAGE([.E26:.E27])" office:value-type="float" office:value="115.708333333333" calcext:value-type="float">
            <text:p>115.708</text:p>
          </table:table-cell>
          <table:table-cell table:style-name="ce52" table:formula="of:=[.D26]/[.F26]" office:value-type="float" office:value="1.14944184371624" calcext:value-type="float">
            <text:p>1.149</text:p>
          </table:table-cell>
          <table:table-cell table:style-name="ce95" table:formula="of:=[.R71]" office:value-type="float" office:value="1.07924808157364" calcext:value-type="float">
            <text:p>1.079</text:p>
          </table:table-cell>
          <table:table-cell table:style-name="ce96" table:formula="of:=[.D26]/[.H26]" office:value-type="float" office:value="123.23394618045" calcext:value-type="float">
            <text:p>123.234</text:p>
          </table:table-cell>
          <table:table-cell table:style-name="ce96" table:number-columns-repeated="2"/>
          <table:table-cell/>
          <table:table-cell>
            <draw:custom-shape table:end-cell-address="'Actividad 4'.O30" table:end-x="0.4587in" table:end-y="0.0366in" draw:z-index="2" draw:name="Elipse 3" draw:style-name="gr12" draw:text-style-name="P4" svg:width="2.6154in" svg:height="0.8331in" svg:x="0.074in" svg:y="0.037in">
              <text:p text:style-name="P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number-columns-repeated="5"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1004"/>
        </table:table-row>
        <table:table-row table:style-name="ro7">
          <table:table-cell table:formula="of:=[.A26]+1" office:value-type="float" office:value="25" calcext:value-type="float">
            <text:p>25</text:p>
          </table:table-cell>
          <table:table-cell table:style-name="ce32" office:value-type="float" office:value="2019" calcext:value-type="float" table:number-columns-spanned="1" table:number-rows-spanned="12">
            <text:p>2019</text:p>
          </table:table-cell>
          <table:table-cell table:style-name="ce37" office:value-type="string" calcext:value-type="string">
            <text:p>Enero</text:p>
          </table:table-cell>
          <table:table-cell table:style-name="ce43" office:value-type="float" office:value="115" calcext:value-type="float">
            <text:p>115</text:p>
          </table:table-cell>
          <table:table-cell table:style-name="ce52" table:formula="of:=AVERAGE([.D21:.D32])" office:value-type="float" office:value="119.833333333333" calcext:value-type="float">
            <text:p>119.833</text:p>
          </table:table-cell>
          <table:table-cell table:style-name="ce52" table:formula="of:=AVERAGE([.E27:.E28])" office:value-type="float" office:value="124.791666666667" calcext:value-type="float">
            <text:p>124.792</text:p>
          </table:table-cell>
          <table:table-cell table:style-name="ce52" table:formula="of:=[.D27]/[.F27]" office:value-type="float" office:value="0.921535893155259" calcext:value-type="float">
            <text:p>0.922</text:p>
          </table:table-cell>
          <table:table-cell table:style-name="ce95" table:formula="of:=[.R60]" office:value-type="float" office:value="0.910301594813865" calcext:value-type="float">
            <text:p>0.910</text:p>
          </table:table-cell>
          <table:table-cell table:style-name="ce96" table:formula="of:=[.D27]/[.H27]" office:value-type="float" office:value="126.331757139802" calcext:value-type="float">
            <text:p>126.332</text:p>
          </table:table-cell>
          <table:table-cell table:style-name="ce96" table:number-columns-repeated="2"/>
          <table:table-cell/>
          <table:table-cell>
            <draw:line table:end-cell-address="'Actividad 4'.Q28" table:end-x="1.1154in" table:end-y="0.2224in" draw:z-index="4" draw:name="Conector recto 6" draw:style-name="gr9" draw:text-style-name="P4" svg:x1="0.4165in" svg:y1="0.4169in" svg:x2="5.5764in" svg:y2="0in">
              <text:p/>
            </draw:line>
          </table:table-cell>
          <table:table-cell table:number-columns-repeated="1011"/>
        </table:table-row>
        <table:table-row table:style-name="ro7">
          <table:table-cell table:formula="of:=[.A27]+1" office:value-type="float" office:value="26" calcext:value-type="float">
            <text:p>26</text:p>
          </table:table-cell>
          <table:covered-table-cell table:style-name="ce32"/>
          <table:table-cell table:style-name="ce37" office:value-type="string" calcext:value-type="string">
            <text:p>Febrero</text:p>
          </table:table-cell>
          <table:table-cell table:style-name="ce43" office:value-type="float" office:value="122" calcext:value-type="float">
            <text:p>122</text:p>
          </table:table-cell>
          <table:table-cell table:style-name="ce52" table:formula="of:=AVERAGE([.D22:.D33])" office:value-type="float" office:value="129.75" calcext:value-type="float">
            <text:p>129.750</text:p>
          </table:table-cell>
          <table:table-cell table:style-name="ce52" table:formula="of:=AVERAGE([.E28:.E29])" office:value-type="float" office:value="133.75" calcext:value-type="float">
            <text:p>133.750</text:p>
          </table:table-cell>
          <table:table-cell table:style-name="ce52" table:formula="of:=[.D28]/[.F28]" office:value-type="float" office:value="0.91214953271028" calcext:value-type="float">
            <text:p>0.912</text:p>
          </table:table-cell>
          <table:table-cell table:style-name="ce95" table:formula="of:=[.R61]" office:value-type="float" office:value="0.970289390339821" calcext:value-type="float">
            <text:p>0.970</text:p>
          </table:table-cell>
          <table:table-cell table:style-name="ce96" table:formula="of:=[.D28]/[.H28]" office:value-type="float" office:value="125.735683822403" calcext:value-type="float">
            <text:p>125.736</text:p>
          </table:table-cell>
          <table:table-cell table:style-name="ce96" table:number-columns-repeated="2"/>
          <table:table-cell table:number-columns-repeated="8"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T$26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T$26] * 100) ; &quot;%&quot;)" office:value-type="string" office:string-value="Upper 95%" calcext:value-type="string">
            <text:p>Upper 95%</text:p>
          </table:table-cell>
          <table:table-cell table:number-columns-repeated="999"/>
        </table:table-row>
        <table:table-row table:style-name="ro7">
          <table:table-cell table:formula="of:=[.A28]+1" office:value-type="float" office:value="27" calcext:value-type="float">
            <text:p>27</text:p>
          </table:table-cell>
          <table:covered-table-cell table:style-name="ce32"/>
          <table:table-cell table:style-name="ce37" office:value-type="string" calcext:value-type="string">
            <text:p>Marzo</text:p>
          </table:table-cell>
          <table:table-cell table:style-name="ce43" office:value-type="float" office:value="143" calcext:value-type="float">
            <text:p>143</text:p>
          </table:table-cell>
          <table:table-cell table:style-name="ce52" table:formula="of:=AVERAGE([.D23:.D34])" office:value-type="float" office:value="137.75" calcext:value-type="float">
            <text:p>137.750</text:p>
          </table:table-cell>
          <table:table-cell table:style-name="ce52" table:formula="of:=AVERAGE([.E29:.E30])" office:value-type="float" office:value="141.625" calcext:value-type="float">
            <text:p>141.625</text:p>
          </table:table-cell>
          <table:table-cell table:style-name="ce52" table:formula="of:=[.D29]/[.F29]" office:value-type="float" office:value="1.00970873786408" calcext:value-type="float">
            <text:p>1.010</text:p>
          </table:table-cell>
          <table:table-cell table:style-name="ce95" table:formula="of:=[.R62]" office:value-type="float" office:value="1.03201177250724" calcext:value-type="float">
            <text:p>1.032</text:p>
          </table:table-cell>
          <table:table-cell table:style-name="ce96" table:formula="of:=[.D29]/[.H29]" office:value-type="float" office:value="138.564310804892" calcext:value-type="float">
            <text:p>138.564</text:p>
          </table:table-cell>
          <table:table-cell table:style-name="ce96" table:number-columns-repeated="2"/>
          <table:table-cell table:number-columns-repeated="7"/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S$7:.$T$7]; 1 ; 31 - ROW())" office:value-type="float" office:value="121.847033011081" calcext:value-type="float">
            <text:p>121.847033011081</text:p>
          </table:table-cell>
          <table:table-cell table:number-matrix-columns-spanned="1" table:number-matrix-rows-spanned="2" table:formula="of:=INDEX([.$S$8:.$T$8]; 1 ; 31 - ROW())" office:value-type="float" office:value="9.47339539094946" calcext:value-type="float">
            <text:p>9.47339539094946</text:p>
          </table:table-cell>
          <table:table-cell table:number-matrix-columns-spanned="1" table:number-matrix-rows-spanned="2" table:formula="of:=[.$T$29:.$T$30] / [.$U$29:.$U$30]" office:value-type="float" office:value="12.8620233804966" calcext:value-type="float">
            <text:p>12.8620233804966</text:p>
          </table:table-cell>
          <table:table-cell table:number-matrix-columns-spanned="1" table:number-matrix-rows-spanned="2" table:formula="of:=LEGACY.TDIST(ABS([.$V$29:.$V$30]) ; [.$T$10] ; 2 )" office:value-type="float" office:value="1.6577113983286E-016" calcext:value-type="float">
            <text:p>1.6577113983286E-16</text:p>
          </table:table-cell>
          <table:table-cell table:number-matrix-columns-spanned="1" table:number-matrix-rows-spanned="2" table:formula="of:=[.$T$29:.$T$30] - [.$U$29:.$U$30] * TINV(1 - [.$T$26] ; [.$T$10])" office:value-type="float" office:value="102.754659120276" calcext:value-type="float">
            <text:p>102.754659120276</text:p>
          </table:table-cell>
          <table:table-cell table:number-matrix-columns-spanned="1" table:number-matrix-rows-spanned="2" table:formula="of:=[.$T$29:.$T$30] + [.$U$29:.$U$30] * TINV(1 - [.$T$26] ; [.$T$10])" office:value-type="float" office:value="140.939406901885" calcext:value-type="float">
            <text:p>140.939406901885</text:p>
          </table:table-cell>
          <table:table-cell table:number-columns-repeated="999"/>
        </table:table-row>
        <table:table-row table:style-name="ro7">
          <table:table-cell table:formula="of:=[.A29]+1" office:value-type="float" office:value="28" calcext:value-type="float">
            <text:p>28</text:p>
          </table:table-cell>
          <table:covered-table-cell table:style-name="ce32"/>
          <table:table-cell table:style-name="ce37" office:value-type="string" calcext:value-type="string">
            <text:p>Abril</text:p>
          </table:table-cell>
          <table:table-cell table:style-name="ce43" office:value-type="float" office:value="157" calcext:value-type="float">
            <text:p>157</text:p>
          </table:table-cell>
          <table:table-cell table:style-name="ce52" table:formula="of:=AVERAGE([.D24:.D35])" office:value-type="float" office:value="145.5" calcext:value-type="float">
            <text:p>145.500</text:p>
          </table:table-cell>
          <table:table-cell table:style-name="ce52" table:formula="of:=AVERAGE([.E30:.E31])" office:value-type="float" office:value="148.5" calcext:value-type="float">
            <text:p>148.500</text:p>
          </table:table-cell>
          <table:table-cell table:style-name="ce52" table:formula="of:=[.D30]/[.F30]" office:value-type="float" office:value="1.05723905723906" calcext:value-type="float">
            <text:p>1.057</text:p>
          </table:table-cell>
          <table:table-cell table:style-name="ce95" table:formula="of:=[.R63]" office:value-type="float" office:value="0.956437564826542" calcext:value-type="float">
            <text:p>0.956</text:p>
          </table:table-cell>
          <table:table-cell table:style-name="ce96" table:formula="of:=[.D30]/[.H30]" office:value-type="float" office:value="164.150808974628" calcext:value-type="float">
            <text:p>164.151</text:p>
          </table:table-cell>
          <table:table-cell table:style-name="ce96" table:number-columns-repeated="2"/>
          <table:table-cell table:number-columns-repeated="7"/>
          <table:table-cell table:formula="of:=&quot;X1&quot;" office:value-type="string" office:string-value="X1" calcext:value-type="string">
            <text:p>X1</text:p>
          </table:table-cell>
          <table:table-cell office:value-type="float" office:value="0.0747982200228526" calcext:value-type="float">
            <text:p>0.074798220022853</text:p>
          </table:table-cell>
          <table:table-cell office:value-type="float" office:value="0.350986882478945" calcext:value-type="float">
            <text:p>0.350986882478945</text:p>
          </table:table-cell>
          <table:table-cell office:value-type="float" office:value="0.213108306198137" calcext:value-type="float">
            <text:p>0.213108306198137</text:p>
          </table:table-cell>
          <table:table-cell office:value-type="float" office:value="0.832226823807821" calcext:value-type="float">
            <text:p>0.832226823807821</text:p>
          </table:table-cell>
          <table:table-cell office:value-type="float" office:value="-0.632569361980318" calcext:value-type="float">
            <text:p>-0.632569361980318</text:p>
          </table:table-cell>
          <table:table-cell office:value-type="float" office:value="0.782165802026023" calcext:value-type="float">
            <text:p>0.782165802026023</text:p>
          </table:table-cell>
          <table:table-cell table:number-columns-repeated="999"/>
        </table:table-row>
        <table:table-row table:style-name="ro7">
          <table:table-cell table:formula="of:=[.A30]+1" office:value-type="float" office:value="29" calcext:value-type="float">
            <text:p>29</text:p>
          </table:table-cell>
          <table:covered-table-cell table:style-name="ce32"/>
          <table:table-cell table:style-name="ce37" office:value-type="string" calcext:value-type="string">
            <text:p>Mayo</text:p>
          </table:table-cell>
          <table:table-cell table:style-name="ce43" office:value-type="float" office:value="175" calcext:value-type="float">
            <text:p>175</text:p>
          </table:table-cell>
          <table:table-cell table:style-name="ce52" table:formula="of:=AVERAGE([.D25:.D36])" office:value-type="float" office:value="151.5" calcext:value-type="float">
            <text:p>151.500</text:p>
          </table:table-cell>
          <table:table-cell table:style-name="ce52" table:formula="of:=AVERAGE([.E31:.E32])" office:value-type="float" office:value="153.125" calcext:value-type="float">
            <text:p>153.125</text:p>
          </table:table-cell>
          <table:table-cell table:style-name="ce52" table:formula="of:=[.D31]/[.F31]" office:value-type="float" office:value="1.14285714285714" calcext:value-type="float">
            <text:p>1.143</text:p>
          </table:table-cell>
          <table:table-cell table:style-name="ce95" table:formula="of:=[.R64]" office:value-type="float" office:value="1.01093043673445" calcext:value-type="float">
            <text:p>1.011</text:p>
          </table:table-cell>
          <table:table-cell table:style-name="ce96" table:formula="of:=[.D31]/[.H31]" office:value-type="float" office:value="173.107855536818" calcext:value-type="float">
            <text:p>173.108</text:p>
          </table:table-cell>
          <table:table-cell table:style-name="ce96" table:number-columns-repeated="2"/>
          <table:table-cell table:number-columns-repeated="1013"/>
        </table:table-row>
        <table:table-row table:style-name="ro7">
          <table:table-cell table:formula="of:=[.A31]+1" office:value-type="float" office:value="30" calcext:value-type="float">
            <text:p>30</text:p>
          </table:table-cell>
          <table:covered-table-cell table:style-name="ce32"/>
          <table:table-cell table:style-name="ce37" office:value-type="string" calcext:value-type="string">
            <text:p>Junio</text:p>
          </table:table-cell>
          <table:table-cell table:style-name="ce43" office:value-type="float" office:value="175" calcext:value-type="float">
            <text:p>175</text:p>
          </table:table-cell>
          <table:table-cell table:style-name="ce52" table:formula="of:=AVERAGE([.D26:.D37])" office:value-type="float" office:value="154.75" calcext:value-type="float">
            <text:p>154.750</text:p>
          </table:table-cell>
          <table:table-cell table:style-name="ce52" table:formula="of:=AVERAGE([.E32:.E33])" office:value-type="float" office:value="155.5" calcext:value-type="float">
            <text:p>155.500</text:p>
          </table:table-cell>
          <table:table-cell table:style-name="ce52" table:formula="of:=[.D32]/[.F32]" office:value-type="float" office:value="1.12540192926045" calcext:value-type="float">
            <text:p>1.125</text:p>
          </table:table-cell>
          <table:table-cell table:style-name="ce95" table:formula="of:=[.R65]" office:value-type="float" office:value="0.937400051151632" calcext:value-type="float">
            <text:p>0.937</text:p>
          </table:table-cell>
          <table:table-cell table:style-name="ce96" table:formula="of:=[.D32]/[.H32]" office:value-type="float" office:value="186.686569714825" calcext:value-type="float">
            <text:p>186.687</text:p>
          </table:table-cell>
          <table:table-cell table:style-name="ce96" table:number-columns-repeated="2"/>
          <table:table-cell table:number-columns-repeated="7"/>
          <table:table-cell table:formula="of:=&quot;X1&quot;" office:value-type="string" office:string-value="X1" calcext:value-type="string">
            <text:p>X1</text:p>
          </table:table-cell>
          <table:table-cell office:value-type="string" calcext:value-type="string">
            <text:p>Predicted Y</text:p>
          </table:table-cell>
          <table:table-cell table:formula="of:=&quot;Y&quot;" office:value-type="string" office:string-value="Y" calcext:value-type="string">
            <text:p>Y</text:p>
          </table:table-cell>
          <table:table-cell office:value-type="string" calcext:value-type="string">
            <text:p>Residual</text:p>
          </table:table-cell>
          <table:table-cell table:number-columns-repeated="1002"/>
        </table:table-row>
        <table:table-row table:style-name="ro7">
          <table:table-cell table:formula="of:=[.A32]+1" office:value-type="float" office:value="31" calcext:value-type="float">
            <text:p>31</text:p>
          </table:table-cell>
          <table:covered-table-cell table:style-name="ce32"/>
          <table:table-cell table:style-name="ce37" office:value-type="string" calcext:value-type="string">
            <text:p>Julio</text:p>
          </table:table-cell>
          <table:table-cell table:style-name="ce43" office:value-type="float" office:value="185" calcext:value-type="float">
            <text:p>185</text:p>
          </table:table-cell>
          <table:table-cell table:style-name="ce52" table:formula="of:=AVERAGE([.D27:.D38])" office:value-type="float" office:value="156.25" calcext:value-type="float">
            <text:p>156.250</text:p>
          </table:table-cell>
          <table:table-cell table:style-name="ce52" table:formula="of:=AVERAGE([.E33:.E34])" office:value-type="float" office:value="156.625" calcext:value-type="float">
            <text:p>156.625</text:p>
          </table:table-cell>
          <table:table-cell table:style-name="ce52" table:formula="of:=[.D33]/[.F33]" office:value-type="float" office:value="1.18116520351157" calcext:value-type="float">
            <text:p>1.181</text:p>
          </table:table-cell>
          <table:table-cell table:style-name="ce95" table:formula="of:=[.R66]" office:value-type="float" office:value="1.04190259658423" calcext:value-type="float">
            <text:p>1.042</text:p>
          </table:table-cell>
          <table:table-cell table:style-name="ce96" table:formula="of:=[.D33]/[.H33]" office:value-type="float" office:value="177.559784001405" calcext:value-type="float">
            <text:p>177.560</text:p>
          </table:table-cell>
          <table:table-cell table:style-name="ce96" table:number-columns-repeated="2"/>
          <table:table-cell table:number-columns-repeated="7"/>
          <table:table-cell table:number-matrix-columns-spanned="1" table:number-matrix-rows-spanned="46" table:formula="of:=[.$A$3:.$A$48]" office:value-type="float" office:value="1" calcext:value-type="float">
            <text:p>1</text:p>
          </table:table-cell>
          <table:table-cell table:number-matrix-columns-spanned="1" table:number-matrix-rows-spanned="46" table:formula="of:=MMULT([.$S$33:.$S$78] ; [.$T$30]) + [.$T$29]" office:value-type="float" office:value="121.921831231103" calcext:value-type="float">
            <text:p>121.921831231103</text:p>
          </table:table-cell>
          <table:table-cell table:number-matrix-columns-spanned="1" table:number-matrix-rows-spanned="46" table:formula="of:=[.$I$3:.$I$48]" office:value-type="float" office:value="97.7697946560209" calcext:value-type="float">
            <text:p>97.7697946560209</text:p>
          </table:table-cell>
          <table:table-cell table:number-matrix-columns-spanned="1" table:number-matrix-rows-spanned="46" table:formula="of:=[.$U$33:.$U$78] - [.$T$33:.$T$78]" office:value-type="float" office:value="-24.1520365750825" calcext:value-type="float">
            <text:p>-24.1520365750825</text:p>
          </table:table-cell>
          <table:table-cell table:number-columns-repeated="1002"/>
        </table:table-row>
        <table:table-row table:style-name="ro7">
          <table:table-cell table:formula="of:=[.A33]+1" office:value-type="float" office:value="32" calcext:value-type="float">
            <text:p>32</text:p>
          </table:table-cell>
          <table:covered-table-cell table:style-name="ce32"/>
          <table:table-cell table:style-name="ce37" office:value-type="string" calcext:value-type="string">
            <text:p>Agosto</text:p>
          </table:table-cell>
          <table:table-cell table:style-name="ce43" office:value-type="float" office:value="164" calcext:value-type="float">
            <text:p>164</text:p>
          </table:table-cell>
          <table:table-cell table:style-name="ce52" table:formula="of:=AVERAGE([.D28:.D39])" office:value-type="float" office:value="157" calcext:value-type="float">
            <text:p>157.000</text:p>
          </table:table-cell>
          <table:table-cell table:style-name="ce52" table:formula="of:=AVERAGE([.E34:.E35])" office:value-type="float" office:value="157.166666666667" calcext:value-type="float">
            <text:p>157.167</text:p>
          </table:table-cell>
          <table:table-cell table:style-name="ce52" table:formula="of:=[.D34]/[.F34]" office:value-type="float" office:value="1.04347826086957" calcext:value-type="float">
            <text:p>1.043</text:p>
          </table:table-cell>
          <table:table-cell table:style-name="ce95" table:formula="of:=[.R67]" office:value-type="float" office:value="0.945390395544229" calcext:value-type="float">
            <text:p>0.945</text:p>
          </table:table-cell>
          <table:table-cell table:style-name="ce96" table:formula="of:=[.D34]/[.H34]" office:value-type="float" office:value="173.473308775885" calcext:value-type="float">
            <text:p>173.473</text:p>
          </table:table-cell>
          <table:table-cell table:style-name="ce96" table:number-columns-repeated="2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21.996629451126" calcext:value-type="float">
            <text:p>121.996629451126</text:p>
          </table:table-cell>
          <table:table-cell office:value-type="float" office:value="106.153896997603" calcext:value-type="float">
            <text:p>106.153896997603</text:p>
          </table:table-cell>
          <table:table-cell office:value-type="float" office:value="-15.8427324535237" calcext:value-type="float">
            <text:p>-15.8427324535237</text:p>
          </table:table-cell>
          <table:table-cell table:number-columns-repeated="1002"/>
        </table:table-row>
        <table:table-row table:style-name="ro7">
          <table:table-cell table:formula="of:=[.A34]+1" office:value-type="float" office:value="33" calcext:value-type="float">
            <text:p>33</text:p>
          </table:table-cell>
          <table:covered-table-cell table:style-name="ce32"/>
          <table:table-cell table:style-name="ce37" office:value-type="string" calcext:value-type="string">
            <text:p>Septiembre</text:p>
          </table:table-cell>
          <table:table-cell table:style-name="ce43" office:value-type="float" office:value="178" calcext:value-type="float">
            <text:p>178</text:p>
          </table:table-cell>
          <table:table-cell table:style-name="ce52" table:formula="of:=AVERAGE([.D29:.D40])" office:value-type="float" office:value="157.333333333333" calcext:value-type="float">
            <text:p>157.333</text:p>
          </table:table-cell>
          <table:table-cell table:style-name="ce52" table:formula="of:=AVERAGE([.E35:.E36])" office:value-type="float" office:value="156.666666666667" calcext:value-type="float">
            <text:p>156.667</text:p>
          </table:table-cell>
          <table:table-cell table:style-name="ce52" table:formula="of:=[.D35]/[.F35]" office:value-type="float" office:value="1.13617021276596" calcext:value-type="float">
            <text:p>1.136</text:p>
          </table:table-cell>
          <table:table-cell table:style-name="ce95" table:formula="of:=[.R68]" office:value-type="float" office:value="1.06328789418916" calcext:value-type="float">
            <text:p>1.063</text:p>
          </table:table-cell>
          <table:table-cell table:style-name="ce96" table:formula="of:=[.D35]/[.H35]" office:value-type="float" office:value="167.405272807831" calcext:value-type="float">
            <text:p>167.405</text:p>
          </table:table-cell>
          <table:table-cell table:style-name="ce96" table:number-columns-repeated="2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22.071427671149" calcext:value-type="float">
            <text:p>122.071427671149</text:p>
          </table:table-cell>
          <table:table-cell office:value-type="float" office:value="113.370799749457" calcext:value-type="float">
            <text:p>113.370799749457</text:p>
          </table:table-cell>
          <table:table-cell office:value-type="float" office:value="-8.70062792169225" calcext:value-type="float">
            <text:p>-8.70062792169225</text:p>
          </table:table-cell>
          <table:table-cell table:number-columns-repeated="1002"/>
        </table:table-row>
        <table:table-row table:style-name="ro7">
          <table:table-cell table:formula="of:=[.A35]+1" office:value-type="float" office:value="34" calcext:value-type="float">
            <text:p>34</text:p>
          </table:table-cell>
          <table:covered-table-cell table:style-name="ce32"/>
          <table:table-cell table:style-name="ce37" office:value-type="string" calcext:value-type="string">
            <text:p>Octubre</text:p>
          </table:table-cell>
          <table:table-cell table:style-name="ce43" office:value-type="float" office:value="168" calcext:value-type="float">
            <text:p>168</text:p>
          </table:table-cell>
          <table:table-cell table:style-name="ce52" table:formula="of:=AVERAGE([.D30:.D41])" office:value-type="float" office:value="156" calcext:value-type="float">
            <text:p>156.000</text:p>
          </table:table-cell>
          <table:table-cell table:style-name="ce52" table:formula="of:=AVERAGE([.E36:.E37])" office:value-type="float" office:value="154.041666666667" calcext:value-type="float">
            <text:p>154.042</text:p>
          </table:table-cell>
          <table:table-cell table:style-name="ce52" table:formula="of:=[.D36]/[.F36]" office:value-type="float" office:value="1.09061401136056" calcext:value-type="float">
            <text:p>1.091</text:p>
          </table:table-cell>
          <table:table-cell table:style-name="ce95" table:formula="of:=[.R69]" office:value-type="float" office:value="1.03000253505701" calcext:value-type="float">
            <text:p>1.030</text:p>
          </table:table-cell>
          <table:table-cell table:style-name="ce96" table:formula="of:=[.D36]/[.H36]" office:value-type="float" office:value="163.106394675719" calcext:value-type="float">
            <text:p>163.106</text:p>
          </table:table-cell>
          <table:table-cell table:style-name="ce96" table:number-columns-repeated="2"/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22.146225891172" calcext:value-type="float">
            <text:p>122.146225891172</text:p>
          </table:table-cell>
          <table:table-cell office:value-type="float" office:value="141.1487847871" calcext:value-type="float">
            <text:p>141.1487847871</text:p>
          </table:table-cell>
          <table:table-cell office:value-type="float" office:value="19.0025588959284" calcext:value-type="float">
            <text:p>19.0025588959284</text:p>
          </table:table-cell>
          <table:table-cell table:number-columns-repeated="1002"/>
        </table:table-row>
        <table:table-row table:style-name="ro7">
          <table:table-cell table:formula="of:=[.A36]+1" office:value-type="float" office:value="35" calcext:value-type="float">
            <text:p>35</text:p>
          </table:table-cell>
          <table:covered-table-cell table:style-name="ce32"/>
          <table:table-cell table:style-name="ce37" office:value-type="string" calcext:value-type="string">
            <text:p>Noviembre</text:p>
          </table:table-cell>
          <table:table-cell table:style-name="ce43" office:value-type="float" office:value="142" calcext:value-type="float">
            <text:p>142</text:p>
          </table:table-cell>
          <table:table-cell table:style-name="ce52" table:formula="of:=AVERAGE([.D31:.D42])" office:value-type="float" office:value="152.083333333333" calcext:value-type="float">
            <text:p>152.083</text:p>
          </table:table-cell>
          <table:table-cell table:style-name="ce52" table:formula="of:=AVERAGE([.E37:.E38])" office:value-type="float" office:value="149.375" calcext:value-type="float">
            <text:p>149.375</text:p>
          </table:table-cell>
          <table:table-cell table:style-name="ce52" table:formula="of:=[.D37]/[.F37]" office:value-type="float" office:value="0.950627615062762" calcext:value-type="float">
            <text:p>0.951</text:p>
          </table:table-cell>
          <table:table-cell table:style-name="ce95" table:formula="of:=[.R70]" office:value-type="float" office:value="0.953556650758442" calcext:value-type="float">
            <text:p>0.954</text:p>
          </table:table-cell>
          <table:table-cell table:style-name="ce96" table:formula="of:=[.D37]/[.H37]" office:value-type="float" office:value="148.916165481155" calcext:value-type="float">
            <text:p>148.916</text:p>
          </table:table-cell>
          <table:table-cell table:style-name="ce96" table:number-columns-repeated="2"/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22.221024111195" calcext:value-type="float">
            <text:p>122.221024111195</text:p>
          </table:table-cell>
          <table:table-cell office:value-type="float" office:value="152.3349128724" calcext:value-type="float">
            <text:p>152.3349128724</text:p>
          </table:table-cell>
          <table:table-cell office:value-type="float" office:value="30.1138887612054" calcext:value-type="float">
            <text:p>30.1138887612054</text:p>
          </table:table-cell>
          <table:table-cell table:number-columns-repeated="1002"/>
        </table:table-row>
        <table:table-row table:style-name="ro7">
          <table:table-cell table:formula="of:=[.A37]+1" office:value-type="float" office:value="36" calcext:value-type="float">
            <text:p>36</text:p>
          </table:table-cell>
          <table:covered-table-cell table:style-name="ce32"/>
          <table:table-cell table:style-name="ce37" office:value-type="string" calcext:value-type="string">
            <text:p>Diciembre</text:p>
          </table:table-cell>
          <table:table-cell table:style-name="ce43" office:value-type="float" office:value="151" calcext:value-type="float">
            <text:p>151</text:p>
          </table:table-cell>
          <table:table-cell table:style-name="ce52" table:formula="of:=AVERAGE([.D32:.D43])" office:value-type="float" office:value="146.666666666667" calcext:value-type="float">
            <text:p>146.667</text:p>
          </table:table-cell>
          <table:table-cell table:style-name="ce52" table:formula="of:=AVERAGE([.E38:.E39])" office:value-type="float" office:value="143.416666666667" calcext:value-type="float">
            <text:p>143.417</text:p>
          </table:table-cell>
          <table:table-cell table:style-name="ce52" table:formula="of:=[.D38]/[.F38]" office:value-type="float" office:value="1.05287623474724" calcext:value-type="float">
            <text:p>1.053</text:p>
          </table:table-cell>
          <table:table-cell table:style-name="ce95" table:formula="of:=[.R71]" office:value-type="float" office:value="1.07924808157364" calcext:value-type="float">
            <text:p>1.079</text:p>
          </table:table-cell>
          <table:table-cell table:style-name="ce96" table:formula="of:=[.D38]/[.H38]" office:value-type="float" office:value="139.912224610886" calcext:value-type="float">
            <text:p>139.912</text:p>
          </table:table-cell>
          <table:table-cell table:style-name="ce96" table:number-columns-repeated="2"/>
          <table:table-cell/>
          <table:table-cell table:style-name="ce76" office:value-type="string" calcext:value-type="string">
            <text:p>PASO 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22.295822331218" calcext:value-type="float">
            <text:p>122.295822331218</text:p>
          </table:table-cell>
          <table:table-cell office:value-type="float" office:value="156.816718560453" calcext:value-type="float">
            <text:p>156.816718560453</text:p>
          </table:table-cell>
          <table:table-cell office:value-type="float" office:value="34.5208962292356" calcext:value-type="float">
            <text:p>34.5208962292356</text:p>
          </table:table-cell>
          <table:table-cell table:number-columns-repeated="1002"/>
        </table:table-row>
        <table:table-row table:style-name="ro7">
          <table:table-cell table:formula="of:=[.A38]+1" office:value-type="float" office:value="37" calcext:value-type="float">
            <text:p>37</text:p>
          </table:table-cell>
          <table:table-cell table:style-name="ce33" office:value-type="float" office:value="2020" calcext:value-type="float" table:number-columns-spanned="1" table:number-rows-spanned="12">
            <text:p>2020</text:p>
          </table:table-cell>
          <table:table-cell table:style-name="ce37" office:value-type="string" calcext:value-type="string">
            <text:p>Enero</text:p>
          </table:table-cell>
          <table:table-cell table:style-name="ce43" office:value-type="float" office:value="124" calcext:value-type="float">
            <text:p>124</text:p>
          </table:table-cell>
          <table:table-cell table:style-name="ce52" table:formula="of:=AVERAGE([.D33:.D44])" office:value-type="float" office:value="140.166666666667" calcext:value-type="float">
            <text:p>140.167</text:p>
          </table:table-cell>
          <table:table-cell table:style-name="ce52" table:formula="of:=AVERAGE([.E39:.E40])" office:value-type="float" office:value="135.541666666667" calcext:value-type="float">
            <text:p>135.542</text:p>
          </table:table-cell>
          <table:table-cell table:style-name="ce52" table:formula="of:=[.D39]/[.F39]" office:value-type="float" office:value="0.914847832769751" calcext:value-type="float">
            <text:p>0.915</text:p>
          </table:table-cell>
          <table:table-cell table:style-name="ce96" table:formula="of:=[.R60]" office:value-type="float" office:value="0.910301594813865" calcext:value-type="float">
            <text:p>0.910</text:p>
          </table:table-cell>
          <table:table-cell table:style-name="ce96" table:formula="of:=[.D39]/[.H39]" office:value-type="float" office:value="136.218590307265" calcext:value-type="float">
            <text:p>136.219</text:p>
          </table:table-cell>
          <table:table-cell table:style-name="ce96" table:number-columns-repeated="2"/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122.370620551241" calcext:value-type="float">
            <text:p>122.370620551241</text:p>
          </table:table-cell>
          <table:table-cell office:value-type="float" office:value="156.444566444482" calcext:value-type="float">
            <text:p>156.444566444482</text:p>
          </table:table-cell>
          <table:table-cell office:value-type="float" office:value="34.073945893241" calcext:value-type="float">
            <text:p>34.073945893241</text:p>
          </table:table-cell>
          <table:table-cell table:number-columns-repeated="1002"/>
        </table:table-row>
        <table:table-row table:style-name="ro7">
          <table:table-cell table:formula="of:=[.A39]+1" office:value-type="float" office:value="38" calcext:value-type="float">
            <text:p>38</text:p>
          </table:table-cell>
          <table:covered-table-cell table:style-name="ce32"/>
          <table:table-cell table:style-name="ce37" office:value-type="string" calcext:value-type="string">
            <text:p>Febrero</text:p>
          </table:table-cell>
          <table:table-cell table:style-name="ce43" office:value-type="float" office:value="126" calcext:value-type="float">
            <text:p>126</text:p>
          </table:table-cell>
          <table:table-cell table:style-name="ce52" table:formula="of:=AVERAGE([.D34:.D45])" office:value-type="float" office:value="130.916666666667" calcext:value-type="float">
            <text:p>130.917</text:p>
          </table:table-cell>
          <table:table-cell table:style-name="ce52" table:formula="of:=AVERAGE([.E40:.E41])" office:value-type="float" office:value="127.791666666667" calcext:value-type="float">
            <text:p>127.792</text:p>
          </table:table-cell>
          <table:table-cell table:style-name="ce52" table:formula="of:=[.D40]/[.F40]" office:value-type="float" office:value="0.985979784805999" calcext:value-type="float">
            <text:p>0.986</text:p>
          </table:table-cell>
          <table:table-cell table:style-name="ce96" table:formula="of:=[.R61]" office:value-type="float" office:value="0.970289390339821" calcext:value-type="float">
            <text:p>0.970</text:p>
          </table:table-cell>
          <table:table-cell table:style-name="ce96" table:formula="of:=[.D40]/[.H40]" office:value-type="float" office:value="129.858165259203" calcext:value-type="float">
            <text:p>129.858</text:p>
          </table:table-cell>
          <table:table-cell table:style-name="ce96" table:number-columns-repeated="2"/>
          <table:table-cell/>
          <table:table-cell office:value-type="string" calcext:value-type="string">
            <text:p>Aplicar metodología para realizar pronóstico 202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22.445418771263" calcext:value-type="float">
            <text:p>122.445418771263</text:p>
          </table:table-cell>
          <table:table-cell office:value-type="float" office:value="150.202499062047" calcext:value-type="float">
            <text:p>150.202499062047</text:p>
          </table:table-cell>
          <table:table-cell office:value-type="float" office:value="27.7570802907833" calcext:value-type="float">
            <text:p>27.7570802907833</text:p>
          </table:table-cell>
          <table:table-cell table:number-columns-repeated="1002"/>
        </table:table-row>
        <table:table-row table:style-name="ro7">
          <table:table-cell table:formula="of:=[.A40]+1" office:value-type="float" office:value="39" calcext:value-type="float">
            <text:p>39</text:p>
          </table:table-cell>
          <table:covered-table-cell table:style-name="ce32"/>
          <table:table-cell table:style-name="ce37" office:value-type="string" calcext:value-type="string">
            <text:p>Marzo</text:p>
          </table:table-cell>
          <table:table-cell table:style-name="ce43" office:value-type="float" office:value="127" calcext:value-type="float">
            <text:p>127</text:p>
          </table:table-cell>
          <table:table-cell table:style-name="ce52" table:formula="of:=AVERAGE([.D35:.D46])" office:value-type="float" office:value="124.666666666667" calcext:value-type="float">
            <text:p>124.667</text:p>
          </table:table-cell>
          <table:table-cell table:style-name="ce52" table:formula="of:=AVERAGE([.E41:.E42])" office:value-type="float" office:value="121.833333333333" calcext:value-type="float">
            <text:p>121.833</text:p>
          </table:table-cell>
          <table:table-cell table:style-name="ce52" table:formula="of:=[.D41]/[.F41]" office:value-type="float" office:value="1.04240766073871" calcext:value-type="float">
            <text:p>1.042</text:p>
          </table:table-cell>
          <table:table-cell table:style-name="ce96" table:formula="of:=[.R62]" office:value-type="float" office:value="1.03201177250724" calcext:value-type="float">
            <text:p>1.032</text:p>
          </table:table-cell>
          <table:table-cell table:style-name="ce96" table:formula="of:=[.D41]/[.H41]" office:value-type="float" office:value="123.060611693855" calcext:value-type="float">
            <text:p>123.061</text:p>
          </table:table-cell>
          <table:table-cell table:style-name="ce96" table:number-columns-repeated="2"/>
          <table:table-cell/>
          <table:table-cell table:style-name="ce76" office:value-type="string" calcext:value-type="string">
            <text:p>1.- Suavizar la serie con medias moviles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22.520216991286" calcext:value-type="float">
            <text:p>122.520216991286</text:p>
          </table:table-cell>
          <table:table-cell office:value-type="float" office:value="145.774254411314" calcext:value-type="float">
            <text:p>145.774254411314</text:p>
          </table:table-cell>
          <table:table-cell office:value-type="float" office:value="23.2540374200274" calcext:value-type="float">
            <text:p>23.2540374200274</text:p>
          </table:table-cell>
          <table:table-cell table:number-columns-repeated="1002"/>
        </table:table-row>
        <table:table-row table:style-name="ro7">
          <table:table-cell table:formula="of:=[.A41]+1" office:value-type="float" office:value="40" calcext:value-type="float">
            <text:p>40</text:p>
          </table:table-cell>
          <table:covered-table-cell table:style-name="ce32"/>
          <table:table-cell table:style-name="ce37" office:value-type="string" calcext:value-type="string">
            <text:p>Abril</text:p>
          </table:table-cell>
          <table:table-cell table:style-name="ce43" office:value-type="float" office:value="110" calcext:value-type="float">
            <text:p>110</text:p>
          </table:table-cell>
          <table:table-cell table:style-name="ce52" table:formula="of:=AVERAGE([.D36:.D47])" office:value-type="float" office:value="119" calcext:value-type="float">
            <text:p>119.000</text:p>
          </table:table-cell>
          <table:table-cell table:style-name="ce52" table:formula="of:=AVERAGE([.E42:.E43])" office:value-type="float" office:value="116.958333333333" calcext:value-type="float">
            <text:p>116.958</text:p>
          </table:table-cell>
          <table:table-cell table:style-name="ce52" table:formula="of:=[.D42]/[.F42]" office:value-type="float" office:value="0.940505878161738" calcext:value-type="float">
            <text:p>0.941</text:p>
          </table:table-cell>
          <table:table-cell table:style-name="ce96" table:formula="of:=[.R63]" office:value-type="float" office:value="0.956437564826542" calcext:value-type="float">
            <text:p>0.956</text:p>
          </table:table-cell>
          <table:table-cell table:style-name="ce96" table:formula="of:=[.D42]/[.H42]" office:value-type="float" office:value="115.010120937637" calcext:value-type="float">
            <text:p>115.010</text:p>
          </table:table-cell>
          <table:table-cell table:style-name="ce96" table:number-columns-repeated="2"/>
          <table:table-cell/>
          <table:table-cell office:value-type="string" calcext:value-type="string">
            <text:p>Periodo = 12, corresponde al ciclo que se repite a a través del tiempo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22.595015211309" calcext:value-type="float">
            <text:p>122.595015211309</text:p>
          </table:table-cell>
          <table:table-cell office:value-type="float" office:value="132.038509975582" calcext:value-type="float">
            <text:p>132.038509975582</text:p>
          </table:table-cell>
          <table:table-cell office:value-type="float" office:value="9.44349476427311" calcext:value-type="float">
            <text:p>9.44349476427311</text:p>
          </table:table-cell>
          <table:table-cell table:number-columns-repeated="1002"/>
        </table:table-row>
        <table:table-row table:style-name="ro7">
          <table:table-cell table:formula="of:=[.A42]+1" office:value-type="float" office:value="41" calcext:value-type="float">
            <text:p>41</text:p>
          </table:table-cell>
          <table:covered-table-cell table:style-name="ce32"/>
          <table:table-cell table:style-name="ce37" office:value-type="string" calcext:value-type="string">
            <text:p>Mayo</text:p>
          </table:table-cell>
          <table:table-cell table:style-name="ce43" office:value-type="float" office:value="110" calcext:value-type="float">
            <text:p>110</text:p>
          </table:table-cell>
          <table:table-cell table:style-name="ce52" table:formula="of:=AVERAGE([.D37:.D48])" office:value-type="float" office:value="114.916666666667" calcext:value-type="float">
            <text:p>114.917</text:p>
          </table:table-cell>
          <table:table-cell table:style-name="ce52" table:formula="of:=AVERAGE([.E43:.E44])" office:value-type="float" office:value="114.166666666667" calcext:value-type="float">
            <text:p>114.167</text:p>
          </table:table-cell>
          <table:table-cell table:style-name="ce52" table:formula="of:=[.D43]/[.F43]" office:value-type="float" office:value="0.963503649635036" calcext:value-type="float">
            <text:p>0.964</text:p>
          </table:table-cell>
          <table:table-cell table:style-name="ce96" table:formula="of:=[.R64]" office:value-type="float" office:value="1.01093043673445" calcext:value-type="float">
            <text:p>1.011</text:p>
          </table:table-cell>
          <table:table-cell table:style-name="ce96" table:formula="of:=[.D43]/[.H43]" office:value-type="float" office:value="108.810652051714" calcext:value-type="float">
            <text:p>108.811</text:p>
          </table:table-cell>
          <table:table-cell table:style-name="ce96" table:number-columns-repeated="2"/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122.669813431332" calcext:value-type="float">
            <text:p>122.669813431332</text:p>
          </table:table-cell>
          <table:table-cell office:value-type="float" office:value="124.795941494771" calcext:value-type="float">
            <text:p>124.795941494771</text:p>
          </table:table-cell>
          <table:table-cell office:value-type="float" office:value="2.1261280634387" calcext:value-type="float">
            <text:p>2.1261280634387</text:p>
          </table:table-cell>
          <table:table-cell table:number-columns-repeated="1002"/>
        </table:table-row>
        <table:table-row table:style-name="ro7">
          <table:table-cell table:formula="of:=[.A43]+1" office:value-type="float" office:value="42" calcext:value-type="float">
            <text:p>42</text:p>
          </table:table-cell>
          <table:covered-table-cell table:style-name="ce32"/>
          <table:table-cell table:style-name="ce37" office:value-type="string" calcext:value-type="string">
            <text:p>Junio</text:p>
          </table:table-cell>
          <table:table-cell table:style-name="ce43" office:value-type="float" office:value="97" calcext:value-type="float">
            <text:p>97</text:p>
          </table:table-cell>
          <table:table-cell table:style-name="ce52" table:formula="of:=AVERAGE([.D38:.D49])" office:value-type="float" office:value="113.416666666667" calcext:value-type="float">
            <text:p>113.417</text:p>
          </table:table-cell>
          <table:table-cell table:style-name="ce52" table:formula="of:=AVERAGE([.E44:.E45])" office:value-type="float" office:value="113.291666666667" calcext:value-type="float">
            <text:p>113.292</text:p>
          </table:table-cell>
          <table:table-cell table:style-name="ce52" table:formula="of:=[.D44]/[.F44]" office:value-type="float" office:value="0.856197131298271" calcext:value-type="float">
            <text:p>0.856</text:p>
          </table:table-cell>
          <table:table-cell table:style-name="ce96" table:formula="of:=[.R65]" office:value-type="float" office:value="0.937400051151632" calcext:value-type="float">
            <text:p>0.937</text:p>
          </table:table-cell>
          <table:table-cell table:style-name="ce96" table:formula="of:=[.D44]/[.H44]" office:value-type="float" office:value="103.477698641932" calcext:value-type="float">
            <text:p>103.478</text:p>
          </table:table-cell>
          <table:table-cell table:style-name="ce96" table:number-columns-repeated="2"/>
          <table:table-cell/>
          <table:table-cell>
            <draw:frame table:end-cell-address="'Actividad 4'.R56" table:end-x="0.463in" table:end-y="0.0646in" draw:z-index="6" draw:name="Gráfico 11" draw:style-name="gr3" draw:text-style-name="P4" svg:width="6.0394in" svg:height="2.5646in" svg:x="0.0004in" svg:y="0in">
              <draw:object draw:notify-on-update-of-ranges="'Actividad 4'.D3:'Actividad 4'.D50 'Actividad 4'.C3:'Actividad 4'.C50 'Actividad 4'.F2:'Actividad 4'.F2 'Actividad 4'.F3:'Actividad 4'.F50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22.744611651355" calcext:value-type="float">
            <text:p>122.744611651355</text:p>
          </table:table-cell>
          <table:table-cell office:value-type="float" office:value="113.968235941318" calcext:value-type="float">
            <text:p>113.968235941318</text:p>
          </table:table-cell>
          <table:table-cell office:value-type="float" office:value="-8.77637571003676" calcext:value-type="float">
            <text:p>-8.77637571003676</text:p>
          </table:table-cell>
          <table:table-cell table:number-columns-repeated="1002"/>
        </table:table-row>
        <table:table-row table:style-name="ro7">
          <table:table-cell table:formula="of:=[.A44]+1" office:value-type="float" office:value="43" calcext:value-type="float">
            <text:p>43</text:p>
          </table:table-cell>
          <table:covered-table-cell table:style-name="ce32"/>
          <table:table-cell table:style-name="ce37" office:value-type="string" calcext:value-type="string">
            <text:p>Julio</text:p>
          </table:table-cell>
          <table:table-cell table:style-name="ce43" office:value-type="float" office:value="74" calcext:value-type="float">
            <text:p>74</text:p>
          </table:table-cell>
          <table:table-cell table:style-name="ce52" table:formula="of:=AVERAGE([.D39:.D50])" office:value-type="float" office:value="113.166666666667" calcext:value-type="float">
            <text:p>113.167</text:p>
          </table:table-cell>
          <table:table-cell table:style-name="ce94" table:number-columns-repeated="2"/>
          <table:table-cell table:style-name="ce96" table:formula="of:=[.R66]" office:value-type="float" office:value="1.04190259658423" calcext:value-type="float">
            <text:p>1.042</text:p>
          </table:table-cell>
          <table:table-cell table:style-name="ce96" table:formula="of:=[.D45]/[.H45]" office:value-type="float" office:value="71.0239136005622" calcext:value-type="float">
            <text:p>71.024</text:p>
          </table:table-cell>
          <table:table-cell table:style-name="ce96" table:number-columns-repeated="2"/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22.819409871378" calcext:value-type="float">
            <text:p>122.819409871378</text:p>
          </table:table-cell>
          <table:table-cell office:value-type="float" office:value="109.853701860698" calcext:value-type="float">
            <text:p>109.853701860698</text:p>
          </table:table-cell>
          <table:table-cell office:value-type="float" office:value="-12.96570801068" calcext:value-type="float">
            <text:p>-12.96570801068</text:p>
          </table:table-cell>
          <table:table-cell table:number-columns-repeated="1002"/>
        </table:table-row>
        <table:table-row table:style-name="ro7">
          <table:table-cell table:formula="of:=[.A45]+1" office:value-type="float" office:value="44" calcext:value-type="float">
            <text:p>44</text:p>
          </table:table-cell>
          <table:covered-table-cell table:style-name="ce32"/>
          <table:table-cell table:style-name="ce37" office:value-type="string" calcext:value-type="string">
            <text:p>Agosto</text:p>
          </table:table-cell>
          <table:table-cell table:style-name="ce43" office:value-type="float" office:value="89" calcext:value-type="float">
            <text:p>89</text:p>
          </table:table-cell>
          <table:table-cell table:style-name="ce50" table:number-columns-repeated="3"/>
          <table:table-cell table:style-name="ce96" table:formula="of:=[.R67]" office:value-type="float" office:value="0.945390395544229" calcext:value-type="float">
            <text:p>0.945</text:p>
          </table:table-cell>
          <table:table-cell table:style-name="ce96" table:formula="of:=[.D46]/[.H46]" office:value-type="float" office:value="94.1410029332546" calcext:value-type="float">
            <text:p>94.141</text:p>
          </table:table-cell>
          <table:table-cell table:style-name="ce96" table:number-columns-repeated="2"/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122.894208091401" calcext:value-type="float">
            <text:p>122.894208091401</text:p>
          </table:table-cell>
          <table:table-cell office:value-type="float" office:value="109.245758075203" calcext:value-type="float">
            <text:p>109.245758075203</text:p>
          </table:table-cell>
          <table:table-cell office:value-type="float" office:value="-13.6484500161979" calcext:value-type="float">
            <text:p>-13.6484500161979</text:p>
          </table:table-cell>
          <table:table-cell table:number-columns-repeated="1002"/>
        </table:table-row>
        <table:table-row table:style-name="ro7">
          <table:table-cell table:formula="of:=[.A46]+1" office:value-type="float" office:value="45" calcext:value-type="float">
            <text:p>45</text:p>
          </table:table-cell>
          <table:covered-table-cell table:style-name="ce32"/>
          <table:table-cell table:style-name="ce37" office:value-type="string" calcext:value-type="string">
            <text:p>Septiembre</text:p>
          </table:table-cell>
          <table:table-cell table:style-name="ce43" office:value-type="float" office:value="110" calcext:value-type="float">
            <text:p>110</text:p>
          </table:table-cell>
          <table:table-cell table:style-name="ce50" table:number-columns-repeated="3"/>
          <table:table-cell table:style-name="ce96" table:formula="of:=[.R68]" office:value-type="float" office:value="1.06328789418916" calcext:value-type="float">
            <text:p>1.063</text:p>
          </table:table-cell>
          <table:table-cell table:style-name="ce96" table:formula="of:=[.D47]/[.H47]" office:value-type="float" office:value="103.452696678997" calcext:value-type="float">
            <text:p>103.453</text:p>
          </table:table-cell>
          <table:table-cell table:style-name="ce96" table:number-columns-repeated="2"/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122.969006311423" calcext:value-type="float">
            <text:p>122.969006311423</text:p>
          </table:table-cell>
          <table:table-cell office:value-type="float" office:value="99.8050630272997" calcext:value-type="float">
            <text:p>99.8050630272997</text:p>
          </table:table-cell>
          <table:table-cell office:value-type="float" office:value="-23.1639432841237" calcext:value-type="float">
            <text:p>-23.1639432841237</text:p>
          </table:table-cell>
          <table:table-cell table:number-columns-repeated="1002"/>
        </table:table-row>
        <table:table-row table:style-name="ro7">
          <table:table-cell table:formula="of:=[.A47]+1" office:value-type="float" office:value="46" calcext:value-type="float">
            <text:p>46</text:p>
          </table:table-cell>
          <table:covered-table-cell table:style-name="ce32"/>
          <table:table-cell table:style-name="ce37" office:value-type="string" calcext:value-type="string">
            <text:p>Octubre</text:p>
          </table:table-cell>
          <table:table-cell table:style-name="ce43" office:value-type="float" office:value="119" calcext:value-type="float">
            <text:p>119</text:p>
          </table:table-cell>
          <table:table-cell table:style-name="ce50" table:number-columns-repeated="3"/>
          <table:table-cell table:style-name="ce96" table:formula="of:=[.R69]" office:value-type="float" office:value="1.03000253505701" calcext:value-type="float">
            <text:p>1.030</text:p>
          </table:table-cell>
          <table:table-cell table:style-name="ce96" table:formula="of:=[.D48]/[.H48]" office:value-type="float" office:value="115.533696228634" calcext:value-type="float">
            <text:p>115.534</text:p>
          </table:table-cell>
          <table:table-cell table:style-name="ce96" table:number-columns-repeated="2"/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123.043804531446" calcext:value-type="float">
            <text:p>123.043804531446</text:p>
          </table:table-cell>
          <table:table-cell office:value-type="float" office:value="85.7348174262388" calcext:value-type="float">
            <text:p>85.7348174262388</text:p>
          </table:table-cell>
          <table:table-cell office:value-type="float" office:value="-37.3089871052075" calcext:value-type="float">
            <text:p>-37.3089871052075</text:p>
          </table:table-cell>
          <table:table-cell table:number-columns-repeated="1002"/>
        </table:table-row>
        <table:table-row table:style-name="ro7">
          <table:table-cell table:formula="of:=[.A48]+1" office:value-type="float" office:value="47" calcext:value-type="float">
            <text:p>47</text:p>
          </table:table-cell>
          <table:covered-table-cell table:style-name="ce32"/>
          <table:table-cell table:style-name="ce37" office:value-type="string" calcext:value-type="string">
            <text:p>Noviembre</text:p>
          </table:table-cell>
          <table:table-cell table:style-name="ce43" office:value-type="float" office:value="124" calcext:value-type="float">
            <text:p>124</text:p>
          </table:table-cell>
          <table:table-cell table:style-name="ce50" table:number-columns-repeated="3"/>
          <table:table-cell table:style-name="ce96" table:formula="of:=[.R70]" office:value-type="float" office:value="0.953556650758442" calcext:value-type="float">
            <text:p>0.954</text:p>
          </table:table-cell>
          <table:table-cell table:style-name="ce96" table:formula="of:=[.D49]/[.H49]" office:value-type="float" office:value="130.039468448332" calcext:value-type="float">
            <text:p>130.039</text:p>
          </table:table-cell>
          <table:table-cell table:style-name="ce96" table:number-columns-repeated="2"/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123.118602751469" calcext:value-type="float">
            <text:p>123.118602751469</text:p>
          </table:table-cell>
          <table:table-cell office:value-type="float" office:value="84.0809584035975" calcext:value-type="float">
            <text:p>84.0809584035975</text:p>
          </table:table-cell>
          <table:table-cell office:value-type="float" office:value="-39.0376443478715" calcext:value-type="float">
            <text:p>-39.0376443478715</text:p>
          </table:table-cell>
          <table:table-cell table:number-columns-repeated="1002"/>
        </table:table-row>
        <table:table-row table:style-name="ro7">
          <table:table-cell table:formula="of:=[.A49]+1" office:value-type="float" office:value="48" calcext:value-type="float">
            <text:p>48</text:p>
          </table:table-cell>
          <table:covered-table-cell table:style-name="ce33"/>
          <table:table-cell table:style-name="ce38" office:value-type="string" calcext:value-type="string">
            <text:p>Diciembre</text:p>
          </table:table-cell>
          <table:table-cell table:style-name="ce89" office:value-type="float" office:value="148" calcext:value-type="float">
            <text:p>148</text:p>
          </table:table-cell>
          <table:table-cell table:style-name="ce53" table:number-columns-repeated="3"/>
          <table:table-cell table:style-name="ce96" table:formula="of:=[.R71]" office:value-type="float" office:value="1.07924808157364" calcext:value-type="float">
            <text:p>1.079</text:p>
          </table:table-cell>
          <table:table-cell table:style-name="ce96" table:formula="of:=[.D50]/[.H50]" office:value-type="float" office:value="137.132511539147" calcext:value-type="float">
            <text:p>137.133</text:p>
          </table:table-cell>
          <table:table-cell table:style-name="ce96" table:number-columns-repeated="2"/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123.193400971492" calcext:value-type="float">
            <text:p>123.193400971492</text:p>
          </table:table-cell>
          <table:table-cell office:value-type="float" office:value="81.0753102761527" calcext:value-type="float">
            <text:p>81.0753102761527</text:p>
          </table:table-cell>
          <table:table-cell office:value-type="float" office:value="-42.1180906953392" calcext:value-type="float">
            <text:p>-42.1180906953392</text:p>
          </table:table-cell>
          <table:table-cell table:number-columns-repeated="1002"/>
        </table:table-row>
        <table:table-row table:style-name="ro7">
          <table:table-cell table:formula="of:=[.A50]+1" office:value-type="float" office:value="49" calcext:value-type="float">
            <text:p>49</text:p>
          </table:table-cell>
          <table:table-cell table:style-name="ce33" office:value-type="float" office:value="2021" calcext:value-type="float" table:number-columns-spanned="1" table:number-rows-spanned="12">
            <text:p>2021</text:p>
          </table:table-cell>
          <table:table-cell table:style-name="ce37" office:value-type="string" calcext:value-type="string">
            <text:p>Enero</text:p>
          </table:table-cell>
          <table:table-cell table:style-name="ce90"/>
          <table:table-cell table:style-name="ce93" table:number-columns-repeated="7"/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123.268199191515" calcext:value-type="float">
            <text:p>123.268199191515</text:p>
          </table:table-cell>
          <table:table-cell office:value-type="float" office:value="63.3456526707717" calcext:value-type="float">
            <text:p>63.3456526707717</text:p>
          </table:table-cell>
          <table:table-cell office:value-type="float" office:value="-59.9225465207431" calcext:value-type="float">
            <text:p>-59.9225465207431</text:p>
          </table:table-cell>
          <table:table-cell table:number-columns-repeated="1002"/>
        </table:table-row>
        <table:table-row table:style-name="ro7">
          <table:table-cell table:formula="of:=[.A51]+1" office:value-type="float" office:value="50" calcext:value-type="float">
            <text:p>50</text:p>
          </table:table-cell>
          <table:covered-table-cell table:style-name="ce32"/>
          <table:table-cell table:style-name="ce37" office:value-type="string" calcext:value-type="string">
            <text:p>Febrero</text:p>
          </table:table-cell>
          <table:table-cell table:style-name="ce90"/>
          <table:table-cell table:style-name="ce93" table:number-columns-repeated="7"/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123.342997411538" calcext:value-type="float">
            <text:p>123.342997411538</text:p>
          </table:table-cell>
          <table:table-cell office:value-type="float" office:value="71.9279572973181" calcext:value-type="float">
            <text:p>71.9279572973181</text:p>
          </table:table-cell>
          <table:table-cell office:value-type="float" office:value="-51.4150401142195" calcext:value-type="float">
            <text:p>-51.4150401142195</text:p>
          </table:table-cell>
          <table:table-cell table:number-columns-repeated="1002"/>
        </table:table-row>
        <table:table-row table:style-name="ro7">
          <table:table-cell table:formula="of:=[.A52]+1" office:value-type="float" office:value="51" calcext:value-type="float">
            <text:p>51</text:p>
          </table:table-cell>
          <table:covered-table-cell table:style-name="ce32"/>
          <table:table-cell table:style-name="ce37" office:value-type="string" calcext:value-type="string">
            <text:p>Marzo</text:p>
          </table:table-cell>
          <table:table-cell table:style-name="ce90"/>
          <table:table-cell table:style-name="ce93" table:number-columns-repeated="7"/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123.41779563156" calcext:value-type="float">
            <text:p>123.41779563156</text:p>
          </table:table-cell>
          <table:table-cell office:value-type="float" office:value="79.940720161043" calcext:value-type="float">
            <text:p>79.940720161043</text:p>
          </table:table-cell>
          <table:table-cell office:value-type="float" office:value="-43.4770754705175" calcext:value-type="float">
            <text:p>-43.4770754705175</text:p>
          </table:table-cell>
          <table:table-cell table:number-columns-repeated="1002"/>
        </table:table-row>
        <table:table-row table:style-name="ro7">
          <table:table-cell table:formula="of:=[.A53]+1" office:value-type="float" office:value="52" calcext:value-type="float">
            <text:p>52</text:p>
          </table:table-cell>
          <table:covered-table-cell table:style-name="ce32"/>
          <table:table-cell table:style-name="ce37" office:value-type="string" calcext:value-type="string">
            <text:p>Abril</text:p>
          </table:table-cell>
          <table:table-cell table:style-name="ce90"/>
          <table:table-cell table:style-name="ce93" table:number-columns-repeated="7"/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123.492593851583" calcext:value-type="float">
            <text:p>123.492593851583</text:p>
          </table:table-cell>
          <table:table-cell office:value-type="float" office:value="93.203654100411" calcext:value-type="float">
            <text:p>93.203654100411</text:p>
          </table:table-cell>
          <table:table-cell office:value-type="float" office:value="-30.2889397511723" calcext:value-type="float">
            <text:p>-30.2889397511723</text:p>
          </table:table-cell>
          <table:table-cell table:number-columns-repeated="1002"/>
        </table:table-row>
        <table:table-row table:style-name="ro7">
          <table:table-cell table:formula="of:=[.A54]+1" office:value-type="float" office:value="53" calcext:value-type="float">
            <text:p>53</text:p>
          </table:table-cell>
          <table:covered-table-cell table:style-name="ce32"/>
          <table:table-cell table:style-name="ce37" office:value-type="string" calcext:value-type="string">
            <text:p>Mayo</text:p>
          </table:table-cell>
          <table:table-cell table:style-name="ce90"/>
          <table:table-cell table:style-name="ce93" table:number-columns-repeated="7"/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123.567392071606" calcext:value-type="float">
            <text:p>123.567392071606</text:p>
          </table:table-cell>
          <table:table-cell office:value-type="float" office:value="108.016655243373" calcext:value-type="float">
            <text:p>108.016655243373</text:p>
          </table:table-cell>
          <table:table-cell office:value-type="float" office:value="-15.5507368282333" calcext:value-type="float">
            <text:p>-15.5507368282333</text:p>
          </table:table-cell>
          <table:table-cell table:number-columns-repeated="1002"/>
        </table:table-row>
        <table:table-row table:style-name="ro7">
          <table:table-cell table:formula="of:=[.A55]+1" office:value-type="float" office:value="54" calcext:value-type="float">
            <text:p>54</text:p>
          </table:table-cell>
          <table:covered-table-cell table:style-name="ce32"/>
          <table:table-cell table:style-name="ce37" office:value-type="string" calcext:value-type="string">
            <text:p>Junio</text:p>
          </table:table-cell>
          <table:table-cell table:style-name="ce90"/>
          <table:table-cell table:style-name="ce93" table:number-columns-repeated="7"/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123.642190291629" calcext:value-type="float">
            <text:p>123.642190291629</text:p>
          </table:table-cell>
          <table:table-cell office:value-type="float" office:value="123.23394618045" calcext:value-type="float">
            <text:p>123.23394618045</text:p>
          </table:table-cell>
          <table:table-cell office:value-type="float" office:value="-0.408244111179442" calcext:value-type="float">
            <text:p>-0.408244111179442</text:p>
          </table:table-cell>
          <table:table-cell table:number-columns-repeated="1002"/>
        </table:table-row>
        <table:table-row table:style-name="ro7">
          <table:table-cell table:formula="of:=[.A56]+1" office:value-type="float" office:value="55" calcext:value-type="float">
            <text:p>55</text:p>
          </table:table-cell>
          <table:covered-table-cell table:style-name="ce32"/>
          <table:table-cell table:style-name="ce37" office:value-type="string" calcext:value-type="string">
            <text:p>Julio</text:p>
          </table:table-cell>
          <table:table-cell table:style-name="ce90"/>
          <table:table-cell table:style-name="ce93" table:number-columns-repeated="7"/>
          <table:table-cell/>
          <table:table-cell table:style-name="ce76" office:value-type="string" calcext:value-type="string">
            <text:p>2.- Calcular los índices estacionales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23.716988511652" calcext:value-type="float">
            <text:p>123.716988511652</text:p>
          </table:table-cell>
          <table:table-cell office:value-type="float" office:value="126.331757139802" calcext:value-type="float">
            <text:p>126.331757139802</text:p>
          </table:table-cell>
          <table:table-cell office:value-type="float" office:value="2.61476862815049" calcext:value-type="float">
            <text:p>2.61476862815049</text:p>
          </table:table-cell>
          <table:table-cell table:number-columns-repeated="1002"/>
        </table:table-row>
        <table:table-row table:style-name="ro7">
          <table:table-cell table:formula="of:=[.A57]+1" office:value-type="float" office:value="56" calcext:value-type="float">
            <text:p>56</text:p>
          </table:table-cell>
          <table:covered-table-cell table:style-name="ce32"/>
          <table:table-cell table:style-name="ce37" office:value-type="string" calcext:value-type="string">
            <text:p>Agosto</text:p>
          </table:table-cell>
          <table:table-cell table:style-name="ce90" table:number-columns-repeated="4"/>
          <table:table-cell table:style-name="ce93" table:number-columns-repeated="4"/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123.791786731675" calcext:value-type="float">
            <text:p>123.791786731675</text:p>
          </table:table-cell>
          <table:table-cell office:value-type="float" office:value="125.735683822403" calcext:value-type="float">
            <text:p>125.735683822403</text:p>
          </table:table-cell>
          <table:table-cell office:value-type="float" office:value="1.9438970907283" calcext:value-type="float">
            <text:p>1.9438970907283</text:p>
          </table:table-cell>
          <table:table-cell table:number-columns-repeated="1002"/>
        </table:table-row>
        <table:table-row table:style-name="ro7">
          <table:table-cell table:formula="of:=[.A58]+1" office:value-type="float" office:value="57" calcext:value-type="float">
            <text:p>57</text:p>
          </table:table-cell>
          <table:covered-table-cell table:style-name="ce32"/>
          <table:table-cell table:style-name="ce37" office:value-type="string" calcext:value-type="string">
            <text:p>Septiembre</text:p>
          </table:table-cell>
          <table:table-cell table:style-name="ce90" table:number-columns-repeated="4"/>
          <table:table-cell table:style-name="ce93" table:number-columns-repeated="4"/>
          <table:table-cell/>
          <table:table-cell table:style-name="ce77" office:value-type="string" calcext:value-type="string">
            <text:p>Meses</text:p>
          </table:table-cell>
          <table:table-cell table:style-name="ce80" office:value-type="float" office:value="2017" calcext:value-type="float">
            <text:p>2017</text:p>
          </table:table-cell>
          <table:table-cell table:style-name="ce80" office:value-type="float" office:value="2018" calcext:value-type="float">
            <text:p>2018</text:p>
          </table:table-cell>
          <table:table-cell table:style-name="ce80" office:value-type="float" office:value="2019" calcext:value-type="float">
            <text:p>2019</text:p>
          </table:table-cell>
          <table:table-cell table:style-name="ce80" office:value-type="float" office:value="2020" calcext:value-type="float">
            <text:p>2020</text:p>
          </table:table-cell>
          <table:table-cell table:style-name="ce77" office:value-type="string" calcext:value-type="string">
            <text:p>Promedio</text:p>
          </table:table-cell>
          <table:table-cell office:value-type="float" office:value="27" calcext:value-type="float">
            <text:p>27</text:p>
          </table:table-cell>
          <table:table-cell office:value-type="float" office:value="123.866584951698" calcext:value-type="float">
            <text:p>123.866584951698</text:p>
          </table:table-cell>
          <table:table-cell office:value-type="float" office:value="138.564310804892" calcext:value-type="float">
            <text:p>138.564310804892</text:p>
          </table:table-cell>
          <table:table-cell office:value-type="float" office:value="14.6977258531941" calcext:value-type="float">
            <text:p>14.6977258531941</text:p>
          </table:table-cell>
          <table:table-cell table:number-columns-repeated="1002"/>
        </table:table-row>
        <table:table-row table:style-name="ro7">
          <table:table-cell table:formula="of:=[.A59]+1" office:value-type="float" office:value="58" calcext:value-type="float">
            <text:p>58</text:p>
          </table:table-cell>
          <table:covered-table-cell table:style-name="ce32"/>
          <table:table-cell table:style-name="ce37" office:value-type="string" calcext:value-type="string">
            <text:p>Octubre</text:p>
          </table:table-cell>
          <table:table-cell table:style-name="ce90" table:number-columns-repeated="4"/>
          <table:table-cell table:style-name="ce93" table:number-columns-repeated="4"/>
          <table:table-cell/>
          <table:table-cell table:style-name="ce78" office:value-type="string" calcext:value-type="string">
            <text:p>Enero</text:p>
          </table:table-cell>
          <table:table-cell table:style-name="ce83"/>
          <table:table-cell table:style-name="ce83" table:formula="of:=[.G15]" office:value-type="float" office:value="0.894521058516586" calcext:value-type="float">
            <text:p>0.895</text:p>
          </table:table-cell>
          <table:table-cell table:style-name="ce83" table:formula="of:=[.G27]" office:value-type="float" office:value="0.921535893155259" calcext:value-type="float">
            <text:p>0.922</text:p>
          </table:table-cell>
          <table:table-cell table:style-name="ce98" table:formula="of:=[.G39]" office:value-type="float" office:value="0.914847832769751" calcext:value-type="float">
            <text:p>0.915</text:p>
          </table:table-cell>
          <table:table-cell table:style-name="ce99" table:formula="of:=AVERAGE([.N60:.Q60])" office:value-type="float" office:value="0.910301594813865" calcext:value-type="float">
            <text:p>0.910</text:p>
          </table:table-cell>
          <table:table-cell office:value-type="float" office:value="28" calcext:value-type="float">
            <text:p>28</text:p>
          </table:table-cell>
          <table:table-cell office:value-type="float" office:value="123.94138317172" calcext:value-type="float">
            <text:p>123.94138317172</text:p>
          </table:table-cell>
          <table:table-cell office:value-type="float" office:value="164.150808974628" calcext:value-type="float">
            <text:p>164.150808974628</text:p>
          </table:table-cell>
          <table:table-cell office:value-type="float" office:value="40.2094258029075" calcext:value-type="float">
            <text:p>40.2094258029075</text:p>
          </table:table-cell>
          <table:table-cell table:number-columns-repeated="1002"/>
        </table:table-row>
        <table:table-row table:style-name="ro7">
          <table:table-cell table:formula="of:=[.A60]+1" office:value-type="float" office:value="59" calcext:value-type="float">
            <text:p>59</text:p>
          </table:table-cell>
          <table:covered-table-cell table:style-name="ce32"/>
          <table:table-cell table:style-name="ce37" office:value-type="string" calcext:value-type="string">
            <text:p>Noviembre</text:p>
          </table:table-cell>
          <table:table-cell table:style-name="ce90" table:number-columns-repeated="4"/>
          <table:table-cell table:style-name="ce93" table:number-columns-repeated="4"/>
          <table:table-cell/>
          <table:table-cell table:style-name="ce78" office:value-type="string" calcext:value-type="string">
            <text:p>Febrero</text:p>
          </table:table-cell>
          <table:table-cell table:style-name="ce83"/>
          <table:table-cell table:style-name="ce83" table:formula="of:=[.G16]" office:value-type="float" office:value="1.01273885350318" calcext:value-type="float">
            <text:p>1.013</text:p>
          </table:table-cell>
          <table:table-cell table:style-name="ce83" table:formula="of:=[.G28]" office:value-type="float" office:value="0.91214953271028" calcext:value-type="float">
            <text:p>0.912</text:p>
          </table:table-cell>
          <table:table-cell table:style-name="ce98" table:formula="of:=[.G40]" office:value-type="float" office:value="0.985979784805999" calcext:value-type="float">
            <text:p>0.986</text:p>
          </table:table-cell>
          <table:table-cell table:style-name="ce99" table:formula="of:=AVERAGE([.N61:.Q61])" office:value-type="float" office:value="0.970289390339821" calcext:value-type="float">
            <text:p>0.970</text:p>
          </table:table-cell>
          <table:table-cell office:value-type="float" office:value="29" calcext:value-type="float">
            <text:p>29</text:p>
          </table:table-cell>
          <table:table-cell office:value-type="float" office:value="124.016181391743" calcext:value-type="float">
            <text:p>124.016181391743</text:p>
          </table:table-cell>
          <table:table-cell office:value-type="float" office:value="173.107855536818" calcext:value-type="float">
            <text:p>173.107855536818</text:p>
          </table:table-cell>
          <table:table-cell office:value-type="float" office:value="49.0916741450752" calcext:value-type="float">
            <text:p>49.0916741450752</text:p>
          </table:table-cell>
          <table:table-cell table:number-columns-repeated="1002"/>
        </table:table-row>
        <table:table-row table:style-name="ro7">
          <table:table-cell table:formula="of:=[.A61]+1" office:value-type="float" office:value="60" calcext:value-type="float">
            <text:p>60</text:p>
          </table:table-cell>
          <table:covered-table-cell table:style-name="ce33"/>
          <table:table-cell table:style-name="ce38" office:value-type="string" calcext:value-type="string">
            <text:p>Diciembre</text:p>
          </table:table-cell>
          <table:table-cell table:style-name="ce91" table:number-columns-repeated="4"/>
          <table:table-cell table:style-name="ce93" table:number-columns-repeated="4"/>
          <table:table-cell/>
          <table:table-cell table:style-name="ce78" office:value-type="string" calcext:value-type="string">
            <text:p>Marzo</text:p>
          </table:table-cell>
          <table:table-cell table:style-name="ce83"/>
          <table:table-cell table:style-name="ce83" table:formula="of:=[.G17]" office:value-type="float" office:value="1.04391891891892" calcext:value-type="float">
            <text:p>1.044</text:p>
          </table:table-cell>
          <table:table-cell table:style-name="ce83" table:formula="of:=[.G29]" office:value-type="float" office:value="1.00970873786408" calcext:value-type="float">
            <text:p>1.010</text:p>
          </table:table-cell>
          <table:table-cell table:style-name="ce98" table:formula="of:=[.G41]" office:value-type="float" office:value="1.04240766073871" calcext:value-type="float">
            <text:p>1.042</text:p>
          </table:table-cell>
          <table:table-cell table:style-name="ce99" table:formula="of:=AVERAGE([.N62:.Q62])" office:value-type="float" office:value="1.03201177250724" calcext:value-type="float">
            <text:p>1.032</text:p>
          </table:table-cell>
          <table:table-cell office:value-type="float" office:value="30" calcext:value-type="float">
            <text:p>30</text:p>
          </table:table-cell>
          <table:table-cell office:value-type="float" office:value="124.090979611766" calcext:value-type="float">
            <text:p>124.090979611766</text:p>
          </table:table-cell>
          <table:table-cell office:value-type="float" office:value="186.686569714825" calcext:value-type="float">
            <text:p>186.686569714825</text:p>
          </table:table-cell>
          <table:table-cell office:value-type="float" office:value="62.5955901030592" calcext:value-type="float">
            <text:p>62.5955901030592</text:p>
          </table:table-cell>
          <table:table-cell table:number-columns-repeated="1002"/>
        </table:table-row>
        <table:table-row table:style-name="ro7">
          <table:table-cell table:number-columns-repeated="12"/>
          <table:table-cell table:style-name="ce78" office:value-type="string" calcext:value-type="string">
            <text:p>Abril</text:p>
          </table:table-cell>
          <table:table-cell table:style-name="ce83"/>
          <table:table-cell table:style-name="ce83" table:formula="of:=[.G18]" office:value-type="float" office:value="0.871567759078831" calcext:value-type="float">
            <text:p>0.872</text:p>
          </table:table-cell>
          <table:table-cell table:style-name="ce83" table:formula="of:=[.G30]" office:value-type="float" office:value="1.05723905723906" calcext:value-type="float">
            <text:p>1.057</text:p>
          </table:table-cell>
          <table:table-cell table:style-name="ce98" table:formula="of:=[.G42]" office:value-type="float" office:value="0.940505878161738" calcext:value-type="float">
            <text:p>0.941</text:p>
          </table:table-cell>
          <table:table-cell table:style-name="ce99" table:formula="of:=AVERAGE([.N63:.Q63])" office:value-type="float" office:value="0.956437564826542" calcext:value-type="float">
            <text:p>0.956</text:p>
          </table:table-cell>
          <table:table-cell office:value-type="float" office:value="31" calcext:value-type="float">
            <text:p>31</text:p>
          </table:table-cell>
          <table:table-cell office:value-type="float" office:value="124.165777831789" calcext:value-type="float">
            <text:p>124.165777831789</text:p>
          </table:table-cell>
          <table:table-cell office:value-type="float" office:value="177.559784001405" calcext:value-type="float">
            <text:p>177.559784001405</text:p>
          </table:table-cell>
          <table:table-cell office:value-type="float" office:value="53.3940061696164" calcext:value-type="float">
            <text:p>53.3940061696164</text:p>
          </table:table-cell>
          <table:table-cell table:number-columns-repeated="1002"/>
        </table:table-row>
        <table:table-row table:style-name="ro7">
          <table:table-cell table:number-columns-repeated="12"/>
          <table:table-cell table:style-name="ce78" office:value-type="string" calcext:value-type="string">
            <text:p>Mayo</text:p>
          </table:table-cell>
          <table:table-cell table:style-name="ce83"/>
          <table:table-cell table:style-name="ce83" table:formula="of:=[.G19]" office:value-type="float" office:value="0.926430517711172" calcext:value-type="float">
            <text:p>0.926</text:p>
          </table:table-cell>
          <table:table-cell table:style-name="ce83" table:formula="of:=[.G31]" office:value-type="float" office:value="1.14285714285714" calcext:value-type="float">
            <text:p>1.143</text:p>
          </table:table-cell>
          <table:table-cell table:style-name="ce98" table:formula="of:=[.G43]" office:value-type="float" office:value="0.963503649635036" calcext:value-type="float">
            <text:p>0.964</text:p>
          </table:table-cell>
          <table:table-cell table:style-name="ce99" table:formula="of:=AVERAGE([.N64:.Q64])" office:value-type="float" office:value="1.01093043673445" calcext:value-type="float">
            <text:p>1.011</text:p>
          </table:table-cell>
          <table:table-cell office:value-type="float" office:value="32" calcext:value-type="float">
            <text:p>32</text:p>
          </table:table-cell>
          <table:table-cell office:value-type="float" office:value="124.240576051812" calcext:value-type="float">
            <text:p>124.240576051812</text:p>
          </table:table-cell>
          <table:table-cell office:value-type="float" office:value="173.473308775885" calcext:value-type="float">
            <text:p>173.473308775885</text:p>
          </table:table-cell>
          <table:table-cell office:value-type="float" office:value="49.232732724073" calcext:value-type="float">
            <text:p>49.232732724073</text:p>
          </table:table-cell>
          <table:table-cell table:number-columns-repeated="1002"/>
        </table:table-row>
        <table:table-row table:style-name="ro7">
          <table:table-cell table:number-columns-repeated="12"/>
          <table:table-cell table:style-name="ce78" office:value-type="string" calcext:value-type="string">
            <text:p>Junio</text:p>
          </table:table-cell>
          <table:table-cell table:style-name="ce83"/>
          <table:table-cell table:style-name="ce83" table:formula="of:=[.G20]" office:value-type="float" office:value="0.830601092896175" calcext:value-type="float">
            <text:p>0.831</text:p>
          </table:table-cell>
          <table:table-cell table:style-name="ce83" table:formula="of:=[.G32]" office:value-type="float" office:value="1.12540192926045" calcext:value-type="float">
            <text:p>1.125</text:p>
          </table:table-cell>
          <table:table-cell table:style-name="ce98" table:formula="of:=[.G44]" office:value-type="float" office:value="0.856197131298271" calcext:value-type="float">
            <text:p>0.856</text:p>
          </table:table-cell>
          <table:table-cell table:style-name="ce99" table:formula="of:=AVERAGE([.N65:.Q65])" office:value-type="float" office:value="0.937400051151632" calcext:value-type="float">
            <text:p>0.937</text:p>
          </table:table-cell>
          <table:table-cell office:value-type="float" office:value="33" calcext:value-type="float">
            <text:p>33</text:p>
          </table:table-cell>
          <table:table-cell office:value-type="float" office:value="124.315374271835" calcext:value-type="float">
            <text:p>124.315374271835</text:p>
          </table:table-cell>
          <table:table-cell office:value-type="float" office:value="167.405272807831" calcext:value-type="float">
            <text:p>167.405272807831</text:p>
          </table:table-cell>
          <table:table-cell office:value-type="float" office:value="43.0898985359965" calcext:value-type="float">
            <text:p>43.0898985359965</text:p>
          </table:table-cell>
          <table:table-cell table:number-columns-repeated="1002"/>
        </table:table-row>
        <table:table-row table:style-name="ro7">
          <table:table-cell table:number-columns-repeated="12"/>
          <table:table-cell table:style-name="ce78" office:value-type="string" calcext:value-type="string">
            <text:p>Julio</text:p>
          </table:table-cell>
          <table:table-cell table:style-name="ce83" table:formula="of:=[.$G9]" office:value-type="float" office:value="1.23135033050047" calcext:value-type="float">
            <text:p>1.231</text:p>
          </table:table-cell>
          <table:table-cell table:style-name="ce83" table:formula="of:=[.G21]" office:value-type="float" office:value="0.713192255740657" calcext:value-type="float">
            <text:p>0.713</text:p>
          </table:table-cell>
          <table:table-cell table:style-name="ce83" table:formula="of:=[.G33]" office:value-type="float" office:value="1.18116520351157" calcext:value-type="float">
            <text:p>1.181</text:p>
          </table:table-cell>
          <table:table-cell table:style-name="ce83"/>
          <table:table-cell table:style-name="ce99" table:formula="of:=AVERAGE([.N66:.Q66])" office:value-type="float" office:value="1.04190259658423" calcext:value-type="float">
            <text:p>1.042</text:p>
          </table:table-cell>
          <table:table-cell office:value-type="float" office:value="34" calcext:value-type="float">
            <text:p>34</text:p>
          </table:table-cell>
          <table:table-cell office:value-type="float" office:value="124.390172491858" calcext:value-type="float">
            <text:p>124.390172491858</text:p>
          </table:table-cell>
          <table:table-cell office:value-type="float" office:value="163.106394675719" calcext:value-type="float">
            <text:p>163.106394675719</text:p>
          </table:table-cell>
          <table:table-cell office:value-type="float" office:value="38.7162221838616" calcext:value-type="float">
            <text:p>38.7162221838616</text:p>
          </table:table-cell>
          <table:table-cell table:number-columns-repeated="1002"/>
        </table:table-row>
        <table:table-row table:style-name="ro7">
          <table:table-cell table:number-columns-repeated="12"/>
          <table:table-cell table:style-name="ce78" office:value-type="string" calcext:value-type="string">
            <text:p>Agosto</text:p>
          </table:table-cell>
          <table:table-cell table:style-name="ce83" table:formula="of:=[.$G10]" office:value-type="float" office:value="1.06800376057662" calcext:value-type="float">
            <text:p>1.068</text:p>
          </table:table-cell>
          <table:table-cell table:style-name="ce83" table:formula="of:=[.G22]" office:value-type="float" office:value="0.724689165186501" calcext:value-type="float">
            <text:p>0.725</text:p>
          </table:table-cell>
          <table:table-cell table:style-name="ce83" table:formula="of:=[.G34]" office:value-type="float" office:value="1.04347826086957" calcext:value-type="float">
            <text:p>1.043</text:p>
          </table:table-cell>
          <table:table-cell table:style-name="ce83"/>
          <table:table-cell table:style-name="ce99" table:formula="of:=AVERAGE([.N67:.Q67])" office:value-type="float" office:value="0.945390395544229" calcext:value-type="float">
            <text:p>0.945</text:p>
          </table:table-cell>
          <table:table-cell office:value-type="float" office:value="35" calcext:value-type="float">
            <text:p>35</text:p>
          </table:table-cell>
          <table:table-cell office:value-type="float" office:value="124.46497071188" calcext:value-type="float">
            <text:p>124.46497071188</text:p>
          </table:table-cell>
          <table:table-cell office:value-type="float" office:value="148.916165481155" calcext:value-type="float">
            <text:p>148.916165481155</text:p>
          </table:table-cell>
          <table:table-cell office:value-type="float" office:value="24.4511947692745" calcext:value-type="float">
            <text:p>24.4511947692745</text:p>
          </table:table-cell>
          <table:table-cell table:number-columns-repeated="1002"/>
        </table:table-row>
        <table:table-row table:style-name="ro7">
          <table:table-cell table:number-columns-repeated="12"/>
          <table:table-cell table:style-name="ce78" office:value-type="string" calcext:value-type="string">
            <text:p>Septiembre</text:p>
          </table:table-cell>
          <table:table-cell table:style-name="ce83" table:formula="of:=[.$G11]" office:value-type="float" office:value="1.16981132075472" calcext:value-type="float">
            <text:p>1.170</text:p>
          </table:table-cell>
          <table:table-cell table:style-name="ce83" table:formula="of:=[.G23]" office:value-type="float" office:value="0.883882149046794" calcext:value-type="float">
            <text:p>0.884</text:p>
          </table:table-cell>
          <table:table-cell table:style-name="ce83" table:formula="of:=[.G35]" office:value-type="float" office:value="1.13617021276596" calcext:value-type="float">
            <text:p>1.136</text:p>
          </table:table-cell>
          <table:table-cell table:style-name="ce83"/>
          <table:table-cell table:style-name="ce99" table:formula="of:=AVERAGE([.N68:.Q68])" office:value-type="float" office:value="1.06328789418916" calcext:value-type="float">
            <text:p>1.063</text:p>
          </table:table-cell>
          <table:table-cell office:value-type="float" office:value="36" calcext:value-type="float">
            <text:p>36</text:p>
          </table:table-cell>
          <table:table-cell office:value-type="float" office:value="124.539768931903" calcext:value-type="float">
            <text:p>124.539768931903</text:p>
          </table:table-cell>
          <table:table-cell office:value-type="float" office:value="139.912224610886" calcext:value-type="float">
            <text:p>139.912224610886</text:p>
          </table:table-cell>
          <table:table-cell office:value-type="float" office:value="15.3724556789831" calcext:value-type="float">
            <text:p>15.3724556789831</text:p>
          </table:table-cell>
          <table:table-cell table:number-columns-repeated="1002"/>
        </table:table-row>
        <table:table-row table:style-name="ro7">
          <table:table-cell table:number-columns-repeated="12"/>
          <table:table-cell table:style-name="ce78" office:value-type="string" calcext:value-type="string">
            <text:p>Octubre</text:p>
          </table:table-cell>
          <table:table-cell table:style-name="ce83" table:formula="of:=[.$G12]" office:value-type="float" office:value="1.04850626405397" calcext:value-type="float">
            <text:p>1.049</text:p>
          </table:table-cell>
          <table:table-cell table:style-name="ce83" table:formula="of:=[.G24]" office:value-type="float" office:value="0.9508873297565" calcext:value-type="float">
            <text:p>0.951</text:p>
          </table:table-cell>
          <table:table-cell table:style-name="ce83" table:formula="of:=[.G36]" office:value-type="float" office:value="1.09061401136056" calcext:value-type="float">
            <text:p>1.091</text:p>
          </table:table-cell>
          <table:table-cell table:style-name="ce83"/>
          <table:table-cell table:style-name="ce99" table:formula="of:=AVERAGE([.N69:.Q69])" office:value-type="float" office:value="1.03000253505701" calcext:value-type="float">
            <text:p>1.030</text:p>
          </table:table-cell>
          <table:table-cell office:value-type="float" office:value="37" calcext:value-type="float">
            <text:p>37</text:p>
          </table:table-cell>
          <table:table-cell office:value-type="float" office:value="124.614567151926" calcext:value-type="float">
            <text:p>124.614567151926</text:p>
          </table:table-cell>
          <table:table-cell office:value-type="float" office:value="136.218590307265" calcext:value-type="float">
            <text:p>136.218590307265</text:p>
          </table:table-cell>
          <table:table-cell office:value-type="float" office:value="11.604023155339" calcext:value-type="float">
            <text:p>11.604023155339</text:p>
          </table:table-cell>
          <table:table-cell table:number-columns-repeated="1002"/>
        </table:table-row>
        <table:table-row table:style-name="ro7">
          <table:table-cell table:number-columns-repeated="12"/>
          <table:table-cell table:style-name="ce78" office:value-type="string" calcext:value-type="string">
            <text:p>Noviembre</text:p>
          </table:table-cell>
          <table:table-cell table:style-name="ce83" table:formula="of:=[.$G13]" office:value-type="float" office:value="0.954864593781344" calcext:value-type="float">
            <text:p>0.955</text:p>
          </table:table-cell>
          <table:table-cell table:style-name="ce83" table:formula="of:=[.G25]" office:value-type="float" office:value="0.955177743431221" calcext:value-type="float">
            <text:p>0.955</text:p>
          </table:table-cell>
          <table:table-cell table:style-name="ce83" table:formula="of:=[.G37]" office:value-type="float" office:value="0.950627615062762" calcext:value-type="float">
            <text:p>0.951</text:p>
          </table:table-cell>
          <table:table-cell table:style-name="ce83"/>
          <table:table-cell table:style-name="ce99" table:formula="of:=AVERAGE([.N70:.Q70])" office:value-type="float" office:value="0.953556650758442" calcext:value-type="float">
            <text:p>0.954</text:p>
          </table:table-cell>
          <table:table-cell office:value-type="float" office:value="38" calcext:value-type="float">
            <text:p>38</text:p>
          </table:table-cell>
          <table:table-cell office:value-type="float" office:value="124.689365371949" calcext:value-type="float">
            <text:p>124.689365371949</text:p>
          </table:table-cell>
          <table:table-cell office:value-type="float" office:value="129.858165259203" calcext:value-type="float">
            <text:p>129.858165259203</text:p>
          </table:table-cell>
          <table:table-cell office:value-type="float" office:value="5.16879988725417" calcext:value-type="float">
            <text:p>5.16879988725417</text:p>
          </table:table-cell>
          <table:table-cell table:number-columns-repeated="1002"/>
        </table:table-row>
        <table:table-row table:style-name="ro7">
          <table:table-cell table:number-columns-repeated="12"/>
          <table:table-cell table:style-name="ce78" office:value-type="string" calcext:value-type="string">
            <text:p>Diciembre</text:p>
          </table:table-cell>
          <table:table-cell table:style-name="ce83" table:formula="of:=[.$G14]" office:value-type="float" office:value="1.03542616625745" calcext:value-type="float">
            <text:p>1.035</text:p>
          </table:table-cell>
          <table:table-cell table:style-name="ce83" table:formula="of:=[.G26]" office:value-type="float" office:value="1.14944184371624" calcext:value-type="float">
            <text:p>1.149</text:p>
          </table:table-cell>
          <table:table-cell table:style-name="ce83" table:formula="of:=[.G38]" office:value-type="float" office:value="1.05287623474724" calcext:value-type="float">
            <text:p>1.053</text:p>
          </table:table-cell>
          <table:table-cell table:style-name="ce83"/>
          <table:table-cell table:style-name="ce99" table:formula="of:=AVERAGE([.N71:.Q71])" office:value-type="float" office:value="1.07924808157364" calcext:value-type="float">
            <text:p>1.079</text:p>
          </table:table-cell>
          <table:table-cell office:value-type="float" office:value="39" calcext:value-type="float">
            <text:p>39</text:p>
          </table:table-cell>
          <table:table-cell office:value-type="float" office:value="124.764163591972" calcext:value-type="float">
            <text:p>124.764163591972</text:p>
          </table:table-cell>
          <table:table-cell office:value-type="float" office:value="123.060611693855" calcext:value-type="float">
            <text:p>123.060611693855</text:p>
          </table:table-cell>
          <table:table-cell office:value-type="float" office:value="-1.70355189811691" calcext:value-type="float">
            <text:p>-1.70355189811691</text:p>
          </table:table-cell>
          <table:table-cell table:number-columns-repeated="1002"/>
        </table:table-row>
        <table:table-row table:style-name="ro7">
          <table:table-cell table:number-columns-repeated="18"/>
          <table:table-cell office:value-type="float" office:value="40" calcext:value-type="float">
            <text:p>40</text:p>
          </table:table-cell>
          <table:table-cell office:value-type="float" office:value="124.838961811995" calcext:value-type="float">
            <text:p>124.838961811995</text:p>
          </table:table-cell>
          <table:table-cell office:value-type="float" office:value="115.010120937637" calcext:value-type="float">
            <text:p>115.010120937637</text:p>
          </table:table-cell>
          <table:table-cell office:value-type="float" office:value="-9.82884087435731" calcext:value-type="float">
            <text:p>-9.82884087435731</text:p>
          </table:table-cell>
          <table:table-cell table:number-columns-repeated="1002"/>
        </table:table-row>
        <table:table-row table:style-name="ro7">
          <table:table-cell table:number-columns-repeated="18"/>
          <table:table-cell office:value-type="float" office:value="41" calcext:value-type="float">
            <text:p>41</text:p>
          </table:table-cell>
          <table:table-cell office:value-type="float" office:value="124.913760032018" calcext:value-type="float">
            <text:p>124.913760032018</text:p>
          </table:table-cell>
          <table:table-cell office:value-type="float" office:value="108.810652051714" calcext:value-type="float">
            <text:p>108.810652051714</text:p>
          </table:table-cell>
          <table:table-cell office:value-type="float" office:value="-16.1031079803031" calcext:value-type="float">
            <text:p>-16.1031079803031</text:p>
          </table:table-cell>
          <table:table-cell table:number-columns-repeated="1002"/>
        </table:table-row>
        <table:table-row table:style-name="ro7">
          <table:table-cell table:number-columns-repeated="12"/>
          <table:table-cell table:style-name="ce76" office:value-type="string" calcext:value-type="string">
            <text:p>3.- Desestacionalizar la serie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124.98855825204" calcext:value-type="float">
            <text:p>124.98855825204</text:p>
          </table:table-cell>
          <table:table-cell office:value-type="float" office:value="103.477698641932" calcext:value-type="float">
            <text:p>103.477698641932</text:p>
          </table:table-cell>
          <table:table-cell office:value-type="float" office:value="-21.5108596101086" calcext:value-type="float">
            <text:p>-21.5108596101086</text:p>
          </table:table-cell>
          <table:table-cell table:number-columns-repeated="1002"/>
        </table:table-row>
        <table:table-row table:style-name="ro7">
          <table:table-cell table:number-columns-repeated="18"/>
          <table:table-cell office:value-type="float" office:value="43" calcext:value-type="float">
            <text:p>43</text:p>
          </table:table-cell>
          <table:table-cell office:value-type="float" office:value="125.063356472063" calcext:value-type="float">
            <text:p>125.063356472063</text:p>
          </table:table-cell>
          <table:table-cell office:value-type="float" office:value="71.0239136005622" calcext:value-type="float">
            <text:p>71.0239136005622</text:p>
          </table:table-cell>
          <table:table-cell office:value-type="float" office:value="-54.0394428715011" calcext:value-type="float">
            <text:p>-54.0394428715011</text:p>
          </table:table-cell>
          <table:table-cell table:number-columns-repeated="1002"/>
        </table:table-row>
        <table:table-row table:style-name="ro7">
          <table:table-cell table:number-columns-repeated="12"/>
          <table:table-cell table:style-name="ce76" office:value-type="string" calcext:value-type="string">
            <text:p>4.- Estimar la Ec. De la Recta con la Serie desestacionalizada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125.138154692086" calcext:value-type="float">
            <text:p>125.138154692086</text:p>
          </table:table-cell>
          <table:table-cell office:value-type="float" office:value="94.1410029332546" calcext:value-type="float">
            <text:p>94.1410029332546</text:p>
          </table:table-cell>
          <table:table-cell office:value-type="float" office:value="-30.9971517588315" calcext:value-type="float">
            <text:p>-30.9971517588315</text:p>
          </table:table-cell>
          <table:table-cell table:number-columns-repeated="1002"/>
        </table:table-row>
        <table:table-row table:style-name="ro7">
          <table:table-cell table:number-columns-repeated="18"/>
          <table:table-cell office:value-type="float" office:value="45" calcext:value-type="float">
            <text:p>45</text:p>
          </table:table-cell>
          <table:table-cell office:value-type="float" office:value="125.212952912109" calcext:value-type="float">
            <text:p>125.212952912109</text:p>
          </table:table-cell>
          <table:table-cell office:value-type="float" office:value="103.452696678997" calcext:value-type="float">
            <text:p>103.452696678997</text:p>
          </table:table-cell>
          <table:table-cell office:value-type="float" office:value="-21.7602562331121" calcext:value-type="float">
            <text:p>-21.7602562331121</text:p>
          </table:table-cell>
          <table:table-cell table:number-columns-repeated="1002"/>
        </table:table-row>
        <table:table-row table:style-name="ro7">
          <table:table-cell table:number-columns-repeated="12"/>
          <table:table-cell>
            <draw:frame table:end-cell-address="'Actividad 4'.R93" table:end-x="0.5366in" table:end-y="0.065in" draw:z-index="7" draw:name="Gráfico 15" draw:style-name="gr3" draw:text-style-name="P4" svg:width="6.0394in" svg:height="2.9996in" svg:x="0.074in" svg:y="0.1906in">
              <draw:object draw:notify-on-update-of-ranges="'Actividad 4'.I3:'Actividad 4'.I50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125.287751132132" calcext:value-type="float">
            <text:p>125.287751132132</text:p>
          </table:table-cell>
          <table:table-cell office:value-type="float" office:value="115.533696228634" calcext:value-type="float">
            <text:p>115.533696228634</text:p>
          </table:table-cell>
          <table:table-cell office:value-type="float" office:value="-9.75405490349735" calcext:value-type="float">
            <text:p>-9.75405490349735</text:p>
          </table:table-cell>
          <table:table-cell table:number-columns-repeated="1002"/>
        </table:table-row>
        <table:table-row table:style-name="ro7" table:number-rows-repeated="104849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tros ejemplos" table:style-name="ta5">
        <table:table-column table:style-name="co1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number-columns-repeated="8" table:default-cell-style-name="Default"/>
        <table:table-column table:style-name="co1" table:number-columns-repeated="2" table:default-cell-style-name="Default"/>
        <table:table-column table:style-name="co22" table:number-columns-repeated="3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1" table:number-columns-repeated="100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0"/>
          <table:table-cell table:style-name="ce100" office:value-type="float" office:value="1986" calcext:value-type="float">
            <text:p>1986</text:p>
          </table:table-cell>
          <table:table-cell table:style-name="ce100" office:value-type="float" office:value="1987" calcext:value-type="float">
            <text:p>1987</text:p>
          </table:table-cell>
          <table:table-cell table:style-name="ce100" office:value-type="float" office:value="1988" calcext:value-type="float">
            <text:p>1988</text:p>
          </table:table-cell>
          <table:table-cell table:style-name="ce100" office:value-type="float" office:value="1989" calcext:value-type="float">
            <text:p>1989</text:p>
          </table:table-cell>
          <table:table-cell table:style-name="ce100" office:value-type="float" office:value="1990" calcext:value-type="float">
            <text:p>1990</text:p>
          </table:table-cell>
          <table:table-cell table:style-name="ce100" office:value-type="float" office:value="1991" calcext:value-type="float">
            <text:p>1991</text:p>
          </table:table-cell>
          <table:table-cell table:style-name="ce100" office:value-type="float" office:value="1992" calcext:value-type="float">
            <text:p>1992</text:p>
          </table:table-cell>
          <table:table-cell table:style-name="ce100" office:value-type="float" office:value="1993" calcext:value-type="float">
            <text:p>1993</text:p>
          </table:table-cell>
          <table:table-cell table:style-name="ce100" office:value-type="float" office:value="1994" calcext:value-type="float">
            <text:p>1994</text:p>
          </table:table-cell>
          <table:table-cell table:style-name="ce100" office:value-type="float" office:value="1995" calcext:value-type="float">
            <text:p>1995</text:p>
          </table:table-cell>
          <table:table-cell table:number-columns-repeated="2"/>
          <table:table-cell table:style-name="ce109" office:value-type="string" calcext:value-type="string">
            <text:p>Periodos</text:p>
          </table:table-cell>
          <table:table-cell table:style-name="ce109" office:value-type="string" calcext:value-type="string">
            <text:p>Años</text:p>
          </table:table-cell>
          <table:table-cell table:style-name="ce109" office:value-type="string" calcext:value-type="string">
            <text:p>Meses</text:p>
          </table:table-cell>
          <table:table-cell table:style-name="ce109" office:value-type="string" calcext:value-type="string">
            <text:p>Temperaturas</text:p>
          </table:table-cell>
          <table:table-cell table:style-name="ce109" office:value-type="string" calcext:value-type="string">
            <text:p>Dif</text:p>
          </table:table-cell>
          <table:table-cell table:style-name="ce109" office:value-type="string" calcext:value-type="string">
            <text:p>Cuoc.</text:p>
          </table:table-cell>
          <table:table-cell table:number-columns-repeated="1004"/>
        </table:table-row>
        <table:table-row table:style-name="ro1">
          <table:table-cell/>
          <table:table-cell table:style-name="ce101" office:value-type="string" calcext:value-type="string">
            <text:p>Enero </text:p>
          </table:table-cell>
          <table:table-cell table:style-name="ce104" office:value-type="float" office:value="26.8" calcext:value-type="float">
            <text:p>26.8</text:p>
          </table:table-cell>
          <table:table-cell table:style-name="ce104" office:value-type="float" office:value="27.1" calcext:value-type="float">
            <text:p>27.1</text:p>
          </table:table-cell>
          <table:table-cell table:style-name="ce104" office:value-type="float" office:value="26.9" calcext:value-type="float">
            <text:p>26.9</text:p>
          </table:table-cell>
          <table:table-cell table:style-name="ce104" office:value-type="float" office:value="26.8" calcext:value-type="float">
            <text:p>26.8</text:p>
          </table:table-cell>
          <table:table-cell table:style-name="ce104" office:value-type="float" office:value="26.3" calcext:value-type="float">
            <text:p>26.3</text:p>
          </table:table-cell>
          <table:table-cell table:style-name="ce104" office:value-type="float" office:value="27.1" calcext:value-type="float">
            <text:p>27.1</text:p>
          </table:table-cell>
          <table:table-cell table:style-name="ce104" office:value-type="float" office:value="26.8" calcext:value-type="float">
            <text:p>26.8</text:p>
          </table:table-cell>
          <table:table-cell table:style-name="ce104" office:value-type="float" office:value="27.1" calcext:value-type="float">
            <text:p>27.1</text:p>
          </table:table-cell>
          <table:table-cell table:style-name="ce104" office:value-type="float" office:value="26.3" calcext:value-type="float">
            <text:p>26.3</text:p>
          </table:table-cell>
          <table:table-cell table:style-name="ce104" office:value-type="float" office:value="27" calcext:value-type="float">
            <text:p>27.0</text:p>
          </table:table-cell>
          <table:table-cell table:number-columns-repeated="2"/>
          <table:table-cell table:style-name="ce110" office:value-type="float" office:value="1" calcext:value-type="float">
            <text:p>1</text:p>
          </table:table-cell>
          <table:table-cell table:style-name="ce111" office:value-type="float" office:value="1986" calcext:value-type="float">
            <text:p>1986</text:p>
          </table:table-cell>
          <table:table-cell table:style-name="ce111" office:value-type="string" calcext:value-type="string">
            <text:p>Enero </text:p>
          </table:table-cell>
          <table:table-cell table:style-name="ce104" office:value-type="float" office:value="26.8" calcext:value-type="float">
            <text:p>26.8</text:p>
          </table:table-cell>
          <table:table-cell table:style-name="ce104"/>
          <table:table-cell table:style-name="ce106"/>
          <table:table-cell table:number-columns-repeated="1004"/>
        </table:table-row>
        <table:table-row table:style-name="ro1">
          <table:table-cell/>
          <table:table-cell table:style-name="ce101" office:value-type="string" calcext:value-type="string">
            <text:p>Febrero </text:p>
          </table:table-cell>
          <table:table-cell table:style-name="ce104" office:value-type="float" office:value="27.2" calcext:value-type="float">
            <text:p>27.2</text:p>
          </table:table-cell>
          <table:table-cell table:style-name="ce104" office:value-type="float" office:value="27.5" calcext:value-type="float">
            <text:p>27.5</text:p>
          </table:table-cell>
          <table:table-cell table:style-name="ce104" office:value-type="float" office:value="26.3" calcext:value-type="float">
            <text:p>26.3</text:p>
          </table:table-cell>
          <table:table-cell table:style-name="ce104" office:value-type="float" office:value="26.9" calcext:value-type="float">
            <text:p>26.9</text:p>
          </table:table-cell>
          <table:table-cell table:number-columns-repeated="3" table:style-name="ce104" office:value-type="float" office:value="27.1" calcext:value-type="float">
            <text:p>27.1</text:p>
          </table:table-cell>
          <table:table-cell table:style-name="ce104" office:value-type="float" office:value="27.5" calcext:value-type="float">
            <text:p>27.5</text:p>
          </table:table-cell>
          <table:table-cell table:style-name="ce104" office:value-type="float" office:value="26.7" calcext:value-type="float">
            <text:p>26.7</text:p>
          </table:table-cell>
          <table:table-cell table:style-name="ce104" office:value-type="float" office:value="27.4" calcext:value-type="float">
            <text:p>27.4</text:p>
          </table:table-cell>
          <table:table-cell table:number-columns-repeated="2"/>
          <table:table-cell table:style-name="ce110" office:value-type="float" office:value="2" calcext:value-type="float">
            <text:p>2</text:p>
          </table:table-cell>
          <table:table-cell table:style-name="ce111"/>
          <table:table-cell table:style-name="ce111" office:value-type="string" calcext:value-type="string">
            <text:p>Febrero </text:p>
          </table:table-cell>
          <table:table-cell table:style-name="ce104" office:value-type="float" office:value="27.2" calcext:value-type="float">
            <text:p>27.2</text:p>
          </table:table-cell>
          <table:table-cell table:style-name="ce104" table:formula="of:=+[.R5]-[.R4]" office:value-type="float" office:value="0.399999999999999" calcext:value-type="float">
            <text:p>0.4</text:p>
          </table:table-cell>
          <table:table-cell table:style-name="ce106" table:formula="of:=+[.R5]/[.R4]" office:value-type="float" office:value="1.01492537313433" calcext:value-type="float">
            <text:p>1.01</text:p>
          </table:table-cell>
          <table:table-cell table:number-columns-repeated="1004"/>
        </table:table-row>
        <table:table-row table:style-name="ro1">
          <table:table-cell/>
          <table:table-cell table:style-name="ce101" office:value-type="string" calcext:value-type="string">
            <text:p>Marzo </text:p>
          </table:table-cell>
          <table:table-cell table:style-name="ce104" office:value-type="float" office:value="27.1" calcext:value-type="float">
            <text:p>27.1</text:p>
          </table:table-cell>
          <table:table-cell table:style-name="ce104" office:value-type="float" office:value="27.4" calcext:value-type="float">
            <text:p>27.4</text:p>
          </table:table-cell>
          <table:table-cell table:style-name="ce104" office:value-type="float" office:value="25.7" calcext:value-type="float">
            <text:p>25.7</text:p>
          </table:table-cell>
          <table:table-cell table:style-name="ce104" office:value-type="float" office:value="26.7" calcext:value-type="float">
            <text:p>26.7</text:p>
          </table:table-cell>
          <table:table-cell table:style-name="ce104" office:value-type="float" office:value="26.2" calcext:value-type="float">
            <text:p>26.2</text:p>
          </table:table-cell>
          <table:table-cell table:number-columns-repeated="2" table:style-name="ce104" office:value-type="float" office:value="27.4" calcext:value-type="float">
            <text:p>27.4</text:p>
          </table:table-cell>
          <table:table-cell table:style-name="ce104" office:value-type="float" office:value="26.2" calcext:value-type="float">
            <text:p>26.2</text:p>
          </table:table-cell>
          <table:table-cell table:style-name="ce104" office:value-type="float" office:value="26.6" calcext:value-type="float">
            <text:p>26.6</text:p>
          </table:table-cell>
          <table:table-cell table:style-name="ce104" office:value-type="float" office:value="27" calcext:value-type="float">
            <text:p>27.0</text:p>
          </table:table-cell>
          <table:table-cell table:number-columns-repeated="2"/>
          <table:table-cell table:style-name="ce110" office:value-type="float" office:value="3" calcext:value-type="float">
            <text:p>3</text:p>
          </table:table-cell>
          <table:table-cell table:style-name="ce111"/>
          <table:table-cell table:style-name="ce111" office:value-type="string" calcext:value-type="string">
            <text:p>Marzo </text:p>
          </table:table-cell>
          <table:table-cell table:style-name="ce104" office:value-type="float" office:value="27.1" calcext:value-type="float">
            <text:p>27.1</text:p>
          </table:table-cell>
          <table:table-cell table:style-name="ce104" table:formula="of:=+[.R6]-[.R5]" office:value-type="float" office:value="-0.0999999999999979" calcext:value-type="float">
            <text:p>-0.1</text:p>
          </table:table-cell>
          <table:table-cell table:style-name="ce106" table:formula="of:=+[.R6]/[.R5]" office:value-type="float" office:value="0.996323529411765" calcext:value-type="float">
            <text:p>1.00</text:p>
          </table:table-cell>
          <table:table-cell table:number-columns-repeated="1004"/>
        </table:table-row>
        <table:table-row table:style-name="ro1">
          <table:table-cell/>
          <table:table-cell table:style-name="ce101" office:value-type="string" calcext:value-type="string">
            <text:p>Abril </text:p>
          </table:table-cell>
          <table:table-cell table:style-name="ce104" office:value-type="float" office:value="26.3" calcext:value-type="float">
            <text:p>26.3</text:p>
          </table:table-cell>
          <table:table-cell table:style-name="ce104" office:value-type="float" office:value="26.4" calcext:value-type="float">
            <text:p>26.4</text:p>
          </table:table-cell>
          <table:table-cell table:style-name="ce104" office:value-type="float" office:value="25.7" calcext:value-type="float">
            <text:p>25.7</text:p>
          </table:table-cell>
          <table:table-cell table:style-name="ce104" office:value-type="float" office:value="26.1" calcext:value-type="float">
            <text:p>26.1</text:p>
          </table:table-cell>
          <table:table-cell table:style-name="ce104" office:value-type="float" office:value="25.7" calcext:value-type="float">
            <text:p>25.7</text:p>
          </table:table-cell>
          <table:table-cell table:style-name="ce104" office:value-type="float" office:value="26.8" calcext:value-type="float">
            <text:p>26.8</text:p>
          </table:table-cell>
          <table:table-cell table:style-name="ce104" office:value-type="float" office:value="26.4" calcext:value-type="float">
            <text:p>26.4</text:p>
          </table:table-cell>
          <table:table-cell table:style-name="ce104" office:value-type="float" office:value="28.2" calcext:value-type="float">
            <text:p>28.2</text:p>
          </table:table-cell>
          <table:table-cell table:style-name="ce104" office:value-type="float" office:value="25.8" calcext:value-type="float">
            <text:p>25.8</text:p>
          </table:table-cell>
          <table:table-cell table:style-name="ce104" office:value-type="float" office:value="26.3" calcext:value-type="float">
            <text:p>26.3</text:p>
          </table:table-cell>
          <table:table-cell table:number-columns-repeated="2"/>
          <table:table-cell table:style-name="ce110" office:value-type="float" office:value="4" calcext:value-type="float">
            <text:p>4</text:p>
          </table:table-cell>
          <table:table-cell table:style-name="ce111"/>
          <table:table-cell table:style-name="ce111" office:value-type="string" calcext:value-type="string">
            <text:p>Abril </text:p>
          </table:table-cell>
          <table:table-cell table:style-name="ce104" office:value-type="float" office:value="26.3" calcext:value-type="float">
            <text:p>26.3</text:p>
          </table:table-cell>
          <table:table-cell table:style-name="ce104" table:formula="of:=+[.R7]-[.R6]" office:value-type="float" office:value="-0.800000000000001" calcext:value-type="float">
            <text:p>-0.8</text:p>
          </table:table-cell>
          <table:table-cell table:style-name="ce106" table:formula="of:=+[.R7]/[.R6]" office:value-type="float" office:value="0.970479704797048" calcext:value-type="float">
            <text:p>0.97</text:p>
          </table:table-cell>
          <table:table-cell table:number-columns-repeated="1004"/>
        </table:table-row>
        <table:table-row table:style-name="ro1">
          <table:table-cell/>
          <table:table-cell table:style-name="ce101" office:value-type="string" calcext:value-type="string">
            <text:p>Mayo </text:p>
          </table:table-cell>
          <table:table-cell table:style-name="ce104" office:value-type="float" office:value="25.4" calcext:value-type="float">
            <text:p>25.4</text:p>
          </table:table-cell>
          <table:table-cell table:number-columns-repeated="2" table:style-name="ce104" office:value-type="float" office:value="24.8" calcext:value-type="float">
            <text:p>24.8</text:p>
          </table:table-cell>
          <table:table-cell table:style-name="ce104" office:value-type="float" office:value="26.2" calcext:value-type="float">
            <text:p>26.2</text:p>
          </table:table-cell>
          <table:table-cell table:style-name="ce104" office:value-type="float" office:value="25.5" calcext:value-type="float">
            <text:p>25.5</text:p>
          </table:table-cell>
          <table:table-cell table:style-name="ce104" office:value-type="float" office:value="25.4" calcext:value-type="float">
            <text:p>25.4</text:p>
          </table:table-cell>
          <table:table-cell table:style-name="ce104" office:value-type="float" office:value="25.5" calcext:value-type="float">
            <text:p>25.5</text:p>
          </table:table-cell>
          <table:table-cell table:style-name="ce104" office:value-type="float" office:value="27.1" calcext:value-type="float">
            <text:p>27.1</text:p>
          </table:table-cell>
          <table:table-cell table:style-name="ce104" office:value-type="float" office:value="25.2" calcext:value-type="float">
            <text:p>25.2</text:p>
          </table:table-cell>
          <table:table-cell table:style-name="ce104" office:value-type="float" office:value="25.9" calcext:value-type="float">
            <text:p>25.9</text:p>
          </table:table-cell>
          <table:table-cell table:number-columns-repeated="2"/>
          <table:table-cell table:style-name="ce110" office:value-type="float" office:value="5" calcext:value-type="float">
            <text:p>5</text:p>
          </table:table-cell>
          <table:table-cell table:style-name="ce111"/>
          <table:table-cell table:style-name="ce111" office:value-type="string" calcext:value-type="string">
            <text:p>Mayo </text:p>
          </table:table-cell>
          <table:table-cell table:style-name="ce104" office:value-type="float" office:value="25.4" calcext:value-type="float">
            <text:p>25.4</text:p>
          </table:table-cell>
          <table:table-cell table:style-name="ce104" table:formula="of:=+[.R8]-[.R7]" office:value-type="float" office:value="-0.900000000000002" calcext:value-type="float">
            <text:p>-0.9</text:p>
          </table:table-cell>
          <table:table-cell table:style-name="ce106" table:formula="of:=+[.R8]/[.R7]" office:value-type="float" office:value="0.965779467680608" calcext:value-type="float">
            <text:p>0.97</text:p>
          </table:table-cell>
          <table:table-cell table:number-columns-repeated="1004"/>
        </table:table-row>
        <table:table-row table:style-name="ro1">
          <table:table-cell/>
          <table:table-cell table:style-name="ce101" office:value-type="string" calcext:value-type="string">
            <text:p>Junio </text:p>
          </table:table-cell>
          <table:table-cell table:style-name="ce104" office:value-type="float" office:value="23.9" calcext:value-type="float">
            <text:p>23.9</text:p>
          </table:table-cell>
          <table:table-cell table:style-name="ce104" office:value-type="float" office:value="24.3" calcext:value-type="float">
            <text:p>24.3</text:p>
          </table:table-cell>
          <table:table-cell table:style-name="ce104" office:value-type="float" office:value="24" calcext:value-type="float">
            <text:p>24.0</text:p>
          </table:table-cell>
          <table:table-cell table:style-name="ce104" office:value-type="float" office:value="24.7" calcext:value-type="float">
            <text:p>24.7</text:p>
          </table:table-cell>
          <table:table-cell table:style-name="ce104" office:value-type="float" office:value="24.9" calcext:value-type="float">
            <text:p>24.9</text:p>
          </table:table-cell>
          <table:table-cell table:style-name="ce104" office:value-type="float" office:value="24.8" calcext:value-type="float">
            <text:p>24.8</text:p>
          </table:table-cell>
          <table:table-cell table:style-name="ce104" office:value-type="float" office:value="24.7" calcext:value-type="float">
            <text:p>24.7</text:p>
          </table:table-cell>
          <table:table-cell table:style-name="ce104" office:value-type="float" office:value="25.4" calcext:value-type="float">
            <text:p>25.4</text:p>
          </table:table-cell>
          <table:table-cell table:style-name="ce104" office:value-type="float" office:value="25.1" calcext:value-type="float">
            <text:p>25.1</text:p>
          </table:table-cell>
          <table:table-cell table:style-name="ce104" office:value-type="float" office:value="24.6" calcext:value-type="float">
            <text:p>24.6</text:p>
          </table:table-cell>
          <table:table-cell table:number-columns-repeated="2"/>
          <table:table-cell table:style-name="ce110" office:value-type="float" office:value="6" calcext:value-type="float">
            <text:p>6</text:p>
          </table:table-cell>
          <table:table-cell table:style-name="ce111"/>
          <table:table-cell table:style-name="ce111" office:value-type="string" calcext:value-type="string">
            <text:p>Junio </text:p>
          </table:table-cell>
          <table:table-cell table:style-name="ce104" office:value-type="float" office:value="23.9" calcext:value-type="float">
            <text:p>23.9</text:p>
          </table:table-cell>
          <table:table-cell table:style-name="ce104" table:formula="of:=+[.R9]-[.R8]" office:value-type="float" office:value="-1.5" calcext:value-type="float">
            <text:p>-1.5</text:p>
          </table:table-cell>
          <table:table-cell table:style-name="ce106" table:formula="of:=+[.R9]/[.R8]" office:value-type="float" office:value="0.940944881889764" calcext:value-type="float">
            <text:p>0.94</text:p>
          </table:table-cell>
          <table:table-cell table:number-columns-repeated="1004"/>
        </table:table-row>
        <table:table-row table:style-name="ro1">
          <table:table-cell/>
          <table:table-cell table:style-name="ce101" office:value-type="string" calcext:value-type="string">
            <text:p>Julio </text:p>
          </table:table-cell>
          <table:table-cell table:style-name="ce104" office:value-type="float" office:value="23.8" calcext:value-type="float">
            <text:p>23.8</text:p>
          </table:table-cell>
          <table:table-cell table:number-columns-repeated="2" table:style-name="ce104" office:value-type="float" office:value="23.4" calcext:value-type="float">
            <text:p>23.4</text:p>
          </table:table-cell>
          <table:table-cell table:style-name="ce104" office:value-type="float" office:value="23.9" calcext:value-type="float">
            <text:p>23.9</text:p>
          </table:table-cell>
          <table:table-cell table:style-name="ce104" office:value-type="float" office:value="24.2" calcext:value-type="float">
            <text:p>24.2</text:p>
          </table:table-cell>
          <table:table-cell table:style-name="ce104" office:value-type="float" office:value="23.6" calcext:value-type="float">
            <text:p>23.6</text:p>
          </table:table-cell>
          <table:table-cell table:style-name="ce104" office:value-type="float" office:value="24.3" calcext:value-type="float">
            <text:p>24.3</text:p>
          </table:table-cell>
          <table:table-cell table:style-name="ce104" office:value-type="float" office:value="25.6" calcext:value-type="float">
            <text:p>25.6</text:p>
          </table:table-cell>
          <table:table-cell table:style-name="ce104" office:value-type="float" office:value="23.3" calcext:value-type="float">
            <text:p>23.3</text:p>
          </table:table-cell>
          <table:table-cell table:style-name="ce104" office:value-type="float" office:value="24.1" calcext:value-type="float">
            <text:p>24.1</text:p>
          </table:table-cell>
          <table:table-cell table:number-columns-repeated="2"/>
          <table:table-cell table:style-name="ce110" office:value-type="float" office:value="7" calcext:value-type="float">
            <text:p>7</text:p>
          </table:table-cell>
          <table:table-cell table:style-name="ce111"/>
          <table:table-cell table:style-name="ce111" office:value-type="string" calcext:value-type="string">
            <text:p>Julio </text:p>
          </table:table-cell>
          <table:table-cell table:style-name="ce104" office:value-type="float" office:value="23.8" calcext:value-type="float">
            <text:p>23.8</text:p>
          </table:table-cell>
          <table:table-cell table:style-name="ce104" table:formula="of:=+[.R10]-[.R9]" office:value-type="float" office:value="-0.0999999999999979" calcext:value-type="float">
            <text:p>-0.1</text:p>
          </table:table-cell>
          <table:table-cell table:style-name="ce106" table:formula="of:=+[.R10]/[.R9]" office:value-type="float" office:value="0.99581589958159" calcext:value-type="float">
            <text:p>1.00</text:p>
          </table:table-cell>
          <table:table-cell table:number-columns-repeated="1004"/>
        </table:table-row>
        <table:table-row table:style-name="ro1">
          <table:table-cell/>
          <table:table-cell table:style-name="ce101" office:value-type="string" calcext:value-type="string">
            <text:p>Agosto </text:p>
          </table:table-cell>
          <table:table-cell table:style-name="ce104" office:value-type="float" office:value="23.6" calcext:value-type="float">
            <text:p>23.6</text:p>
          </table:table-cell>
          <table:table-cell table:style-name="ce104" office:value-type="float" office:value="23.4" calcext:value-type="float">
            <text:p>23.4</text:p>
          </table:table-cell>
          <table:table-cell table:style-name="ce104" office:value-type="float" office:value="23.5" calcext:value-type="float">
            <text:p>23.5</text:p>
          </table:table-cell>
          <table:table-cell table:style-name="ce104" office:value-type="float" office:value="23.7" calcext:value-type="float">
            <text:p>23.7</text:p>
          </table:table-cell>
          <table:table-cell table:style-name="ce104" office:value-type="float" office:value="24.6" calcext:value-type="float">
            <text:p>24.6</text:p>
          </table:table-cell>
          <table:table-cell table:style-name="ce104" office:value-type="float" office:value="23.9" calcext:value-type="float">
            <text:p>23.9</text:p>
          </table:table-cell>
          <table:table-cell table:style-name="ce104" office:value-type="float" office:value="24.4" calcext:value-type="float">
            <text:p>24.4</text:p>
          </table:table-cell>
          <table:table-cell table:style-name="ce104" office:value-type="float" office:value="24.5" calcext:value-type="float">
            <text:p>24.5</text:p>
          </table:table-cell>
          <table:table-cell table:style-name="ce104" office:value-type="float" office:value="23.8" calcext:value-type="float">
            <text:p>23.8</text:p>
          </table:table-cell>
          <table:table-cell table:style-name="ce104" office:value-type="float" office:value="24.3" calcext:value-type="float">
            <text:p>24.3</text:p>
          </table:table-cell>
          <table:table-cell table:number-columns-repeated="2"/>
          <table:table-cell table:style-name="ce110" office:value-type="float" office:value="8" calcext:value-type="float">
            <text:p>8</text:p>
          </table:table-cell>
          <table:table-cell table:style-name="ce111"/>
          <table:table-cell table:style-name="ce111" office:value-type="string" calcext:value-type="string">
            <text:p>Agosto </text:p>
          </table:table-cell>
          <table:table-cell table:style-name="ce104" office:value-type="float" office:value="23.6" calcext:value-type="float">
            <text:p>23.6</text:p>
          </table:table-cell>
          <table:table-cell table:style-name="ce104" table:formula="of:=+[.R11]-[.R10]" office:value-type="float" office:value="-0.199999999999999" calcext:value-type="float">
            <text:p>-0.2</text:p>
          </table:table-cell>
          <table:table-cell table:style-name="ce106" table:formula="of:=+[.R11]/[.R10]" office:value-type="float" office:value="0.991596638655462" calcext:value-type="float">
            <text:p>0.99</text:p>
          </table:table-cell>
          <table:table-cell table:number-columns-repeated="1004"/>
        </table:table-row>
        <table:table-row table:style-name="ro1">
          <table:table-cell/>
          <table:table-cell table:style-name="ce101" office:value-type="string" calcext:value-type="string">
            <text:p>Septiembre </text:p>
          </table:table-cell>
          <table:table-cell table:style-name="ce104" office:value-type="float" office:value="25.3" calcext:value-type="float">
            <text:p>25.3</text:p>
          </table:table-cell>
          <table:table-cell table:style-name="ce104" office:value-type="float" office:value="24.6" calcext:value-type="float">
            <text:p>24.6</text:p>
          </table:table-cell>
          <table:table-cell table:style-name="ce104" office:value-type="float" office:value="24.8" calcext:value-type="float">
            <text:p>24.8</text:p>
          </table:table-cell>
          <table:table-cell table:style-name="ce104" office:value-type="float" office:value="24.7" calcext:value-type="float">
            <text:p>24.7</text:p>
          </table:table-cell>
          <table:table-cell table:style-name="ce104" office:value-type="float" office:value="25.5" calcext:value-type="float">
            <text:p>25.5</text:p>
          </table:table-cell>
          <table:table-cell table:style-name="ce104" office:value-type="float" office:value="25" calcext:value-type="float">
            <text:p>25.0</text:p>
          </table:table-cell>
          <table:table-cell table:style-name="ce104" office:value-type="float" office:value="24.8" calcext:value-type="float">
            <text:p>24.8</text:p>
          </table:table-cell>
          <table:table-cell table:style-name="ce104" office:value-type="float" office:value="24.7" calcext:value-type="float">
            <text:p>24.7</text:p>
          </table:table-cell>
          <table:table-cell table:number-columns-repeated="2" table:style-name="ce104" office:value-type="float" office:value="25.2" calcext:value-type="float">
            <text:p>25.2</text:p>
          </table:table-cell>
          <table:table-cell table:number-columns-repeated="2"/>
          <table:table-cell table:style-name="ce110" office:value-type="float" office:value="9" calcext:value-type="float">
            <text:p>9</text:p>
          </table:table-cell>
          <table:table-cell table:style-name="ce111"/>
          <table:table-cell table:style-name="ce111" office:value-type="string" calcext:value-type="string">
            <text:p>Septiembre </text:p>
          </table:table-cell>
          <table:table-cell table:style-name="ce104" office:value-type="float" office:value="25.3" calcext:value-type="float">
            <text:p>25.3</text:p>
          </table:table-cell>
          <table:table-cell table:style-name="ce104" table:formula="of:=+[.R12]-[.R11]" office:value-type="float" office:value="1.7" calcext:value-type="float">
            <text:p>1.7</text:p>
          </table:table-cell>
          <table:table-cell table:style-name="ce106" table:formula="of:=+[.R12]/[.R11]" office:value-type="float" office:value="1.07203389830508" calcext:value-type="float">
            <text:p>1.07</text:p>
          </table:table-cell>
          <table:table-cell table:number-columns-repeated="1004"/>
        </table:table-row>
        <table:table-row table:style-name="ro1">
          <table:table-cell/>
          <table:table-cell table:style-name="ce101" office:value-type="string" calcext:value-type="string">
            <text:p>Octubre </text:p>
          </table:table-cell>
          <table:table-cell table:style-name="ce104" office:value-type="float" office:value="25.8" calcext:value-type="float">
            <text:p>25.8</text:p>
          </table:table-cell>
          <table:table-cell table:style-name="ce104" office:value-type="float" office:value="25.4" calcext:value-type="float">
            <text:p>25.4</text:p>
          </table:table-cell>
          <table:table-cell table:style-name="ce104" office:value-type="float" office:value="25.6" calcext:value-type="float">
            <text:p>25.6</text:p>
          </table:table-cell>
          <table:table-cell table:style-name="ce104" office:value-type="float" office:value="25.8" calcext:value-type="float">
            <text:p>25.8</text:p>
          </table:table-cell>
          <table:table-cell table:number-columns-repeated="2" table:style-name="ce104" office:value-type="float" office:value="25.9" calcext:value-type="float">
            <text:p>25.9</text:p>
          </table:table-cell>
          <table:table-cell table:style-name="ce104" office:value-type="float" office:value="26.2" calcext:value-type="float">
            <text:p>26.2</text:p>
          </table:table-cell>
          <table:table-cell table:style-name="ce104" office:value-type="float" office:value="26" calcext:value-type="float">
            <text:p>26.0</text:p>
          </table:table-cell>
          <table:table-cell table:style-name="ce104" office:value-type="float" office:value="25.5" calcext:value-type="float">
            <text:p>25.5</text:p>
          </table:table-cell>
          <table:table-cell table:style-name="ce104" office:value-type="float" office:value="26.3" calcext:value-type="float">
            <text:p>26.3</text:p>
          </table:table-cell>
          <table:table-cell table:number-columns-repeated="2"/>
          <table:table-cell table:style-name="ce110" office:value-type="float" office:value="10" calcext:value-type="float">
            <text:p>10</text:p>
          </table:table-cell>
          <table:table-cell table:style-name="ce111"/>
          <table:table-cell table:style-name="ce111" office:value-type="string" calcext:value-type="string">
            <text:p>Octubre </text:p>
          </table:table-cell>
          <table:table-cell table:style-name="ce104" office:value-type="float" office:value="25.8" calcext:value-type="float">
            <text:p>25.8</text:p>
          </table:table-cell>
          <table:table-cell table:style-name="ce104" table:formula="of:=+[.R13]-[.R12]" office:value-type="float" office:value="0.5" calcext:value-type="float">
            <text:p>0.5</text:p>
          </table:table-cell>
          <table:table-cell table:style-name="ce106" table:formula="of:=+[.R13]/[.R12]" office:value-type="float" office:value="1.0197628458498" calcext:value-type="float">
            <text:p>1.02</text:p>
          </table:table-cell>
          <table:table-cell table:number-columns-repeated="1004"/>
        </table:table-row>
        <table:table-row table:style-name="ro1">
          <table:table-cell/>
          <table:table-cell table:style-name="ce101" office:value-type="string" calcext:value-type="string">
            <text:p>Noviembre </text:p>
          </table:table-cell>
          <table:table-cell table:style-name="ce104" office:value-type="float" office:value="26.4" calcext:value-type="float">
            <text:p>26.4</text:p>
          </table:table-cell>
          <table:table-cell table:style-name="ce104" office:value-type="float" office:value="25.8" calcext:value-type="float">
            <text:p>25.8</text:p>
          </table:table-cell>
          <table:table-cell table:style-name="ce104" office:value-type="float" office:value="26.2" calcext:value-type="float">
            <text:p>26.2</text:p>
          </table:table-cell>
          <table:table-cell table:style-name="ce104" office:value-type="float" office:value="26.1" calcext:value-type="float">
            <text:p>26.1</text:p>
          </table:table-cell>
          <table:table-cell table:style-name="ce104" office:value-type="float" office:value="26.4" calcext:value-type="float">
            <text:p>26.4</text:p>
          </table:table-cell>
          <table:table-cell table:number-columns-repeated="2" table:style-name="ce104" office:value-type="float" office:value="26.3" calcext:value-type="float">
            <text:p>26.3</text:p>
          </table:table-cell>
          <table:table-cell table:style-name="ce104" office:value-type="float" office:value="26.5" calcext:value-type="float">
            <text:p>26.5</text:p>
          </table:table-cell>
          <table:table-cell table:number-columns-repeated="2" table:style-name="ce104" office:value-type="float" office:value="26.4" calcext:value-type="float">
            <text:p>26.4</text:p>
          </table:table-cell>
          <table:table-cell table:number-columns-repeated="2"/>
          <table:table-cell table:style-name="ce110" office:value-type="float" office:value="11" calcext:value-type="float">
            <text:p>11</text:p>
          </table:table-cell>
          <table:table-cell table:style-name="ce111"/>
          <table:table-cell table:style-name="ce111" office:value-type="string" calcext:value-type="string">
            <text:p>Noviembre </text:p>
          </table:table-cell>
          <table:table-cell table:style-name="ce104" office:value-type="float" office:value="26.4" calcext:value-type="float">
            <text:p>26.4</text:p>
          </table:table-cell>
          <table:table-cell table:style-name="ce104" table:formula="of:=+[.R14]-[.R13]" office:value-type="float" office:value="0.599999999999998" calcext:value-type="float">
            <text:p>0.6</text:p>
          </table:table-cell>
          <table:table-cell table:style-name="ce106" table:formula="of:=+[.R14]/[.R13]" office:value-type="float" office:value="1.02325581395349" calcext:value-type="float">
            <text:p>1.02</text:p>
          </table:table-cell>
          <table:table-cell table:number-columns-repeated="1004"/>
        </table:table-row>
        <table:table-row table:style-name="ro1">
          <table:table-cell/>
          <table:table-cell table:style-name="ce101" office:value-type="string" calcext:value-type="string">
            <text:p>Diciembre </text:p>
          </table:table-cell>
          <table:table-cell table:style-name="ce104" office:value-type="float" office:value="26.9" calcext:value-type="float">
            <text:p>26.9</text:p>
          </table:table-cell>
          <table:table-cell table:style-name="ce104" office:value-type="float" office:value="26.7" calcext:value-type="float">
            <text:p>26.7</text:p>
          </table:table-cell>
          <table:table-cell table:number-columns-repeated="2" table:style-name="ce104" office:value-type="float" office:value="26.5" calcext:value-type="float">
            <text:p>26.5</text:p>
          </table:table-cell>
          <table:table-cell table:style-name="ce104" office:value-type="float" office:value="26.9" calcext:value-type="float">
            <text:p>26.9</text:p>
          </table:table-cell>
          <table:table-cell table:style-name="ce104" office:value-type="float" office:value="26.6" calcext:value-type="float">
            <text:p>26.6</text:p>
          </table:table-cell>
          <table:table-cell table:style-name="ce104" office:value-type="float" office:value="27" calcext:value-type="float">
            <text:p>27.0</text:p>
          </table:table-cell>
          <table:table-cell table:style-name="ce104" office:value-type="float" office:value="26.8" calcext:value-type="float">
            <text:p>26.8</text:p>
          </table:table-cell>
          <table:table-cell table:number-columns-repeated="2" table:style-name="ce104" office:value-type="float" office:value="26.7" calcext:value-type="float">
            <text:p>26.7</text:p>
          </table:table-cell>
          <table:table-cell table:number-columns-repeated="2"/>
          <table:table-cell table:style-name="ce110" office:value-type="float" office:value="12" calcext:value-type="float">
            <text:p>12</text:p>
          </table:table-cell>
          <table:table-cell table:style-name="ce111"/>
          <table:table-cell table:style-name="ce111" office:value-type="string" calcext:value-type="string">
            <text:p>Diciembre </text:p>
          </table:table-cell>
          <table:table-cell table:style-name="ce104" office:value-type="float" office:value="26.9" calcext:value-type="float">
            <text:p>26.9</text:p>
          </table:table-cell>
          <table:table-cell table:style-name="ce104" table:formula="of:=+[.R15]-[.R14]" office:value-type="float" office:value="0.5" calcext:value-type="float">
            <text:p>0.5</text:p>
          </table:table-cell>
          <table:table-cell table:style-name="ce106" table:formula="of:=+[.R15]/[.R14]" office:value-type="float" office:value="1.01893939393939" calcext:value-type="float">
            <text:p>1.02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13" calcext:value-type="float">
            <text:p>13</text:p>
          </table:table-cell>
          <table:table-cell table:style-name="ce111" office:value-type="float" office:value="1987" calcext:value-type="float">
            <text:p>1987</text:p>
          </table:table-cell>
          <table:table-cell table:style-name="ce111" office:value-type="string" calcext:value-type="string">
            <text:p>Enero</text:p>
          </table:table-cell>
          <table:table-cell table:style-name="ce104" office:value-type="float" office:value="27.1" calcext:value-type="float">
            <text:p>27.1</text:p>
          </table:table-cell>
          <table:table-cell table:style-name="ce104" table:formula="of:=+[.R16]-[.R15]" office:value-type="float" office:value="0.200000000000003" calcext:value-type="float">
            <text:p>0.2</text:p>
          </table:table-cell>
          <table:table-cell table:style-name="ce106" table:formula="of:=+[.R16]/[.R15]" office:value-type="float" office:value="1.00743494423792" calcext:value-type="float">
            <text:p>1.01</text:p>
          </table:table-cell>
          <table:table-cell table:number-columns-repeated="1004"/>
        </table:table-row>
        <table:table-row table:style-name="ro1">
          <table:table-cell/>
          <table:table-cell table:style-name="ce76" office:value-type="string" calcext:value-type="string">
            <text:p>1.- Representar la serie</text:p>
          </table:table-cell>
          <table:table-cell table:number-columns-repeated="12"/>
          <table:table-cell table:style-name="ce110" office:value-type="float" office:value="14" calcext:value-type="float">
            <text:p>14</text:p>
          </table:table-cell>
          <table:table-cell table:style-name="ce111"/>
          <table:table-cell table:style-name="ce111" office:value-type="string" calcext:value-type="string">
            <text:p>Febrero</text:p>
          </table:table-cell>
          <table:table-cell table:style-name="ce104" office:value-type="float" office:value="27.5" calcext:value-type="float">
            <text:p>27.5</text:p>
          </table:table-cell>
          <table:table-cell table:style-name="ce104" table:formula="of:=+[.R17]-[.R16]" office:value-type="float" office:value="0.399999999999999" calcext:value-type="float">
            <text:p>0.4</text:p>
          </table:table-cell>
          <table:table-cell table:style-name="ce106" table:formula="of:=+[.R17]/[.R16]" office:value-type="float" office:value="1.01476014760148" calcext:value-type="float">
            <text:p>1.01</text:p>
          </table:table-cell>
          <table:table-cell table:number-columns-repeated="1004"/>
        </table:table-row>
        <table:table-row table:style-name="ro1">
          <table:table-cell table:number-columns-repeated="8"/>
          <table:table-cell table:style-name="ce107" table:number-columns-repeated="3"/>
          <table:table-cell table:number-columns-repeated="3"/>
          <table:table-cell table:style-name="ce110" office:value-type="float" office:value="15" calcext:value-type="float">
            <text:p>15</text:p>
          </table:table-cell>
          <table:table-cell table:style-name="ce111"/>
          <table:table-cell table:style-name="ce111" office:value-type="string" calcext:value-type="string">
            <text:p>Marzo</text:p>
          </table:table-cell>
          <table:table-cell table:style-name="ce104" office:value-type="float" office:value="27.4" calcext:value-type="float">
            <text:p>27.4</text:p>
          </table:table-cell>
          <table:table-cell table:style-name="ce104" table:formula="of:=+[.R18]-[.R17]" office:value-type="float" office:value="-0.100000000000001" calcext:value-type="float">
            <text:p>-0.1</text:p>
          </table:table-cell>
          <table:table-cell table:style-name="ce106" table:formula="of:=+[.R18]/[.R17]" office:value-type="float" office:value="0.996363636363636" calcext:value-type="float">
            <text:p>1.00</text:p>
          </table:table-cell>
          <table:table-cell table:number-columns-repeated="1004"/>
        </table:table-row>
        <table:table-row table:style-name="ro1">
          <table:table-cell/>
          <table:table-cell>
            <draw:frame table:end-cell-address="'Otros ejemplos'.J32" table:end-x="0.1106in" table:end-y="0.1106in" draw:z-index="0" draw:name="Gráfico 8" draw:style-name="gr3" draw:text-style-name="P4" svg:width="6.7185in" svg:height="2.9992in" svg:x="0in" svg:y="0in">
              <draw:object draw:notify-on-update-of-ranges="'Otros ejemplos'.Q4:'Otros ejemplos'.Q123 'Otros ejemplos'.R4:'Otros ejemplos'.R123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6"/>
          <table:table-cell table:style-name="ce107" table:number-columns-repeated="3"/>
          <table:table-cell table:number-columns-repeated="3"/>
          <table:table-cell table:style-name="ce110" office:value-type="float" office:value="16" calcext:value-type="float">
            <text:p>16</text:p>
          </table:table-cell>
          <table:table-cell table:style-name="ce111"/>
          <table:table-cell table:style-name="ce111" office:value-type="string" calcext:value-type="string">
            <text:p>Abril</text:p>
          </table:table-cell>
          <table:table-cell table:style-name="ce104" office:value-type="float" office:value="26.4" calcext:value-type="float">
            <text:p>26.4</text:p>
          </table:table-cell>
          <table:table-cell table:style-name="ce104" table:formula="of:=+[.R19]-[.R18]" office:value-type="float" office:value="-1" calcext:value-type="float">
            <text:p>-1.0</text:p>
          </table:table-cell>
          <table:table-cell table:style-name="ce106" table:formula="of:=+[.R19]/[.R18]" office:value-type="float" office:value="0.963503649635037" calcext:value-type="float">
            <text:p>0.96</text:p>
          </table:table-cell>
          <table:table-cell table:number-columns-repeated="1004"/>
        </table:table-row>
        <table:table-row table:style-name="ro1">
          <table:table-cell table:number-columns-repeated="8"/>
          <table:table-cell table:style-name="ce107" table:number-columns-repeated="3"/>
          <table:table-cell table:number-columns-repeated="3"/>
          <table:table-cell table:style-name="ce110" office:value-type="float" office:value="17" calcext:value-type="float">
            <text:p>17</text:p>
          </table:table-cell>
          <table:table-cell table:style-name="ce111"/>
          <table:table-cell table:style-name="ce111" office:value-type="string" calcext:value-type="string">
            <text:p>Mayo</text:p>
          </table:table-cell>
          <table:table-cell table:style-name="ce104" office:value-type="float" office:value="24.8" calcext:value-type="float">
            <text:p>24.8</text:p>
          </table:table-cell>
          <table:table-cell table:style-name="ce104" table:formula="of:=+[.R20]-[.R19]" office:value-type="float" office:value="-1.6" calcext:value-type="float">
            <text:p>-1.6</text:p>
          </table:table-cell>
          <table:table-cell table:style-name="ce106" table:formula="of:=+[.R20]/[.R19]" office:value-type="float" office:value="0.939393939393939" calcext:value-type="float">
            <text:p>0.94</text:p>
          </table:table-cell>
          <table:table-cell table:number-columns-repeated="1004"/>
        </table:table-row>
        <table:table-row table:style-name="ro1">
          <table:table-cell table:number-columns-repeated="8"/>
          <table:table-cell table:style-name="ce107" table:number-columns-repeated="3"/>
          <table:table-cell table:number-columns-repeated="3"/>
          <table:table-cell table:style-name="ce110" office:value-type="float" office:value="18" calcext:value-type="float">
            <text:p>18</text:p>
          </table:table-cell>
          <table:table-cell table:style-name="ce111"/>
          <table:table-cell table:style-name="ce111" office:value-type="string" calcext:value-type="string">
            <text:p>Junio</text:p>
          </table:table-cell>
          <table:table-cell table:style-name="ce104" office:value-type="float" office:value="24.3" calcext:value-type="float">
            <text:p>24.3</text:p>
          </table:table-cell>
          <table:table-cell table:style-name="ce104" table:formula="of:=+[.R21]-[.R20]" office:value-type="float" office:value="-0.5" calcext:value-type="float">
            <text:p>-0.5</text:p>
          </table:table-cell>
          <table:table-cell table:style-name="ce106" table:formula="of:=+[.R21]/[.R20]" office:value-type="float" office:value="0.979838709677419" calcext:value-type="float">
            <text:p>0.98</text:p>
          </table:table-cell>
          <table:table-cell table:number-columns-repeated="1004"/>
        </table:table-row>
        <table:table-row table:style-name="ro1">
          <table:table-cell table:number-columns-repeated="8"/>
          <table:table-cell table:style-name="ce107" table:number-columns-repeated="3"/>
          <table:table-cell table:number-columns-repeated="3"/>
          <table:table-cell table:style-name="ce110" office:value-type="float" office:value="19" calcext:value-type="float">
            <text:p>19</text:p>
          </table:table-cell>
          <table:table-cell table:style-name="ce111"/>
          <table:table-cell table:style-name="ce111" office:value-type="string" calcext:value-type="string">
            <text:p>Julio</text:p>
          </table:table-cell>
          <table:table-cell table:style-name="ce104" office:value-type="float" office:value="23.4" calcext:value-type="float">
            <text:p>23.4</text:p>
          </table:table-cell>
          <table:table-cell table:style-name="ce104" table:formula="of:=+[.R22]-[.R21]" office:value-type="float" office:value="-0.900000000000002" calcext:value-type="float">
            <text:p>-0.9</text:p>
          </table:table-cell>
          <table:table-cell table:style-name="ce106" table:formula="of:=+[.R22]/[.R21]" office:value-type="float" office:value="0.962962962962963" calcext:value-type="float">
            <text:p>0.96</text:p>
          </table:table-cell>
          <table:table-cell table:number-columns-repeated="1004"/>
        </table:table-row>
        <table:table-row table:style-name="ro1">
          <table:table-cell table:number-columns-repeated="8"/>
          <table:table-cell table:style-name="ce107" table:number-columns-repeated="3"/>
          <table:table-cell table:number-columns-repeated="3"/>
          <table:table-cell table:style-name="ce110" office:value-type="float" office:value="20" calcext:value-type="float">
            <text:p>20</text:p>
          </table:table-cell>
          <table:table-cell table:style-name="ce111"/>
          <table:table-cell table:style-name="ce111" office:value-type="string" calcext:value-type="string">
            <text:p>Agosto</text:p>
          </table:table-cell>
          <table:table-cell table:style-name="ce104" office:value-type="float" office:value="23.4" calcext:value-type="float">
            <text:p>23.4</text:p>
          </table:table-cell>
          <table:table-cell table:style-name="ce104" table:formula="of:=+[.R23]-[.R22]" office:value-type="float" office:value="0" calcext:value-type="float">
            <text:p>0.0</text:p>
          </table:table-cell>
          <table:table-cell table:style-name="ce106" table:formula="of:=+[.R23]/[.R22]" office:value-type="float" office:value="1" calcext:value-type="float">
            <text:p>1.00</text:p>
          </table:table-cell>
          <table:table-cell table:number-columns-repeated="1004"/>
        </table:table-row>
        <table:table-row table:style-name="ro1">
          <table:table-cell table:number-columns-repeated="8"/>
          <table:table-cell table:style-name="ce107" table:number-columns-repeated="3"/>
          <table:table-cell table:number-columns-repeated="3"/>
          <table:table-cell table:style-name="ce110" office:value-type="float" office:value="21" calcext:value-type="float">
            <text:p>21</text:p>
          </table:table-cell>
          <table:table-cell table:style-name="ce111"/>
          <table:table-cell table:style-name="ce111" office:value-type="string" calcext:value-type="string">
            <text:p>Septiembre</text:p>
          </table:table-cell>
          <table:table-cell table:style-name="ce104" office:value-type="float" office:value="24.6" calcext:value-type="float">
            <text:p>24.6</text:p>
          </table:table-cell>
          <table:table-cell table:style-name="ce104" table:formula="of:=+[.R24]-[.R23]" office:value-type="float" office:value="1.2" calcext:value-type="float">
            <text:p>1.2</text:p>
          </table:table-cell>
          <table:table-cell table:style-name="ce106" table:formula="of:=+[.R24]/[.R23]" office:value-type="float" office:value="1.05128205128205" calcext:value-type="float">
            <text:p>1.05</text:p>
          </table:table-cell>
          <table:table-cell table:number-columns-repeated="1004"/>
        </table:table-row>
        <table:table-row table:style-name="ro1">
          <table:table-cell table:number-columns-repeated="8"/>
          <table:table-cell table:style-name="ce107" table:number-columns-repeated="3"/>
          <table:table-cell table:number-columns-repeated="3"/>
          <table:table-cell table:style-name="ce110" office:value-type="float" office:value="22" calcext:value-type="float">
            <text:p>22</text:p>
          </table:table-cell>
          <table:table-cell table:style-name="ce111"/>
          <table:table-cell table:style-name="ce111" office:value-type="string" calcext:value-type="string">
            <text:p>Octubre</text:p>
          </table:table-cell>
          <table:table-cell table:style-name="ce104" office:value-type="float" office:value="25.4" calcext:value-type="float">
            <text:p>25.4</text:p>
          </table:table-cell>
          <table:table-cell table:style-name="ce104" table:formula="of:=+[.R25]-[.R24]" office:value-type="float" office:value="0.799999999999997" calcext:value-type="float">
            <text:p>0.8</text:p>
          </table:table-cell>
          <table:table-cell table:style-name="ce106" table:formula="of:=+[.R25]/[.R24]" office:value-type="float" office:value="1.03252032520325" calcext:value-type="float">
            <text:p>1.03</text:p>
          </table:table-cell>
          <table:table-cell table:number-columns-repeated="1004"/>
        </table:table-row>
        <table:table-row table:style-name="ro1">
          <table:table-cell table:number-columns-repeated="8"/>
          <table:table-cell table:style-name="ce107" table:number-columns-repeated="3"/>
          <table:table-cell table:number-columns-repeated="3"/>
          <table:table-cell table:style-name="ce110" office:value-type="float" office:value="23" calcext:value-type="float">
            <text:p>23</text:p>
          </table:table-cell>
          <table:table-cell table:style-name="ce111"/>
          <table:table-cell table:style-name="ce111" office:value-type="string" calcext:value-type="string">
            <text:p>Noviembre</text:p>
          </table:table-cell>
          <table:table-cell table:style-name="ce104" office:value-type="float" office:value="25.8" calcext:value-type="float">
            <text:p>25.8</text:p>
          </table:table-cell>
          <table:table-cell table:style-name="ce104" table:formula="of:=+[.R26]-[.R25]" office:value-type="float" office:value="0.400000000000002" calcext:value-type="float">
            <text:p>0.4</text:p>
          </table:table-cell>
          <table:table-cell table:style-name="ce106" table:formula="of:=+[.R26]/[.R25]" office:value-type="float" office:value="1.01574803149606" calcext:value-type="float">
            <text:p>1.02</text:p>
          </table:table-cell>
          <table:table-cell table:number-columns-repeated="1004"/>
        </table:table-row>
        <table:table-row table:style-name="ro1">
          <table:table-cell table:number-columns-repeated="8"/>
          <table:table-cell table:style-name="ce107" table:number-columns-repeated="3"/>
          <table:table-cell table:number-columns-repeated="3"/>
          <table:table-cell table:style-name="ce110" office:value-type="float" office:value="24" calcext:value-type="float">
            <text:p>24</text:p>
          </table:table-cell>
          <table:table-cell table:style-name="ce111"/>
          <table:table-cell table:style-name="ce111" office:value-type="string" calcext:value-type="string">
            <text:p>Diciembre</text:p>
          </table:table-cell>
          <table:table-cell table:style-name="ce104" office:value-type="float" office:value="26.7" calcext:value-type="float">
            <text:p>26.7</text:p>
          </table:table-cell>
          <table:table-cell table:style-name="ce104" table:formula="of:=+[.R27]-[.R26]" office:value-type="float" office:value="0.899999999999999" calcext:value-type="float">
            <text:p>0.9</text:p>
          </table:table-cell>
          <table:table-cell table:style-name="ce106" table:formula="of:=+[.R27]/[.R26]" office:value-type="float" office:value="1.03488372093023" calcext:value-type="float">
            <text:p>1.03</text:p>
          </table:table-cell>
          <table:table-cell table:number-columns-repeated="1004"/>
        </table:table-row>
        <table:table-row table:style-name="ro1">
          <table:table-cell table:number-columns-repeated="8"/>
          <table:table-cell table:style-name="ce107" table:number-columns-repeated="3"/>
          <table:table-cell table:number-columns-repeated="3"/>
          <table:table-cell table:style-name="ce110" office:value-type="float" office:value="25" calcext:value-type="float">
            <text:p>25</text:p>
          </table:table-cell>
          <table:table-cell table:style-name="ce111" office:value-type="float" office:value="1988" calcext:value-type="float">
            <text:p>1988</text:p>
          </table:table-cell>
          <table:table-cell table:style-name="ce111" office:value-type="string" calcext:value-type="string">
            <text:p>Enero</text:p>
          </table:table-cell>
          <table:table-cell table:style-name="ce104" office:value-type="float" office:value="26.9" calcext:value-type="float">
            <text:p>26.9</text:p>
          </table:table-cell>
          <table:table-cell table:style-name="ce104" table:formula="of:=+[.R28]-[.R27]" office:value-type="float" office:value="0.199999999999999" calcext:value-type="float">
            <text:p>0.2</text:p>
          </table:table-cell>
          <table:table-cell table:style-name="ce106" table:formula="of:=+[.R28]/[.R27]" office:value-type="float" office:value="1.00749063670412" calcext:value-type="float">
            <text:p>1.01</text:p>
          </table:table-cell>
          <table:table-cell table:number-columns-repeated="1004"/>
        </table:table-row>
        <table:table-row table:style-name="ro1">
          <table:table-cell table:number-columns-repeated="8"/>
          <table:table-cell table:style-name="ce107"/>
          <table:table-cell/>
          <table:table-cell table:style-name="ce107"/>
          <table:table-cell table:number-columns-repeated="2"/>
          <table:table-cell table:style-name="ce108"/>
          <table:table-cell table:style-name="ce110" office:value-type="float" office:value="26" calcext:value-type="float">
            <text:p>26</text:p>
          </table:table-cell>
          <table:table-cell table:style-name="ce111"/>
          <table:table-cell table:style-name="ce111" office:value-type="string" calcext:value-type="string">
            <text:p>Febrero</text:p>
          </table:table-cell>
          <table:table-cell table:style-name="ce104" office:value-type="float" office:value="26.3" calcext:value-type="float">
            <text:p>26.3</text:p>
          </table:table-cell>
          <table:table-cell table:style-name="ce104" table:formula="of:=+[.R29]-[.R28]" office:value-type="float" office:value="-0.599999999999998" calcext:value-type="float">
            <text:p>-0.6</text:p>
          </table:table-cell>
          <table:table-cell table:style-name="ce106" table:formula="of:=+[.R29]/[.R28]" office:value-type="float" office:value="0.977695167286245" calcext:value-type="float">
            <text:p>0.98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Buscar un buen modelo de tendencia</text:p>
          </table:table-cell>
          <table:table-cell table:number-columns-repeated="6"/>
          <table:table-cell table:style-name="ce107"/>
          <table:table-cell table:style-name="ce108"/>
          <table:table-cell table:style-name="ce107"/>
          <table:table-cell table:number-columns-repeated="2"/>
          <table:table-cell table:style-name="ce108"/>
          <table:table-cell table:style-name="ce110" office:value-type="float" office:value="27" calcext:value-type="float">
            <text:p>27</text:p>
          </table:table-cell>
          <table:table-cell table:style-name="ce111"/>
          <table:table-cell table:style-name="ce111" office:value-type="string" calcext:value-type="string">
            <text:p>Marzo</text:p>
          </table:table-cell>
          <table:table-cell table:style-name="ce104" office:value-type="float" office:value="25.7" calcext:value-type="float">
            <text:p>25.7</text:p>
          </table:table-cell>
          <table:table-cell table:style-name="ce104" table:formula="of:=+[.R30]-[.R29]" office:value-type="float" office:value="-0.600000000000001" calcext:value-type="float">
            <text:p>-0.6</text:p>
          </table:table-cell>
          <table:table-cell table:style-name="ce106" table:formula="of:=+[.R30]/[.R29]" office:value-type="float" office:value="0.977186311787072" calcext:value-type="float">
            <text:p>0.9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16" office:value-type="string" calcext:value-type="string" table:number-columns-spanned="2" table:number-rows-spanned="1">
            <text:p>Medias Moviles</text:p>
          </table:table-cell>
          <table:covered-table-cell table:style-name="ce4"/>
          <table:table-cell table:number-columns-repeated="2"/>
          <table:table-cell table:style-name="ce107"/>
          <table:table-cell table:style-name="ce108"/>
          <table:table-cell table:style-name="ce107"/>
          <table:table-cell table:number-columns-repeated="2"/>
          <table:table-cell table:style-name="ce108"/>
          <table:table-cell table:style-name="ce110" office:value-type="float" office:value="28" calcext:value-type="float">
            <text:p>28</text:p>
          </table:table-cell>
          <table:table-cell table:style-name="ce111"/>
          <table:table-cell table:style-name="ce111" office:value-type="string" calcext:value-type="string">
            <text:p>Abril</text:p>
          </table:table-cell>
          <table:table-cell table:style-name="ce104" office:value-type="float" office:value="25.7" calcext:value-type="float">
            <text:p>25.7</text:p>
          </table:table-cell>
          <table:table-cell table:style-name="ce104" table:formula="of:=+[.R31]-[.R30]" office:value-type="float" office:value="0" calcext:value-type="float">
            <text:p>0.0</text:p>
          </table:table-cell>
          <table:table-cell table:style-name="ce106" table:formula="of:=+[.R31]/[.R30]" office:value-type="float" office:value="1" calcext:value-type="float">
            <text:p>1.00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29" calcext:value-type="float">
            <text:p>29</text:p>
          </table:table-cell>
          <table:table-cell table:style-name="ce111"/>
          <table:table-cell table:style-name="ce111" office:value-type="string" calcext:value-type="string">
            <text:p>Mayo</text:p>
          </table:table-cell>
          <table:table-cell table:style-name="ce104" office:value-type="float" office:value="24.8" calcext:value-type="float">
            <text:p>24.8</text:p>
          </table:table-cell>
          <table:table-cell table:style-name="ce104" table:formula="of:=+[.R32]-[.R31]" office:value-type="float" office:value="-0.899999999999999" calcext:value-type="float">
            <text:p>-0.9</text:p>
          </table:table-cell>
          <table:table-cell table:style-name="ce106" table:formula="of:=+[.R32]/[.R31]" office:value-type="float" office:value="0.964980544747082" calcext:value-type="float">
            <text:p>0.96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30" calcext:value-type="float">
            <text:p>30</text:p>
          </table:table-cell>
          <table:table-cell table:style-name="ce111"/>
          <table:table-cell table:style-name="ce111" office:value-type="string" calcext:value-type="string">
            <text:p>Junio</text:p>
          </table:table-cell>
          <table:table-cell table:style-name="ce104" office:value-type="float" office:value="24" calcext:value-type="float">
            <text:p>24.0</text:p>
          </table:table-cell>
          <table:table-cell table:style-name="ce104" table:formula="of:=+[.R33]-[.R32]" office:value-type="float" office:value="-0.800000000000001" calcext:value-type="float">
            <text:p>-0.8</text:p>
          </table:table-cell>
          <table:table-cell table:style-name="ce106" table:formula="of:=+[.R33]/[.R32]" office:value-type="float" office:value="0.967741935483871" calcext:value-type="float">
            <text:p>0.97</text:p>
          </table:table-cell>
          <table:table-cell table:number-columns-repeated="1004"/>
        </table:table-row>
        <table:table-row table:style-name="ro1">
          <table:table-cell/>
          <table:table-cell table:style-name="ce76" office:value-type="string" calcext:value-type="string">
            <text:p>1.- Identificar si se trata de un modelo aditivo o multiplicativo</text:p>
          </table:table-cell>
          <table:table-cell table:number-columns-repeated="12"/>
          <table:table-cell table:style-name="ce110" office:value-type="float" office:value="31" calcext:value-type="float">
            <text:p>31</text:p>
          </table:table-cell>
          <table:table-cell table:style-name="ce111"/>
          <table:table-cell table:style-name="ce111" office:value-type="string" calcext:value-type="string">
            <text:p>Julio</text:p>
          </table:table-cell>
          <table:table-cell table:style-name="ce104" office:value-type="float" office:value="23.4" calcext:value-type="float">
            <text:p>23.4</text:p>
          </table:table-cell>
          <table:table-cell table:style-name="ce104" table:formula="of:=+[.R34]-[.R33]" office:value-type="float" office:value="-0.600000000000001" calcext:value-type="float">
            <text:p>-0.6</text:p>
          </table:table-cell>
          <table:table-cell table:style-name="ce106" table:formula="of:=+[.R34]/[.R33]" office:value-type="float" office:value="0.975" calcext:value-type="float">
            <text:p>0.98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32" calcext:value-type="float">
            <text:p>32</text:p>
          </table:table-cell>
          <table:table-cell table:style-name="ce111"/>
          <table:table-cell table:style-name="ce111" office:value-type="string" calcext:value-type="string">
            <text:p>Agosto</text:p>
          </table:table-cell>
          <table:table-cell table:style-name="ce104" office:value-type="float" office:value="23.5" calcext:value-type="float">
            <text:p>23.5</text:p>
          </table:table-cell>
          <table:table-cell table:style-name="ce104" table:formula="of:=+[.R35]-[.R34]" office:value-type="float" office:value="0.100000000000001" calcext:value-type="float">
            <text:p>0.1</text:p>
          </table:table-cell>
          <table:table-cell table:style-name="ce106" table:formula="of:=+[.R35]/[.R34]" office:value-type="float" office:value="1.0042735042735" calcext:value-type="float">
            <text:p>1.00</text:p>
          </table:table-cell>
          <table:table-cell table:number-columns-repeated="1004"/>
        </table:table-row>
        <table:table-row table:style-name="ro9">
          <table:table-cell/>
          <table:table-cell table:style-name="ce102" office:value-type="string" calcext:value-type="string">
            <text:p>Análisis de Diferencias</text:p>
          </table:table-cell>
          <table:table-cell table:style-name="ce100" table:number-columns-repeated="9"/>
          <table:table-cell table:number-columns-repeated="3"/>
          <table:table-cell table:style-name="ce110" office:value-type="float" office:value="33" calcext:value-type="float">
            <text:p>33</text:p>
          </table:table-cell>
          <table:table-cell table:style-name="ce111"/>
          <table:table-cell table:style-name="ce111" office:value-type="string" calcext:value-type="string">
            <text:p>Septiembre</text:p>
          </table:table-cell>
          <table:table-cell table:style-name="ce104" office:value-type="float" office:value="24.8" calcext:value-type="float">
            <text:p>24.8</text:p>
          </table:table-cell>
          <table:table-cell table:style-name="ce104" table:formula="of:=+[.R36]-[.R35]" office:value-type="float" office:value="1.3" calcext:value-type="float">
            <text:p>1.3</text:p>
          </table:table-cell>
          <table:table-cell table:style-name="ce106" table:formula="of:=+[.R36]/[.R35]" office:value-type="float" office:value="1.05531914893617" calcext:value-type="float">
            <text:p>1.06</text:p>
          </table:table-cell>
          <table:table-cell table:number-columns-repeated="1004"/>
        </table:table-row>
        <table:table-row table:style-name="ro1">
          <table:table-cell/>
          <table:table-cell table:style-name="ce101" office:value-type="string" calcext:value-type="string">
            <text:p>Enero </text:p>
          </table:table-cell>
          <table:table-cell table:style-name="ce104" table:formula="of:=+[.D4]-[.C4]" office:value-type="float" office:value="0.300000000000001" calcext:value-type="float">
            <text:p>0.3</text:p>
          </table:table-cell>
          <table:table-cell table:style-name="ce104" table:formula="of:=+[.E4]-[.D4]" office:value-type="float" office:value="-0.200000000000003" calcext:value-type="float">
            <text:p>-0.2</text:p>
          </table:table-cell>
          <table:table-cell table:style-name="ce104" table:formula="of:=+[.F4]-[.E4]" office:value-type="float" office:value="-0.0999999999999979" calcext:value-type="float">
            <text:p>-0.1</text:p>
          </table:table-cell>
          <table:table-cell table:style-name="ce104" table:formula="of:=+[.G4]-[.F4]" office:value-type="float" office:value="-0.5" calcext:value-type="float">
            <text:p>-0.5</text:p>
          </table:table-cell>
          <table:table-cell table:style-name="ce104" table:formula="of:=+[.H4]-[.G4]" office:value-type="float" office:value="0.800000000000001" calcext:value-type="float">
            <text:p>0.8</text:p>
          </table:table-cell>
          <table:table-cell table:style-name="ce104" table:formula="of:=+[.I4]-[.H4]" office:value-type="float" office:value="-0.300000000000001" calcext:value-type="float">
            <text:p>-0.3</text:p>
          </table:table-cell>
          <table:table-cell table:style-name="ce104" table:formula="of:=+[.J4]-[.I4]" office:value-type="float" office:value="0.300000000000001" calcext:value-type="float">
            <text:p>0.3</text:p>
          </table:table-cell>
          <table:table-cell table:style-name="ce104" table:formula="of:=+[.K4]-[.J4]" office:value-type="float" office:value="-0.800000000000001" calcext:value-type="float">
            <text:p>-0.8</text:p>
          </table:table-cell>
          <table:table-cell table:style-name="ce104" table:formula="of:=+[.L4]-[.K4]" office:value-type="float" office:value="0.699999999999999" calcext:value-type="float">
            <text:p>0.7</text:p>
          </table:table-cell>
          <table:table-cell table:number-columns-repeated="3"/>
          <table:table-cell table:style-name="ce110" office:value-type="float" office:value="34" calcext:value-type="float">
            <text:p>34</text:p>
          </table:table-cell>
          <table:table-cell table:style-name="ce111"/>
          <table:table-cell table:style-name="ce111" office:value-type="string" calcext:value-type="string">
            <text:p>Octubre</text:p>
          </table:table-cell>
          <table:table-cell table:style-name="ce104" office:value-type="float" office:value="25.6" calcext:value-type="float">
            <text:p>25.6</text:p>
          </table:table-cell>
          <table:table-cell table:style-name="ce104" table:formula="of:=+[.R37]-[.R36]" office:value-type="float" office:value="0.800000000000001" calcext:value-type="float">
            <text:p>0.8</text:p>
          </table:table-cell>
          <table:table-cell table:style-name="ce106" table:formula="of:=+[.R37]/[.R36]" office:value-type="float" office:value="1.03225806451613" calcext:value-type="float">
            <text:p>1.03</text:p>
          </table:table-cell>
          <table:table-cell table:number-columns-repeated="1004"/>
        </table:table-row>
        <table:table-row table:style-name="ro1">
          <table:table-cell/>
          <table:table-cell table:style-name="ce101" office:value-type="string" calcext:value-type="string">
            <text:p>Febrero </text:p>
          </table:table-cell>
          <table:table-cell table:style-name="ce104" table:formula="of:=+[.D5]-[.C5]" office:value-type="float" office:value="0.300000000000001" calcext:value-type="float">
            <text:p>0.3</text:p>
          </table:table-cell>
          <table:table-cell table:style-name="ce104" table:formula="of:=+[.E5]-[.D5]" office:value-type="float" office:value="-1.2" calcext:value-type="float">
            <text:p>-1.2</text:p>
          </table:table-cell>
          <table:table-cell table:style-name="ce104" table:formula="of:=+[.F5]-[.E5]" office:value-type="float" office:value="0.599999999999998" calcext:value-type="float">
            <text:p>0.6</text:p>
          </table:table-cell>
          <table:table-cell table:style-name="ce104" table:formula="of:=+[.G5]-[.F5]" office:value-type="float" office:value="0.200000000000003" calcext:value-type="float">
            <text:p>0.2</text:p>
          </table:table-cell>
          <table:table-cell table:style-name="ce104" table:formula="of:=+[.H5]-[.G5]" office:value-type="float" office:value="0" calcext:value-type="float">
            <text:p>0.0</text:p>
          </table:table-cell>
          <table:table-cell table:style-name="ce104" table:formula="of:=+[.I5]-[.H5]" office:value-type="float" office:value="0" calcext:value-type="float">
            <text:p>0.0</text:p>
          </table:table-cell>
          <table:table-cell table:style-name="ce104" table:formula="of:=+[.J5]-[.I5]" office:value-type="float" office:value="0.399999999999999" calcext:value-type="float">
            <text:p>0.4</text:p>
          </table:table-cell>
          <table:table-cell table:style-name="ce104" table:formula="of:=+[.K5]-[.J5]" office:value-type="float" office:value="-0.800000000000001" calcext:value-type="float">
            <text:p>-0.8</text:p>
          </table:table-cell>
          <table:table-cell table:style-name="ce104" table:formula="of:=+[.L5]-[.K5]" office:value-type="float" office:value="0.699999999999999" calcext:value-type="float">
            <text:p>0.7</text:p>
          </table:table-cell>
          <table:table-cell table:number-columns-repeated="3"/>
          <table:table-cell table:style-name="ce110" office:value-type="float" office:value="35" calcext:value-type="float">
            <text:p>35</text:p>
          </table:table-cell>
          <table:table-cell table:style-name="ce111"/>
          <table:table-cell table:style-name="ce111" office:value-type="string" calcext:value-type="string">
            <text:p>Noviembre</text:p>
          </table:table-cell>
          <table:table-cell table:style-name="ce104" office:value-type="float" office:value="26.2" calcext:value-type="float">
            <text:p>26.2</text:p>
          </table:table-cell>
          <table:table-cell table:style-name="ce104" table:formula="of:=+[.R38]-[.R37]" office:value-type="float" office:value="0.599999999999998" calcext:value-type="float">
            <text:p>0.6</text:p>
          </table:table-cell>
          <table:table-cell table:style-name="ce106" table:formula="of:=+[.R38]/[.R37]" office:value-type="float" office:value="1.0234375" calcext:value-type="float">
            <text:p>1.02</text:p>
          </table:table-cell>
          <table:table-cell table:number-columns-repeated="1004"/>
        </table:table-row>
        <table:table-row table:style-name="ro1">
          <table:table-cell/>
          <table:table-cell table:style-name="ce101" office:value-type="string" calcext:value-type="string">
            <text:p>Marzo </text:p>
          </table:table-cell>
          <table:table-cell table:style-name="ce104" table:formula="of:=+[.D6]-[.C6]" office:value-type="float" office:value="0.299999999999997" calcext:value-type="float">
            <text:p>0.3</text:p>
          </table:table-cell>
          <table:table-cell table:style-name="ce104" table:formula="of:=+[.E6]-[.D6]" office:value-type="float" office:value="-1.7" calcext:value-type="float">
            <text:p>-1.7</text:p>
          </table:table-cell>
          <table:table-cell table:style-name="ce104" table:formula="of:=+[.F6]-[.E6]" office:value-type="float" office:value="1" calcext:value-type="float">
            <text:p>1.0</text:p>
          </table:table-cell>
          <table:table-cell table:style-name="ce104" table:formula="of:=+[.G6]-[.F6]" office:value-type="float" office:value="-0.5" calcext:value-type="float">
            <text:p>-0.5</text:p>
          </table:table-cell>
          <table:table-cell table:style-name="ce104" table:formula="of:=+[.H6]-[.G6]" office:value-type="float" office:value="1.2" calcext:value-type="float">
            <text:p>1.2</text:p>
          </table:table-cell>
          <table:table-cell table:style-name="ce104" table:formula="of:=+[.I6]-[.H6]" office:value-type="float" office:value="0" calcext:value-type="float">
            <text:p>0.0</text:p>
          </table:table-cell>
          <table:table-cell table:style-name="ce104" table:formula="of:=+[.J6]-[.I6]" office:value-type="float" office:value="-1.2" calcext:value-type="float">
            <text:p>-1.2</text:p>
          </table:table-cell>
          <table:table-cell table:style-name="ce104" table:formula="of:=+[.K6]-[.J6]" office:value-type="float" office:value="0.400000000000002" calcext:value-type="float">
            <text:p>0.4</text:p>
          </table:table-cell>
          <table:table-cell table:style-name="ce104" table:formula="of:=+[.L6]-[.K6]" office:value-type="float" office:value="0.399999999999999" calcext:value-type="float">
            <text:p>0.4</text:p>
          </table:table-cell>
          <table:table-cell table:number-columns-repeated="3"/>
          <table:table-cell table:style-name="ce110" office:value-type="float" office:value="36" calcext:value-type="float">
            <text:p>36</text:p>
          </table:table-cell>
          <table:table-cell table:style-name="ce111"/>
          <table:table-cell table:style-name="ce111" office:value-type="string" calcext:value-type="string">
            <text:p>Diciembre</text:p>
          </table:table-cell>
          <table:table-cell table:style-name="ce104" office:value-type="float" office:value="26.5" calcext:value-type="float">
            <text:p>26.5</text:p>
          </table:table-cell>
          <table:table-cell table:style-name="ce104" table:formula="of:=+[.R39]-[.R38]" office:value-type="float" office:value="0.300000000000001" calcext:value-type="float">
            <text:p>0.3</text:p>
          </table:table-cell>
          <table:table-cell table:style-name="ce106" table:formula="of:=+[.R39]/[.R38]" office:value-type="float" office:value="1.01145038167939" calcext:value-type="float">
            <text:p>1.01</text:p>
          </table:table-cell>
          <table:table-cell table:number-columns-repeated="1004"/>
        </table:table-row>
        <table:table-row table:style-name="ro1">
          <table:table-cell/>
          <table:table-cell table:style-name="ce101" office:value-type="string" calcext:value-type="string">
            <text:p>Abril </text:p>
          </table:table-cell>
          <table:table-cell table:style-name="ce104" table:formula="of:=+[.D7]-[.C7]" office:value-type="float" office:value="0.0999999999999979" calcext:value-type="float">
            <text:p>0.1</text:p>
          </table:table-cell>
          <table:table-cell table:style-name="ce104" table:formula="of:=+[.E7]-[.D7]" office:value-type="float" office:value="-0.699999999999999" calcext:value-type="float">
            <text:p>-0.7</text:p>
          </table:table-cell>
          <table:table-cell table:style-name="ce104" table:formula="of:=+[.F7]-[.E7]" office:value-type="float" office:value="0.400000000000002" calcext:value-type="float">
            <text:p>0.4</text:p>
          </table:table-cell>
          <table:table-cell table:style-name="ce104" table:formula="of:=+[.G7]-[.F7]" office:value-type="float" office:value="-0.400000000000002" calcext:value-type="float">
            <text:p>-0.4</text:p>
          </table:table-cell>
          <table:table-cell table:style-name="ce104" table:formula="of:=+[.H7]-[.G7]" office:value-type="float" office:value="1.1" calcext:value-type="float">
            <text:p>1.1</text:p>
          </table:table-cell>
          <table:table-cell table:style-name="ce104" table:formula="of:=+[.I7]-[.H7]" office:value-type="float" office:value="-0.400000000000002" calcext:value-type="float">
            <text:p>-0.4</text:p>
          </table:table-cell>
          <table:table-cell table:style-name="ce104" table:formula="of:=+[.J7]-[.I7]" office:value-type="float" office:value="1.8" calcext:value-type="float">
            <text:p>1.8</text:p>
          </table:table-cell>
          <table:table-cell table:style-name="ce104" table:formula="of:=+[.K7]-[.J7]" office:value-type="float" office:value="-2.4" calcext:value-type="float">
            <text:p>-2.4</text:p>
          </table:table-cell>
          <table:table-cell table:style-name="ce104" table:formula="of:=+[.L7]-[.K7]" office:value-type="float" office:value="0.5" calcext:value-type="float">
            <text:p>0.5</text:p>
          </table:table-cell>
          <table:table-cell table:number-columns-repeated="3"/>
          <table:table-cell table:style-name="ce110" office:value-type="float" office:value="37" calcext:value-type="float">
            <text:p>37</text:p>
          </table:table-cell>
          <table:table-cell table:style-name="ce111" office:value-type="float" office:value="1989" calcext:value-type="float">
            <text:p>1989</text:p>
          </table:table-cell>
          <table:table-cell table:style-name="ce111" office:value-type="string" calcext:value-type="string">
            <text:p>Enero</text:p>
          </table:table-cell>
          <table:table-cell table:style-name="ce104" office:value-type="float" office:value="26.8" calcext:value-type="float">
            <text:p>26.8</text:p>
          </table:table-cell>
          <table:table-cell table:style-name="ce104" table:formula="of:=+[.R40]-[.R39]" office:value-type="float" office:value="0.300000000000001" calcext:value-type="float">
            <text:p>0.3</text:p>
          </table:table-cell>
          <table:table-cell table:style-name="ce106" table:formula="of:=+[.R40]/[.R39]" office:value-type="float" office:value="1.01132075471698" calcext:value-type="float">
            <text:p>1.01</text:p>
          </table:table-cell>
          <table:table-cell table:number-columns-repeated="1004"/>
        </table:table-row>
        <table:table-row table:style-name="ro1">
          <table:table-cell/>
          <table:table-cell table:style-name="ce101" office:value-type="string" calcext:value-type="string">
            <text:p>Mayo </text:p>
          </table:table-cell>
          <table:table-cell table:style-name="ce104" table:formula="of:=+[.D8]-[.C8]" office:value-type="float" office:value="-0.599999999999998" calcext:value-type="float">
            <text:p>-0.6</text:p>
          </table:table-cell>
          <table:table-cell table:style-name="ce104" table:formula="of:=+[.E8]-[.D8]" office:value-type="float" office:value="0" calcext:value-type="float">
            <text:p>0.0</text:p>
          </table:table-cell>
          <table:table-cell table:style-name="ce104" table:formula="of:=+[.F8]-[.E8]" office:value-type="float" office:value="1.4" calcext:value-type="float">
            <text:p>1.4</text:p>
          </table:table-cell>
          <table:table-cell table:style-name="ce104" table:formula="of:=+[.G8]-[.F8]" office:value-type="float" office:value="-0.699999999999999" calcext:value-type="float">
            <text:p>-0.7</text:p>
          </table:table-cell>
          <table:table-cell table:style-name="ce104" table:formula="of:=+[.H8]-[.G8]" office:value-type="float" office:value="-0.100000000000001" calcext:value-type="float">
            <text:p>-0.1</text:p>
          </table:table-cell>
          <table:table-cell table:style-name="ce104" table:formula="of:=+[.I8]-[.H8]" office:value-type="float" office:value="0.100000000000001" calcext:value-type="float">
            <text:p>0.1</text:p>
          </table:table-cell>
          <table:table-cell table:style-name="ce104" table:formula="of:=+[.J8]-[.I8]" office:value-type="float" office:value="1.6" calcext:value-type="float">
            <text:p>1.6</text:p>
          </table:table-cell>
          <table:table-cell table:style-name="ce104" table:formula="of:=+[.K8]-[.J8]" office:value-type="float" office:value="-1.9" calcext:value-type="float">
            <text:p>-1.9</text:p>
          </table:table-cell>
          <table:table-cell table:style-name="ce104" table:formula="of:=+[.L8]-[.K8]" office:value-type="float" office:value="0.699999999999999" calcext:value-type="float">
            <text:p>0.7</text:p>
          </table:table-cell>
          <table:table-cell table:number-columns-repeated="3"/>
          <table:table-cell table:style-name="ce110" office:value-type="float" office:value="38" calcext:value-type="float">
            <text:p>38</text:p>
          </table:table-cell>
          <table:table-cell table:style-name="ce111"/>
          <table:table-cell table:style-name="ce111" office:value-type="string" calcext:value-type="string">
            <text:p>Febrero</text:p>
          </table:table-cell>
          <table:table-cell table:style-name="ce104" office:value-type="float" office:value="26.9" calcext:value-type="float">
            <text:p>26.9</text:p>
          </table:table-cell>
          <table:table-cell table:style-name="ce104" table:formula="of:=+[.R41]-[.R40]" office:value-type="float" office:value="0.0999999999999979" calcext:value-type="float">
            <text:p>0.1</text:p>
          </table:table-cell>
          <table:table-cell table:style-name="ce106" table:formula="of:=+[.R41]/[.R40]" office:value-type="float" office:value="1.00373134328358" calcext:value-type="float">
            <text:p>1.00</text:p>
          </table:table-cell>
          <table:table-cell table:number-columns-repeated="1004"/>
        </table:table-row>
        <table:table-row table:style-name="ro1">
          <table:table-cell/>
          <table:table-cell table:style-name="ce101" office:value-type="string" calcext:value-type="string">
            <text:p>Junio </text:p>
          </table:table-cell>
          <table:table-cell table:style-name="ce104" table:formula="of:=+[.D9]-[.C9]" office:value-type="float" office:value="0.400000000000002" calcext:value-type="float">
            <text:p>0.4</text:p>
          </table:table-cell>
          <table:table-cell table:style-name="ce104" table:formula="of:=+[.E9]-[.D9]" office:value-type="float" office:value="-0.300000000000001" calcext:value-type="float">
            <text:p>-0.3</text:p>
          </table:table-cell>
          <table:table-cell table:style-name="ce104" table:formula="of:=+[.F9]-[.E9]" office:value-type="float" office:value="0.699999999999999" calcext:value-type="float">
            <text:p>0.7</text:p>
          </table:table-cell>
          <table:table-cell table:style-name="ce104" table:formula="of:=+[.G9]-[.F9]" office:value-type="float" office:value="0.199999999999999" calcext:value-type="float">
            <text:p>0.2</text:p>
          </table:table-cell>
          <table:table-cell table:style-name="ce104" table:formula="of:=+[.H9]-[.G9]" office:value-type="float" office:value="-0.0999999999999979" calcext:value-type="float">
            <text:p>-0.1</text:p>
          </table:table-cell>
          <table:table-cell table:style-name="ce104" table:formula="of:=+[.I9]-[.H9]" office:value-type="float" office:value="-0.100000000000001" calcext:value-type="float">
            <text:p>-0.1</text:p>
          </table:table-cell>
          <table:table-cell table:style-name="ce104" table:formula="of:=+[.J9]-[.I9]" office:value-type="float" office:value="0.699999999999999" calcext:value-type="float">
            <text:p>0.7</text:p>
          </table:table-cell>
          <table:table-cell table:style-name="ce104" table:formula="of:=+[.K9]-[.J9]" office:value-type="float" office:value="-0.299999999999997" calcext:value-type="float">
            <text:p>-0.3</text:p>
          </table:table-cell>
          <table:table-cell table:style-name="ce104" table:formula="of:=+[.L9]-[.K9]" office:value-type="float" office:value="-0.5" calcext:value-type="float">
            <text:p>-0.5</text:p>
          </table:table-cell>
          <table:table-cell table:number-columns-repeated="3"/>
          <table:table-cell table:style-name="ce110" office:value-type="float" office:value="39" calcext:value-type="float">
            <text:p>39</text:p>
          </table:table-cell>
          <table:table-cell table:style-name="ce111"/>
          <table:table-cell table:style-name="ce111" office:value-type="string" calcext:value-type="string">
            <text:p>Marzo</text:p>
          </table:table-cell>
          <table:table-cell table:style-name="ce104" office:value-type="float" office:value="26.7" calcext:value-type="float">
            <text:p>26.7</text:p>
          </table:table-cell>
          <table:table-cell table:style-name="ce104" table:formula="of:=+[.R42]-[.R41]" office:value-type="float" office:value="-0.199999999999999" calcext:value-type="float">
            <text:p>-0.2</text:p>
          </table:table-cell>
          <table:table-cell table:style-name="ce106" table:formula="of:=+[.R42]/[.R41]" office:value-type="float" office:value="0.992565055762082" calcext:value-type="float">
            <text:p>0.99</text:p>
          </table:table-cell>
          <table:table-cell table:number-columns-repeated="1004"/>
        </table:table-row>
        <table:table-row table:style-name="ro1">
          <table:table-cell/>
          <table:table-cell table:style-name="ce101" office:value-type="string" calcext:value-type="string">
            <text:p>Julio </text:p>
          </table:table-cell>
          <table:table-cell table:style-name="ce104" table:formula="of:=+[.D10]-[.C10]" office:value-type="float" office:value="-0.400000000000002" calcext:value-type="float">
            <text:p>-0.4</text:p>
          </table:table-cell>
          <table:table-cell table:style-name="ce104" table:formula="of:=+[.E10]-[.D10]" office:value-type="float" office:value="0" calcext:value-type="float">
            <text:p>0.0</text:p>
          </table:table-cell>
          <table:table-cell table:style-name="ce104" table:formula="of:=+[.F10]-[.E10]" office:value-type="float" office:value="0.5" calcext:value-type="float">
            <text:p>0.5</text:p>
          </table:table-cell>
          <table:table-cell table:style-name="ce104" table:formula="of:=+[.G10]-[.F10]" office:value-type="float" office:value="0.300000000000001" calcext:value-type="float">
            <text:p>0.3</text:p>
          </table:table-cell>
          <table:table-cell table:style-name="ce104" table:formula="of:=+[.H10]-[.G10]" office:value-type="float" office:value="-0.599999999999998" calcext:value-type="float">
            <text:p>-0.6</text:p>
          </table:table-cell>
          <table:table-cell table:style-name="ce104" table:formula="of:=+[.I10]-[.H10]" office:value-type="float" office:value="0.699999999999999" calcext:value-type="float">
            <text:p>0.7</text:p>
          </table:table-cell>
          <table:table-cell table:style-name="ce104" table:formula="of:=+[.J10]-[.I10]" office:value-type="float" office:value="1.3" calcext:value-type="float">
            <text:p>1.3</text:p>
          </table:table-cell>
          <table:table-cell table:style-name="ce104" table:formula="of:=+[.K10]-[.J10]" office:value-type="float" office:value="-2.3" calcext:value-type="float">
            <text:p>-2.3</text:p>
          </table:table-cell>
          <table:table-cell table:style-name="ce104" table:formula="of:=+[.L10]-[.K10]" office:value-type="float" office:value="0.800000000000001" calcext:value-type="float">
            <text:p>0.8</text:p>
          </table:table-cell>
          <table:table-cell table:number-columns-repeated="3"/>
          <table:table-cell table:style-name="ce110" office:value-type="float" office:value="40" calcext:value-type="float">
            <text:p>40</text:p>
          </table:table-cell>
          <table:table-cell table:style-name="ce111"/>
          <table:table-cell table:style-name="ce111" office:value-type="string" calcext:value-type="string">
            <text:p>Abril</text:p>
          </table:table-cell>
          <table:table-cell table:style-name="ce104" office:value-type="float" office:value="26.1" calcext:value-type="float">
            <text:p>26.1</text:p>
          </table:table-cell>
          <table:table-cell table:style-name="ce104" table:formula="of:=+[.R43]-[.R42]" office:value-type="float" office:value="-0.599999999999998" calcext:value-type="float">
            <text:p>-0.6</text:p>
          </table:table-cell>
          <table:table-cell table:style-name="ce106" table:formula="of:=+[.R43]/[.R42]" office:value-type="float" office:value="0.977528089887641" calcext:value-type="float">
            <text:p>0.98</text:p>
          </table:table-cell>
          <table:table-cell table:number-columns-repeated="1004"/>
        </table:table-row>
        <table:table-row table:style-name="ro1">
          <table:table-cell/>
          <table:table-cell table:style-name="ce101" office:value-type="string" calcext:value-type="string">
            <text:p>Agosto </text:p>
          </table:table-cell>
          <table:table-cell table:style-name="ce104" table:formula="of:=+[.D11]-[.C11]" office:value-type="float" office:value="-0.200000000000003" calcext:value-type="float">
            <text:p>-0.2</text:p>
          </table:table-cell>
          <table:table-cell table:style-name="ce104" table:formula="of:=+[.E11]-[.D11]" office:value-type="float" office:value="0.100000000000001" calcext:value-type="float">
            <text:p>0.1</text:p>
          </table:table-cell>
          <table:table-cell table:style-name="ce104" table:formula="of:=+[.F11]-[.E11]" office:value-type="float" office:value="0.199999999999999" calcext:value-type="float">
            <text:p>0.2</text:p>
          </table:table-cell>
          <table:table-cell table:style-name="ce104" table:formula="of:=+[.G11]-[.F11]" office:value-type="float" office:value="0.900000000000002" calcext:value-type="float">
            <text:p>0.9</text:p>
          </table:table-cell>
          <table:table-cell table:style-name="ce104" table:formula="of:=+[.H11]-[.G11]" office:value-type="float" office:value="-0.700000000000003" calcext:value-type="float">
            <text:p>-0.7</text:p>
          </table:table-cell>
          <table:table-cell table:style-name="ce104" table:formula="of:=+[.I11]-[.H11]" office:value-type="float" office:value="0.5" calcext:value-type="float">
            <text:p>0.5</text:p>
          </table:table-cell>
          <table:table-cell table:style-name="ce104" table:formula="of:=+[.J11]-[.I11]" office:value-type="float" office:value="0.100000000000001" calcext:value-type="float">
            <text:p>0.1</text:p>
          </table:table-cell>
          <table:table-cell table:style-name="ce104" table:formula="of:=+[.K11]-[.J11]" office:value-type="float" office:value="-0.699999999999999" calcext:value-type="float">
            <text:p>-0.7</text:p>
          </table:table-cell>
          <table:table-cell table:style-name="ce104" table:formula="of:=+[.L11]-[.K11]" office:value-type="float" office:value="0.5" calcext:value-type="float">
            <text:p>0.5</text:p>
          </table:table-cell>
          <table:table-cell table:number-columns-repeated="3"/>
          <table:table-cell table:style-name="ce110" office:value-type="float" office:value="41" calcext:value-type="float">
            <text:p>41</text:p>
          </table:table-cell>
          <table:table-cell table:style-name="ce111"/>
          <table:table-cell table:style-name="ce111" office:value-type="string" calcext:value-type="string">
            <text:p>Mayo</text:p>
          </table:table-cell>
          <table:table-cell table:style-name="ce104" office:value-type="float" office:value="26.2" calcext:value-type="float">
            <text:p>26.2</text:p>
          </table:table-cell>
          <table:table-cell table:style-name="ce104" table:formula="of:=+[.R44]-[.R43]" office:value-type="float" office:value="0.0999999999999979" calcext:value-type="float">
            <text:p>0.1</text:p>
          </table:table-cell>
          <table:table-cell table:style-name="ce106" table:formula="of:=+[.R44]/[.R43]" office:value-type="float" office:value="1.00383141762452" calcext:value-type="float">
            <text:p>1.00</text:p>
          </table:table-cell>
          <table:table-cell table:number-columns-repeated="1004"/>
        </table:table-row>
        <table:table-row table:style-name="ro1">
          <table:table-cell/>
          <table:table-cell table:style-name="ce101" office:value-type="string" calcext:value-type="string">
            <text:p>Septiembre </text:p>
          </table:table-cell>
          <table:table-cell table:style-name="ce104" table:formula="of:=+[.D12]-[.C12]" office:value-type="float" office:value="-0.699999999999999" calcext:value-type="float">
            <text:p>-0.7</text:p>
          </table:table-cell>
          <table:table-cell table:style-name="ce104" table:formula="of:=+[.E12]-[.D12]" office:value-type="float" office:value="0.199999999999999" calcext:value-type="float">
            <text:p>0.2</text:p>
          </table:table-cell>
          <table:table-cell table:style-name="ce104" table:formula="of:=+[.F12]-[.E12]" office:value-type="float" office:value="-0.100000000000001" calcext:value-type="float">
            <text:p>-0.1</text:p>
          </table:table-cell>
          <table:table-cell table:style-name="ce104" table:formula="of:=+[.G12]-[.F12]" office:value-type="float" office:value="0.800000000000001" calcext:value-type="float">
            <text:p>0.8</text:p>
          </table:table-cell>
          <table:table-cell table:style-name="ce104" table:formula="of:=+[.H12]-[.G12]" office:value-type="float" office:value="-0.5" calcext:value-type="float">
            <text:p>-0.5</text:p>
          </table:table-cell>
          <table:table-cell table:style-name="ce104" table:formula="of:=+[.I12]-[.H12]" office:value-type="float" office:value="-0.199999999999999" calcext:value-type="float">
            <text:p>-0.2</text:p>
          </table:table-cell>
          <table:table-cell table:style-name="ce104" table:formula="of:=+[.J12]-[.I12]" office:value-type="float" office:value="-0.100000000000001" calcext:value-type="float">
            <text:p>-0.1</text:p>
          </table:table-cell>
          <table:table-cell table:style-name="ce104" table:formula="of:=+[.K12]-[.J12]" office:value-type="float" office:value="0.5" calcext:value-type="float">
            <text:p>0.5</text:p>
          </table:table-cell>
          <table:table-cell table:style-name="ce104" table:formula="of:=+[.L12]-[.K12]" office:value-type="float" office:value="0" calcext:value-type="float">
            <text:p>0.0</text:p>
          </table:table-cell>
          <table:table-cell table:number-columns-repeated="3"/>
          <table:table-cell table:style-name="ce110" office:value-type="float" office:value="42" calcext:value-type="float">
            <text:p>42</text:p>
          </table:table-cell>
          <table:table-cell table:style-name="ce111"/>
          <table:table-cell table:style-name="ce111" office:value-type="string" calcext:value-type="string">
            <text:p>Junio</text:p>
          </table:table-cell>
          <table:table-cell table:style-name="ce104" office:value-type="float" office:value="24.7" calcext:value-type="float">
            <text:p>24.7</text:p>
          </table:table-cell>
          <table:table-cell table:style-name="ce104" table:formula="of:=+[.R45]-[.R44]" office:value-type="float" office:value="-1.5" calcext:value-type="float">
            <text:p>-1.5</text:p>
          </table:table-cell>
          <table:table-cell table:style-name="ce106" table:formula="of:=+[.R45]/[.R44]" office:value-type="float" office:value="0.942748091603053" calcext:value-type="float">
            <text:p>0.94</text:p>
          </table:table-cell>
          <table:table-cell table:number-columns-repeated="1004"/>
        </table:table-row>
        <table:table-row table:style-name="ro1">
          <table:table-cell/>
          <table:table-cell table:style-name="ce101" office:value-type="string" calcext:value-type="string">
            <text:p>Octubre </text:p>
          </table:table-cell>
          <table:table-cell table:style-name="ce104" table:formula="of:=+[.D13]-[.C13]" office:value-type="float" office:value="-0.400000000000002" calcext:value-type="float">
            <text:p>-0.4</text:p>
          </table:table-cell>
          <table:table-cell table:style-name="ce104" table:formula="of:=+[.E13]-[.D13]" office:value-type="float" office:value="0.200000000000003" calcext:value-type="float">
            <text:p>0.2</text:p>
          </table:table-cell>
          <table:table-cell table:style-name="ce104" table:formula="of:=+[.F13]-[.E13]" office:value-type="float" office:value="0.199999999999999" calcext:value-type="float">
            <text:p>0.2</text:p>
          </table:table-cell>
          <table:table-cell table:style-name="ce104" table:formula="of:=+[.G13]-[.F13]" office:value-type="float" office:value="0.0999999999999979" calcext:value-type="float">
            <text:p>0.1</text:p>
          </table:table-cell>
          <table:table-cell table:style-name="ce104" table:formula="of:=+[.H13]-[.G13]" office:value-type="float" office:value="0" calcext:value-type="float">
            <text:p>0.0</text:p>
          </table:table-cell>
          <table:table-cell table:style-name="ce104" table:formula="of:=+[.I13]-[.H13]" office:value-type="float" office:value="0.300000000000001" calcext:value-type="float">
            <text:p>0.3</text:p>
          </table:table-cell>
          <table:table-cell table:style-name="ce104" table:formula="of:=+[.J13]-[.I13]" office:value-type="float" office:value="-0.199999999999999" calcext:value-type="float">
            <text:p>-0.2</text:p>
          </table:table-cell>
          <table:table-cell table:style-name="ce104" table:formula="of:=+[.K13]-[.J13]" office:value-type="float" office:value="-0.5" calcext:value-type="float">
            <text:p>-0.5</text:p>
          </table:table-cell>
          <table:table-cell table:style-name="ce104" table:formula="of:=+[.L13]-[.K13]" office:value-type="float" office:value="0.800000000000001" calcext:value-type="float">
            <text:p>0.8</text:p>
          </table:table-cell>
          <table:table-cell table:number-columns-repeated="3"/>
          <table:table-cell table:style-name="ce110" office:value-type="float" office:value="43" calcext:value-type="float">
            <text:p>43</text:p>
          </table:table-cell>
          <table:table-cell table:style-name="ce111"/>
          <table:table-cell table:style-name="ce111" office:value-type="string" calcext:value-type="string">
            <text:p>Julio</text:p>
          </table:table-cell>
          <table:table-cell table:style-name="ce104" office:value-type="float" office:value="23.9" calcext:value-type="float">
            <text:p>23.9</text:p>
          </table:table-cell>
          <table:table-cell table:style-name="ce104" table:formula="of:=+[.R46]-[.R45]" office:value-type="float" office:value="-0.800000000000001" calcext:value-type="float">
            <text:p>-0.8</text:p>
          </table:table-cell>
          <table:table-cell table:style-name="ce106" table:formula="of:=+[.R46]/[.R45]" office:value-type="float" office:value="0.967611336032389" calcext:value-type="float">
            <text:p>0.97</text:p>
          </table:table-cell>
          <table:table-cell table:number-columns-repeated="1004"/>
        </table:table-row>
        <table:table-row table:style-name="ro1">
          <table:table-cell/>
          <table:table-cell table:style-name="ce101" office:value-type="string" calcext:value-type="string">
            <text:p>Noviembre </text:p>
          </table:table-cell>
          <table:table-cell table:style-name="ce104" table:formula="of:=+[.D14]-[.C14]" office:value-type="float" office:value="-0.599999999999998" calcext:value-type="float">
            <text:p>-0.6</text:p>
          </table:table-cell>
          <table:table-cell table:style-name="ce104" table:formula="of:=+[.E14]-[.D14]" office:value-type="float" office:value="0.399999999999999" calcext:value-type="float">
            <text:p>0.4</text:p>
          </table:table-cell>
          <table:table-cell table:style-name="ce104" table:formula="of:=+[.F14]-[.E14]" office:value-type="float" office:value="-0.0999999999999979" calcext:value-type="float">
            <text:p>-0.1</text:p>
          </table:table-cell>
          <table:table-cell table:style-name="ce104" table:formula="of:=+[.G14]-[.F14]" office:value-type="float" office:value="0.299999999999997" calcext:value-type="float">
            <text:p>0.3</text:p>
          </table:table-cell>
          <table:table-cell table:style-name="ce104" table:formula="of:=+[.H14]-[.G14]" office:value-type="float" office:value="-0.0999999999999979" calcext:value-type="float">
            <text:p>-0.1</text:p>
          </table:table-cell>
          <table:table-cell table:style-name="ce104" table:formula="of:=+[.I14]-[.H14]" office:value-type="float" office:value="0" calcext:value-type="float">
            <text:p>0.0</text:p>
          </table:table-cell>
          <table:table-cell table:style-name="ce104" table:formula="of:=+[.J14]-[.I14]" office:value-type="float" office:value="0.199999999999999" calcext:value-type="float">
            <text:p>0.2</text:p>
          </table:table-cell>
          <table:table-cell table:style-name="ce104" table:formula="of:=+[.K14]-[.J14]" office:value-type="float" office:value="-0.100000000000001" calcext:value-type="float">
            <text:p>-0.1</text:p>
          </table:table-cell>
          <table:table-cell table:style-name="ce104" table:formula="of:=+[.L14]-[.K14]" office:value-type="float" office:value="0" calcext:value-type="float">
            <text:p>0.0</text:p>
          </table:table-cell>
          <table:table-cell table:number-columns-repeated="3"/>
          <table:table-cell table:style-name="ce110" office:value-type="float" office:value="44" calcext:value-type="float">
            <text:p>44</text:p>
          </table:table-cell>
          <table:table-cell table:style-name="ce111"/>
          <table:table-cell table:style-name="ce111" office:value-type="string" calcext:value-type="string">
            <text:p>Agosto</text:p>
          </table:table-cell>
          <table:table-cell table:style-name="ce104" office:value-type="float" office:value="23.7" calcext:value-type="float">
            <text:p>23.7</text:p>
          </table:table-cell>
          <table:table-cell table:style-name="ce104" table:formula="of:=+[.R47]-[.R46]" office:value-type="float" office:value="-0.199999999999999" calcext:value-type="float">
            <text:p>-0.2</text:p>
          </table:table-cell>
          <table:table-cell table:style-name="ce106" table:formula="of:=+[.R47]/[.R46]" office:value-type="float" office:value="0.99163179916318" calcext:value-type="float">
            <text:p>0.99</text:p>
          </table:table-cell>
          <table:table-cell table:number-columns-repeated="1004"/>
        </table:table-row>
        <table:table-row table:style-name="ro1">
          <table:table-cell/>
          <table:table-cell table:style-name="ce101" office:value-type="string" calcext:value-type="string">
            <text:p>Diciembre </text:p>
          </table:table-cell>
          <table:table-cell table:style-name="ce104" table:formula="of:=+[.D15]-[.C15]" office:value-type="float" office:value="-0.199999999999999" calcext:value-type="float">
            <text:p>-0.2</text:p>
          </table:table-cell>
          <table:table-cell table:style-name="ce104" table:formula="of:=+[.E15]-[.D15]" office:value-type="float" office:value="-0.199999999999999" calcext:value-type="float">
            <text:p>-0.2</text:p>
          </table:table-cell>
          <table:table-cell table:style-name="ce104" table:formula="of:=+[.F15]-[.E15]" office:value-type="float" office:value="0" calcext:value-type="float">
            <text:p>0.0</text:p>
          </table:table-cell>
          <table:table-cell table:style-name="ce104" table:formula="of:=+[.G15]-[.F15]" office:value-type="float" office:value="0.399999999999999" calcext:value-type="float">
            <text:p>0.4</text:p>
          </table:table-cell>
          <table:table-cell table:style-name="ce104" table:formula="of:=+[.H15]-[.G15]" office:value-type="float" office:value="-0.299999999999997" calcext:value-type="float">
            <text:p>-0.3</text:p>
          </table:table-cell>
          <table:table-cell table:style-name="ce104" table:formula="of:=+[.I15]-[.H15]" office:value-type="float" office:value="0.399999999999999" calcext:value-type="float">
            <text:p>0.4</text:p>
          </table:table-cell>
          <table:table-cell table:style-name="ce104" table:formula="of:=+[.J15]-[.I15]" office:value-type="float" office:value="-0.199999999999999" calcext:value-type="float">
            <text:p>-0.2</text:p>
          </table:table-cell>
          <table:table-cell table:style-name="ce104" table:formula="of:=+[.K15]-[.J15]" office:value-type="float" office:value="-0.100000000000001" calcext:value-type="float">
            <text:p>-0.1</text:p>
          </table:table-cell>
          <table:table-cell table:style-name="ce104" table:formula="of:=+[.L15]-[.K15]" office:value-type="float" office:value="0" calcext:value-type="float">
            <text:p>0.0</text:p>
          </table:table-cell>
          <table:table-cell table:number-columns-repeated="3"/>
          <table:table-cell table:style-name="ce110" office:value-type="float" office:value="45" calcext:value-type="float">
            <text:p>45</text:p>
          </table:table-cell>
          <table:table-cell table:style-name="ce111"/>
          <table:table-cell table:style-name="ce111" office:value-type="string" calcext:value-type="string">
            <text:p>Septiembre</text:p>
          </table:table-cell>
          <table:table-cell table:style-name="ce104" office:value-type="float" office:value="24.7" calcext:value-type="float">
            <text:p>24.7</text:p>
          </table:table-cell>
          <table:table-cell table:style-name="ce104" table:formula="of:=+[.R48]-[.R47]" office:value-type="float" office:value="1" calcext:value-type="float">
            <text:p>1.0</text:p>
          </table:table-cell>
          <table:table-cell table:style-name="ce106" table:formula="of:=+[.R48]/[.R47]" office:value-type="float" office:value="1.042194092827" calcext:value-type="float">
            <text:p>1.04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46" calcext:value-type="float">
            <text:p>46</text:p>
          </table:table-cell>
          <table:table-cell table:style-name="ce111"/>
          <table:table-cell table:style-name="ce111" office:value-type="string" calcext:value-type="string">
            <text:p>Octubre</text:p>
          </table:table-cell>
          <table:table-cell table:style-name="ce104" office:value-type="float" office:value="25.8" calcext:value-type="float">
            <text:p>25.8</text:p>
          </table:table-cell>
          <table:table-cell table:style-name="ce104" table:formula="of:=+[.R49]-[.R48]" office:value-type="float" office:value="1.1" calcext:value-type="float">
            <text:p>1.1</text:p>
          </table:table-cell>
          <table:table-cell table:style-name="ce106" table:formula="of:=+[.R49]/[.R48]" office:value-type="float" office:value="1.04453441295547" calcext:value-type="float">
            <text:p>1.04</text:p>
          </table:table-cell>
          <table:table-cell table:number-columns-repeated="1004"/>
        </table:table-row>
        <table:table-row table:style-name="ro1">
          <table:table-cell/>
          <table:table-cell table:style-name="ce103" office:value-type="string" calcext:value-type="string">
            <text:p>Promedio</text:p>
          </table:table-cell>
          <table:table-cell table:style-name="ce105" table:formula="of:=AVERAGE([.C37:.K48])" office:value-type="float" office:value="0.025" calcext:value-type="float">
            <text:p>0.0</text:p>
          </table:table-cell>
          <table:table-cell/>
          <table:table-cell table:style-name="ce103" office:value-type="string" calcext:value-type="string">
            <text:p>CV</text:p>
          </table:table-cell>
          <table:table-cell table:formula="of:=+[.C51]/[.C50]" office:value-type="float" office:value="27.6324338752336" calcext:value-type="float">
            <text:p>27.6324338752336</text:p>
          </table:table-cell>
          <table:table-cell table:number-columns-repeated="8"/>
          <table:table-cell table:style-name="ce110" office:value-type="float" office:value="47" calcext:value-type="float">
            <text:p>47</text:p>
          </table:table-cell>
          <table:table-cell table:style-name="ce111"/>
          <table:table-cell table:style-name="ce111" office:value-type="string" calcext:value-type="string">
            <text:p>Noviembre</text:p>
          </table:table-cell>
          <table:table-cell table:style-name="ce104" office:value-type="float" office:value="26.1" calcext:value-type="float">
            <text:p>26.1</text:p>
          </table:table-cell>
          <table:table-cell table:style-name="ce104" table:formula="of:=+[.R50]-[.R49]" office:value-type="float" office:value="0.300000000000001" calcext:value-type="float">
            <text:p>0.3</text:p>
          </table:table-cell>
          <table:table-cell table:style-name="ce106" table:formula="of:=+[.R50]/[.R49]" office:value-type="float" office:value="1.01162790697674" calcext:value-type="float">
            <text:p>1.01</text:p>
          </table:table-cell>
          <table:table-cell table:number-columns-repeated="1004"/>
        </table:table-row>
        <table:table-row table:style-name="ro1">
          <table:table-cell/>
          <table:table-cell table:style-name="ce103" office:value-type="string" calcext:value-type="string">
            <text:p>D.E</text:p>
          </table:table-cell>
          <table:table-cell table:formula="of:=STDEVA([.C37:.K48])" office:value-type="float" office:value="0.690810846880841" calcext:value-type="float">
            <text:p>0.690810846880841</text:p>
          </table:table-cell>
          <table:table-cell table:number-columns-repeated="11"/>
          <table:table-cell table:style-name="ce110" office:value-type="float" office:value="48" calcext:value-type="float">
            <text:p>48</text:p>
          </table:table-cell>
          <table:table-cell table:style-name="ce111"/>
          <table:table-cell table:style-name="ce111" office:value-type="string" calcext:value-type="string">
            <text:p>Diciembre</text:p>
          </table:table-cell>
          <table:table-cell table:style-name="ce104" office:value-type="float" office:value="26.5" calcext:value-type="float">
            <text:p>26.5</text:p>
          </table:table-cell>
          <table:table-cell table:style-name="ce104" table:formula="of:=+[.R51]-[.R50]" office:value-type="float" office:value="0.399999999999999" calcext:value-type="float">
            <text:p>0.4</text:p>
          </table:table-cell>
          <table:table-cell table:style-name="ce106" table:formula="of:=+[.R51]/[.R50]" office:value-type="float" office:value="1.01532567049808" calcext:value-type="float">
            <text:p>1.02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49" calcext:value-type="float">
            <text:p>49</text:p>
          </table:table-cell>
          <table:table-cell table:style-name="ce111" office:value-type="float" office:value="1990" calcext:value-type="float">
            <text:p>1990</text:p>
          </table:table-cell>
          <table:table-cell table:style-name="ce111" office:value-type="string" calcext:value-type="string">
            <text:p>Enero</text:p>
          </table:table-cell>
          <table:table-cell table:style-name="ce104" office:value-type="float" office:value="26.3" calcext:value-type="float">
            <text:p>26.3</text:p>
          </table:table-cell>
          <table:table-cell table:style-name="ce104" table:formula="of:=+[.R52]-[.R51]" office:value-type="float" office:value="-0.199999999999999" calcext:value-type="float">
            <text:p>-0.2</text:p>
          </table:table-cell>
          <table:table-cell table:style-name="ce106" table:formula="of:=+[.R52]/[.R51]" office:value-type="float" office:value="0.992452830188679" calcext:value-type="float">
            <text:p>0.99</text:p>
          </table:table-cell>
          <table:table-cell table:number-columns-repeated="1004"/>
        </table:table-row>
        <table:table-row table:style-name="ro1">
          <table:table-cell/>
          <table:table-cell table:style-name="ce102" office:value-type="string" calcext:value-type="string">
            <text:p>Análisis de Cuocientes</text:p>
          </table:table-cell>
          <table:table-cell table:style-name="ce100" table:number-columns-repeated="9"/>
          <table:table-cell table:number-columns-repeated="3"/>
          <table:table-cell table:style-name="ce110" office:value-type="float" office:value="50" calcext:value-type="float">
            <text:p>50</text:p>
          </table:table-cell>
          <table:table-cell table:style-name="ce111"/>
          <table:table-cell table:style-name="ce111" office:value-type="string" calcext:value-type="string">
            <text:p>Febrero</text:p>
          </table:table-cell>
          <table:table-cell table:style-name="ce104" office:value-type="float" office:value="27.1" calcext:value-type="float">
            <text:p>27.1</text:p>
          </table:table-cell>
          <table:table-cell table:style-name="ce104" table:formula="of:=+[.R53]-[.R52]" office:value-type="float" office:value="0.800000000000001" calcext:value-type="float">
            <text:p>0.8</text:p>
          </table:table-cell>
          <table:table-cell table:style-name="ce106" table:formula="of:=+[.R53]/[.R52]" office:value-type="float" office:value="1.03041825095057" calcext:value-type="float">
            <text:p>1.03</text:p>
          </table:table-cell>
          <table:table-cell table:number-columns-repeated="1004"/>
        </table:table-row>
        <table:table-row table:style-name="ro1">
          <table:table-cell/>
          <table:table-cell table:style-name="ce101" office:value-type="string" calcext:value-type="string">
            <text:p>Enero </text:p>
          </table:table-cell>
          <table:table-cell table:style-name="ce106" table:formula="of:=+[.D4]/[.C4]" office:value-type="float" office:value="1.01119402985075" calcext:value-type="float">
            <text:p>1.01</text:p>
          </table:table-cell>
          <table:table-cell table:style-name="ce106" table:formula="of:=+[.E4]/[.D4]" office:value-type="float" office:value="0.992619926199262" calcext:value-type="float">
            <text:p>0.99</text:p>
          </table:table-cell>
          <table:table-cell table:style-name="ce106" table:formula="of:=+[.F4]/[.E4]" office:value-type="float" office:value="0.996282527881041" calcext:value-type="float">
            <text:p>1.00</text:p>
          </table:table-cell>
          <table:table-cell table:style-name="ce106" table:formula="of:=+[.G4]/[.F4]" office:value-type="float" office:value="0.98134328358209" calcext:value-type="float">
            <text:p>0.98</text:p>
          </table:table-cell>
          <table:table-cell table:style-name="ce106" table:formula="of:=+[.H4]/[.G4]" office:value-type="float" office:value="1.03041825095057" calcext:value-type="float">
            <text:p>1.03</text:p>
          </table:table-cell>
          <table:table-cell table:style-name="ce106" table:formula="of:=+[.I4]/[.H4]" office:value-type="float" office:value="0.988929889298893" calcext:value-type="float">
            <text:p>0.99</text:p>
          </table:table-cell>
          <table:table-cell table:style-name="ce106" table:formula="of:=+[.J4]/[.I4]" office:value-type="float" office:value="1.01119402985075" calcext:value-type="float">
            <text:p>1.01</text:p>
          </table:table-cell>
          <table:table-cell table:style-name="ce106" table:formula="of:=+[.K4]/[.J4]" office:value-type="float" office:value="0.970479704797048" calcext:value-type="float">
            <text:p>0.97</text:p>
          </table:table-cell>
          <table:table-cell table:style-name="ce106" table:formula="of:=+[.L4]/[.K4]" office:value-type="float" office:value="1.02661596958175" calcext:value-type="float">
            <text:p>1.03</text:p>
          </table:table-cell>
          <table:table-cell table:number-columns-repeated="3"/>
          <table:table-cell table:style-name="ce110" office:value-type="float" office:value="51" calcext:value-type="float">
            <text:p>51</text:p>
          </table:table-cell>
          <table:table-cell table:style-name="ce111"/>
          <table:table-cell table:style-name="ce111" office:value-type="string" calcext:value-type="string">
            <text:p>Marzo</text:p>
          </table:table-cell>
          <table:table-cell table:style-name="ce104" office:value-type="float" office:value="26.2" calcext:value-type="float">
            <text:p>26.2</text:p>
          </table:table-cell>
          <table:table-cell table:style-name="ce104" table:formula="of:=+[.R54]-[.R53]" office:value-type="float" office:value="-0.900000000000002" calcext:value-type="float">
            <text:p>-0.9</text:p>
          </table:table-cell>
          <table:table-cell table:style-name="ce106" table:formula="of:=+[.R54]/[.R53]" office:value-type="float" office:value="0.966789667896679" calcext:value-type="float">
            <text:p>0.97</text:p>
          </table:table-cell>
          <table:table-cell table:number-columns-repeated="1004"/>
        </table:table-row>
        <table:table-row table:style-name="ro1">
          <table:table-cell/>
          <table:table-cell table:style-name="ce101" office:value-type="string" calcext:value-type="string">
            <text:p>Febrero </text:p>
          </table:table-cell>
          <table:table-cell table:style-name="ce106" table:formula="of:=+[.D5]/[.C5]" office:value-type="float" office:value="1.01102941176471" calcext:value-type="float">
            <text:p>1.01</text:p>
          </table:table-cell>
          <table:table-cell table:style-name="ce106" table:formula="of:=+[.E5]/[.D5]" office:value-type="float" office:value="0.956363636363636" calcext:value-type="float">
            <text:p>0.96</text:p>
          </table:table-cell>
          <table:table-cell table:style-name="ce106" table:formula="of:=+[.F5]/[.E5]" office:value-type="float" office:value="1.02281368821293" calcext:value-type="float">
            <text:p>1.02</text:p>
          </table:table-cell>
          <table:table-cell table:style-name="ce106" table:formula="of:=+[.G5]/[.F5]" office:value-type="float" office:value="1.00743494423792" calcext:value-type="float">
            <text:p>1.01</text:p>
          </table:table-cell>
          <table:table-cell table:style-name="ce106" table:formula="of:=+[.H5]/[.G5]" office:value-type="float" office:value="1" calcext:value-type="float">
            <text:p>1.00</text:p>
          </table:table-cell>
          <table:table-cell table:style-name="ce106" table:formula="of:=+[.I5]/[.H5]" office:value-type="float" office:value="1" calcext:value-type="float">
            <text:p>1.00</text:p>
          </table:table-cell>
          <table:table-cell table:style-name="ce106" table:formula="of:=+[.J5]/[.I5]" office:value-type="float" office:value="1.01476014760148" calcext:value-type="float">
            <text:p>1.01</text:p>
          </table:table-cell>
          <table:table-cell table:style-name="ce106" table:formula="of:=+[.K5]/[.J5]" office:value-type="float" office:value="0.970909090909091" calcext:value-type="float">
            <text:p>0.97</text:p>
          </table:table-cell>
          <table:table-cell table:style-name="ce106" table:formula="of:=+[.L5]/[.K5]" office:value-type="float" office:value="1.02621722846442" calcext:value-type="float">
            <text:p>1.03</text:p>
          </table:table-cell>
          <table:table-cell table:number-columns-repeated="3"/>
          <table:table-cell table:style-name="ce110" office:value-type="float" office:value="52" calcext:value-type="float">
            <text:p>52</text:p>
          </table:table-cell>
          <table:table-cell table:style-name="ce111"/>
          <table:table-cell table:style-name="ce111" office:value-type="string" calcext:value-type="string">
            <text:p>Abril</text:p>
          </table:table-cell>
          <table:table-cell table:style-name="ce104" office:value-type="float" office:value="25.7" calcext:value-type="float">
            <text:p>25.7</text:p>
          </table:table-cell>
          <table:table-cell table:style-name="ce104" table:formula="of:=+[.R55]-[.R54]" office:value-type="float" office:value="-0.5" calcext:value-type="float">
            <text:p>-0.5</text:p>
          </table:table-cell>
          <table:table-cell table:style-name="ce106" table:formula="of:=+[.R55]/[.R54]" office:value-type="float" office:value="0.980916030534351" calcext:value-type="float">
            <text:p>0.98</text:p>
          </table:table-cell>
          <table:table-cell table:number-columns-repeated="1004"/>
        </table:table-row>
        <table:table-row table:style-name="ro1">
          <table:table-cell/>
          <table:table-cell table:style-name="ce101" office:value-type="string" calcext:value-type="string">
            <text:p>Marzo </text:p>
          </table:table-cell>
          <table:table-cell table:style-name="ce106" table:formula="of:=+[.D6]/[.C6]" office:value-type="float" office:value="1.01107011070111" calcext:value-type="float">
            <text:p>1.01</text:p>
          </table:table-cell>
          <table:table-cell table:style-name="ce106" table:formula="of:=+[.E6]/[.D6]" office:value-type="float" office:value="0.937956204379562" calcext:value-type="float">
            <text:p>0.94</text:p>
          </table:table-cell>
          <table:table-cell table:style-name="ce106" table:formula="of:=+[.F6]/[.E6]" office:value-type="float" office:value="1.03891050583658" calcext:value-type="float">
            <text:p>1.04</text:p>
          </table:table-cell>
          <table:table-cell table:style-name="ce106" table:formula="of:=+[.G6]/[.F6]" office:value-type="float" office:value="0.9812734082397" calcext:value-type="float">
            <text:p>0.98</text:p>
          </table:table-cell>
          <table:table-cell table:style-name="ce106" table:formula="of:=+[.H6]/[.G6]" office:value-type="float" office:value="1.04580152671756" calcext:value-type="float">
            <text:p>1.05</text:p>
          </table:table-cell>
          <table:table-cell table:style-name="ce106" table:formula="of:=+[.I6]/[.H6]" office:value-type="float" office:value="1" calcext:value-type="float">
            <text:p>1.00</text:p>
          </table:table-cell>
          <table:table-cell table:style-name="ce106" table:formula="of:=+[.J6]/[.I6]" office:value-type="float" office:value="0.956204379562044" calcext:value-type="float">
            <text:p>0.96</text:p>
          </table:table-cell>
          <table:table-cell table:style-name="ce106" table:formula="of:=+[.K6]/[.J6]" office:value-type="float" office:value="1.01526717557252" calcext:value-type="float">
            <text:p>1.02</text:p>
          </table:table-cell>
          <table:table-cell table:style-name="ce106" table:formula="of:=+[.L6]/[.K6]" office:value-type="float" office:value="1.01503759398496" calcext:value-type="float">
            <text:p>1.02</text:p>
          </table:table-cell>
          <table:table-cell table:number-columns-repeated="3"/>
          <table:table-cell table:style-name="ce110" office:value-type="float" office:value="53" calcext:value-type="float">
            <text:p>53</text:p>
          </table:table-cell>
          <table:table-cell table:style-name="ce111"/>
          <table:table-cell table:style-name="ce111" office:value-type="string" calcext:value-type="string">
            <text:p>Mayo</text:p>
          </table:table-cell>
          <table:table-cell table:style-name="ce104" office:value-type="float" office:value="25.5" calcext:value-type="float">
            <text:p>25.5</text:p>
          </table:table-cell>
          <table:table-cell table:style-name="ce104" table:formula="of:=+[.R56]-[.R55]" office:value-type="float" office:value="-0.199999999999999" calcext:value-type="float">
            <text:p>-0.2</text:p>
          </table:table-cell>
          <table:table-cell table:style-name="ce106" table:formula="of:=+[.R56]/[.R55]" office:value-type="float" office:value="0.992217898832685" calcext:value-type="float">
            <text:p>0.99</text:p>
          </table:table-cell>
          <table:table-cell table:number-columns-repeated="1004"/>
        </table:table-row>
        <table:table-row table:style-name="ro1">
          <table:table-cell/>
          <table:table-cell table:style-name="ce101" office:value-type="string" calcext:value-type="string">
            <text:p>Abril </text:p>
          </table:table-cell>
          <table:table-cell table:style-name="ce106" table:formula="of:=+[.D7]/[.C7]" office:value-type="float" office:value="1.00380228136882" calcext:value-type="float">
            <text:p>1.00</text:p>
          </table:table-cell>
          <table:table-cell table:style-name="ce106" table:formula="of:=+[.E7]/[.D7]" office:value-type="float" office:value="0.973484848484848" calcext:value-type="float">
            <text:p>0.97</text:p>
          </table:table-cell>
          <table:table-cell table:style-name="ce106" table:formula="of:=+[.F7]/[.E7]" office:value-type="float" office:value="1.01556420233463" calcext:value-type="float">
            <text:p>1.02</text:p>
          </table:table-cell>
          <table:table-cell table:style-name="ce106" table:formula="of:=+[.G7]/[.F7]" office:value-type="float" office:value="0.984674329501916" calcext:value-type="float">
            <text:p>0.98</text:p>
          </table:table-cell>
          <table:table-cell table:style-name="ce106" table:formula="of:=+[.H7]/[.G7]" office:value-type="float" office:value="1.04280155642023" calcext:value-type="float">
            <text:p>1.04</text:p>
          </table:table-cell>
          <table:table-cell table:style-name="ce106" table:formula="of:=+[.I7]/[.H7]" office:value-type="float" office:value="0.985074626865672" calcext:value-type="float">
            <text:p>0.99</text:p>
          </table:table-cell>
          <table:table-cell table:style-name="ce106" table:formula="of:=+[.J7]/[.I7]" office:value-type="float" office:value="1.06818181818182" calcext:value-type="float">
            <text:p>1.07</text:p>
          </table:table-cell>
          <table:table-cell table:style-name="ce106" table:formula="of:=+[.K7]/[.J7]" office:value-type="float" office:value="0.914893617021277" calcext:value-type="float">
            <text:p>0.91</text:p>
          </table:table-cell>
          <table:table-cell table:style-name="ce106" table:formula="of:=+[.L7]/[.K7]" office:value-type="float" office:value="1.01937984496124" calcext:value-type="float">
            <text:p>1.02</text:p>
          </table:table-cell>
          <table:table-cell table:number-columns-repeated="3"/>
          <table:table-cell table:style-name="ce110" office:value-type="float" office:value="54" calcext:value-type="float">
            <text:p>54</text:p>
          </table:table-cell>
          <table:table-cell table:style-name="ce111"/>
          <table:table-cell table:style-name="ce111" office:value-type="string" calcext:value-type="string">
            <text:p>Junio</text:p>
          </table:table-cell>
          <table:table-cell table:style-name="ce104" office:value-type="float" office:value="24.9" calcext:value-type="float">
            <text:p>24.9</text:p>
          </table:table-cell>
          <table:table-cell table:style-name="ce104" table:formula="of:=+[.R57]-[.R56]" office:value-type="float" office:value="-0.600000000000001" calcext:value-type="float">
            <text:p>-0.6</text:p>
          </table:table-cell>
          <table:table-cell table:style-name="ce106" table:formula="of:=+[.R57]/[.R56]" office:value-type="float" office:value="0.976470588235294" calcext:value-type="float">
            <text:p>0.98</text:p>
          </table:table-cell>
          <table:table-cell table:number-columns-repeated="1004"/>
        </table:table-row>
        <table:table-row table:style-name="ro1">
          <table:table-cell/>
          <table:table-cell table:style-name="ce101" office:value-type="string" calcext:value-type="string">
            <text:p>Mayo </text:p>
          </table:table-cell>
          <table:table-cell table:style-name="ce106" table:formula="of:=+[.D8]/[.C8]" office:value-type="float" office:value="0.976377952755906" calcext:value-type="float">
            <text:p>0.98</text:p>
          </table:table-cell>
          <table:table-cell table:style-name="ce106" table:formula="of:=+[.E8]/[.D8]" office:value-type="float" office:value="1" calcext:value-type="float">
            <text:p>1.00</text:p>
          </table:table-cell>
          <table:table-cell table:style-name="ce106" table:formula="of:=+[.F8]/[.E8]" office:value-type="float" office:value="1.05645161290323" calcext:value-type="float">
            <text:p>1.06</text:p>
          </table:table-cell>
          <table:table-cell table:style-name="ce106" table:formula="of:=+[.G8]/[.F8]" office:value-type="float" office:value="0.973282442748092" calcext:value-type="float">
            <text:p>0.97</text:p>
          </table:table-cell>
          <table:table-cell table:style-name="ce106" table:formula="of:=+[.H8]/[.G8]" office:value-type="float" office:value="0.996078431372549" calcext:value-type="float">
            <text:p>1.00</text:p>
          </table:table-cell>
          <table:table-cell table:style-name="ce106" table:formula="of:=+[.I8]/[.H8]" office:value-type="float" office:value="1.00393700787402" calcext:value-type="float">
            <text:p>1.00</text:p>
          </table:table-cell>
          <table:table-cell table:style-name="ce106" table:formula="of:=+[.J8]/[.I8]" office:value-type="float" office:value="1.06274509803922" calcext:value-type="float">
            <text:p>1.06</text:p>
          </table:table-cell>
          <table:table-cell table:style-name="ce106" table:formula="of:=+[.K8]/[.J8]" office:value-type="float" office:value="0.929889298892989" calcext:value-type="float">
            <text:p>0.93</text:p>
          </table:table-cell>
          <table:table-cell table:style-name="ce106" table:formula="of:=+[.L8]/[.K8]" office:value-type="float" office:value="1.02777777777778" calcext:value-type="float">
            <text:p>1.03</text:p>
          </table:table-cell>
          <table:table-cell table:number-columns-repeated="3"/>
          <table:table-cell table:style-name="ce110" office:value-type="float" office:value="55" calcext:value-type="float">
            <text:p>55</text:p>
          </table:table-cell>
          <table:table-cell table:style-name="ce111"/>
          <table:table-cell table:style-name="ce111" office:value-type="string" calcext:value-type="string">
            <text:p>Julio</text:p>
          </table:table-cell>
          <table:table-cell table:style-name="ce104" office:value-type="float" office:value="24.2" calcext:value-type="float">
            <text:p>24.2</text:p>
          </table:table-cell>
          <table:table-cell table:style-name="ce104" table:formula="of:=+[.R58]-[.R57]" office:value-type="float" office:value="-0.699999999999999" calcext:value-type="float">
            <text:p>-0.7</text:p>
          </table:table-cell>
          <table:table-cell table:style-name="ce106" table:formula="of:=+[.R58]/[.R57]" office:value-type="float" office:value="0.971887550200803" calcext:value-type="float">
            <text:p>0.97</text:p>
          </table:table-cell>
          <table:table-cell table:number-columns-repeated="1004"/>
        </table:table-row>
        <table:table-row table:style-name="ro1">
          <table:table-cell/>
          <table:table-cell table:style-name="ce101" office:value-type="string" calcext:value-type="string">
            <text:p>Junio </text:p>
          </table:table-cell>
          <table:table-cell table:style-name="ce106" table:formula="of:=+[.D9]/[.C9]" office:value-type="float" office:value="1.01673640167364" calcext:value-type="float">
            <text:p>1.02</text:p>
          </table:table-cell>
          <table:table-cell table:style-name="ce106" table:formula="of:=+[.E9]/[.D9]" office:value-type="float" office:value="0.987654320987654" calcext:value-type="float">
            <text:p>0.99</text:p>
          </table:table-cell>
          <table:table-cell table:style-name="ce106" table:formula="of:=+[.F9]/[.E9]" office:value-type="float" office:value="1.02916666666667" calcext:value-type="float">
            <text:p>1.03</text:p>
          </table:table-cell>
          <table:table-cell table:style-name="ce106" table:formula="of:=+[.G9]/[.F9]" office:value-type="float" office:value="1.0080971659919" calcext:value-type="float">
            <text:p>1.01</text:p>
          </table:table-cell>
          <table:table-cell table:style-name="ce106" table:formula="of:=+[.H9]/[.G9]" office:value-type="float" office:value="0.995983935742972" calcext:value-type="float">
            <text:p>1.00</text:p>
          </table:table-cell>
          <table:table-cell table:style-name="ce106" table:formula="of:=+[.I9]/[.H9]" office:value-type="float" office:value="0.995967741935484" calcext:value-type="float">
            <text:p>1.00</text:p>
          </table:table-cell>
          <table:table-cell table:style-name="ce106" table:formula="of:=+[.J9]/[.I9]" office:value-type="float" office:value="1.02834008097166" calcext:value-type="float">
            <text:p>1.03</text:p>
          </table:table-cell>
          <table:table-cell table:style-name="ce106" table:formula="of:=+[.K9]/[.J9]" office:value-type="float" office:value="0.988188976377953" calcext:value-type="float">
            <text:p>0.99</text:p>
          </table:table-cell>
          <table:table-cell table:style-name="ce106" table:formula="of:=+[.L9]/[.K9]" office:value-type="float" office:value="0.9800796812749" calcext:value-type="float">
            <text:p>0.98</text:p>
          </table:table-cell>
          <table:table-cell table:number-columns-repeated="3"/>
          <table:table-cell table:style-name="ce110" office:value-type="float" office:value="56" calcext:value-type="float">
            <text:p>56</text:p>
          </table:table-cell>
          <table:table-cell table:style-name="ce111"/>
          <table:table-cell table:style-name="ce111" office:value-type="string" calcext:value-type="string">
            <text:p>Agosto</text:p>
          </table:table-cell>
          <table:table-cell table:style-name="ce104" office:value-type="float" office:value="24.6" calcext:value-type="float">
            <text:p>24.6</text:p>
          </table:table-cell>
          <table:table-cell table:style-name="ce104" table:formula="of:=+[.R59]-[.R58]" office:value-type="float" office:value="0.400000000000002" calcext:value-type="float">
            <text:p>0.4</text:p>
          </table:table-cell>
          <table:table-cell table:style-name="ce106" table:formula="of:=+[.R59]/[.R58]" office:value-type="float" office:value="1.01652892561983" calcext:value-type="float">
            <text:p>1.02</text:p>
          </table:table-cell>
          <table:table-cell table:number-columns-repeated="1004"/>
        </table:table-row>
        <table:table-row table:style-name="ro1">
          <table:table-cell/>
          <table:table-cell table:style-name="ce101" office:value-type="string" calcext:value-type="string">
            <text:p>Julio </text:p>
          </table:table-cell>
          <table:table-cell table:style-name="ce106" table:formula="of:=+[.D10]/[.C10]" office:value-type="float" office:value="0.983193277310924" calcext:value-type="float">
            <text:p>0.98</text:p>
          </table:table-cell>
          <table:table-cell table:style-name="ce106" table:formula="of:=+[.E10]/[.D10]" office:value-type="float" office:value="1" calcext:value-type="float">
            <text:p>1.00</text:p>
          </table:table-cell>
          <table:table-cell table:style-name="ce106" table:formula="of:=+[.F10]/[.E10]" office:value-type="float" office:value="1.02136752136752" calcext:value-type="float">
            <text:p>1.02</text:p>
          </table:table-cell>
          <table:table-cell table:style-name="ce106" table:formula="of:=+[.G10]/[.F10]" office:value-type="float" office:value="1.01255230125523" calcext:value-type="float">
            <text:p>1.01</text:p>
          </table:table-cell>
          <table:table-cell table:style-name="ce106" table:formula="of:=+[.H10]/[.G10]" office:value-type="float" office:value="0.975206611570248" calcext:value-type="float">
            <text:p>0.98</text:p>
          </table:table-cell>
          <table:table-cell table:style-name="ce106" table:formula="of:=+[.I10]/[.H10]" office:value-type="float" office:value="1.02966101694915" calcext:value-type="float">
            <text:p>1.03</text:p>
          </table:table-cell>
          <table:table-cell table:style-name="ce106" table:formula="of:=+[.J10]/[.I10]" office:value-type="float" office:value="1.05349794238683" calcext:value-type="float">
            <text:p>1.05</text:p>
          </table:table-cell>
          <table:table-cell table:style-name="ce106" table:formula="of:=+[.K10]/[.J10]" office:value-type="float" office:value="0.91015625" calcext:value-type="float">
            <text:p>0.91</text:p>
          </table:table-cell>
          <table:table-cell table:style-name="ce106" table:formula="of:=+[.L10]/[.K10]" office:value-type="float" office:value="1.0343347639485" calcext:value-type="float">
            <text:p>1.03</text:p>
          </table:table-cell>
          <table:table-cell table:number-columns-repeated="3"/>
          <table:table-cell table:style-name="ce110" office:value-type="float" office:value="57" calcext:value-type="float">
            <text:p>57</text:p>
          </table:table-cell>
          <table:table-cell table:style-name="ce111"/>
          <table:table-cell table:style-name="ce111" office:value-type="string" calcext:value-type="string">
            <text:p>Septiembre</text:p>
          </table:table-cell>
          <table:table-cell table:style-name="ce104" office:value-type="float" office:value="25.5" calcext:value-type="float">
            <text:p>25.5</text:p>
          </table:table-cell>
          <table:table-cell table:style-name="ce104" table:formula="of:=+[.R60]-[.R59]" office:value-type="float" office:value="0.899999999999999" calcext:value-type="float">
            <text:p>0.9</text:p>
          </table:table-cell>
          <table:table-cell table:style-name="ce106" table:formula="of:=+[.R60]/[.R59]" office:value-type="float" office:value="1.03658536585366" calcext:value-type="float">
            <text:p>1.04</text:p>
          </table:table-cell>
          <table:table-cell table:number-columns-repeated="1004"/>
        </table:table-row>
        <table:table-row table:style-name="ro1">
          <table:table-cell/>
          <table:table-cell table:style-name="ce101" office:value-type="string" calcext:value-type="string">
            <text:p>Agosto </text:p>
          </table:table-cell>
          <table:table-cell table:style-name="ce106" table:formula="of:=+[.D11]/[.C11]" office:value-type="float" office:value="0.991525423728814" calcext:value-type="float">
            <text:p>0.99</text:p>
          </table:table-cell>
          <table:table-cell table:style-name="ce106" table:formula="of:=+[.E11]/[.D11]" office:value-type="float" office:value="1.0042735042735" calcext:value-type="float">
            <text:p>1.00</text:p>
          </table:table-cell>
          <table:table-cell table:style-name="ce106" table:formula="of:=+[.F11]/[.E11]" office:value-type="float" office:value="1.00851063829787" calcext:value-type="float">
            <text:p>1.01</text:p>
          </table:table-cell>
          <table:table-cell table:style-name="ce106" table:formula="of:=+[.G11]/[.F11]" office:value-type="float" office:value="1.0379746835443" calcext:value-type="float">
            <text:p>1.04</text:p>
          </table:table-cell>
          <table:table-cell table:style-name="ce106" table:formula="of:=+[.H11]/[.G11]" office:value-type="float" office:value="0.971544715447154" calcext:value-type="float">
            <text:p>0.97</text:p>
          </table:table-cell>
          <table:table-cell table:style-name="ce106" table:formula="of:=+[.I11]/[.H11]" office:value-type="float" office:value="1.02092050209205" calcext:value-type="float">
            <text:p>1.02</text:p>
          </table:table-cell>
          <table:table-cell table:style-name="ce106" table:formula="of:=+[.J11]/[.I11]" office:value-type="float" office:value="1.00409836065574" calcext:value-type="float">
            <text:p>1.00</text:p>
          </table:table-cell>
          <table:table-cell table:style-name="ce106" table:formula="of:=+[.K11]/[.J11]" office:value-type="float" office:value="0.971428571428571" calcext:value-type="float">
            <text:p>0.97</text:p>
          </table:table-cell>
          <table:table-cell table:style-name="ce106" table:formula="of:=+[.L11]/[.K11]" office:value-type="float" office:value="1.02100840336134" calcext:value-type="float">
            <text:p>1.02</text:p>
          </table:table-cell>
          <table:table-cell table:number-columns-repeated="3"/>
          <table:table-cell table:style-name="ce110" office:value-type="float" office:value="58" calcext:value-type="float">
            <text:p>58</text:p>
          </table:table-cell>
          <table:table-cell table:style-name="ce111"/>
          <table:table-cell table:style-name="ce111" office:value-type="string" calcext:value-type="string">
            <text:p>Octubre</text:p>
          </table:table-cell>
          <table:table-cell table:style-name="ce104" office:value-type="float" office:value="25.9" calcext:value-type="float">
            <text:p>25.9</text:p>
          </table:table-cell>
          <table:table-cell table:style-name="ce104" table:formula="of:=+[.R61]-[.R60]" office:value-type="float" office:value="0.399999999999999" calcext:value-type="float">
            <text:p>0.4</text:p>
          </table:table-cell>
          <table:table-cell table:style-name="ce106" table:formula="of:=+[.R61]/[.R60]" office:value-type="float" office:value="1.0156862745098" calcext:value-type="float">
            <text:p>1.02</text:p>
          </table:table-cell>
          <table:table-cell table:number-columns-repeated="1004"/>
        </table:table-row>
        <table:table-row table:style-name="ro1">
          <table:table-cell/>
          <table:table-cell table:style-name="ce101" office:value-type="string" calcext:value-type="string">
            <text:p>Septiembre </text:p>
          </table:table-cell>
          <table:table-cell table:style-name="ce106" table:formula="of:=+[.D12]/[.C12]" office:value-type="float" office:value="0.972332015810277" calcext:value-type="float">
            <text:p>0.97</text:p>
          </table:table-cell>
          <table:table-cell table:style-name="ce106" table:formula="of:=+[.E12]/[.D12]" office:value-type="float" office:value="1.00813008130081" calcext:value-type="float">
            <text:p>1.01</text:p>
          </table:table-cell>
          <table:table-cell table:style-name="ce106" table:formula="of:=+[.F12]/[.E12]" office:value-type="float" office:value="0.995967741935484" calcext:value-type="float">
            <text:p>1.00</text:p>
          </table:table-cell>
          <table:table-cell table:style-name="ce106" table:formula="of:=+[.G12]/[.F12]" office:value-type="float" office:value="1.03238866396761" calcext:value-type="float">
            <text:p>1.03</text:p>
          </table:table-cell>
          <table:table-cell table:style-name="ce106" table:formula="of:=+[.H12]/[.G12]" office:value-type="float" office:value="0.980392156862745" calcext:value-type="float">
            <text:p>0.98</text:p>
          </table:table-cell>
          <table:table-cell table:style-name="ce106" table:formula="of:=+[.I12]/[.H12]" office:value-type="float" office:value="0.992" calcext:value-type="float">
            <text:p>0.99</text:p>
          </table:table-cell>
          <table:table-cell table:style-name="ce106" table:formula="of:=+[.J12]/[.I12]" office:value-type="float" office:value="0.995967741935484" calcext:value-type="float">
            <text:p>1.00</text:p>
          </table:table-cell>
          <table:table-cell table:style-name="ce106" table:formula="of:=+[.K12]/[.J12]" office:value-type="float" office:value="1.02024291497976" calcext:value-type="float">
            <text:p>1.02</text:p>
          </table:table-cell>
          <table:table-cell table:style-name="ce106" table:formula="of:=+[.L12]/[.K12]" office:value-type="float" office:value="1" calcext:value-type="float">
            <text:p>1.00</text:p>
          </table:table-cell>
          <table:table-cell table:number-columns-repeated="3"/>
          <table:table-cell table:style-name="ce110" office:value-type="float" office:value="59" calcext:value-type="float">
            <text:p>59</text:p>
          </table:table-cell>
          <table:table-cell table:style-name="ce111"/>
          <table:table-cell table:style-name="ce111" office:value-type="string" calcext:value-type="string">
            <text:p>Noviembre</text:p>
          </table:table-cell>
          <table:table-cell table:style-name="ce104" office:value-type="float" office:value="26.4" calcext:value-type="float">
            <text:p>26.4</text:p>
          </table:table-cell>
          <table:table-cell table:style-name="ce104" table:formula="of:=+[.R62]-[.R61]" office:value-type="float" office:value="0.5" calcext:value-type="float">
            <text:p>0.5</text:p>
          </table:table-cell>
          <table:table-cell table:style-name="ce106" table:formula="of:=+[.R62]/[.R61]" office:value-type="float" office:value="1.01930501930502" calcext:value-type="float">
            <text:p>1.02</text:p>
          </table:table-cell>
          <table:table-cell table:number-columns-repeated="1004"/>
        </table:table-row>
        <table:table-row table:style-name="ro1">
          <table:table-cell/>
          <table:table-cell table:style-name="ce101" office:value-type="string" calcext:value-type="string">
            <text:p>Octubre </text:p>
          </table:table-cell>
          <table:table-cell table:style-name="ce106" table:formula="of:=+[.D13]/[.C13]" office:value-type="float" office:value="0.984496124031008" calcext:value-type="float">
            <text:p>0.98</text:p>
          </table:table-cell>
          <table:table-cell table:style-name="ce106" table:formula="of:=+[.E13]/[.D13]" office:value-type="float" office:value="1.00787401574803" calcext:value-type="float">
            <text:p>1.01</text:p>
          </table:table-cell>
          <table:table-cell table:style-name="ce106" table:formula="of:=+[.F13]/[.E13]" office:value-type="float" office:value="1.0078125" calcext:value-type="float">
            <text:p>1.01</text:p>
          </table:table-cell>
          <table:table-cell table:style-name="ce106" table:formula="of:=+[.G13]/[.F13]" office:value-type="float" office:value="1.00387596899225" calcext:value-type="float">
            <text:p>1.00</text:p>
          </table:table-cell>
          <table:table-cell table:style-name="ce106" table:formula="of:=+[.H13]/[.G13]" office:value-type="float" office:value="1" calcext:value-type="float">
            <text:p>1.00</text:p>
          </table:table-cell>
          <table:table-cell table:style-name="ce106" table:formula="of:=+[.I13]/[.H13]" office:value-type="float" office:value="1.01158301158301" calcext:value-type="float">
            <text:p>1.01</text:p>
          </table:table-cell>
          <table:table-cell table:style-name="ce106" table:formula="of:=+[.J13]/[.I13]" office:value-type="float" office:value="0.992366412213741" calcext:value-type="float">
            <text:p>0.99</text:p>
          </table:table-cell>
          <table:table-cell table:style-name="ce106" table:formula="of:=+[.K13]/[.J13]" office:value-type="float" office:value="0.980769230769231" calcext:value-type="float">
            <text:p>0.98</text:p>
          </table:table-cell>
          <table:table-cell table:style-name="ce106" table:formula="of:=+[.L13]/[.K13]" office:value-type="float" office:value="1.03137254901961" calcext:value-type="float">
            <text:p>1.03</text:p>
          </table:table-cell>
          <table:table-cell table:number-columns-repeated="3"/>
          <table:table-cell table:style-name="ce110" office:value-type="float" office:value="60" calcext:value-type="float">
            <text:p>60</text:p>
          </table:table-cell>
          <table:table-cell table:style-name="ce111"/>
          <table:table-cell table:style-name="ce111" office:value-type="string" calcext:value-type="string">
            <text:p>Diciembre</text:p>
          </table:table-cell>
          <table:table-cell table:style-name="ce104" office:value-type="float" office:value="26.9" calcext:value-type="float">
            <text:p>26.9</text:p>
          </table:table-cell>
          <table:table-cell table:style-name="ce104" table:formula="of:=+[.R63]-[.R62]" office:value-type="float" office:value="0.5" calcext:value-type="float">
            <text:p>0.5</text:p>
          </table:table-cell>
          <table:table-cell table:style-name="ce106" table:formula="of:=+[.R63]/[.R62]" office:value-type="float" office:value="1.01893939393939" calcext:value-type="float">
            <text:p>1.02</text:p>
          </table:table-cell>
          <table:table-cell table:number-columns-repeated="1004"/>
        </table:table-row>
        <table:table-row table:style-name="ro1">
          <table:table-cell/>
          <table:table-cell table:style-name="ce101" office:value-type="string" calcext:value-type="string">
            <text:p>Noviembre </text:p>
          </table:table-cell>
          <table:table-cell table:style-name="ce106" table:formula="of:=+[.D14]/[.C14]" office:value-type="float" office:value="0.977272727272727" calcext:value-type="float">
            <text:p>0.98</text:p>
          </table:table-cell>
          <table:table-cell table:style-name="ce106" table:formula="of:=+[.E14]/[.D14]" office:value-type="float" office:value="1.01550387596899" calcext:value-type="float">
            <text:p>1.02</text:p>
          </table:table-cell>
          <table:table-cell table:style-name="ce106" table:formula="of:=+[.F14]/[.E14]" office:value-type="float" office:value="0.99618320610687" calcext:value-type="float">
            <text:p>1.00</text:p>
          </table:table-cell>
          <table:table-cell table:style-name="ce106" table:formula="of:=+[.G14]/[.F14]" office:value-type="float" office:value="1.01149425287356" calcext:value-type="float">
            <text:p>1.01</text:p>
          </table:table-cell>
          <table:table-cell table:style-name="ce106" table:formula="of:=+[.H14]/[.G14]" office:value-type="float" office:value="0.996212121212121" calcext:value-type="float">
            <text:p>1.00</text:p>
          </table:table-cell>
          <table:table-cell table:style-name="ce106" table:formula="of:=+[.I14]/[.H14]" office:value-type="float" office:value="1" calcext:value-type="float">
            <text:p>1.00</text:p>
          </table:table-cell>
          <table:table-cell table:style-name="ce106" table:formula="of:=+[.J14]/[.I14]" office:value-type="float" office:value="1.00760456273764" calcext:value-type="float">
            <text:p>1.01</text:p>
          </table:table-cell>
          <table:table-cell table:style-name="ce106" table:formula="of:=+[.K14]/[.J14]" office:value-type="float" office:value="0.99622641509434" calcext:value-type="float">
            <text:p>1.00</text:p>
          </table:table-cell>
          <table:table-cell table:style-name="ce106" table:formula="of:=+[.L14]/[.K14]" office:value-type="float" office:value="1" calcext:value-type="float">
            <text:p>1.00</text:p>
          </table:table-cell>
          <table:table-cell table:number-columns-repeated="3"/>
          <table:table-cell table:style-name="ce110" office:value-type="float" office:value="61" calcext:value-type="float">
            <text:p>61</text:p>
          </table:table-cell>
          <table:table-cell table:style-name="ce111" office:value-type="float" office:value="1991" calcext:value-type="float">
            <text:p>1991</text:p>
          </table:table-cell>
          <table:table-cell table:style-name="ce111" office:value-type="string" calcext:value-type="string">
            <text:p>Enero</text:p>
          </table:table-cell>
          <table:table-cell table:style-name="ce104" office:value-type="float" office:value="27.1" calcext:value-type="float">
            <text:p>27.1</text:p>
          </table:table-cell>
          <table:table-cell table:style-name="ce104" table:formula="of:=+[.R64]-[.R63]" office:value-type="float" office:value="0.200000000000003" calcext:value-type="float">
            <text:p>0.2</text:p>
          </table:table-cell>
          <table:table-cell table:style-name="ce106" table:formula="of:=+[.R64]/[.R63]" office:value-type="float" office:value="1.00743494423792" calcext:value-type="float">
            <text:p>1.01</text:p>
          </table:table-cell>
          <table:table-cell table:number-columns-repeated="1004"/>
        </table:table-row>
        <table:table-row table:style-name="ro1">
          <table:table-cell/>
          <table:table-cell table:style-name="ce101" office:value-type="string" calcext:value-type="string">
            <text:p>Diciembre </text:p>
          </table:table-cell>
          <table:table-cell table:style-name="ce106" table:formula="of:=+[.D15]/[.C15]" office:value-type="float" office:value="0.992565055762082" calcext:value-type="float">
            <text:p>0.99</text:p>
          </table:table-cell>
          <table:table-cell table:style-name="ce106" table:formula="of:=+[.E15]/[.D15]" office:value-type="float" office:value="0.99250936329588" calcext:value-type="float">
            <text:p>0.99</text:p>
          </table:table-cell>
          <table:table-cell table:style-name="ce106" table:formula="of:=+[.F15]/[.E15]" office:value-type="float" office:value="1" calcext:value-type="float">
            <text:p>1.00</text:p>
          </table:table-cell>
          <table:table-cell table:style-name="ce106" table:formula="of:=+[.G15]/[.F15]" office:value-type="float" office:value="1.01509433962264" calcext:value-type="float">
            <text:p>1.02</text:p>
          </table:table-cell>
          <table:table-cell table:style-name="ce106" table:formula="of:=+[.H15]/[.G15]" office:value-type="float" office:value="0.988847583643123" calcext:value-type="float">
            <text:p>0.99</text:p>
          </table:table-cell>
          <table:table-cell table:style-name="ce106" table:formula="of:=+[.I15]/[.H15]" office:value-type="float" office:value="1.01503759398496" calcext:value-type="float">
            <text:p>1.02</text:p>
          </table:table-cell>
          <table:table-cell table:style-name="ce106" table:formula="of:=+[.J15]/[.I15]" office:value-type="float" office:value="0.992592592592593" calcext:value-type="float">
            <text:p>0.99</text:p>
          </table:table-cell>
          <table:table-cell table:style-name="ce106" table:formula="of:=+[.K15]/[.J15]" office:value-type="float" office:value="0.996268656716418" calcext:value-type="float">
            <text:p>1.00</text:p>
          </table:table-cell>
          <table:table-cell table:style-name="ce106" table:formula="of:=+[.L15]/[.K15]" office:value-type="float" office:value="1" calcext:value-type="float">
            <text:p>1.00</text:p>
          </table:table-cell>
          <table:table-cell table:number-columns-repeated="3"/>
          <table:table-cell table:style-name="ce110" office:value-type="float" office:value="62" calcext:value-type="float">
            <text:p>62</text:p>
          </table:table-cell>
          <table:table-cell table:style-name="ce111"/>
          <table:table-cell table:style-name="ce111" office:value-type="string" calcext:value-type="string">
            <text:p>Febrero</text:p>
          </table:table-cell>
          <table:table-cell table:style-name="ce104" office:value-type="float" office:value="27.1" calcext:value-type="float">
            <text:p>27.1</text:p>
          </table:table-cell>
          <table:table-cell table:style-name="ce104" table:formula="of:=+[.R65]-[.R64]" office:value-type="float" office:value="0" calcext:value-type="float">
            <text:p>0.0</text:p>
          </table:table-cell>
          <table:table-cell table:style-name="ce106" table:formula="of:=+[.R65]/[.R64]" office:value-type="float" office:value="1" calcext:value-type="float">
            <text:p>1.00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63" calcext:value-type="float">
            <text:p>63</text:p>
          </table:table-cell>
          <table:table-cell table:style-name="ce111"/>
          <table:table-cell table:style-name="ce111" office:value-type="string" calcext:value-type="string">
            <text:p>Marzo</text:p>
          </table:table-cell>
          <table:table-cell table:style-name="ce104" office:value-type="float" office:value="27.4" calcext:value-type="float">
            <text:p>27.4</text:p>
          </table:table-cell>
          <table:table-cell table:style-name="ce104" table:formula="of:=+[.R66]-[.R65]" office:value-type="float" office:value="0.299999999999997" calcext:value-type="float">
            <text:p>0.3</text:p>
          </table:table-cell>
          <table:table-cell table:style-name="ce106" table:formula="of:=+[.R66]/[.R65]" office:value-type="float" office:value="1.01107011070111" calcext:value-type="float">
            <text:p>1.01</text:p>
          </table:table-cell>
          <table:table-cell table:number-columns-repeated="1004"/>
        </table:table-row>
        <table:table-row table:style-name="ro1">
          <table:table-cell/>
          <table:table-cell table:style-name="ce103" office:value-type="string" calcext:value-type="string">
            <text:p>Promedio</text:p>
          </table:table-cell>
          <table:table-cell table:style-name="ce105" table:formula="of:=AVERAGE([.C54:.K65])" office:value-type="float" office:value="1.0013608921048" calcext:value-type="float">
            <text:p>1.0</text:p>
          </table:table-cell>
          <table:table-cell/>
          <table:table-cell table:style-name="ce103" office:value-type="string" calcext:value-type="string">
            <text:p>CV</text:p>
          </table:table-cell>
          <table:table-cell table:formula="of:=+[.C68]/[.C67]" office:value-type="float" office:value="0.026471877258021" calcext:value-type="float">
            <text:p>0.026471877258021</text:p>
          </table:table-cell>
          <table:table-cell table:number-columns-repeated="8"/>
          <table:table-cell table:style-name="ce110" office:value-type="float" office:value="64" calcext:value-type="float">
            <text:p>64</text:p>
          </table:table-cell>
          <table:table-cell table:style-name="ce111"/>
          <table:table-cell table:style-name="ce111" office:value-type="string" calcext:value-type="string">
            <text:p>Abril</text:p>
          </table:table-cell>
          <table:table-cell table:style-name="ce104" office:value-type="float" office:value="26.8" calcext:value-type="float">
            <text:p>26.8</text:p>
          </table:table-cell>
          <table:table-cell table:style-name="ce104" table:formula="of:=+[.R67]-[.R66]" office:value-type="float" office:value="-0.599999999999998" calcext:value-type="float">
            <text:p>-0.6</text:p>
          </table:table-cell>
          <table:table-cell table:style-name="ce106" table:formula="of:=+[.R67]/[.R66]" office:value-type="float" office:value="0.978102189781022" calcext:value-type="float">
            <text:p>0.98</text:p>
          </table:table-cell>
          <table:table-cell table:number-columns-repeated="1004"/>
        </table:table-row>
        <table:table-row table:style-name="ro1">
          <table:table-cell/>
          <table:table-cell table:style-name="ce103" office:value-type="string" calcext:value-type="string">
            <text:p>D.E</text:p>
          </table:table-cell>
          <table:table-cell table:formula="of:=STDEVA([.C54:.K65])" office:value-type="float" office:value="0.0265079026267806" calcext:value-type="float">
            <text:p>0.026507902626781</text:p>
          </table:table-cell>
          <table:table-cell table:number-columns-repeated="11"/>
          <table:table-cell table:style-name="ce110" office:value-type="float" office:value="65" calcext:value-type="float">
            <text:p>65</text:p>
          </table:table-cell>
          <table:table-cell table:style-name="ce111"/>
          <table:table-cell table:style-name="ce111" office:value-type="string" calcext:value-type="string">
            <text:p>Mayo</text:p>
          </table:table-cell>
          <table:table-cell table:style-name="ce104" office:value-type="float" office:value="25.4" calcext:value-type="float">
            <text:p>25.4</text:p>
          </table:table-cell>
          <table:table-cell table:style-name="ce104" table:formula="of:=+[.R68]-[.R67]" office:value-type="float" office:value="-1.4" calcext:value-type="float">
            <text:p>-1.4</text:p>
          </table:table-cell>
          <table:table-cell table:style-name="ce106" table:formula="of:=+[.R68]/[.R67]" office:value-type="float" office:value="0.947761194029851" calcext:value-type="float">
            <text:p>0.95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66" calcext:value-type="float">
            <text:p>66</text:p>
          </table:table-cell>
          <table:table-cell table:style-name="ce111"/>
          <table:table-cell table:style-name="ce111" office:value-type="string" calcext:value-type="string">
            <text:p>Junio</text:p>
          </table:table-cell>
          <table:table-cell table:style-name="ce104" office:value-type="float" office:value="24.8" calcext:value-type="float">
            <text:p>24.8</text:p>
          </table:table-cell>
          <table:table-cell table:style-name="ce104" table:formula="of:=+[.R69]-[.R68]" office:value-type="float" office:value="-0.599999999999998" calcext:value-type="float">
            <text:p>-0.6</text:p>
          </table:table-cell>
          <table:table-cell table:style-name="ce106" table:formula="of:=+[.R69]/[.R68]" office:value-type="float" office:value="0.976377952755906" calcext:value-type="float">
            <text:p>0.98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De acuerdo a los coeficientes de variación el modelo multiplicativo es más homogeneo</text:p>
          </table:table-cell>
          <table:table-cell table:number-columns-repeated="12"/>
          <table:table-cell table:style-name="ce110" office:value-type="float" office:value="67" calcext:value-type="float">
            <text:p>67</text:p>
          </table:table-cell>
          <table:table-cell table:style-name="ce111"/>
          <table:table-cell table:style-name="ce111" office:value-type="string" calcext:value-type="string">
            <text:p>Julio</text:p>
          </table:table-cell>
          <table:table-cell table:style-name="ce104" office:value-type="float" office:value="23.6" calcext:value-type="float">
            <text:p>23.6</text:p>
          </table:table-cell>
          <table:table-cell table:style-name="ce104" table:formula="of:=+[.R70]-[.R69]" office:value-type="float" office:value="-1.2" calcext:value-type="float">
            <text:p>-1.2</text:p>
          </table:table-cell>
          <table:table-cell table:style-name="ce106" table:formula="of:=+[.R70]/[.R69]" office:value-type="float" office:value="0.951612903225806" calcext:value-type="float">
            <text:p>0.95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68" calcext:value-type="float">
            <text:p>68</text:p>
          </table:table-cell>
          <table:table-cell table:style-name="ce111"/>
          <table:table-cell table:style-name="ce111" office:value-type="string" calcext:value-type="string">
            <text:p>Agosto</text:p>
          </table:table-cell>
          <table:table-cell table:style-name="ce104" office:value-type="float" office:value="23.9" calcext:value-type="float">
            <text:p>23.9</text:p>
          </table:table-cell>
          <table:table-cell table:style-name="ce104" table:formula="of:=+[.R71]-[.R70]" office:value-type="float" office:value="0.299999999999997" calcext:value-type="float">
            <text:p>0.3</text:p>
          </table:table-cell>
          <table:table-cell table:style-name="ce106" table:formula="of:=+[.R71]/[.R70]" office:value-type="float" office:value="1.01271186440678" calcext:value-type="float">
            <text:p>1.01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69" calcext:value-type="float">
            <text:p>69</text:p>
          </table:table-cell>
          <table:table-cell table:style-name="ce111"/>
          <table:table-cell table:style-name="ce111" office:value-type="string" calcext:value-type="string">
            <text:p>Septiembre</text:p>
          </table:table-cell>
          <table:table-cell table:style-name="ce104" office:value-type="float" office:value="25" calcext:value-type="float">
            <text:p>25.0</text:p>
          </table:table-cell>
          <table:table-cell table:style-name="ce104" table:formula="of:=+[.R72]-[.R71]" office:value-type="float" office:value="1.1" calcext:value-type="float">
            <text:p>1.1</text:p>
          </table:table-cell>
          <table:table-cell table:style-name="ce106" table:formula="of:=+[.R72]/[.R71]" office:value-type="float" office:value="1.04602510460251" calcext:value-type="float">
            <text:p>1.05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70" calcext:value-type="float">
            <text:p>70</text:p>
          </table:table-cell>
          <table:table-cell table:style-name="ce111"/>
          <table:table-cell table:style-name="ce111" office:value-type="string" calcext:value-type="string">
            <text:p>Octubre</text:p>
          </table:table-cell>
          <table:table-cell table:style-name="ce104" office:value-type="float" office:value="25.9" calcext:value-type="float">
            <text:p>25.9</text:p>
          </table:table-cell>
          <table:table-cell table:style-name="ce104" table:formula="of:=+[.R73]-[.R72]" office:value-type="float" office:value="0.899999999999999" calcext:value-type="float">
            <text:p>0.9</text:p>
          </table:table-cell>
          <table:table-cell table:style-name="ce106" table:formula="of:=+[.R73]/[.R72]" office:value-type="float" office:value="1.036" calcext:value-type="float">
            <text:p>1.04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71" calcext:value-type="float">
            <text:p>71</text:p>
          </table:table-cell>
          <table:table-cell table:style-name="ce111"/>
          <table:table-cell table:style-name="ce111" office:value-type="string" calcext:value-type="string">
            <text:p>Noviembre</text:p>
          </table:table-cell>
          <table:table-cell table:style-name="ce104" office:value-type="float" office:value="26.3" calcext:value-type="float">
            <text:p>26.3</text:p>
          </table:table-cell>
          <table:table-cell table:style-name="ce104" table:formula="of:=+[.R74]-[.R73]" office:value-type="float" office:value="0.400000000000002" calcext:value-type="float">
            <text:p>0.4</text:p>
          </table:table-cell>
          <table:table-cell table:style-name="ce106" table:formula="of:=+[.R74]/[.R73]" office:value-type="float" office:value="1.01544401544402" calcext:value-type="float">
            <text:p>1.02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72" calcext:value-type="float">
            <text:p>72</text:p>
          </table:table-cell>
          <table:table-cell table:style-name="ce111"/>
          <table:table-cell table:style-name="ce111" office:value-type="string" calcext:value-type="string">
            <text:p>Diciembre</text:p>
          </table:table-cell>
          <table:table-cell table:style-name="ce104" office:value-type="float" office:value="26.6" calcext:value-type="float">
            <text:p>26.6</text:p>
          </table:table-cell>
          <table:table-cell table:style-name="ce104" table:formula="of:=+[.R75]-[.R74]" office:value-type="float" office:value="0.300000000000001" calcext:value-type="float">
            <text:p>0.3</text:p>
          </table:table-cell>
          <table:table-cell table:style-name="ce106" table:formula="of:=+[.R75]/[.R74]" office:value-type="float" office:value="1.01140684410646" calcext:value-type="float">
            <text:p>1.01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73" calcext:value-type="float">
            <text:p>73</text:p>
          </table:table-cell>
          <table:table-cell table:style-name="ce111" office:value-type="float" office:value="1992" calcext:value-type="float">
            <text:p>1992</text:p>
          </table:table-cell>
          <table:table-cell table:style-name="ce111" office:value-type="string" calcext:value-type="string">
            <text:p>Enero</text:p>
          </table:table-cell>
          <table:table-cell table:style-name="ce104" office:value-type="float" office:value="26.8" calcext:value-type="float">
            <text:p>26.8</text:p>
          </table:table-cell>
          <table:table-cell table:style-name="ce104" table:formula="of:=+[.R76]-[.R75]" office:value-type="float" office:value="0.199999999999999" calcext:value-type="float">
            <text:p>0.2</text:p>
          </table:table-cell>
          <table:table-cell table:style-name="ce106" table:formula="of:=+[.R76]/[.R75]" office:value-type="float" office:value="1.00751879699248" calcext:value-type="float">
            <text:p>1.01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74" calcext:value-type="float">
            <text:p>74</text:p>
          </table:table-cell>
          <table:table-cell table:style-name="ce111"/>
          <table:table-cell table:style-name="ce111" office:value-type="string" calcext:value-type="string">
            <text:p>Febrero</text:p>
          </table:table-cell>
          <table:table-cell table:style-name="ce104" office:value-type="float" office:value="27.1" calcext:value-type="float">
            <text:p>27.1</text:p>
          </table:table-cell>
          <table:table-cell table:style-name="ce104" table:formula="of:=+[.R77]-[.R76]" office:value-type="float" office:value="0.300000000000001" calcext:value-type="float">
            <text:p>0.3</text:p>
          </table:table-cell>
          <table:table-cell table:style-name="ce106" table:formula="of:=+[.R77]/[.R76]" office:value-type="float" office:value="1.01119402985075" calcext:value-type="float">
            <text:p>1.01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75" calcext:value-type="float">
            <text:p>75</text:p>
          </table:table-cell>
          <table:table-cell table:style-name="ce111"/>
          <table:table-cell table:style-name="ce111" office:value-type="string" calcext:value-type="string">
            <text:p>Marzo</text:p>
          </table:table-cell>
          <table:table-cell table:style-name="ce104" office:value-type="float" office:value="27.4" calcext:value-type="float">
            <text:p>27.4</text:p>
          </table:table-cell>
          <table:table-cell table:style-name="ce104" table:formula="of:=+[.R78]-[.R77]" office:value-type="float" office:value="0.299999999999997" calcext:value-type="float">
            <text:p>0.3</text:p>
          </table:table-cell>
          <table:table-cell table:style-name="ce106" table:formula="of:=+[.R78]/[.R77]" office:value-type="float" office:value="1.01107011070111" calcext:value-type="float">
            <text:p>1.01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76" calcext:value-type="float">
            <text:p>76</text:p>
          </table:table-cell>
          <table:table-cell table:style-name="ce111"/>
          <table:table-cell table:style-name="ce111" office:value-type="string" calcext:value-type="string">
            <text:p>Abril</text:p>
          </table:table-cell>
          <table:table-cell table:style-name="ce104" office:value-type="float" office:value="26.4" calcext:value-type="float">
            <text:p>26.4</text:p>
          </table:table-cell>
          <table:table-cell table:style-name="ce104" table:formula="of:=+[.R79]-[.R78]" office:value-type="float" office:value="-1" calcext:value-type="float">
            <text:p>-1.0</text:p>
          </table:table-cell>
          <table:table-cell table:style-name="ce106" table:formula="of:=+[.R79]/[.R78]" office:value-type="float" office:value="0.963503649635037" calcext:value-type="float">
            <text:p>0.96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77" calcext:value-type="float">
            <text:p>77</text:p>
          </table:table-cell>
          <table:table-cell table:style-name="ce111"/>
          <table:table-cell table:style-name="ce111" office:value-type="string" calcext:value-type="string">
            <text:p>Mayo</text:p>
          </table:table-cell>
          <table:table-cell table:style-name="ce104" office:value-type="float" office:value="25.5" calcext:value-type="float">
            <text:p>25.5</text:p>
          </table:table-cell>
          <table:table-cell table:style-name="ce104" table:formula="of:=+[.R80]-[.R79]" office:value-type="float" office:value="-0.899999999999999" calcext:value-type="float">
            <text:p>-0.9</text:p>
          </table:table-cell>
          <table:table-cell table:style-name="ce106" table:formula="of:=+[.R80]/[.R79]" office:value-type="float" office:value="0.965909090909091" calcext:value-type="float">
            <text:p>0.97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78" calcext:value-type="float">
            <text:p>78</text:p>
          </table:table-cell>
          <table:table-cell table:style-name="ce111"/>
          <table:table-cell table:style-name="ce111" office:value-type="string" calcext:value-type="string">
            <text:p>Junio</text:p>
          </table:table-cell>
          <table:table-cell table:style-name="ce104" office:value-type="float" office:value="24.7" calcext:value-type="float">
            <text:p>24.7</text:p>
          </table:table-cell>
          <table:table-cell table:style-name="ce104" table:formula="of:=+[.R81]-[.R80]" office:value-type="float" office:value="-0.800000000000001" calcext:value-type="float">
            <text:p>-0.8</text:p>
          </table:table-cell>
          <table:table-cell table:style-name="ce106" table:formula="of:=+[.R81]/[.R80]" office:value-type="float" office:value="0.968627450980392" calcext:value-type="float">
            <text:p>0.97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79" calcext:value-type="float">
            <text:p>79</text:p>
          </table:table-cell>
          <table:table-cell table:style-name="ce111"/>
          <table:table-cell table:style-name="ce111" office:value-type="string" calcext:value-type="string">
            <text:p>Julio</text:p>
          </table:table-cell>
          <table:table-cell table:style-name="ce104" office:value-type="float" office:value="24.3" calcext:value-type="float">
            <text:p>24.3</text:p>
          </table:table-cell>
          <table:table-cell table:style-name="ce104" table:formula="of:=+[.R82]-[.R81]" office:value-type="float" office:value="-0.399999999999999" calcext:value-type="float">
            <text:p>-0.4</text:p>
          </table:table-cell>
          <table:table-cell table:style-name="ce106" table:formula="of:=+[.R82]/[.R81]" office:value-type="float" office:value="0.983805668016194" calcext:value-type="float">
            <text:p>0.98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80" calcext:value-type="float">
            <text:p>80</text:p>
          </table:table-cell>
          <table:table-cell table:style-name="ce111"/>
          <table:table-cell table:style-name="ce111" office:value-type="string" calcext:value-type="string">
            <text:p>Agosto</text:p>
          </table:table-cell>
          <table:table-cell table:style-name="ce104" office:value-type="float" office:value="24.4" calcext:value-type="float">
            <text:p>24.4</text:p>
          </table:table-cell>
          <table:table-cell table:style-name="ce104" table:formula="of:=+[.R83]-[.R82]" office:value-type="float" office:value="0.0999999999999979" calcext:value-type="float">
            <text:p>0.1</text:p>
          </table:table-cell>
          <table:table-cell table:style-name="ce106" table:formula="of:=+[.R83]/[.R82]" office:value-type="float" office:value="1.00411522633745" calcext:value-type="float">
            <text:p>1.00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81" calcext:value-type="float">
            <text:p>81</text:p>
          </table:table-cell>
          <table:table-cell table:style-name="ce111"/>
          <table:table-cell table:style-name="ce111" office:value-type="string" calcext:value-type="string">
            <text:p>Septiembre</text:p>
          </table:table-cell>
          <table:table-cell table:style-name="ce104" office:value-type="float" office:value="24.8" calcext:value-type="float">
            <text:p>24.8</text:p>
          </table:table-cell>
          <table:table-cell table:style-name="ce104" table:formula="of:=+[.R84]-[.R83]" office:value-type="float" office:value="0.400000000000002" calcext:value-type="float">
            <text:p>0.4</text:p>
          </table:table-cell>
          <table:table-cell table:style-name="ce106" table:formula="of:=+[.R84]/[.R83]" office:value-type="float" office:value="1.01639344262295" calcext:value-type="float">
            <text:p>1.02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82" calcext:value-type="float">
            <text:p>82</text:p>
          </table:table-cell>
          <table:table-cell table:style-name="ce111"/>
          <table:table-cell table:style-name="ce111" office:value-type="string" calcext:value-type="string">
            <text:p>Octubre</text:p>
          </table:table-cell>
          <table:table-cell table:style-name="ce104" office:value-type="float" office:value="26.2" calcext:value-type="float">
            <text:p>26.2</text:p>
          </table:table-cell>
          <table:table-cell table:style-name="ce104" table:formula="of:=+[.R85]-[.R84]" office:value-type="float" office:value="1.4" calcext:value-type="float">
            <text:p>1.4</text:p>
          </table:table-cell>
          <table:table-cell table:style-name="ce106" table:formula="of:=+[.R85]/[.R84]" office:value-type="float" office:value="1.05645161290323" calcext:value-type="float">
            <text:p>1.06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83" calcext:value-type="float">
            <text:p>83</text:p>
          </table:table-cell>
          <table:table-cell table:style-name="ce111"/>
          <table:table-cell table:style-name="ce111" office:value-type="string" calcext:value-type="string">
            <text:p>Noviembre</text:p>
          </table:table-cell>
          <table:table-cell table:style-name="ce104" office:value-type="float" office:value="26.3" calcext:value-type="float">
            <text:p>26.3</text:p>
          </table:table-cell>
          <table:table-cell table:style-name="ce104" table:formula="of:=+[.R86]-[.R85]" office:value-type="float" office:value="0.100000000000001" calcext:value-type="float">
            <text:p>0.1</text:p>
          </table:table-cell>
          <table:table-cell table:style-name="ce106" table:formula="of:=+[.R86]/[.R85]" office:value-type="float" office:value="1.00381679389313" calcext:value-type="float">
            <text:p>1.00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84" calcext:value-type="float">
            <text:p>84</text:p>
          </table:table-cell>
          <table:table-cell table:style-name="ce111"/>
          <table:table-cell table:style-name="ce111" office:value-type="string" calcext:value-type="string">
            <text:p>Diciembre</text:p>
          </table:table-cell>
          <table:table-cell table:style-name="ce104" office:value-type="float" office:value="27" calcext:value-type="float">
            <text:p>27.0</text:p>
          </table:table-cell>
          <table:table-cell table:style-name="ce104" table:formula="of:=+[.R87]-[.R86]" office:value-type="float" office:value="0.699999999999999" calcext:value-type="float">
            <text:p>0.7</text:p>
          </table:table-cell>
          <table:table-cell table:style-name="ce106" table:formula="of:=+[.R87]/[.R86]" office:value-type="float" office:value="1.02661596958175" calcext:value-type="float">
            <text:p>1.03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85" calcext:value-type="float">
            <text:p>85</text:p>
          </table:table-cell>
          <table:table-cell table:style-name="ce111" office:value-type="float" office:value="1993" calcext:value-type="float">
            <text:p>1993</text:p>
          </table:table-cell>
          <table:table-cell table:style-name="ce111" office:value-type="string" calcext:value-type="string">
            <text:p>Enero</text:p>
          </table:table-cell>
          <table:table-cell table:style-name="ce104" office:value-type="float" office:value="27.1" calcext:value-type="float">
            <text:p>27.1</text:p>
          </table:table-cell>
          <table:table-cell table:style-name="ce104" table:formula="of:=+[.R88]-[.R87]" office:value-type="float" office:value="0.100000000000001" calcext:value-type="float">
            <text:p>0.1</text:p>
          </table:table-cell>
          <table:table-cell table:style-name="ce106" table:formula="of:=+[.R88]/[.R87]" office:value-type="float" office:value="1.0037037037037" calcext:value-type="float">
            <text:p>1.00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86" calcext:value-type="float">
            <text:p>86</text:p>
          </table:table-cell>
          <table:table-cell table:style-name="ce111"/>
          <table:table-cell table:style-name="ce111" office:value-type="string" calcext:value-type="string">
            <text:p>Febrero</text:p>
          </table:table-cell>
          <table:table-cell table:style-name="ce104" office:value-type="float" office:value="27.5" calcext:value-type="float">
            <text:p>27.5</text:p>
          </table:table-cell>
          <table:table-cell table:style-name="ce104" table:formula="of:=+[.R89]-[.R88]" office:value-type="float" office:value="0.399999999999999" calcext:value-type="float">
            <text:p>0.4</text:p>
          </table:table-cell>
          <table:table-cell table:style-name="ce106" table:formula="of:=+[.R89]/[.R88]" office:value-type="float" office:value="1.01476014760148" calcext:value-type="float">
            <text:p>1.01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87" calcext:value-type="float">
            <text:p>87</text:p>
          </table:table-cell>
          <table:table-cell table:style-name="ce111"/>
          <table:table-cell table:style-name="ce111" office:value-type="string" calcext:value-type="string">
            <text:p>Marzo</text:p>
          </table:table-cell>
          <table:table-cell table:style-name="ce104" office:value-type="float" office:value="26.2" calcext:value-type="float">
            <text:p>26.2</text:p>
          </table:table-cell>
          <table:table-cell table:style-name="ce104" table:formula="of:=+[.R90]-[.R89]" office:value-type="float" office:value="-1.3" calcext:value-type="float">
            <text:p>-1.3</text:p>
          </table:table-cell>
          <table:table-cell table:style-name="ce106" table:formula="of:=+[.R90]/[.R89]" office:value-type="float" office:value="0.952727272727273" calcext:value-type="float">
            <text:p>0.95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88" calcext:value-type="float">
            <text:p>88</text:p>
          </table:table-cell>
          <table:table-cell table:style-name="ce111"/>
          <table:table-cell table:style-name="ce111" office:value-type="string" calcext:value-type="string">
            <text:p>Abril</text:p>
          </table:table-cell>
          <table:table-cell table:style-name="ce104" office:value-type="float" office:value="28.2" calcext:value-type="float">
            <text:p>28.2</text:p>
          </table:table-cell>
          <table:table-cell table:style-name="ce104" table:formula="of:=+[.R91]-[.R90]" office:value-type="float" office:value="2" calcext:value-type="float">
            <text:p>2.0</text:p>
          </table:table-cell>
          <table:table-cell table:style-name="ce106" table:formula="of:=+[.R91]/[.R90]" office:value-type="float" office:value="1.0763358778626" calcext:value-type="float">
            <text:p>1.08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89" calcext:value-type="float">
            <text:p>89</text:p>
          </table:table-cell>
          <table:table-cell table:style-name="ce111"/>
          <table:table-cell table:style-name="ce111" office:value-type="string" calcext:value-type="string">
            <text:p>Mayo</text:p>
          </table:table-cell>
          <table:table-cell table:style-name="ce104" office:value-type="float" office:value="27.1" calcext:value-type="float">
            <text:p>27.1</text:p>
          </table:table-cell>
          <table:table-cell table:style-name="ce104" table:formula="of:=+[.R92]-[.R91]" office:value-type="float" office:value="-1.1" calcext:value-type="float">
            <text:p>-1.1</text:p>
          </table:table-cell>
          <table:table-cell table:style-name="ce106" table:formula="of:=+[.R92]/[.R91]" office:value-type="float" office:value="0.960992907801418" calcext:value-type="float">
            <text:p>0.96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90" calcext:value-type="float">
            <text:p>90</text:p>
          </table:table-cell>
          <table:table-cell table:style-name="ce111"/>
          <table:table-cell table:style-name="ce111" office:value-type="string" calcext:value-type="string">
            <text:p>Junio</text:p>
          </table:table-cell>
          <table:table-cell table:style-name="ce104" office:value-type="float" office:value="25.4" calcext:value-type="float">
            <text:p>25.4</text:p>
          </table:table-cell>
          <table:table-cell table:style-name="ce104" table:formula="of:=+[.R93]-[.R92]" office:value-type="float" office:value="-1.7" calcext:value-type="float">
            <text:p>-1.7</text:p>
          </table:table-cell>
          <table:table-cell table:style-name="ce106" table:formula="of:=+[.R93]/[.R92]" office:value-type="float" office:value="0.937269372693727" calcext:value-type="float">
            <text:p>0.94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91" calcext:value-type="float">
            <text:p>91</text:p>
          </table:table-cell>
          <table:table-cell table:style-name="ce111"/>
          <table:table-cell table:style-name="ce111" office:value-type="string" calcext:value-type="string">
            <text:p>Julio</text:p>
          </table:table-cell>
          <table:table-cell table:style-name="ce104" office:value-type="float" office:value="25.6" calcext:value-type="float">
            <text:p>25.6</text:p>
          </table:table-cell>
          <table:table-cell table:style-name="ce104" table:formula="of:=+[.R94]-[.R93]" office:value-type="float" office:value="0.200000000000003" calcext:value-type="float">
            <text:p>0.2</text:p>
          </table:table-cell>
          <table:table-cell table:style-name="ce106" table:formula="of:=+[.R94]/[.R93]" office:value-type="float" office:value="1.00787401574803" calcext:value-type="float">
            <text:p>1.01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92" calcext:value-type="float">
            <text:p>92</text:p>
          </table:table-cell>
          <table:table-cell table:style-name="ce111"/>
          <table:table-cell table:style-name="ce111" office:value-type="string" calcext:value-type="string">
            <text:p>Agosto</text:p>
          </table:table-cell>
          <table:table-cell table:style-name="ce104" office:value-type="float" office:value="24.5" calcext:value-type="float">
            <text:p>24.5</text:p>
          </table:table-cell>
          <table:table-cell table:style-name="ce104" table:formula="of:=+[.R95]-[.R94]" office:value-type="float" office:value="-1.1" calcext:value-type="float">
            <text:p>-1.1</text:p>
          </table:table-cell>
          <table:table-cell table:style-name="ce106" table:formula="of:=+[.R95]/[.R94]" office:value-type="float" office:value="0.95703125" calcext:value-type="float">
            <text:p>0.96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93" calcext:value-type="float">
            <text:p>93</text:p>
          </table:table-cell>
          <table:table-cell table:style-name="ce111"/>
          <table:table-cell table:style-name="ce111" office:value-type="string" calcext:value-type="string">
            <text:p>Septiembre</text:p>
          </table:table-cell>
          <table:table-cell table:style-name="ce104" office:value-type="float" office:value="24.7" calcext:value-type="float">
            <text:p>24.7</text:p>
          </table:table-cell>
          <table:table-cell table:style-name="ce104" table:formula="of:=+[.R96]-[.R95]" office:value-type="float" office:value="0.199999999999999" calcext:value-type="float">
            <text:p>0.2</text:p>
          </table:table-cell>
          <table:table-cell table:style-name="ce106" table:formula="of:=+[.R96]/[.R95]" office:value-type="float" office:value="1.00816326530612" calcext:value-type="float">
            <text:p>1.01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94" calcext:value-type="float">
            <text:p>94</text:p>
          </table:table-cell>
          <table:table-cell table:style-name="ce111"/>
          <table:table-cell table:style-name="ce111" office:value-type="string" calcext:value-type="string">
            <text:p>Octubre</text:p>
          </table:table-cell>
          <table:table-cell table:style-name="ce104" office:value-type="float" office:value="26" calcext:value-type="float">
            <text:p>26.0</text:p>
          </table:table-cell>
          <table:table-cell table:style-name="ce104" table:formula="of:=+[.R97]-[.R96]" office:value-type="float" office:value="1.3" calcext:value-type="float">
            <text:p>1.3</text:p>
          </table:table-cell>
          <table:table-cell table:style-name="ce106" table:formula="of:=+[.R97]/[.R96]" office:value-type="float" office:value="1.05263157894737" calcext:value-type="float">
            <text:p>1.05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95" calcext:value-type="float">
            <text:p>95</text:p>
          </table:table-cell>
          <table:table-cell table:style-name="ce111"/>
          <table:table-cell table:style-name="ce111" office:value-type="string" calcext:value-type="string">
            <text:p>Noviembre</text:p>
          </table:table-cell>
          <table:table-cell table:style-name="ce104" office:value-type="float" office:value="26.5" calcext:value-type="float">
            <text:p>26.5</text:p>
          </table:table-cell>
          <table:table-cell table:style-name="ce104" table:formula="of:=+[.R98]-[.R97]" office:value-type="float" office:value="0.5" calcext:value-type="float">
            <text:p>0.5</text:p>
          </table:table-cell>
          <table:table-cell table:style-name="ce106" table:formula="of:=+[.R98]/[.R97]" office:value-type="float" office:value="1.01923076923077" calcext:value-type="float">
            <text:p>1.02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96" calcext:value-type="float">
            <text:p>96</text:p>
          </table:table-cell>
          <table:table-cell table:style-name="ce111"/>
          <table:table-cell table:style-name="ce111" office:value-type="string" calcext:value-type="string">
            <text:p>Diciembre</text:p>
          </table:table-cell>
          <table:table-cell table:style-name="ce104" office:value-type="float" office:value="26.8" calcext:value-type="float">
            <text:p>26.8</text:p>
          </table:table-cell>
          <table:table-cell table:style-name="ce104" table:formula="of:=+[.R99]-[.R98]" office:value-type="float" office:value="0.300000000000001" calcext:value-type="float">
            <text:p>0.3</text:p>
          </table:table-cell>
          <table:table-cell table:style-name="ce106" table:formula="of:=+[.R99]/[.R98]" office:value-type="float" office:value="1.01132075471698" calcext:value-type="float">
            <text:p>1.01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97" calcext:value-type="float">
            <text:p>97</text:p>
          </table:table-cell>
          <table:table-cell table:style-name="ce111" office:value-type="float" office:value="1994" calcext:value-type="float">
            <text:p>1994</text:p>
          </table:table-cell>
          <table:table-cell table:style-name="ce111" office:value-type="string" calcext:value-type="string">
            <text:p>Enero</text:p>
          </table:table-cell>
          <table:table-cell table:style-name="ce104" office:value-type="float" office:value="26.3" calcext:value-type="float">
            <text:p>26.3</text:p>
          </table:table-cell>
          <table:table-cell table:style-name="ce104" table:formula="of:=+[.R100]-[.R99]" office:value-type="float" office:value="-0.5" calcext:value-type="float">
            <text:p>-0.5</text:p>
          </table:table-cell>
          <table:table-cell table:style-name="ce106" table:formula="of:=+[.R100]/[.R99]" office:value-type="float" office:value="0.98134328358209" calcext:value-type="float">
            <text:p>0.98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98" calcext:value-type="float">
            <text:p>98</text:p>
          </table:table-cell>
          <table:table-cell table:style-name="ce111"/>
          <table:table-cell table:style-name="ce111" office:value-type="string" calcext:value-type="string">
            <text:p>Febrero</text:p>
          </table:table-cell>
          <table:table-cell table:style-name="ce104" office:value-type="float" office:value="26.7" calcext:value-type="float">
            <text:p>26.7</text:p>
          </table:table-cell>
          <table:table-cell table:style-name="ce104" table:formula="of:=+[.R101]-[.R100]" office:value-type="float" office:value="0.399999999999999" calcext:value-type="float">
            <text:p>0.4</text:p>
          </table:table-cell>
          <table:table-cell table:style-name="ce106" table:formula="of:=+[.R101]/[.R100]" office:value-type="float" office:value="1.01520912547529" calcext:value-type="float">
            <text:p>1.02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99" calcext:value-type="float">
            <text:p>99</text:p>
          </table:table-cell>
          <table:table-cell table:style-name="ce111"/>
          <table:table-cell table:style-name="ce111" office:value-type="string" calcext:value-type="string">
            <text:p>Marzo</text:p>
          </table:table-cell>
          <table:table-cell table:style-name="ce104" office:value-type="float" office:value="26.6" calcext:value-type="float">
            <text:p>26.6</text:p>
          </table:table-cell>
          <table:table-cell table:style-name="ce104" table:formula="of:=+[.R102]-[.R101]" office:value-type="float" office:value="-0.0999999999999979" calcext:value-type="float">
            <text:p>-0.1</text:p>
          </table:table-cell>
          <table:table-cell table:style-name="ce106" table:formula="of:=+[.R102]/[.R101]" office:value-type="float" office:value="0.99625468164794" calcext:value-type="float">
            <text:p>1.00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100" calcext:value-type="float">
            <text:p>100</text:p>
          </table:table-cell>
          <table:table-cell table:style-name="ce111"/>
          <table:table-cell table:style-name="ce111" office:value-type="string" calcext:value-type="string">
            <text:p>Abril</text:p>
          </table:table-cell>
          <table:table-cell table:style-name="ce104" office:value-type="float" office:value="25.8" calcext:value-type="float">
            <text:p>25.8</text:p>
          </table:table-cell>
          <table:table-cell table:style-name="ce104" table:formula="of:=+[.R103]-[.R102]" office:value-type="float" office:value="-0.800000000000001" calcext:value-type="float">
            <text:p>-0.8</text:p>
          </table:table-cell>
          <table:table-cell table:style-name="ce106" table:formula="of:=+[.R103]/[.R102]" office:value-type="float" office:value="0.969924812030075" calcext:value-type="float">
            <text:p>0.97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101" calcext:value-type="float">
            <text:p>101</text:p>
          </table:table-cell>
          <table:table-cell table:style-name="ce111"/>
          <table:table-cell table:style-name="ce111" office:value-type="string" calcext:value-type="string">
            <text:p>Mayo</text:p>
          </table:table-cell>
          <table:table-cell table:style-name="ce104" office:value-type="float" office:value="25.2" calcext:value-type="float">
            <text:p>25.2</text:p>
          </table:table-cell>
          <table:table-cell table:style-name="ce104" table:formula="of:=+[.R104]-[.R103]" office:value-type="float" office:value="-0.600000000000001" calcext:value-type="float">
            <text:p>-0.6</text:p>
          </table:table-cell>
          <table:table-cell table:style-name="ce106" table:formula="of:=+[.R104]/[.R103]" office:value-type="float" office:value="0.976744186046512" calcext:value-type="float">
            <text:p>0.98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102" calcext:value-type="float">
            <text:p>102</text:p>
          </table:table-cell>
          <table:table-cell table:style-name="ce111"/>
          <table:table-cell table:style-name="ce111" office:value-type="string" calcext:value-type="string">
            <text:p>Junio</text:p>
          </table:table-cell>
          <table:table-cell table:style-name="ce104" office:value-type="float" office:value="25.1" calcext:value-type="float">
            <text:p>25.1</text:p>
          </table:table-cell>
          <table:table-cell table:style-name="ce104" table:formula="of:=+[.R105]-[.R104]" office:value-type="float" office:value="-0.0999999999999979" calcext:value-type="float">
            <text:p>-0.1</text:p>
          </table:table-cell>
          <table:table-cell table:style-name="ce106" table:formula="of:=+[.R105]/[.R104]" office:value-type="float" office:value="0.996031746031746" calcext:value-type="float">
            <text:p>1.00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103" calcext:value-type="float">
            <text:p>103</text:p>
          </table:table-cell>
          <table:table-cell table:style-name="ce111"/>
          <table:table-cell table:style-name="ce111" office:value-type="string" calcext:value-type="string">
            <text:p>Julio</text:p>
          </table:table-cell>
          <table:table-cell table:style-name="ce104" office:value-type="float" office:value="23.3" calcext:value-type="float">
            <text:p>23.3</text:p>
          </table:table-cell>
          <table:table-cell table:style-name="ce104" table:formula="of:=+[.R106]-[.R105]" office:value-type="float" office:value="-1.8" calcext:value-type="float">
            <text:p>-1.8</text:p>
          </table:table-cell>
          <table:table-cell table:style-name="ce106" table:formula="of:=+[.R106]/[.R105]" office:value-type="float" office:value="0.928286852589641" calcext:value-type="float">
            <text:p>0.93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104" calcext:value-type="float">
            <text:p>104</text:p>
          </table:table-cell>
          <table:table-cell table:style-name="ce111"/>
          <table:table-cell table:style-name="ce111" office:value-type="string" calcext:value-type="string">
            <text:p>Agosto</text:p>
          </table:table-cell>
          <table:table-cell table:style-name="ce104" office:value-type="float" office:value="23.8" calcext:value-type="float">
            <text:p>23.8</text:p>
          </table:table-cell>
          <table:table-cell table:style-name="ce104" table:formula="of:=+[.R107]-[.R106]" office:value-type="float" office:value="0.5" calcext:value-type="float">
            <text:p>0.5</text:p>
          </table:table-cell>
          <table:table-cell table:style-name="ce106" table:formula="of:=+[.R107]/[.R106]" office:value-type="float" office:value="1.02145922746781" calcext:value-type="float">
            <text:p>1.02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105" calcext:value-type="float">
            <text:p>105</text:p>
          </table:table-cell>
          <table:table-cell table:style-name="ce111"/>
          <table:table-cell table:style-name="ce111" office:value-type="string" calcext:value-type="string">
            <text:p>Septiembre</text:p>
          </table:table-cell>
          <table:table-cell table:style-name="ce104" office:value-type="float" office:value="25.2" calcext:value-type="float">
            <text:p>25.2</text:p>
          </table:table-cell>
          <table:table-cell table:style-name="ce104" table:formula="of:=+[.R108]-[.R107]" office:value-type="float" office:value="1.4" calcext:value-type="float">
            <text:p>1.4</text:p>
          </table:table-cell>
          <table:table-cell table:style-name="ce106" table:formula="of:=+[.R108]/[.R107]" office:value-type="float" office:value="1.05882352941176" calcext:value-type="float">
            <text:p>1.06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106" calcext:value-type="float">
            <text:p>106</text:p>
          </table:table-cell>
          <table:table-cell table:style-name="ce111"/>
          <table:table-cell table:style-name="ce111" office:value-type="string" calcext:value-type="string">
            <text:p>Octubre</text:p>
          </table:table-cell>
          <table:table-cell table:style-name="ce104" office:value-type="float" office:value="25.5" calcext:value-type="float">
            <text:p>25.5</text:p>
          </table:table-cell>
          <table:table-cell table:style-name="ce104" table:formula="of:=+[.R109]-[.R108]" office:value-type="float" office:value="0.300000000000001" calcext:value-type="float">
            <text:p>0.3</text:p>
          </table:table-cell>
          <table:table-cell table:style-name="ce106" table:formula="of:=+[.R109]/[.R108]" office:value-type="float" office:value="1.01190476190476" calcext:value-type="float">
            <text:p>1.01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107" calcext:value-type="float">
            <text:p>107</text:p>
          </table:table-cell>
          <table:table-cell table:style-name="ce111"/>
          <table:table-cell table:style-name="ce111" office:value-type="string" calcext:value-type="string">
            <text:p>Noviembre</text:p>
          </table:table-cell>
          <table:table-cell table:style-name="ce104" office:value-type="float" office:value="26.4" calcext:value-type="float">
            <text:p>26.4</text:p>
          </table:table-cell>
          <table:table-cell table:style-name="ce104" table:formula="of:=+[.R110]-[.R109]" office:value-type="float" office:value="0.899999999999999" calcext:value-type="float">
            <text:p>0.9</text:p>
          </table:table-cell>
          <table:table-cell table:style-name="ce106" table:formula="of:=+[.R110]/[.R109]" office:value-type="float" office:value="1.03529411764706" calcext:value-type="float">
            <text:p>1.04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108" calcext:value-type="float">
            <text:p>108</text:p>
          </table:table-cell>
          <table:table-cell table:style-name="ce111"/>
          <table:table-cell table:style-name="ce111" office:value-type="string" calcext:value-type="string">
            <text:p>Diciembre</text:p>
          </table:table-cell>
          <table:table-cell table:style-name="ce104" office:value-type="float" office:value="26.7" calcext:value-type="float">
            <text:p>26.7</text:p>
          </table:table-cell>
          <table:table-cell table:style-name="ce104" table:formula="of:=+[.R111]-[.R110]" office:value-type="float" office:value="0.300000000000001" calcext:value-type="float">
            <text:p>0.3</text:p>
          </table:table-cell>
          <table:table-cell table:style-name="ce106" table:formula="of:=+[.R111]/[.R110]" office:value-type="float" office:value="1.01136363636364" calcext:value-type="float">
            <text:p>1.01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109" calcext:value-type="float">
            <text:p>109</text:p>
          </table:table-cell>
          <table:table-cell table:style-name="ce111" office:value-type="float" office:value="1995" calcext:value-type="float">
            <text:p>1995</text:p>
          </table:table-cell>
          <table:table-cell table:style-name="ce111" office:value-type="string" calcext:value-type="string">
            <text:p>Enero</text:p>
          </table:table-cell>
          <table:table-cell table:style-name="ce104" office:value-type="float" office:value="27" calcext:value-type="float">
            <text:p>27.0</text:p>
          </table:table-cell>
          <table:table-cell table:style-name="ce104" table:formula="of:=+[.R112]-[.R111]" office:value-type="float" office:value="0.300000000000001" calcext:value-type="float">
            <text:p>0.3</text:p>
          </table:table-cell>
          <table:table-cell table:style-name="ce106" table:formula="of:=+[.R112]/[.R111]" office:value-type="float" office:value="1.01123595505618" calcext:value-type="float">
            <text:p>1.01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110" calcext:value-type="float">
            <text:p>110</text:p>
          </table:table-cell>
          <table:table-cell table:style-name="ce111"/>
          <table:table-cell table:style-name="ce111" office:value-type="string" calcext:value-type="string">
            <text:p>Febrero</text:p>
          </table:table-cell>
          <table:table-cell table:style-name="ce104" office:value-type="float" office:value="27.4" calcext:value-type="float">
            <text:p>27.4</text:p>
          </table:table-cell>
          <table:table-cell table:style-name="ce104" table:formula="of:=+[.R113]-[.R112]" office:value-type="float" office:value="0.399999999999999" calcext:value-type="float">
            <text:p>0.4</text:p>
          </table:table-cell>
          <table:table-cell table:style-name="ce106" table:formula="of:=+[.R113]/[.R112]" office:value-type="float" office:value="1.01481481481481" calcext:value-type="float">
            <text:p>1.01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111" calcext:value-type="float">
            <text:p>111</text:p>
          </table:table-cell>
          <table:table-cell table:style-name="ce111"/>
          <table:table-cell table:style-name="ce111" office:value-type="string" calcext:value-type="string">
            <text:p>Marzo</text:p>
          </table:table-cell>
          <table:table-cell table:style-name="ce104" office:value-type="float" office:value="27" calcext:value-type="float">
            <text:p>27.0</text:p>
          </table:table-cell>
          <table:table-cell table:style-name="ce104" table:formula="of:=+[.R114]-[.R113]" office:value-type="float" office:value="-0.399999999999999" calcext:value-type="float">
            <text:p>-0.4</text:p>
          </table:table-cell>
          <table:table-cell table:style-name="ce106" table:formula="of:=+[.R114]/[.R113]" office:value-type="float" office:value="0.985401459854015" calcext:value-type="float">
            <text:p>0.99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112" calcext:value-type="float">
            <text:p>112</text:p>
          </table:table-cell>
          <table:table-cell table:style-name="ce111"/>
          <table:table-cell table:style-name="ce111" office:value-type="string" calcext:value-type="string">
            <text:p>Abril</text:p>
          </table:table-cell>
          <table:table-cell table:style-name="ce104" office:value-type="float" office:value="26.3" calcext:value-type="float">
            <text:p>26.3</text:p>
          </table:table-cell>
          <table:table-cell table:style-name="ce104" table:formula="of:=+[.R115]-[.R114]" office:value-type="float" office:value="-0.699999999999999" calcext:value-type="float">
            <text:p>-0.7</text:p>
          </table:table-cell>
          <table:table-cell table:style-name="ce106" table:formula="of:=+[.R115]/[.R114]" office:value-type="float" office:value="0.974074074074074" calcext:value-type="float">
            <text:p>0.97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113" calcext:value-type="float">
            <text:p>113</text:p>
          </table:table-cell>
          <table:table-cell table:style-name="ce111"/>
          <table:table-cell table:style-name="ce111" office:value-type="string" calcext:value-type="string">
            <text:p>Mayo</text:p>
          </table:table-cell>
          <table:table-cell table:style-name="ce104" office:value-type="float" office:value="25.9" calcext:value-type="float">
            <text:p>25.9</text:p>
          </table:table-cell>
          <table:table-cell table:style-name="ce104" table:formula="of:=+[.R116]-[.R115]" office:value-type="float" office:value="-0.400000000000002" calcext:value-type="float">
            <text:p>-0.4</text:p>
          </table:table-cell>
          <table:table-cell table:style-name="ce106" table:formula="of:=+[.R116]/[.R115]" office:value-type="float" office:value="0.984790874524715" calcext:value-type="float">
            <text:p>0.98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114" calcext:value-type="float">
            <text:p>114</text:p>
          </table:table-cell>
          <table:table-cell table:style-name="ce111"/>
          <table:table-cell table:style-name="ce111" office:value-type="string" calcext:value-type="string">
            <text:p>Junio</text:p>
          </table:table-cell>
          <table:table-cell table:style-name="ce104" office:value-type="float" office:value="24.6" calcext:value-type="float">
            <text:p>24.6</text:p>
          </table:table-cell>
          <table:table-cell table:style-name="ce104" table:formula="of:=+[.R117]-[.R116]" office:value-type="float" office:value="-1.3" calcext:value-type="float">
            <text:p>-1.3</text:p>
          </table:table-cell>
          <table:table-cell table:style-name="ce106" table:formula="of:=+[.R117]/[.R116]" office:value-type="float" office:value="0.94980694980695" calcext:value-type="float">
            <text:p>0.95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115" calcext:value-type="float">
            <text:p>115</text:p>
          </table:table-cell>
          <table:table-cell table:style-name="ce111"/>
          <table:table-cell table:style-name="ce111" office:value-type="string" calcext:value-type="string">
            <text:p>Julio</text:p>
          </table:table-cell>
          <table:table-cell table:style-name="ce104" office:value-type="float" office:value="24.1" calcext:value-type="float">
            <text:p>24.1</text:p>
          </table:table-cell>
          <table:table-cell table:style-name="ce104" table:formula="of:=+[.R118]-[.R117]" office:value-type="float" office:value="-0.5" calcext:value-type="float">
            <text:p>-0.5</text:p>
          </table:table-cell>
          <table:table-cell table:style-name="ce106" table:formula="of:=+[.R118]/[.R117]" office:value-type="float" office:value="0.979674796747968" calcext:value-type="float">
            <text:p>0.98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116" calcext:value-type="float">
            <text:p>116</text:p>
          </table:table-cell>
          <table:table-cell table:style-name="ce111"/>
          <table:table-cell table:style-name="ce111" office:value-type="string" calcext:value-type="string">
            <text:p>Agosto</text:p>
          </table:table-cell>
          <table:table-cell table:style-name="ce104" office:value-type="float" office:value="24.3" calcext:value-type="float">
            <text:p>24.3</text:p>
          </table:table-cell>
          <table:table-cell table:style-name="ce104" table:formula="of:=+[.R119]-[.R118]" office:value-type="float" office:value="0.199999999999999" calcext:value-type="float">
            <text:p>0.2</text:p>
          </table:table-cell>
          <table:table-cell table:style-name="ce106" table:formula="of:=+[.R119]/[.R118]" office:value-type="float" office:value="1.00829875518672" calcext:value-type="float">
            <text:p>1.01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117" calcext:value-type="float">
            <text:p>117</text:p>
          </table:table-cell>
          <table:table-cell table:style-name="ce111"/>
          <table:table-cell table:style-name="ce111" office:value-type="string" calcext:value-type="string">
            <text:p>Septiembre</text:p>
          </table:table-cell>
          <table:table-cell table:style-name="ce104" office:value-type="float" office:value="25.2" calcext:value-type="float">
            <text:p>25.2</text:p>
          </table:table-cell>
          <table:table-cell table:style-name="ce104" table:formula="of:=+[.R120]-[.R119]" office:value-type="float" office:value="0.899999999999999" calcext:value-type="float">
            <text:p>0.9</text:p>
          </table:table-cell>
          <table:table-cell table:style-name="ce106" table:formula="of:=+[.R120]/[.R119]" office:value-type="float" office:value="1.03703703703704" calcext:value-type="float">
            <text:p>1.04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118" calcext:value-type="float">
            <text:p>118</text:p>
          </table:table-cell>
          <table:table-cell table:style-name="ce111"/>
          <table:table-cell table:style-name="ce111" office:value-type="string" calcext:value-type="string">
            <text:p>Octubre</text:p>
          </table:table-cell>
          <table:table-cell table:style-name="ce104" office:value-type="float" office:value="26.3" calcext:value-type="float">
            <text:p>26.3</text:p>
          </table:table-cell>
          <table:table-cell table:style-name="ce104" table:formula="of:=+[.R121]-[.R120]" office:value-type="float" office:value="1.1" calcext:value-type="float">
            <text:p>1.1</text:p>
          </table:table-cell>
          <table:table-cell table:style-name="ce106" table:formula="of:=+[.R121]/[.R120]" office:value-type="float" office:value="1.04365079365079" calcext:value-type="float">
            <text:p>1.04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119" calcext:value-type="float">
            <text:p>119</text:p>
          </table:table-cell>
          <table:table-cell table:style-name="ce111"/>
          <table:table-cell table:style-name="ce111" office:value-type="string" calcext:value-type="string">
            <text:p>Noviembre</text:p>
          </table:table-cell>
          <table:table-cell table:style-name="ce104" office:value-type="float" office:value="26.4" calcext:value-type="float">
            <text:p>26.4</text:p>
          </table:table-cell>
          <table:table-cell table:style-name="ce104" table:formula="of:=+[.R122]-[.R121]" office:value-type="float" office:value="0.0999999999999979" calcext:value-type="float">
            <text:p>0.1</text:p>
          </table:table-cell>
          <table:table-cell table:style-name="ce106" table:formula="of:=+[.R122]/[.R121]" office:value-type="float" office:value="1.00380228136882" calcext:value-type="float">
            <text:p>1.00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10" office:value-type="float" office:value="120" calcext:value-type="float">
            <text:p>120</text:p>
          </table:table-cell>
          <table:table-cell table:style-name="ce111"/>
          <table:table-cell table:style-name="ce111" office:value-type="string" calcext:value-type="string">
            <text:p>Diciembre</text:p>
          </table:table-cell>
          <table:table-cell table:style-name="ce104" office:value-type="float" office:value="26.7" calcext:value-type="float">
            <text:p>26.7</text:p>
          </table:table-cell>
          <table:table-cell table:style-name="ce104" table:formula="of:=+[.R123]-[.R122]" office:value-type="float" office:value="0.300000000000001" calcext:value-type="float">
            <text:p>0.3</text:p>
          </table:table-cell>
          <table:table-cell table:style-name="ce106" table:formula="of:=+[.R123]/[.R122]" office:value-type="float" office:value="1.01136363636364" calcext:value-type="float">
            <text:p>1.01</text:p>
          </table:table-cell>
          <table:table-cell table:number-columns-repeated="1004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tros ej 2" table:style-name="ta6">
        <table:table-column table:style-name="co1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10">
          <table:table-cell/>
          <table:table-cell table:style-name="ce112" office:value-type="string" calcext:value-type="string" table:number-columns-spanned="6" table:number-rows-spanned="1">
            <text:p>La siguiente tabla recoge el nro. De individuos (en miles) que han acudido durante los años 1996-1999 a una estación de invierno.</text:p>
          </table:table-cell>
          <table:covered-table-cell table:number-columns-repeated="4" table:style-name="ce120"/>
          <table:covered-table-cell table:style-name="ce131"/>
          <table:table-cell table:number-columns-repeated="1017"/>
        </table:table-row>
        <table:table-row table:style-name="ro1">
          <table:table-cell table:number-columns-repeated="9"/>
          <table:table-cell>
            <draw:frame table:end-cell-address="'Otros ej 2'.N13" table:end-x="0.5969in" table:end-y="0.1697in" draw:z-index="0" draw:name="Gráfico 2" draw:style-name="gr3" draw:text-style-name="P4" svg:width="4.5717in" svg:height="2.2673in" svg:x="0.4862in" svg:y="0.1248in">
              <draw:object draw:notify-on-update-of-ranges="'Otros ej 2'.D17:'Otros ej 2'.D32 'Otros ej 2'.F17:'Otros ej 2'.F32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/>
          <table:table-cell table:style-name="ce113"/>
          <table:table-cell table:style-name="ce100" office:value-type="string" calcext:value-type="string" table:number-columns-spanned="4" table:number-rows-spanned="1">
            <text:p>Trimestres</text:p>
          </table:table-cell>
          <table:covered-table-cell table:number-columns-repeated="3" table:style-name="ce100"/>
          <table:table-cell table:number-columns-repeated="1018"/>
        </table:table-row>
        <table:table-row table:style-name="ro1">
          <table:table-cell/>
          <table:table-cell table:style-name="ce100"/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table:style-name="ce100" office:value-type="float" office:value="1996" calcext:value-type="float">
            <text:p>1996</text:p>
          </table:table-cell>
          <table:table-cell table:style-name="ce100" office:value-type="float" office:value="25" calcext:value-type="float">
            <text:p>25</text:p>
          </table:table-cell>
          <table:table-cell table:style-name="ce100" office:value-type="float" office:value="22" calcext:value-type="float">
            <text:p>22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/>
          <table:table-cell table:style-name="ce100" office:value-type="float" office:value="1997" calcext:value-type="float">
            <text:p>1997</text:p>
          </table:table-cell>
          <table:table-cell table:style-name="ce100" office:value-type="float" office:value="27" calcext:value-type="float">
            <text:p>27</text:p>
          </table:table-cell>
          <table:table-cell table:style-name="ce100" office:value-type="float" office:value="23" calcext:value-type="float">
            <text:p>23</text:p>
          </table:table-cell>
          <table:table-cell table:style-name="ce100" office:value-type="float" office:value="11" calcext:value-type="float">
            <text:p>11</text:p>
          </table:table-cell>
          <table:table-cell table:style-name="ce100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/>
          <table:table-cell table:style-name="ce100" office:value-type="float" office:value="1998" calcext:value-type="float">
            <text:p>1998</text:p>
          </table:table-cell>
          <table:table-cell table:style-name="ce100" office:value-type="float" office:value="28" calcext:value-type="float">
            <text:p>28</text:p>
          </table:table-cell>
          <table:table-cell table:style-name="ce100" office:value-type="float" office:value="23" calcext:value-type="float">
            <text:p>23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/>
          <table:table-cell table:style-name="ce100" office:value-type="float" office:value="1999" calcext:value-type="float">
            <text:p>1999</text:p>
          </table:table-cell>
          <table:table-cell table:style-name="ce100" office:value-type="float" office:value="30" calcext:value-type="float">
            <text:p>30</text:p>
          </table:table-cell>
          <table:table-cell table:style-name="ce100" office:value-type="float" office:value="19" calcext:value-type="float">
            <text:p>19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sumiendo :</text:p>
          </table:table-cell>
          <table:table-cell>
            <draw:custom-shape table:end-cell-address="'Otros ej 2'.C12" table:end-x="0.8929in" table:end-y="0.2031in" draw:z-index="1" draw:name="CuadroTexto 4" draw:style-name="gr2" draw:text-style-name="P4" svg:width="0.6846in" svg:height="0.1685in" svg:x="0.2083in" svg:y="0.0346in">
              <text:p text:style-name="P3"><text:span text:style-name="T6">𝑌</text:span><text:span text:style-name="T7">_</text:span><text:span text:style-name="T6">𝑡=𝑇∗𝐸∗𝑅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>
            <draw:custom-shape table:end-cell-address="'Otros ej 2'.E12" table:end-x="0.6992in" table:end-y="0.1756in" draw:z-index="2" draw:name="CuadroTexto 5" draw:style-name="gr2" draw:text-style-name="P4" svg:width="0.6622in" svg:height="0.1685in" svg:x="0.037in" svg:y="0.0071in">
              <text:p text:style-name="P3"><text:span text:style-name="T6">𝑌</text:span><text:span text:style-name="T7">_</text:span><text:span text:style-name="T6">𝑡</text:span><text:span text:style-name="T7">^</text:span><text:span text:style-name="T6">∗=𝑇∗𝐸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21" office:value-type="string" calcext:value-type="string" table:number-columns-spanned="2" table:number-rows-spanned="1">
            <text:p>Serie Original</text:p>
          </table:table-cell>
          <table:covered-table-cell table:style-name="ce126"/>
          <table:table-cell table:style-name="ce121" office:value-type="string" calcext:value-type="string" table:number-columns-spanned="2" table:number-rows-spanned="1">
            <text:p>☞Suavizamiento de la Serie</text:p>
          </table:table-cell>
          <table:covered-table-cell table:style-name="ce126"/>
          <table:table-cell table:number-columns-repeated="1018"/>
        </table:table-row>
        <table:table-row table:style-name="ro11">
          <table:table-cell/>
          <table:table-cell table:style-name="ce114" office:value-type="string" calcext:value-type="string">
            <text:p>Año</text:p>
          </table:table-cell>
          <table:table-cell table:style-name="ce114" office:value-type="string" calcext:value-type="string">
            <text:p>Trimestre</text:p>
          </table:table-cell>
          <table:table-cell table:style-name="ce114" office:value-type="string" calcext:value-type="string">
            <text:p>Individuos</text:p>
          </table:table-cell>
          <table:table-cell table:style-name="ce114" office:value-type="string" calcext:value-type="string">
            <text:p>MM4</text:p>
          </table:table-cell>
          <table:table-cell table:style-name="ce130" office:value-type="string" calcext:value-type="string">
            <text:p>MM$ centrada</text:p>
          </table:table-cell>
          <table:table-cell table:style-name="ce132" office:value-type="string" calcext:value-type="string">
            <text:p>% Valor real respecto al promedio movil centrado</text:p>
          </table:table-cell>
          <table:table-cell table:style-name="ce130" office:value-type="string" calcext:value-type="string">
            <text:p>Indice Estacional</text:p>
          </table:table-cell>
          <table:table-cell table:style-name="ce136" office:value-type="string" calcext:value-type="string">
            <text:p>Serie Desestacionalizada Y'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float" office:value="1996" calcext:value-type="float">
            <text:p>199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5" calcext:value-type="float">
            <text:p>25</text:p>
          </table:table-cell>
          <table:table-cell table:style-name="ce16"/>
          <table:table-cell table:style-name="ce20" table:number-columns-repeated="2"/>
          <table:table-cell table:style-name="ce22" office:value-type="float" office:value="1.64870008137706" calcext:value-type="float">
            <text:p>1.65</text:p>
          </table:table-cell>
          <table:table-cell table:style-name="ce25" table:formula="of:=+[.D17]/[.H17]" office:value-type="float" office:value="15.1634613732287" calcext:value-type="float">
            <text:p>15.16</text:p>
          </table:table-cell>
          <table:table-cell table:number-columns-repeated="1015"/>
        </table:table-row>
        <table:table-row table:style-name="ro1">
          <table:table-cell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2" calcext:value-type="float">
            <text:p>22</text:p>
          </table:table-cell>
          <table:table-cell table:style-name="ce22" table:formula="of:=AVERAGE([.D17:.D20])" office:value-type="float" office:value="16.5" calcext:value-type="float">
            <text:p>16.50</text:p>
          </table:table-cell>
          <table:table-cell table:style-name="ce25" table:number-columns-repeated="2"/>
          <table:table-cell table:style-name="ce22" office:value-type="float" office:value="1.25961255981018" calcext:value-type="float">
            <text:p>1.26</text:p>
          </table:table-cell>
          <table:table-cell table:style-name="ce25" table:formula="of:=+[.D18]/[.H18]" office:value-type="float" office:value="17.4656880233993" calcext:value-type="float">
            <text:p>17.47</text:p>
          </table:table-cell>
          <table:table-cell table:number-columns-repeated="1015"/>
        </table:table-row>
        <table:table-row table:style-name="ro1">
          <table:table-cell/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22" table:formula="of:=AVERAGE([.D18:.D21])" office:value-type="float" office:value="17" calcext:value-type="float">
            <text:p>17.00</text:p>
          </table:table-cell>
          <table:table-cell table:style-name="ce22" table:formula="of:=AVERAGE([.E18:.E19])" office:value-type="float" office:value="16.75" calcext:value-type="float">
            <text:p>16.75</text:p>
          </table:table-cell>
          <table:table-cell table:style-name="ce133" table:formula="of:=+[.D19]/[.F19]" office:value-type="percentage" office:value="0.417910447761194" calcext:value-type="percentage">
            <text:p>41.79%</text:p>
          </table:table-cell>
          <table:table-cell table:style-name="ce22" office:value-type="float" office:value="0.432841365984558" calcext:value-type="float">
            <text:p>0.43</text:p>
          </table:table-cell>
          <table:table-cell table:style-name="ce25" table:formula="of:=+[.D19]/[.H19]" office:value-type="float" office:value="16.1722066098686" calcext:value-type="float">
            <text:p>16.17</text:p>
          </table:table-cell>
          <table:table-cell table:number-columns-repeated="1015"/>
        </table:table-row>
        <table:table-row table:style-name="ro1">
          <table:table-cell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22" table:formula="of:=AVERAGE([.D19:.D22])" office:value-type="float" office:value="17.25" calcext:value-type="float">
            <text:p>17.25</text:p>
          </table:table-cell>
          <table:table-cell table:style-name="ce22" table:formula="of:=AVERAGE([.E19:.E20])" office:value-type="float" office:value="17.125" calcext:value-type="float">
            <text:p>17.13</text:p>
          </table:table-cell>
          <table:table-cell table:style-name="ce133" table:formula="of:=+[.D20]/[.F20]" office:value-type="percentage" office:value="0.700729927007299" calcext:value-type="percentage">
            <text:p>70.07%</text:p>
          </table:table-cell>
          <table:table-cell table:style-name="ce22" office:value-type="float" office:value="0.658845992828204" calcext:value-type="float">
            <text:p>0.66</text:p>
          </table:table-cell>
          <table:table-cell table:style-name="ce25" table:formula="of:=+[.D20]/[.H20]" office:value-type="float" office:value="18.2136646964916" calcext:value-type="float">
            <text:p>18.21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float" office:value="1997" calcext:value-type="float">
            <text:p>19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7" calcext:value-type="float">
            <text:p>27</text:p>
          </table:table-cell>
          <table:table-cell table:style-name="ce22" table:formula="of:=AVERAGE([.D20:.D23])" office:value-type="float" office:value="18.25" calcext:value-type="float">
            <text:p>18.25</text:p>
          </table:table-cell>
          <table:table-cell table:style-name="ce22" table:formula="of:=AVERAGE([.E20:.E21])" office:value-type="float" office:value="17.75" calcext:value-type="float">
            <text:p>17.75</text:p>
          </table:table-cell>
          <table:table-cell table:style-name="ce133" table:formula="of:=+[.D21]/[.F21]" office:value-type="percentage" office:value="1.52112676056338" calcext:value-type="percentage">
            <text:p>152.11%</text:p>
          </table:table-cell>
          <table:table-cell table:style-name="ce22" office:value-type="float" office:value="1.64870008137706" calcext:value-type="float">
            <text:p>1.65</text:p>
          </table:table-cell>
          <table:table-cell table:style-name="ce25" table:formula="of:=+[.D21]/[.H21]" office:value-type="float" office:value="16.376538283087" calcext:value-type="float">
            <text:p>16.38</text:p>
          </table:table-cell>
          <table:table-cell table:number-columns-repeated="1015"/>
        </table:table-row>
        <table:table-row table:style-name="ro1">
          <table:table-cell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22" table:formula="of:=AVERAGE([.D21:.D24])" office:value-type="float" office:value="19" calcext:value-type="float">
            <text:p>19.00</text:p>
          </table:table-cell>
          <table:table-cell table:style-name="ce22" table:formula="of:=AVERAGE([.E21:.E22])" office:value-type="float" office:value="18.625" calcext:value-type="float">
            <text:p>18.63</text:p>
          </table:table-cell>
          <table:table-cell table:style-name="ce133" table:formula="of:=+[.D22]/[.F22]" office:value-type="percentage" office:value="1.23489932885906" calcext:value-type="percentage">
            <text:p>123.49%</text:p>
          </table:table-cell>
          <table:table-cell table:style-name="ce22" office:value-type="float" office:value="1.25961255981018" calcext:value-type="float">
            <text:p>1.26</text:p>
          </table:table-cell>
          <table:table-cell table:style-name="ce25" table:formula="of:=+[.D22]/[.H22]" office:value-type="float" office:value="18.2595829335538" calcext:value-type="float">
            <text:p>18.26</text:p>
          </table:table-cell>
          <table:table-cell table:number-columns-repeated="1015"/>
        </table:table-row>
        <table:table-row table:style-name="ro1">
          <table:table-cell/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22" table:formula="of:=AVERAGE([.D22:.D25])" office:value-type="float" office:value="19.25" calcext:value-type="float">
            <text:p>19.25</text:p>
          </table:table-cell>
          <table:table-cell table:style-name="ce22" table:formula="of:=AVERAGE([.E22:.E23])" office:value-type="float" office:value="19.125" calcext:value-type="float">
            <text:p>19.13</text:p>
          </table:table-cell>
          <table:table-cell table:style-name="ce133" table:formula="of:=+[.D23]/[.F23]" office:value-type="percentage" office:value="0.57516339869281" calcext:value-type="percentage">
            <text:p>57.52%</text:p>
          </table:table-cell>
          <table:table-cell table:style-name="ce22" office:value-type="float" office:value="0.432841365984558" calcext:value-type="float">
            <text:p>0.43</text:p>
          </table:table-cell>
          <table:table-cell table:style-name="ce25" table:formula="of:=+[.D23]/[.H23]" office:value-type="float" office:value="25.4134675297934" calcext:value-type="float">
            <text:p>25.41</text:p>
          </table:table-cell>
          <table:table-cell table:number-columns-repeated="1015"/>
        </table:table-row>
        <table:table-row table:style-name="ro1">
          <table:table-cell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22" table:formula="of:=AVERAGE([.D23:.D26])" office:value-type="float" office:value="19.25" calcext:value-type="float">
            <text:p>19.25</text:p>
          </table:table-cell>
          <table:table-cell table:style-name="ce22" table:formula="of:=AVERAGE([.E23:.E24])" office:value-type="float" office:value="19.25" calcext:value-type="float">
            <text:p>19.25</text:p>
          </table:table-cell>
          <table:table-cell table:style-name="ce133" table:formula="of:=+[.D24]/[.F24]" office:value-type="percentage" office:value="0.779220779220779" calcext:value-type="percentage">
            <text:p>77.92%</text:p>
          </table:table-cell>
          <table:table-cell table:style-name="ce22" office:value-type="float" office:value="0.658845992828204" calcext:value-type="float">
            <text:p>0.66</text:p>
          </table:table-cell>
          <table:table-cell table:style-name="ce25" table:formula="of:=+[.D24]/[.H24]" office:value-type="float" office:value="22.7670808706145" calcext:value-type="float">
            <text:p>22.77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float" office:value="1998" calcext:value-type="float">
            <text:p>19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8" calcext:value-type="float">
            <text:p>28</text:p>
          </table:table-cell>
          <table:table-cell table:style-name="ce22" table:formula="of:=AVERAGE([.D24:.D27])" office:value-type="float" office:value="17.75" calcext:value-type="float">
            <text:p>17.75</text:p>
          </table:table-cell>
          <table:table-cell table:style-name="ce22" table:formula="of:=AVERAGE([.E24:.E25])" office:value-type="float" office:value="18.5" calcext:value-type="float">
            <text:p>18.50</text:p>
          </table:table-cell>
          <table:table-cell table:style-name="ce133" table:formula="of:=+[.D25]/[.F25]" office:value-type="percentage" office:value="1.51351351351351" calcext:value-type="percentage">
            <text:p>151.35%</text:p>
          </table:table-cell>
          <table:table-cell table:style-name="ce22" office:value-type="float" office:value="1.64870008137706" calcext:value-type="float">
            <text:p>1.65</text:p>
          </table:table-cell>
          <table:table-cell table:style-name="ce25" table:formula="of:=+[.D25]/[.H25]" office:value-type="float" office:value="16.9830767380161" calcext:value-type="float">
            <text:p>16.98</text:p>
          </table:table-cell>
          <table:table-cell table:number-columns-repeated="1015"/>
        </table:table-row>
        <table:table-row table:style-name="ro3">
          <table:table-cell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22" table:formula="of:=AVERAGE([.D25:.D28])" office:value-type="float" office:value="16" calcext:value-type="float">
            <text:p>16.00</text:p>
          </table:table-cell>
          <table:table-cell table:style-name="ce22" table:formula="of:=AVERAGE([.E25:.E26])" office:value-type="float" office:value="16.875" calcext:value-type="float">
            <text:p>16.88</text:p>
          </table:table-cell>
          <table:table-cell table:style-name="ce133" table:formula="of:=+[.D26]/[.F26]" office:value-type="percentage" office:value="1.36296296296296" calcext:value-type="percentage">
            <text:p>136.30%</text:p>
          </table:table-cell>
          <table:table-cell table:style-name="ce22" office:value-type="float" office:value="1.25961255981018" calcext:value-type="float">
            <text:p>1.26</text:p>
          </table:table-cell>
          <table:table-cell table:style-name="ce25" table:formula="of:=+[.D26]/[.H26]" office:value-type="float" office:value="18.2595829335538" calcext:value-type="float">
            <text:p>18.26</text:p>
          </table:table-cell>
          <table:table-cell table:number-columns-repeated="1015"/>
        </table:table-row>
        <table:table-row table:style-name="ro1">
          <table:table-cell/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22" table:formula="of:=AVERAGE([.D26:.D29])" office:value-type="float" office:value="16.5" calcext:value-type="float">
            <text:p>16.50</text:p>
          </table:table-cell>
          <table:table-cell table:style-name="ce22" table:formula="of:=AVERAGE([.E26:.E27])" office:value-type="float" office:value="16.25" calcext:value-type="float">
            <text:p>16.25</text:p>
          </table:table-cell>
          <table:table-cell table:style-name="ce133" table:formula="of:=+[.D27]/[.F27]" office:value-type="percentage" office:value="0.307692307692308" calcext:value-type="percentage">
            <text:p>30.77%</text:p>
          </table:table-cell>
          <table:table-cell table:style-name="ce22" office:value-type="float" office:value="0.432841365984558" calcext:value-type="float">
            <text:p>0.43</text:p>
          </table:table-cell>
          <table:table-cell table:style-name="ce25" table:formula="of:=+[.D27]/[.H27]" office:value-type="float" office:value="11.5515761499061" calcext:value-type="float">
            <text:p>11.55</text:p>
          </table:table-cell>
          <table:table-cell table:number-columns-repeated="6"/>
          <table:table-cell table:style-name="ce137" office:value-type="string" calcext:value-type="string">
            <text:p>Superior 95%</text:p>
          </table:table-cell>
          <table:table-cell table:style-name="ce137" office:value-type="string" calcext:value-type="string">
            <text:p>Inferior 95,0%</text:p>
          </table:table-cell>
          <table:table-cell table:style-name="ce137" office:value-type="string" calcext:value-type="string">
            <text:p>Superior 95,0%</text:p>
          </table:table-cell>
          <table:table-cell table:number-columns-repeated="1006"/>
        </table:table-row>
        <table:table-row table:style-name="ro1">
          <table:table-cell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22" table:formula="of:=AVERAGE([.D27:.D30])" office:value-type="float" office:value="15.5" calcext:value-type="float">
            <text:p>15.50</text:p>
          </table:table-cell>
          <table:table-cell table:style-name="ce22" table:formula="of:=AVERAGE([.E27:.E28])" office:value-type="float" office:value="16" calcext:value-type="float">
            <text:p>16.00</text:p>
          </table:table-cell>
          <table:table-cell table:style-name="ce133" table:formula="of:=+[.D28]/[.F28]" office:value-type="percentage" office:value="0.5" calcext:value-type="percentage">
            <text:p>50.00%</text:p>
          </table:table-cell>
          <table:table-cell table:style-name="ce22" office:value-type="float" office:value="0.658845992828204" calcext:value-type="float">
            <text:p>0.66</text:p>
          </table:table-cell>
          <table:table-cell table:style-name="ce25" table:formula="of:=+[.D28]/[.H28]" office:value-type="float" office:value="12.1424431309944" calcext:value-type="float">
            <text:p>12.14</text:p>
          </table:table-cell>
          <table:table-cell table:number-columns-repeated="6"/>
          <table:table-cell table:style-name="ce138" office:value-type="float" office:value="22.7096854524206" calcext:value-type="float">
            <text:p>22.7096854524206</text:p>
          </table:table-cell>
          <table:table-cell table:style-name="ce138" office:value-type="float" office:value="14.9059400380968" calcext:value-type="float">
            <text:p>14.9059400380968</text:p>
          </table:table-cell>
          <table:table-cell table:style-name="ce138" office:value-type="float" office:value="22.7096854524206" calcext:value-type="float">
            <text:p>22.7096854524206</text:p>
          </table:table-cell>
          <table:table-cell table:number-columns-repeated="1006"/>
        </table:table-row>
        <table:table-row table:style-name="ro3">
          <table:table-cell/>
          <table:table-cell table:style-name="ce16" office:value-type="float" office:value="1999" calcext:value-type="float">
            <text:p>199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0" calcext:value-type="float">
            <text:p>30</text:p>
          </table:table-cell>
          <table:table-cell table:style-name="ce22" table:formula="of:=AVERAGE([.D28:.D31])" office:value-type="float" office:value="15.75" calcext:value-type="float">
            <text:p>15.75</text:p>
          </table:table-cell>
          <table:table-cell table:style-name="ce22" table:formula="of:=AVERAGE([.E28:.E29])" office:value-type="float" office:value="15.625" calcext:value-type="float">
            <text:p>15.63</text:p>
          </table:table-cell>
          <table:table-cell table:style-name="ce133" table:formula="of:=+[.D29]/[.F29]" office:value-type="percentage" office:value="1.92" calcext:value-type="percentage">
            <text:p>192.00%</text:p>
          </table:table-cell>
          <table:table-cell table:style-name="ce22" office:value-type="float" office:value="1.64870008137706" calcext:value-type="float">
            <text:p>1.65</text:p>
          </table:table-cell>
          <table:table-cell table:style-name="ce25" table:formula="of:=+[.D29]/[.H29]" office:value-type="float" office:value="18.1961536478744" calcext:value-type="float">
            <text:p>18.20</text:p>
          </table:table-cell>
          <table:table-cell table:number-columns-repeated="6"/>
          <table:table-cell table:style-name="ce139" office:value-type="float" office:value="0.184135801186721" calcext:value-type="float">
            <text:p>0.184135801186721</text:p>
          </table:table-cell>
          <table:table-cell table:style-name="ce139" office:value-type="float" office:value="-0.622908336733663" calcext:value-type="float">
            <text:p>-0.622908336733663</text:p>
          </table:table-cell>
          <table:table-cell table:style-name="ce139" office:value-type="float" office:value="0.184135801186721" calcext:value-type="float">
            <text:p>0.184135801186721</text:p>
          </table:table-cell>
          <table:table-cell table:number-columns-repeated="1006"/>
        </table:table-row>
        <table:table-row table:style-name="ro1">
          <table:table-cell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22" table:formula="of:=AVERAGE([.D29:.D32])" office:value-type="float" office:value="16.25" calcext:value-type="float">
            <text:p>16.25</text:p>
          </table:table-cell>
          <table:table-cell table:style-name="ce22" table:formula="of:=AVERAGE([.E29:.E30])" office:value-type="float" office:value="16" calcext:value-type="float">
            <text:p>16.00</text:p>
          </table:table-cell>
          <table:table-cell table:style-name="ce133" table:formula="of:=+[.D30]/[.F30]" office:value-type="percentage" office:value="1.1875" calcext:value-type="percentage">
            <text:p>118.75%</text:p>
          </table:table-cell>
          <table:table-cell table:style-name="ce22" office:value-type="float" office:value="1.25961255981018" calcext:value-type="float">
            <text:p>1.26</text:p>
          </table:table-cell>
          <table:table-cell table:style-name="ce25" table:formula="of:=+[.D30]/[.H30]" office:value-type="float" office:value="15.0840032929357" calcext:value-type="float">
            <text:p>15.08</text:p>
          </table:table-cell>
          <table:table-cell table:number-columns-repeated="1015"/>
        </table:table-row>
        <table:table-row table:style-name="ro1">
          <table:table-cell/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/>
          <table:table-cell table:style-name="ce20"/>
          <table:table-cell table:style-name="ce134"/>
          <table:table-cell table:style-name="ce22" office:value-type="float" office:value="0.432841365984558" calcext:value-type="float">
            <text:p>0.43</text:p>
          </table:table-cell>
          <table:table-cell table:style-name="ce25" table:formula="of:=+[.D31]/[.H31]" office:value-type="float" office:value="13.8618913798873" calcext:value-type="float">
            <text:p>13.86</text:p>
          </table:table-cell>
          <table:table-cell table:number-columns-repeated="1015"/>
        </table:table-row>
        <table:table-row table:style-name="ro1">
          <table:table-cell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/>
          <table:table-cell table:style-name="ce20"/>
          <table:table-cell table:style-name="ce134"/>
          <table:table-cell table:style-name="ce22" office:value-type="float" office:value="0.658845992828204" calcext:value-type="float">
            <text:p>0.66</text:p>
          </table:table-cell>
          <table:table-cell table:style-name="ce25" table:formula="of:=+[.D32]/[.H32]" office:value-type="float" office:value="15.178053913743" calcext:value-type="float">
            <text:p>15.18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35"/>
          <table:table-cell table:number-columns-repeated="1017"/>
        </table:table-row>
        <table:table-row table:style-name="ro1">
          <table:table-cell/>
          <table:table-cell table:style-name="ce115" office:value-type="string" calcext:value-type="string">
            <text:p>INDICES ESTACIONALES</text:p>
          </table:table-cell>
          <table:table-cell table:number-columns-repeated="1022"/>
        </table:table-row>
        <table:table-row table:style-name="ro1">
          <table:table-cell/>
          <table:table-cell table:style-name="ce116"/>
          <table:table-cell table:style-name="ce16" office:value-type="string" calcext:value-type="string">
            <text:p>Trimestres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float" office:value="1996" calcext:value-type="float">
            <text:p>1996</text:p>
          </table:table-cell>
          <table:table-cell table:style-name="ce16" table:number-columns-repeated="2"/>
          <table:table-cell table:style-name="ce122" office:value-type="float" office:value="0.417910447761194" calcext:value-type="float">
            <text:p>0.4179</text:p>
          </table:table-cell>
          <table:table-cell table:style-name="ce122" office:value-type="float" office:value="0.700729927007299" calcext:value-type="float">
            <text:p>0.7007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float" office:value="1997" calcext:value-type="float">
            <text:p>1997</text:p>
          </table:table-cell>
          <table:table-cell table:style-name="ce122" office:value-type="float" office:value="1.52112676056338" calcext:value-type="float">
            <text:p>1.5211</text:p>
          </table:table-cell>
          <table:table-cell table:style-name="ce122" office:value-type="float" office:value="1.23489932885906" calcext:value-type="float">
            <text:p>1.2349</text:p>
          </table:table-cell>
          <table:table-cell table:style-name="ce122" office:value-type="float" office:value="0.57516339869281" calcext:value-type="float">
            <text:p>0.5752</text:p>
          </table:table-cell>
          <table:table-cell table:style-name="ce122" office:value-type="float" office:value="0.779220779220779" calcext:value-type="float">
            <text:p>0.7792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float" office:value="1998" calcext:value-type="float">
            <text:p>1998</text:p>
          </table:table-cell>
          <table:table-cell table:style-name="ce122" office:value-type="float" office:value="1.51351351351351" calcext:value-type="float">
            <text:p>1.5135</text:p>
          </table:table-cell>
          <table:table-cell table:style-name="ce122" office:value-type="float" office:value="1.36296296296296" calcext:value-type="float">
            <text:p>1.3630</text:p>
          </table:table-cell>
          <table:table-cell table:style-name="ce122" office:value-type="float" office:value="0.307692307692308" calcext:value-type="float">
            <text:p>0.3077</text:p>
          </table:table-cell>
          <table:table-cell table:style-name="ce122" office:value-type="float" office:value="0.5" calcext:value-type="float">
            <text:p>0.5000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float" office:value="1999" calcext:value-type="float">
            <text:p>1999</text:p>
          </table:table-cell>
          <table:table-cell table:style-name="ce122" office:value-type="float" office:value="1.92" calcext:value-type="float">
            <text:p>1.9200</text:p>
          </table:table-cell>
          <table:table-cell table:style-name="ce122" office:value-type="float" office:value="1.1875" calcext:value-type="float">
            <text:p>1.1875</text:p>
          </table:table-cell>
          <table:table-cell table:style-name="ce16" table:number-columns-repeated="2"/>
          <table:table-cell table:number-columns-repeated="1018"/>
        </table:table-row>
        <table:table-row table:style-name="ro12">
          <table:table-cell/>
          <table:table-cell table:style-name="ce117" office:value-type="string" calcext:value-type="string">
            <text:p>Media Trimestral</text:p>
          </table:table-cell>
          <table:table-cell table:style-name="ce123" table:formula="of:=AVERAGE([.C37:.C40])" office:value-type="float" office:value="1.65154675802563" calcext:value-type="float">
            <text:p>1.6515</text:p>
          </table:table-cell>
          <table:table-cell table:style-name="ce123" table:formula="of:=AVERAGE([.D37:.D40])" office:value-type="float" office:value="1.26178743060734" calcext:value-type="float">
            <text:p>1.2618</text:p>
          </table:table-cell>
          <table:table-cell table:style-name="ce123" table:formula="of:=AVERAGE([.E37:.E40])" office:value-type="float" office:value="0.433588718048771" calcext:value-type="float">
            <text:p>0.4336</text:p>
          </table:table-cell>
          <table:table-cell table:style-name="ce123" table:formula="of:=AVERAGE([.F37:.F40])" office:value-type="float" office:value="0.659983568742693" calcext:value-type="float">
            <text:p>0.66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 suma de las medias o índices debería ser 4 (nro. de periodos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 este caso la suma es:</text:p>
          </table:table-cell>
          <table:table-cell/>
          <table:table-cell table:style-name="ce127" table:formula="of:=SUM([.C41:.F41])" office:value-type="float" office:value="4.00690647542444" calcext:value-type="float">
            <text:p>4.006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ay que normalizarlas para obtener los índices definitiv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ra ello, se dividen todos ellos por su medi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8" office:value-type="string" calcext:value-type="string">
            <text:p>Media =</text:p>
          </table:table-cell>
          <table:table-cell table:style-name="ce124" table:formula="of:=+[.D44]" office:value-type="float" office:value="4.00690647542444" calcext:value-type="float">
            <text:p>4.0069</text:p>
          </table:table-cell>
          <table:table-cell table:style-name="ce128" table:formula="of:=+[.C49]/[.C50]" office:value-type="float" office:value="1.00172661885611" calcext:value-type="float">
            <text:p>= 1.00172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2">
          <table:table-cell/>
          <table:table-cell table:style-name="ce117" office:value-type="string" calcext:value-type="string">
            <text:p>Indice Estacional</text:p>
          </table:table-cell>
          <table:table-cell table:style-name="ce125" table:formula="of:=+[.C41]/[.$D$49]" office:value-type="float" office:value="1.64870008137706" calcext:value-type="float">
            <text:p>1.649</text:p>
          </table:table-cell>
          <table:table-cell table:style-name="ce125" table:formula="of:=+[.D41]/[.$D$49]" office:value-type="float" office:value="1.25961255981018" calcext:value-type="float">
            <text:p>1.260</text:p>
          </table:table-cell>
          <table:table-cell table:style-name="ce125" table:formula="of:=+[.E41]/[.$D$49]" office:value-type="float" office:value="0.432841365984558" calcext:value-type="float">
            <text:p>0.433</text:p>
          </table:table-cell>
          <table:table-cell table:style-name="ce125" table:formula="of:=+[.F41]/[.$D$49]" office:value-type="float" office:value="0.658845992828204" calcext:value-type="float">
            <text:p>0.65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29" table:number-columns-repeated="2"/>
          <table:table-cell table:number-columns-repeated="1018"/>
        </table:table-row>
        <table:table-row table:style-name="ro1">
          <table:table-cell/>
          <table:table-cell table:style-name="ce119" office:value-type="string" calcext:value-type="string">
            <text:p>Conclusión: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1er. Trimestre</text:p>
          </table:table-cell>
          <table:table-cell table:style-name="ce23" office:value-type="string" calcext:value-type="string">
            <text:p>El número de individuos aumenta un 64,9%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 calcext:value-type="string">
            <text:p>2do. Trimestre</text:p>
          </table:table-cell>
          <table:table-cell table:style-name="ce23" office:value-type="string" calcext:value-type="string">
            <text:p>El número de individuos aumenta un 26%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 calcext:value-type="string">
            <text:p>3er. Trimestre</text:p>
          </table:table-cell>
          <table:table-cell table:style-name="ce23" office:value-type="string" calcext:value-type="string">
            <text:p>El número de individuos disminuye un 56,7%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 calcext:value-type="string">
            <text:p>4to. Trimestre</text:p>
          </table:table-cell>
          <table:table-cell table:style-name="ce23" office:value-type="string" calcext:value-type="string">
            <text:p>El número de individuos disminuye un 34,1%</text:p>
          </table:table-cell>
          <table:table-cell table:number-columns-repeated="1021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IVDAD 3" table:style-name="ta7">
        <table:table-column table:style-name="co1" table:number-columns-repeated="2" table:default-cell-style-name="Default"/>
        <table:table-column table:style-name="co8" table:number-columns-repeated="2" table:default-cell-style-name="ce41"/>
        <table:table-column table:style-name="co1" table:number-columns-repeated="4" table:default-cell-style-name="Default"/>
        <table:table-column table:style-name="co26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40" office:value-type="string" calcext:value-type="string">
            <text:p>MES</text:p>
          </table:table-cell>
          <table:table-cell table:style-name="ce140" office:value-type="string" calcext:value-type="string">
            <text:p>AÑO 1</text:p>
          </table:table-cell>
          <table:table-cell table:style-name="ce140" office:value-type="string" calcext:value-type="string">
            <text:p>AÑO 2</text:p>
          </table:table-cell>
          <table:table-cell>
            <draw:frame table:end-cell-address="'ACTIVDAD 3'.I15" table:end-x="0.4925in" table:end-y="0.1106in" draw:z-index="0" draw:name="Gráfico 3" draw:style-name="gr3" draw:text-style-name="P4" svg:width="4.2209in" svg:height="2.8921in" svg:x="0.7327in" svg:y="0.1075in">
              <draw:object draw:notify-on-update-of-ranges="'ACTIVDAD 3'.R4:'ACTIVDAD 3'.R31 'ACTIVDAD 3'.S4:'ACTIVDAD 3'.S31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/>
          <table:table-cell table:style-name="ce116" office:value-type="string" calcext:value-type="string">
            <text:p>ENERO</text:p>
          </table:table-cell>
          <table:table-cell table:style-name="ce16" office:value-type="float" office:value="362" calcext:value-type="float">
            <text:p>362</text:p>
          </table:table-cell>
          <table:table-cell table:style-name="ce16" office:value-type="float" office:value="276" calcext:value-type="float">
            <text:p>276</text:p>
          </table:table-cell>
          <table:table-cell table:number-columns-repeated="13"/>
          <table:table-cell office:value-type="string" calcext:value-type="string">
            <text:p>MES</text:p>
          </table:table-cell>
          <table:table-cell office:value-type="string" calcext:value-type="string">
            <text:p>AÑO 1</text:p>
          </table:table-cell>
          <table:table-cell office:value-type="string" calcext:value-type="string">
            <text:p>AÑO 2</text:p>
          </table:table-cell>
          <table:table-cell table:number-columns-repeated="1004"/>
        </table:table-row>
        <table:table-row table:style-name="ro1">
          <table:table-cell/>
          <table:table-cell table:style-name="ce116" office:value-type="string" calcext:value-type="string">
            <text:p>FEBRERO</text:p>
          </table:table-cell>
          <table:table-cell table:style-name="ce16" office:value-type="float" office:value="381" calcext:value-type="float">
            <text:p>381</text:p>
          </table:table-cell>
          <table:table-cell table:style-name="ce16" office:value-type="float" office:value="334" calcext:value-type="float">
            <text:p>334</text:p>
          </table:table-cell>
          <table:table-cell table:number-columns-repeated="13"/>
          <table:table-cell office:value-type="string" calcext:value-type="string">
            <text:p>ENERO</text:p>
          </table:table-cell>
          <table:table-cell office:value-type="float" office:value="362" calcext:value-type="float">
            <text:p>362</text:p>
          </table:table-cell>
          <table:table-cell table:number-columns-repeated="1005"/>
        </table:table-row>
        <table:table-row table:style-name="ro1">
          <table:table-cell/>
          <table:table-cell table:style-name="ce116" office:value-type="string" calcext:value-type="string">
            <text:p>MARZO</text:p>
          </table:table-cell>
          <table:table-cell table:style-name="ce16" office:value-type="float" office:value="317" calcext:value-type="float">
            <text:p>317</text:p>
          </table:table-cell>
          <table:table-cell table:style-name="ce16" office:value-type="float" office:value="394" calcext:value-type="float">
            <text:p>394</text:p>
          </table:table-cell>
          <table:table-cell table:number-columns-repeated="13"/>
          <table:table-cell office:value-type="string" calcext:value-type="string">
            <text:p>FEBRERO</text:p>
          </table:table-cell>
          <table:table-cell office:value-type="float" office:value="381" calcext:value-type="float">
            <text:p>381</text:p>
          </table:table-cell>
          <table:table-cell table:number-columns-repeated="1005"/>
        </table:table-row>
        <table:table-row table:style-name="ro1">
          <table:table-cell/>
          <table:table-cell table:style-name="ce116" office:value-type="string" calcext:value-type="string">
            <text:p>ABRIL</text:p>
          </table:table-cell>
          <table:table-cell table:style-name="ce16" office:value-type="float" office:value="297" calcext:value-type="float">
            <text:p>297</text:p>
          </table:table-cell>
          <table:table-cell table:style-name="ce16" office:value-type="float" office:value="334" calcext:value-type="float">
            <text:p>334</text:p>
          </table:table-cell>
          <table:table-cell table:number-columns-repeated="13"/>
          <table:table-cell office:value-type="string" calcext:value-type="string">
            <text:p>MARZO</text:p>
          </table:table-cell>
          <table:table-cell office:value-type="float" office:value="317" calcext:value-type="float">
            <text:p>317</text:p>
          </table:table-cell>
          <table:table-cell table:number-columns-repeated="1005"/>
        </table:table-row>
        <table:table-row table:style-name="ro1">
          <table:table-cell/>
          <table:table-cell table:style-name="ce116" office:value-type="string" calcext:value-type="string">
            <text:p>MAYO</text:p>
          </table:table-cell>
          <table:table-cell table:style-name="ce16" office:value-type="float" office:value="399" calcext:value-type="float">
            <text:p>399</text:p>
          </table:table-cell>
          <table:table-cell table:style-name="ce16" office:value-type="float" office:value="384" calcext:value-type="float">
            <text:p>384</text:p>
          </table:table-cell>
          <table:table-cell table:number-columns-repeated="13"/>
          <table:table-cell office:value-type="string" calcext:value-type="string">
            <text:p>ABRIL</text:p>
          </table:table-cell>
          <table:table-cell office:value-type="float" office:value="297" calcext:value-type="float">
            <text:p>297</text:p>
          </table:table-cell>
          <table:table-cell table:number-columns-repeated="1005"/>
        </table:table-row>
        <table:table-row table:style-name="ro1">
          <table:table-cell/>
          <table:table-cell table:style-name="ce116" office:value-type="string" calcext:value-type="string">
            <text:p>JUNIO</text:p>
          </table:table-cell>
          <table:table-cell table:style-name="ce16" office:value-type="float" office:value="402" calcext:value-type="float">
            <text:p>402</text:p>
          </table:table-cell>
          <table:table-cell table:style-name="ce16" office:value-type="float" office:value="314" calcext:value-type="float">
            <text:p>314</text:p>
          </table:table-cell>
          <table:table-cell table:number-columns-repeated="13"/>
          <table:table-cell office:value-type="string" calcext:value-type="string">
            <text:p>MAYO</text:p>
          </table:table-cell>
          <table:table-cell office:value-type="float" office:value="399" calcext:value-type="float">
            <text:p>399</text:p>
          </table:table-cell>
          <table:table-cell table:number-columns-repeated="1005"/>
        </table:table-row>
        <table:table-row table:style-name="ro1">
          <table:table-cell/>
          <table:table-cell table:style-name="ce116" office:value-type="string" calcext:value-type="string">
            <text:p>JULIO</text:p>
          </table:table-cell>
          <table:table-cell table:style-name="ce16" office:value-type="float" office:value="375" calcext:value-type="float">
            <text:p>375</text:p>
          </table:table-cell>
          <table:table-cell table:style-name="ce16" office:value-type="float" office:value="344" calcext:value-type="float">
            <text:p>344</text:p>
          </table:table-cell>
          <table:table-cell table:number-columns-repeated="13"/>
          <table:table-cell office:value-type="string" calcext:value-type="string">
            <text:p>JUNIO</text:p>
          </table:table-cell>
          <table:table-cell office:value-type="float" office:value="402" calcext:value-type="float">
            <text:p>402</text:p>
          </table:table-cell>
          <table:table-cell table:number-columns-repeated="1005"/>
        </table:table-row>
        <table:table-row table:style-name="ro1">
          <table:table-cell/>
          <table:table-cell table:style-name="ce116" office:value-type="string" calcext:value-type="string">
            <text:p>AGOSTO</text:p>
          </table:table-cell>
          <table:table-cell table:style-name="ce16" office:value-type="float" office:value="349" calcext:value-type="float">
            <text:p>349</text:p>
          </table:table-cell>
          <table:table-cell table:style-name="ce16" office:value-type="float" office:value="337" calcext:value-type="float">
            <text:p>337</text:p>
          </table:table-cell>
          <table:table-cell table:number-columns-repeated="13"/>
          <table:table-cell office:value-type="string" calcext:value-type="string">
            <text:p>JULIO</text:p>
          </table:table-cell>
          <table:table-cell office:value-type="float" office:value="375" calcext:value-type="float">
            <text:p>375</text:p>
          </table:table-cell>
          <table:table-cell table:number-columns-repeated="1005"/>
        </table:table-row>
        <table:table-row table:style-name="ro1">
          <table:table-cell/>
          <table:table-cell table:style-name="ce116" office:value-type="string" calcext:value-type="string">
            <text:p>SEPTIEMBRE</text:p>
          </table:table-cell>
          <table:table-cell table:style-name="ce16" office:value-type="float" office:value="386" calcext:value-type="float">
            <text:p>386</text:p>
          </table:table-cell>
          <table:table-cell table:style-name="ce16" office:value-type="float" office:value="345" calcext:value-type="float">
            <text:p>345</text:p>
          </table:table-cell>
          <table:table-cell table:number-columns-repeated="13"/>
          <table:table-cell office:value-type="string" calcext:value-type="string">
            <text:p>AGOSTO</text:p>
          </table:table-cell>
          <table:table-cell office:value-type="float" office:value="349" calcext:value-type="float">
            <text:p>349</text:p>
          </table:table-cell>
          <table:table-cell table:number-columns-repeated="1005"/>
        </table:table-row>
        <table:table-row table:style-name="ro1">
          <table:table-cell/>
          <table:table-cell table:style-name="ce116" office:value-type="string" calcext:value-type="string">
            <text:p>OCTUBRE</text:p>
          </table:table-cell>
          <table:table-cell table:style-name="ce16" office:value-type="float" office:value="328" calcext:value-type="float">
            <text:p>328</text:p>
          </table:table-cell>
          <table:table-cell table:style-name="ce16" office:value-type="float" office:value="362" calcext:value-type="float">
            <text:p>362</text:p>
          </table:table-cell>
          <table:table-cell table:number-columns-repeated="13"/>
          <table:table-cell office:value-type="string" calcext:value-type="string">
            <text:p>SEPTIEMBRE</text:p>
          </table:table-cell>
          <table:table-cell office:value-type="float" office:value="386" calcext:value-type="float">
            <text:p>386</text:p>
          </table:table-cell>
          <table:table-cell table:number-columns-repeated="1005"/>
        </table:table-row>
        <table:table-row table:style-name="ro1">
          <table:table-cell/>
          <table:table-cell table:style-name="ce116" office:value-type="string" calcext:value-type="string">
            <text:p>NOVIEMBRE</text:p>
          </table:table-cell>
          <table:table-cell table:style-name="ce16" office:value-type="float" office:value="389" calcext:value-type="float">
            <text:p>389</text:p>
          </table:table-cell>
          <table:table-cell table:style-name="ce16" office:value-type="float" office:value="314" calcext:value-type="float">
            <text:p>314</text:p>
          </table:table-cell>
          <table:table-cell table:number-columns-repeated="13"/>
          <table:table-cell office:value-type="string" calcext:value-type="string">
            <text:p>OCTUBRE</text:p>
          </table:table-cell>
          <table:table-cell office:value-type="float" office:value="328" calcext:value-type="float">
            <text:p>328</text:p>
          </table:table-cell>
          <table:table-cell table:number-columns-repeated="1005"/>
        </table:table-row>
        <table:table-row table:style-name="ro1">
          <table:table-cell/>
          <table:table-cell table:style-name="ce116" office:value-type="string" calcext:value-type="string">
            <text:p>DICIEMBRE</text:p>
          </table:table-cell>
          <table:table-cell table:style-name="ce16" office:value-type="float" office:value="343" calcext:value-type="float">
            <text:p>343</text:p>
          </table:table-cell>
          <table:table-cell table:style-name="ce16" office:value-type="float" office:value="365" calcext:value-type="float">
            <text:p>365</text:p>
          </table:table-cell>
          <table:table-cell table:number-columns-repeated="13"/>
          <table:table-cell office:value-type="string" calcext:value-type="string">
            <text:p>NOVIEMBRE</text:p>
          </table:table-cell>
          <table:table-cell office:value-type="float" office:value="389" calcext:value-type="float">
            <text:p>389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DICIEMBRE</text:p>
          </table:table-cell>
          <table:table-cell office:value-type="float" office:value="343" calcext:value-type="float">
            <text:p>343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ENERO</text:p>
          </table:table-cell>
          <table:table-cell office:value-type="float" office:value="276" calcext:value-type="float">
            <text:p>27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.- </text:p>
          </table:table-cell>
          <table:table-cell table:style-name="ce144" office:value-type="string" calcext:value-type="string">
            <text:p>Observando la gráfica no se observa tendencia</text:p>
          </table:table-cell>
          <table:table-cell table:number-columns-repeated="14"/>
          <table:table-cell office:value-type="string" calcext:value-type="string">
            <text:p>FEBRERO</text:p>
          </table:table-cell>
          <table:table-cell office:value-type="float" office:value="334" calcext:value-type="float">
            <text:p>334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.-</text:p>
          </table:table-cell>
          <table:table-cell table:style-name="ce144" office:value-type="string" calcext:value-type="string">
            <text:p>Es posible que el nivel (o media) pueda estar cambiando lentamente a lo largo del tiempo</text:p>
          </table:table-cell>
          <table:table-cell table:number-columns-repeated="6"/>
          <table:table-cell>
            <draw:custom-shape table:end-cell-address="'ACTIVDAD 3'.L23" table:end-x="0.8469in" table:end-y="0.0169in" draw:z-index="4" draw:name="Llamada con línea 1 7" draw:style-name="gr13" draw:text-style-name="P11" svg:width="2.3087in" svg:height="1.0843in" svg:x="0.7685in" svg:y="0.0437in">
              <text:p text:style-name="P3"><text:span text:style-name="T9">A través de la función SOLVER buscaremos el 𝝀 óptimo que hace que el Error cuadrático medio sea MÍNIMO.</text:span></text:p>
              <draw:enhanced-geometry draw:mirror-horizontal="false" draw:mirror-vertical="false" draw:text-areas="0 0 ?f4 ?f7" svg:viewBox="0 0 0 0" draw:type="ooxml-borderCallout1" draw:modifiers="18750 -8333 112500 -38333" draw:enhanced-path="M 0 0 L ?f4 0 ?f4 ?f7 0 ?f7 Z N M ?f1 ?f0 L ?f3 ?f2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width"/>
                <draw:equation draw:name="f5" draw:formula="logheight/2"/>
                <draw:equation draw:name="f6" draw:formula="logwidth/2"/>
                <draw:equation draw:name="f7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number-columns-repeated="7"/>
          <table:table-cell office:value-type="string" calcext:value-type="string">
            <text:p>MARZO</text:p>
          </table:table-cell>
          <table:table-cell office:value-type="float" office:value="394" calcext:value-type="float">
            <text:p>394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3.-</text:p>
          </table:table-cell>
          <table:table-cell table:style-name="ce144" office:value-type="string" calcext:value-type="string">
            <text:p>Ahora suavizaremos la serie, utlizando suavizado exponencial</text:p>
          </table:table-cell>
          <table:table-cell table:number-columns-repeated="14"/>
          <table:table-cell office:value-type="string" calcext:value-type="string">
            <text:p>ABRIL</text:p>
          </table:table-cell>
          <table:table-cell office:value-type="float" office:value="334" calcext:value-type="float">
            <text:p>334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MAYO</text:p>
          </table:table-cell>
          <table:table-cell office:value-type="float" office:value="384" calcext:value-type="float">
            <text:p>384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2" office:value-type="string" calcext:value-type="string">
            <text:p>𝝀</text:p>
          </table:table-cell>
          <table:table-cell table:style-name="ce145" office:value-type="float" office:value="0.0343532250164238" calcext:value-type="float">
            <text:p>0.034353225016424</text:p>
          </table:table-cell>
          <table:table-cell table:number-columns-repeated="2"/>
          <table:table-cell office:value-type="string" calcext:value-type="string">
            <text:p>Ecuación</text:p>
          </table:table-cell>
          <table:table-cell table:number-columns-repeated="1018"/>
        </table:table-row>
        <table:table-row table:style-name="ro13">
          <table:table-cell/>
          <table:table-cell table:style-name="ce143" office:value-type="string" calcext:value-type="string">
            <text:p>Error cuadrado del pronóstico</text:p>
          </table:table-cell>
          <table:table-cell table:style-name="ce146" table:formula="of:=+[.G51]" office:value-type="float" office:value="28089.1408597512" calcext:value-type="float">
            <text:p>28,089</text:p>
          </table:table-cell>
          <table:table-cell/>
          <table:table-cell>
            <draw:custom-shape table:end-cell-address="'ACTIVDAD 3'.G23" table:end-x="0.85in" table:end-y="0.1957in" draw:z-index="1" draw:name="CuadroTexto 4" draw:style-name="gr2" draw:text-style-name="P4" svg:width="2.324in" svg:height="0.1783in" svg:x="0.7567in" svg:y="0.0173in">
              <text:p text:style-name="P3"><text:span text:style-name="T6">𝑆</text:span><text:span text:style-name="T7">_</text:span><text:span text:style-name="T6">𝑡=</text:span><text:span text:style-name="T10">𝜆𝑌_𝑡+(1−𝜆) 𝑌_(𝑡−1)</text:span><text:span text:style-name="T11"> <text:s text:c="7"/>0</text:span><text:span text:style-name="T12">≤𝜆≤</text:span><text:span text:style-name="T10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ce152" table:formula="of:=SUMPRODUCT([.F27:.F50];[.F27:.F50])" office:value-type="float" office:value="28089.1408597512" calcext:value-type="float">
            <text:p>28,089</text:p>
          </table:table-cell>
          <table:table-cell table:number-columns-repeated="1015"/>
        </table:table-row>
        <table:table-row table:style-name="ro1">
          <table:table-cell table:number-columns-repeated="17"/>
          <table:table-cell office:value-type="string" calcext:value-type="string">
            <text:p>JUNIO</text:p>
          </table:table-cell>
          <table:table-cell office:value-type="float" office:value="314" calcext:value-type="float">
            <text:p>314</text:p>
          </table:table-cell>
          <table:table-cell table:number-columns-repeated="1005"/>
        </table:table-row>
        <table:table-row table:style-name="ro14">
          <table:table-cell table:style-name="ce140" office:value-type="string" calcext:value-type="string">
            <text:p>Periodo</text:p>
          </table:table-cell>
          <table:table-cell table:style-name="ce140" office:value-type="string" calcext:value-type="string">
            <text:p>MES</text:p>
          </table:table-cell>
          <table:table-cell table:style-name="ce140">
            <draw:custom-shape table:end-cell-address="'ACTIVDAD 3'.C25" table:end-x="0.5988in" table:end-y="0.1858in" draw:z-index="2" draw:name="CuadroTexto 5" draw:style-name="gr2" draw:text-style-name="P4" svg:width="0.2035in" svg:height="0.1685in" svg:x="0.3953in" svg:y="0.0173in">
              <text:p text:style-name="P3"><text:span text:style-name="T6">𝑌</text:span><text:span text:style-name="T7">_</text:span><text:span text:style-name="T6">𝑡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40">
            <draw:custom-shape table:end-cell-address="'ACTIVDAD 3'.D25" table:end-x="0.5567in" table:end-y="0.1894in" draw:z-index="3" draw:name="CuadroTexto 6" draw:style-name="gr2" draw:text-style-name="P4" svg:width="0.1949in" svg:height="0.1685in" svg:x="0.3618in" svg:y="0.0209in">
              <text:p text:style-name="P3"><text:span text:style-name="T6">𝑆</text:span><text:span text:style-name="T7">_</text:span><text:span text:style-name="T6">𝑡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48" office:value-type="string" calcext:value-type="string">
            <text:p>Pronóstico en el último periodo</text:p>
          </table:table-cell>
          <table:table-cell table:style-name="ce149" office:value-type="string" calcext:value-type="string">
            <text:p>Error del pronóstico</text:p>
          </table:table-cell>
          <table:table-cell table:style-name="ce149" office:value-type="string" calcext:value-type="string">
            <text:p>Error cuadrado del pronóstico</text:p>
          </table:table-cell>
          <table:table-cell table:number-columns-repeated="10"/>
          <table:table-cell office:value-type="string" calcext:value-type="string">
            <text:p>JULIO</text:p>
          </table:table-cell>
          <table:table-cell office:value-type="float" office:value="344" calcext:value-type="float">
            <text:p>344</text:p>
          </table:table-cell>
          <table:table-cell table:number-columns-repeated="1005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140" table:number-columns-repeated="2"/>
          <table:table-cell table:style-name="ce147" table:formula="of:=AVERAGE([.C27:.C38])" office:value-type="float" office:value="360.666666666667" calcext:value-type="float">
            <text:p>360.67</text:p>
          </table:table-cell>
          <table:table-cell table:style-name="ce140" table:number-columns-repeated="3"/>
          <table:table-cell table:number-columns-repeated="1017"/>
        </table:table-row>
        <table:table-row table:style-name="ro1">
          <table:table-cell table:style-name="ce141" office:value-type="float" office:value="1" calcext:value-type="float">
            <text:p>1</text:p>
          </table:table-cell>
          <table:table-cell table:style-name="ce116" office:value-type="string" calcext:value-type="string">
            <text:p>ENERO</text:p>
          </table:table-cell>
          <table:table-cell table:style-name="ce16" office:value-type="float" office:value="362" calcext:value-type="float">
            <text:p>362</text:p>
          </table:table-cell>
          <table:table-cell table:style-name="ce16" table:formula="of:=[.$C$22]*[.C27]+(1-[.$C$22])*[.D26]" office:value-type="float" office:value="360.712470966689" calcext:value-type="float">
            <text:p>360.712470966689</text:p>
          </table:table-cell>
          <table:table-cell table:style-name="ce22" table:formula="of:=+[.D26]" office:value-type="float" office:value="360.666666666667" calcext:value-type="float">
            <text:p>360.67</text:p>
          </table:table-cell>
          <table:table-cell table:style-name="ce16" table:formula="of:=+[.C27]-[.D26]" office:value-type="float" office:value="1.33333333333331" calcext:value-type="float">
            <text:p>1.33333333333331</text:p>
          </table:table-cell>
          <table:table-cell table:style-name="ce150" table:formula="of:=POWER([.F27];2)" office:value-type="float" office:value="1.77777777777773" calcext:value-type="float">
            <text:p>2</text:p>
          </table:table-cell>
          <table:table-cell table:number-columns-repeated="10"/>
          <table:table-cell office:value-type="string" calcext:value-type="string">
            <text:p>AGOSTO</text:p>
          </table:table-cell>
          <table:table-cell office:value-type="float" office:value="337" calcext:value-type="float">
            <text:p>337</text:p>
          </table:table-cell>
          <table:table-cell table:number-columns-repeated="1005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16" office:value-type="string" calcext:value-type="string">
            <text:p>FEBRERO</text:p>
          </table:table-cell>
          <table:table-cell table:style-name="ce16" office:value-type="float" office:value="381" calcext:value-type="float">
            <text:p>381</text:p>
          </table:table-cell>
          <table:table-cell table:style-name="ce16" table:formula="of:=[.$C$22]*[.C28]+(1-[.$C$22])*[.D27]" office:value-type="float" office:value="361.409413016597" calcext:value-type="float">
            <text:p>361.409413016597</text:p>
          </table:table-cell>
          <table:table-cell table:style-name="ce22" table:formula="of:=+[.D27]" office:value-type="float" office:value="360.712470966689" calcext:value-type="float">
            <text:p>360.71</text:p>
          </table:table-cell>
          <table:table-cell table:style-name="ce16" table:formula="of:=+[.C28]-[.D27]" office:value-type="float" office:value="20.2875290333114" calcext:value-type="float">
            <text:p>20.2875290333114</text:p>
          </table:table-cell>
          <table:table-cell table:style-name="ce150" table:formula="of:=POWER([.F28];2)" office:value-type="float" office:value="411.583834277455" calcext:value-type="float">
            <text:p>412</text:p>
          </table:table-cell>
          <table:table-cell table:number-columns-repeated="10"/>
          <table:table-cell office:value-type="string" calcext:value-type="string">
            <text:p>SEPTIEMBRE</text:p>
          </table:table-cell>
          <table:table-cell office:value-type="float" office:value="345" calcext:value-type="float">
            <text:p>345</text:p>
          </table:table-cell>
          <table:table-cell table:number-columns-repeated="1005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style-name="ce116" office:value-type="string" calcext:value-type="string">
            <text:p>MARZO</text:p>
          </table:table-cell>
          <table:table-cell table:style-name="ce16" office:value-type="float" office:value="317" calcext:value-type="float">
            <text:p>317</text:p>
          </table:table-cell>
          <table:table-cell table:style-name="ce16" table:formula="of:=[.$C$22]*[.C29]+(1-[.$C$22])*[.D28]" office:value-type="float" office:value="359.883806458391" calcext:value-type="float">
            <text:p>359.883806458391</text:p>
          </table:table-cell>
          <table:table-cell table:style-name="ce22" table:formula="of:=+[.D28]" office:value-type="float" office:value="361.409413016597" calcext:value-type="float">
            <text:p>361.41</text:p>
          </table:table-cell>
          <table:table-cell table:style-name="ce16" table:formula="of:=+[.C29]-[.D28]" office:value-type="float" office:value="-44.4094130165972" calcext:value-type="float">
            <text:p>-44.4094130165972</text:p>
          </table:table-cell>
          <table:table-cell table:style-name="ce150" table:formula="of:=POWER([.F29];2)" office:value-type="float" office:value="1972.19596447871" calcext:value-type="float">
            <text:p>1,972</text:p>
          </table:table-cell>
          <table:table-cell table:number-columns-repeated="10"/>
          <table:table-cell office:value-type="string" calcext:value-type="string">
            <text:p>OCTUBRE</text:p>
          </table:table-cell>
          <table:table-cell office:value-type="float" office:value="362" calcext:value-type="float">
            <text:p>362</text:p>
          </table:table-cell>
          <table:table-cell table:number-columns-repeated="1005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16" office:value-type="string" calcext:value-type="string">
            <text:p>ABRIL</text:p>
          </table:table-cell>
          <table:table-cell table:style-name="ce16" office:value-type="float" office:value="297" calcext:value-type="float">
            <text:p>297</text:p>
          </table:table-cell>
          <table:table-cell table:style-name="ce16" table:formula="of:=[.$C$22]*[.C30]+(1-[.$C$22])*[.D29]" office:value-type="float" office:value="357.723544905236" calcext:value-type="float">
            <text:p>357.723544905236</text:p>
          </table:table-cell>
          <table:table-cell table:style-name="ce22" table:formula="of:=+[.D29]" office:value-type="float" office:value="359.883806458391" calcext:value-type="float">
            <text:p>359.88</text:p>
          </table:table-cell>
          <table:table-cell table:style-name="ce16" table:formula="of:=+[.C30]-[.D29]" office:value-type="float" office:value="-62.8838064583907" calcext:value-type="float">
            <text:p>-62.8838064583907</text:p>
          </table:table-cell>
          <table:table-cell table:style-name="ce150" table:formula="of:=POWER([.F30];2)" office:value-type="float" office:value="3954.37311469634" calcext:value-type="float">
            <text:p>3,954</text:p>
          </table:table-cell>
          <table:table-cell table:number-columns-repeated="10"/>
          <table:table-cell office:value-type="string" calcext:value-type="string">
            <text:p>NOVIEMBRE</text:p>
          </table:table-cell>
          <table:table-cell office:value-type="float" office:value="314" calcext:value-type="float">
            <text:p>314</text:p>
          </table:table-cell>
          <table:table-cell table:number-columns-repeated="1005"/>
        </table:table-row>
        <table:table-row table:style-name="ro1">
          <table:table-cell table:style-name="ce141" office:value-type="float" office:value="5" calcext:value-type="float">
            <text:p>5</text:p>
          </table:table-cell>
          <table:table-cell table:style-name="ce116" office:value-type="string" calcext:value-type="string">
            <text:p>MAYO</text:p>
          </table:table-cell>
          <table:table-cell table:style-name="ce16" office:value-type="float" office:value="399" calcext:value-type="float">
            <text:p>399</text:p>
          </table:table-cell>
          <table:table-cell table:style-name="ce16" table:formula="of:=[.$C$22]*[.C31]+(1-[.$C$22])*[.D30]" office:value-type="float" office:value="359.141524254987" calcext:value-type="float">
            <text:p>359.141524254987</text:p>
          </table:table-cell>
          <table:table-cell table:style-name="ce22" table:formula="of:=+[.D30]" office:value-type="float" office:value="357.723544905236" calcext:value-type="float">
            <text:p>357.72</text:p>
          </table:table-cell>
          <table:table-cell table:style-name="ce16" table:formula="of:=+[.C31]-[.D30]" office:value-type="float" office:value="41.2764550947637" calcext:value-type="float">
            <text:p>41.2764550947637</text:p>
          </table:table-cell>
          <table:table-cell table:style-name="ce150" table:formula="of:=POWER([.F31];2)" office:value-type="float" office:value="1703.74574519004" calcext:value-type="float">
            <text:p>1,704</text:p>
          </table:table-cell>
          <table:table-cell table:number-columns-repeated="10"/>
          <table:table-cell office:value-type="string" calcext:value-type="string">
            <text:p>DICIEMBRE</text:p>
          </table:table-cell>
          <table:table-cell office:value-type="float" office:value="365" calcext:value-type="float">
            <text:p>365</text:p>
          </table:table-cell>
          <table:table-cell table:number-columns-repeated="1005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116" office:value-type="string" calcext:value-type="string">
            <text:p>JUNIO</text:p>
          </table:table-cell>
          <table:table-cell table:style-name="ce16" office:value-type="float" office:value="402" calcext:value-type="float">
            <text:p>402</text:p>
          </table:table-cell>
          <table:table-cell table:style-name="ce16" table:formula="of:=[.$C$22]*[.C32]+(1-[.$C$22])*[.D31]" office:value-type="float" office:value="360.613851116116" calcext:value-type="float">
            <text:p>360.613851116116</text:p>
          </table:table-cell>
          <table:table-cell table:style-name="ce22" table:formula="of:=+[.D31]" office:value-type="float" office:value="359.141524254987" calcext:value-type="float">
            <text:p>359.14</text:p>
          </table:table-cell>
          <table:table-cell table:style-name="ce16" table:formula="of:=+[.C32]-[.D31]" office:value-type="float" office:value="42.8584757450129" calcext:value-type="float">
            <text:p>42.8584757450129</text:p>
          </table:table-cell>
          <table:table-cell table:style-name="ce150" table:formula="of:=POWER([.F32];2)" office:value-type="float" office:value="1836.84894318586" calcext:value-type="float">
            <text:p>1,837</text:p>
          </table:table-cell>
          <table:table-cell table:number-columns-repeated="1017"/>
        </table:table-row>
        <table:table-row table:style-name="ro1">
          <table:table-cell table:style-name="ce141" office:value-type="float" office:value="7" calcext:value-type="float">
            <text:p>7</text:p>
          </table:table-cell>
          <table:table-cell table:style-name="ce116" office:value-type="string" calcext:value-type="string">
            <text:p>JULIO</text:p>
          </table:table-cell>
          <table:table-cell table:style-name="ce16" office:value-type="float" office:value="375" calcext:value-type="float">
            <text:p>375</text:p>
          </table:table-cell>
          <table:table-cell table:style-name="ce16" table:formula="of:=[.$C$22]*[.C33]+(1-[.$C$22])*[.D32]" office:value-type="float" office:value="361.108061725844" calcext:value-type="float">
            <text:p>361.108061725844</text:p>
          </table:table-cell>
          <table:table-cell table:style-name="ce22" table:formula="of:=+[.D32]" office:value-type="float" office:value="360.613851116116" calcext:value-type="float">
            <text:p>360.61</text:p>
          </table:table-cell>
          <table:table-cell table:style-name="ce16" table:formula="of:=+[.C33]-[.D32]" office:value-type="float" office:value="14.3861488838836" calcext:value-type="float">
            <text:p>14.3861488838836</text:p>
          </table:table-cell>
          <table:table-cell table:style-name="ce150" table:formula="of:=POWER([.F33];2)" office:value-type="float" office:value="206.961279709266" calcext:value-type="float">
            <text:p>207</text:p>
          </table:table-cell>
          <table:table-cell table:number-columns-repeated="1017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116" office:value-type="string" calcext:value-type="string">
            <text:p>AGOSTO</text:p>
          </table:table-cell>
          <table:table-cell table:style-name="ce16" office:value-type="float" office:value="349" calcext:value-type="float">
            <text:p>349</text:p>
          </table:table-cell>
          <table:table-cell table:style-name="ce16" table:formula="of:=[.$C$22]*[.C34]+(1-[.$C$22])*[.D33]" office:value-type="float" office:value="360.692110756864" calcext:value-type="float">
            <text:p>360.692110756864</text:p>
          </table:table-cell>
          <table:table-cell table:style-name="ce22" table:formula="of:=+[.D33]" office:value-type="float" office:value="361.108061725844" calcext:value-type="float">
            <text:p>361.11</text:p>
          </table:table-cell>
          <table:table-cell table:style-name="ce16" table:formula="of:=+[.C34]-[.D33]" office:value-type="float" office:value="-12.1080617258442" calcext:value-type="float">
            <text:p>-12.1080617258442</text:p>
          </table:table-cell>
          <table:table-cell table:style-name="ce150" table:formula="of:=POWER([.F34];2)" office:value-type="float" office:value="146.605158756853" calcext:value-type="float">
            <text:p>147</text:p>
          </table:table-cell>
          <table:table-cell table:number-columns-repeated="1017"/>
        </table:table-row>
        <table:table-row table:style-name="ro1">
          <table:table-cell table:style-name="ce141" office:value-type="float" office:value="9" calcext:value-type="float">
            <text:p>9</text:p>
          </table:table-cell>
          <table:table-cell table:style-name="ce116" office:value-type="string" calcext:value-type="string">
            <text:p>SEPTIEMBRE</text:p>
          </table:table-cell>
          <table:table-cell table:style-name="ce16" office:value-type="float" office:value="386" calcext:value-type="float">
            <text:p>386</text:p>
          </table:table-cell>
          <table:table-cell table:style-name="ce16" table:formula="of:=[.$C$22]*[.C35]+(1-[.$C$22])*[.D34]" office:value-type="float" office:value="361.561518370724" calcext:value-type="float">
            <text:p>361.561518370724</text:p>
          </table:table-cell>
          <table:table-cell table:style-name="ce22" table:formula="of:=+[.D34]" office:value-type="float" office:value="360.692110756864" calcext:value-type="float">
            <text:p>360.69</text:p>
          </table:table-cell>
          <table:table-cell table:style-name="ce16" table:formula="of:=+[.C35]-[.D34]" office:value-type="float" office:value="25.3078892431365" calcext:value-type="float">
            <text:p>25.3078892431365</text:p>
          </table:table-cell>
          <table:table-cell table:style-name="ce150" table:formula="of:=POWER([.F35];2)" office:value-type="float" office:value="640.489257942862" calcext:value-type="float">
            <text:p>640</text:p>
          </table:table-cell>
          <table:table-cell table:number-columns-repeated="1017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116" office:value-type="string" calcext:value-type="string">
            <text:p>OCTUBRE</text:p>
          </table:table-cell>
          <table:table-cell table:style-name="ce16" office:value-type="float" office:value="328" calcext:value-type="float">
            <text:p>328</text:p>
          </table:table-cell>
          <table:table-cell table:style-name="ce16" table:formula="of:=[.$C$22]*[.C36]+(1-[.$C$22])*[.D35]" office:value-type="float" office:value="360.408571978241" calcext:value-type="float">
            <text:p>360.408571978241</text:p>
          </table:table-cell>
          <table:table-cell table:style-name="ce22" table:formula="of:=+[.D35]" office:value-type="float" office:value="361.561518370724" calcext:value-type="float">
            <text:p>361.56</text:p>
          </table:table-cell>
          <table:table-cell table:style-name="ce16" table:formula="of:=+[.C36]-[.D35]" office:value-type="float" office:value="-33.5615183707238" calcext:value-type="float">
            <text:p>-33.5615183707238</text:p>
          </table:table-cell>
          <table:table-cell table:style-name="ce150" table:formula="of:=POWER([.F36];2)" office:value-type="float" office:value="1126.37551534843" calcext:value-type="float">
            <text:p>1,126</text:p>
          </table:table-cell>
          <table:table-cell table:number-columns-repeated="1017"/>
        </table:table-row>
        <table:table-row table:style-name="ro1">
          <table:table-cell table:style-name="ce141" office:value-type="float" office:value="11" calcext:value-type="float">
            <text:p>11</text:p>
          </table:table-cell>
          <table:table-cell table:style-name="ce116" office:value-type="string" calcext:value-type="string">
            <text:p>NOVIEMBRE</text:p>
          </table:table-cell>
          <table:table-cell table:style-name="ce16" office:value-type="float" office:value="389" calcext:value-type="float">
            <text:p>389</text:p>
          </table:table-cell>
          <table:table-cell table:style-name="ce16" table:formula="of:=[.$C$22]*[.C37]+(1-[.$C$22])*[.D36]" office:value-type="float" office:value="361.390779738614" calcext:value-type="float">
            <text:p>361.390779738614</text:p>
          </table:table-cell>
          <table:table-cell table:style-name="ce22" table:formula="of:=+[.D36]" office:value-type="float" office:value="360.408571978241" calcext:value-type="float">
            <text:p>360.41</text:p>
          </table:table-cell>
          <table:table-cell table:style-name="ce16" table:formula="of:=+[.C37]-[.D36]" office:value-type="float" office:value="28.5914280217585" calcext:value-type="float">
            <text:p>28.5914280217585</text:p>
          </table:table-cell>
          <table:table-cell table:style-name="ce150" table:formula="of:=POWER([.F37];2)" office:value-type="float" office:value="817.469756323399" calcext:value-type="float">
            <text:p>817</text:p>
          </table:table-cell>
          <table:table-cell table:number-columns-repeated="1017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116" office:value-type="string" calcext:value-type="string">
            <text:p>DICIEMBRE</text:p>
          </table:table-cell>
          <table:table-cell table:style-name="ce16" office:value-type="float" office:value="343" calcext:value-type="float">
            <text:p>343</text:p>
          </table:table-cell>
          <table:table-cell table:style-name="ce16" table:formula="of:=[.$C$22]*[.C38]+(1-[.$C$22])*[.D37]" office:value-type="float" office:value="360.758997144026" calcext:value-type="float">
            <text:p>360.758997144026</text:p>
          </table:table-cell>
          <table:table-cell table:style-name="ce22" table:formula="of:=+[.D37]" office:value-type="float" office:value="361.390779738614" calcext:value-type="float">
            <text:p>361.39</text:p>
          </table:table-cell>
          <table:table-cell table:style-name="ce16" table:formula="of:=+[.C38]-[.D37]" office:value-type="float" office:value="-18.3907797386138" calcext:value-type="float">
            <text:p>-18.3907797386138</text:p>
          </table:table-cell>
          <table:table-cell table:style-name="ce150" table:formula="of:=POWER([.F38];2)" office:value-type="float" office:value="338.220779394207" calcext:value-type="float">
            <text:p>338</text:p>
          </table:table-cell>
          <table:table-cell table:number-columns-repeated="1017"/>
        </table:table-row>
        <table:table-row table:style-name="ro1">
          <table:table-cell table:style-name="ce141" office:value-type="float" office:value="13" calcext:value-type="float">
            <text:p>13</text:p>
          </table:table-cell>
          <table:table-cell table:style-name="ce116" office:value-type="string" calcext:value-type="string">
            <text:p>ENERO</text:p>
          </table:table-cell>
          <table:table-cell table:style-name="ce16" office:value-type="float" office:value="276" calcext:value-type="float">
            <text:p>276</text:p>
          </table:table-cell>
          <table:table-cell table:style-name="ce16" table:formula="of:=[.$C$22]*[.C39]+(1-[.$C$22])*[.D38]" office:value-type="float" office:value="357.84725224297" calcext:value-type="float">
            <text:p>357.84725224297</text:p>
          </table:table-cell>
          <table:table-cell table:style-name="ce22" table:formula="of:=+[.D38]" office:value-type="float" office:value="360.758997144026" calcext:value-type="float">
            <text:p>360.76</text:p>
          </table:table-cell>
          <table:table-cell table:style-name="ce16" table:formula="of:=+[.C39]-[.D38]" office:value-type="float" office:value="-84.7589971440257" calcext:value-type="float">
            <text:p>-84.7589971440257</text:p>
          </table:table-cell>
          <table:table-cell table:style-name="ce150" table:formula="of:=POWER([.F39];2)" office:value-type="float" office:value="7184.08759686095" calcext:value-type="float">
            <text:p>7,184</text:p>
          </table:table-cell>
          <table:table-cell table:number-columns-repeated="1017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116" office:value-type="string" calcext:value-type="string">
            <text:p>FEBRERO</text:p>
          </table:table-cell>
          <table:table-cell table:style-name="ce16" office:value-type="float" office:value="334" calcext:value-type="float">
            <text:p>334</text:p>
          </table:table-cell>
          <table:table-cell table:style-name="ce16" table:formula="of:=[.$C$22]*[.C40]+(1-[.$C$22])*[.D39]" office:value-type="float" office:value="357.028022220644" calcext:value-type="float">
            <text:p>357.028022220644</text:p>
          </table:table-cell>
          <table:table-cell table:style-name="ce22" table:formula="of:=+[.D39]" office:value-type="float" office:value="357.84725224297" calcext:value-type="float">
            <text:p>357.85</text:p>
          </table:table-cell>
          <table:table-cell table:style-name="ce16" table:formula="of:=+[.C40]-[.D39]" office:value-type="float" office:value="-23.8472522429705" calcext:value-type="float">
            <text:p>-23.8472522429705</text:p>
          </table:table-cell>
          <table:table-cell table:style-name="ce150" table:formula="of:=POWER([.F40];2)" office:value-type="float" office:value="568.691439539862" calcext:value-type="float">
            <text:p>569</text:p>
          </table:table-cell>
          <table:table-cell table:number-columns-repeated="1017"/>
        </table:table-row>
        <table:table-row table:style-name="ro1">
          <table:table-cell table:style-name="ce141" office:value-type="float" office:value="15" calcext:value-type="float">
            <text:p>15</text:p>
          </table:table-cell>
          <table:table-cell table:style-name="ce116" office:value-type="string" calcext:value-type="string">
            <text:p>MARZO</text:p>
          </table:table-cell>
          <table:table-cell table:style-name="ce16" office:value-type="float" office:value="394" calcext:value-type="float">
            <text:p>394</text:p>
          </table:table-cell>
          <table:table-cell table:style-name="ce16" table:formula="of:=[.$C$22]*[.C41]+(1-[.$C$22])*[.D40]" office:value-type="float" office:value="358.298128892601" calcext:value-type="float">
            <text:p>358.298128892601</text:p>
          </table:table-cell>
          <table:table-cell table:style-name="ce22" table:formula="of:=+[.D40]" office:value-type="float" office:value="357.028022220644" calcext:value-type="float">
            <text:p>357.03</text:p>
          </table:table-cell>
          <table:table-cell table:style-name="ce16" table:formula="of:=+[.C41]-[.D40]" office:value-type="float" office:value="36.9719777793557" calcext:value-type="float">
            <text:p>36.9719777793557</text:p>
          </table:table-cell>
          <table:table-cell table:style-name="ce150" table:formula="of:=POWER([.F41];2)" office:value-type="float" office:value="1366.92714091717" calcext:value-type="float">
            <text:p>1,367</text:p>
          </table:table-cell>
          <table:table-cell table:number-columns-repeated="1017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116" office:value-type="string" calcext:value-type="string">
            <text:p>ABRIL</text:p>
          </table:table-cell>
          <table:table-cell table:style-name="ce16" office:value-type="float" office:value="334" calcext:value-type="float">
            <text:p>334</text:p>
          </table:table-cell>
          <table:table-cell table:style-name="ce16" table:formula="of:=[.$C$22]*[.C42]+(1-[.$C$22])*[.D41]" office:value-type="float" office:value="357.463409803275" calcext:value-type="float">
            <text:p>357.463409803275</text:p>
          </table:table-cell>
          <table:table-cell table:style-name="ce22" table:formula="of:=+[.D41]" office:value-type="float" office:value="358.298128892601" calcext:value-type="float">
            <text:p>358.30</text:p>
          </table:table-cell>
          <table:table-cell table:style-name="ce16" table:formula="of:=+[.C42]-[.D41]" office:value-type="float" office:value="-24.2981288926007" calcext:value-type="float">
            <text:p>-24.2981288926007</text:p>
          </table:table-cell>
          <table:table-cell table:style-name="ce150" table:formula="of:=POWER([.F42];2)" office:value-type="float" office:value="590.399067681439" calcext:value-type="float">
            <text:p>590</text:p>
          </table:table-cell>
          <table:table-cell table:number-columns-repeated="1017"/>
        </table:table-row>
        <table:table-row table:style-name="ro1">
          <table:table-cell table:style-name="ce141" office:value-type="float" office:value="17" calcext:value-type="float">
            <text:p>17</text:p>
          </table:table-cell>
          <table:table-cell table:style-name="ce116" office:value-type="string" calcext:value-type="string">
            <text:p>MAYO</text:p>
          </table:table-cell>
          <table:table-cell table:style-name="ce16" office:value-type="float" office:value="384" calcext:value-type="float">
            <text:p>384</text:p>
          </table:table-cell>
          <table:table-cell table:style-name="ce16" table:formula="of:=[.$C$22]*[.C43]+(1-[.$C$22])*[.D42]" office:value-type="float" office:value="358.375027257472" calcext:value-type="float">
            <text:p>358.375027257472</text:p>
          </table:table-cell>
          <table:table-cell table:style-name="ce22" table:formula="of:=+[.D42]" office:value-type="float" office:value="357.463409803275" calcext:value-type="float">
            <text:p>357.46</text:p>
          </table:table-cell>
          <table:table-cell table:style-name="ce16" table:formula="of:=+[.C43]-[.D42]" office:value-type="float" office:value="26.5365901967248" calcext:value-type="float">
            <text:p>26.5365901967248</text:p>
          </table:table-cell>
          <table:table-cell table:style-name="ce150" table:formula="of:=POWER([.F43];2)" office:value-type="float" office:value="704.190619268912" calcext:value-type="float">
            <text:p>704</text:p>
          </table:table-cell>
          <table:table-cell table:number-columns-repeated="1017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table:style-name="ce116" office:value-type="string" calcext:value-type="string">
            <text:p>JUNIO</text:p>
          </table:table-cell>
          <table:table-cell table:style-name="ce16" office:value-type="float" office:value="314" calcext:value-type="float">
            <text:p>314</text:p>
          </table:table-cell>
          <table:table-cell table:style-name="ce16" table:formula="of:=[.$C$22]*[.C44]+(1-[.$C$22])*[.D43]" office:value-type="float" office:value="356.850601960986" calcext:value-type="float">
            <text:p>356.850601960986</text:p>
          </table:table-cell>
          <table:table-cell table:style-name="ce22" table:formula="of:=+[.D43]" office:value-type="float" office:value="358.375027257472" calcext:value-type="float">
            <text:p>358.38</text:p>
          </table:table-cell>
          <table:table-cell table:style-name="ce16" table:formula="of:=+[.C44]-[.D43]" office:value-type="float" office:value="-44.3750272574719" calcext:value-type="float">
            <text:p>-44.3750272574719</text:p>
          </table:table-cell>
          <table:table-cell table:style-name="ce150" table:formula="of:=POWER([.F44];2)" office:value-type="float" office:value="1969.14304410137" calcext:value-type="float">
            <text:p>1,969</text:p>
          </table:table-cell>
          <table:table-cell table:number-columns-repeated="1017"/>
        </table:table-row>
        <table:table-row table:style-name="ro1">
          <table:table-cell table:style-name="ce141" office:value-type="float" office:value="19" calcext:value-type="float">
            <text:p>19</text:p>
          </table:table-cell>
          <table:table-cell table:style-name="ce116" office:value-type="string" calcext:value-type="string">
            <text:p>JULIO</text:p>
          </table:table-cell>
          <table:table-cell table:style-name="ce16" office:value-type="float" office:value="344" calcext:value-type="float">
            <text:p>344</text:p>
          </table:table-cell>
          <table:table-cell table:style-name="ce16" table:formula="of:=[.$C$22]*[.C45]+(1-[.$C$22])*[.D44]" office:value-type="float" office:value="356.409142340224" calcext:value-type="float">
            <text:p>356.409142340224</text:p>
          </table:table-cell>
          <table:table-cell table:style-name="ce22" table:formula="of:=+[.D44]" office:value-type="float" office:value="356.850601960986" calcext:value-type="float">
            <text:p>356.85</text:p>
          </table:table-cell>
          <table:table-cell table:style-name="ce16" table:formula="of:=+[.C45]-[.D44]" office:value-type="float" office:value="-12.850601960986" calcext:value-type="float">
            <text:p>-12.850601960986</text:p>
          </table:table-cell>
          <table:table-cell table:style-name="ce150" table:formula="of:=POWER([.F45];2)" office:value-type="float" office:value="165.137970759696" calcext:value-type="float">
            <text:p>165</text:p>
          </table:table-cell>
          <table:table-cell table:number-columns-repeated="1017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116" office:value-type="string" calcext:value-type="string">
            <text:p>AGOSTO</text:p>
          </table:table-cell>
          <table:table-cell table:style-name="ce16" office:value-type="float" office:value="337" calcext:value-type="float">
            <text:p>337</text:p>
          </table:table-cell>
          <table:table-cell table:style-name="ce16" table:formula="of:=[.$C$22]*[.C46]+(1-[.$C$22])*[.D45]" office:value-type="float" office:value="355.742375706034" calcext:value-type="float">
            <text:p>355.742375706034</text:p>
          </table:table-cell>
          <table:table-cell table:style-name="ce22" table:formula="of:=+[.D45]" office:value-type="float" office:value="356.409142340224" calcext:value-type="float">
            <text:p>356.41</text:p>
          </table:table-cell>
          <table:table-cell table:style-name="ce16" table:formula="of:=+[.C46]-[.D45]" office:value-type="float" office:value="-19.4091423402237" calcext:value-type="float">
            <text:p>-19.4091423402237</text:p>
          </table:table-cell>
          <table:table-cell table:style-name="ce150" table:formula="of:=POWER([.F46];2)" office:value-type="float" office:value="376.714806383064" calcext:value-type="float">
            <text:p>377</text:p>
          </table:table-cell>
          <table:table-cell table:number-columns-repeated="1017"/>
        </table:table-row>
        <table:table-row table:style-name="ro1">
          <table:table-cell table:style-name="ce141" office:value-type="float" office:value="21" calcext:value-type="float">
            <text:p>21</text:p>
          </table:table-cell>
          <table:table-cell table:style-name="ce116" office:value-type="string" calcext:value-type="string">
            <text:p>SEPTIEMBRE</text:p>
          </table:table-cell>
          <table:table-cell table:style-name="ce16" office:value-type="float" office:value="345" calcext:value-type="float">
            <text:p>345</text:p>
          </table:table-cell>
          <table:table-cell table:style-name="ce16" table:formula="of:=[.$C$22]*[.C47]+(1-[.$C$22])*[.D46]" office:value-type="float" office:value="355.373340456194" calcext:value-type="float">
            <text:p>355.373340456194</text:p>
          </table:table-cell>
          <table:table-cell table:style-name="ce22" table:formula="of:=+[.D46]" office:value-type="float" office:value="355.742375706034" calcext:value-type="float">
            <text:p>355.74</text:p>
          </table:table-cell>
          <table:table-cell table:style-name="ce16" table:formula="of:=+[.C47]-[.D46]" office:value-type="float" office:value="-10.7423757060342" calcext:value-type="float">
            <text:p>-10.7423757060342</text:p>
          </table:table-cell>
          <table:table-cell table:style-name="ce150" table:formula="of:=POWER([.F47];2)" office:value-type="float" office:value="115.398635809595" calcext:value-type="float">
            <text:p>115</text:p>
          </table:table-cell>
          <table:table-cell table:number-columns-repeated="1017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116" office:value-type="string" calcext:value-type="string">
            <text:p>OCTUBRE</text:p>
          </table:table-cell>
          <table:table-cell table:style-name="ce16" office:value-type="float" office:value="362" calcext:value-type="float">
            <text:p>362</text:p>
          </table:table-cell>
          <table:table-cell table:style-name="ce16" table:formula="of:=[.$C$22]*[.C48]+(1-[.$C$22])*[.D47]" office:value-type="float" office:value="355.600987582609" calcext:value-type="float">
            <text:p>355.600987582609</text:p>
          </table:table-cell>
          <table:table-cell table:style-name="ce22" table:formula="of:=+[.D47]" office:value-type="float" office:value="355.373340456194" calcext:value-type="float">
            <text:p>355.37</text:p>
          </table:table-cell>
          <table:table-cell table:style-name="ce16" table:formula="of:=+[.C48]-[.D47]" office:value-type="float" office:value="6.62665954380617" calcext:value-type="float">
            <text:p>6.62665954380617</text:p>
          </table:table-cell>
          <table:table-cell table:style-name="ce150" table:formula="of:=POWER([.F48];2)" office:value-type="float" office:value="43.9126167095174" calcext:value-type="float">
            <text:p>44</text:p>
          </table:table-cell>
          <table:table-cell table:number-columns-repeated="1017"/>
        </table:table-row>
        <table:table-row table:style-name="ro1">
          <table:table-cell table:style-name="ce141" office:value-type="float" office:value="23" calcext:value-type="float">
            <text:p>23</text:p>
          </table:table-cell>
          <table:table-cell table:style-name="ce116" office:value-type="string" calcext:value-type="string">
            <text:p>NOVIEMBRE</text:p>
          </table:table-cell>
          <table:table-cell table:style-name="ce16" office:value-type="float" office:value="314" calcext:value-type="float">
            <text:p>314</text:p>
          </table:table-cell>
          <table:table-cell table:style-name="ce16" table:formula="of:=[.$C$22]*[.C49]+(1-[.$C$22])*[.D48]" office:value-type="float" office:value="354.171859495279" calcext:value-type="float">
            <text:p>354.171859495279</text:p>
          </table:table-cell>
          <table:table-cell table:style-name="ce22" table:formula="of:=+[.D48]" office:value-type="float" office:value="355.600987582609" calcext:value-type="float">
            <text:p>355.60</text:p>
          </table:table-cell>
          <table:table-cell table:style-name="ce16" table:formula="of:=+[.C49]-[.D48]" office:value-type="float" office:value="-41.6009875826094" calcext:value-type="float">
            <text:p>-41.6009875826094</text:p>
          </table:table-cell>
          <table:table-cell table:style-name="ce150" table:formula="of:=POWER([.F49];2)" office:value-type="float" office:value="1730.64216784842" calcext:value-type="float">
            <text:p>1,731</text:p>
          </table:table-cell>
          <table:table-cell table:number-columns-repeated="1017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116" office:value-type="string" calcext:value-type="string">
            <text:p>DICIEMBRE</text:p>
          </table:table-cell>
          <table:table-cell table:style-name="ce16" office:value-type="float" office:value="365" calcext:value-type="float">
            <text:p>365</text:p>
          </table:table-cell>
          <table:table-cell table:style-name="ce16" table:formula="of:=[.$C$22]*[.C50]+(1-[.$C$22])*[.D49]" office:value-type="float" office:value="354.543841042547" calcext:value-type="float">
            <text:p>354.543841042547</text:p>
          </table:table-cell>
          <table:table-cell table:style-name="ce22" table:formula="of:=+[.D49]" office:value-type="float" office:value="354.171859495279" calcext:value-type="float">
            <text:p>354.17</text:p>
          </table:table-cell>
          <table:table-cell table:style-name="ce16" table:formula="of:=+[.C50]-[.D49]" office:value-type="float" office:value="10.8281405047214" calcext:value-type="float">
            <text:p>10.8281405047214</text:p>
          </table:table-cell>
          <table:table-cell table:style-name="ce150" table:formula="of:=POWER([.F50];2)" office:value-type="float" office:value="117.248626789989" calcext:value-type="float">
            <text:p>117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1" table:number-columns-repeated="2"/>
          <table:table-cell table:style-name="ce151" table:formula="of:=SUM([.G27:.G50])" office:value-type="float" office:value="28089.1408597512" calcext:value-type="float">
            <text:p>28,089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1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ota:</text:p>
          </table:table-cell>
          <table:table-cell office:value-type="string" calcext:value-type="string">
            <text:p>Utilizando la función solver, buscamos lambda optimo que hace que sea minimo el error cuadrático</text:p>
          </table:table-cell>
          <table:table-cell table:number-columns-repeated="102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solver_adj" table:base-cell-address="$'ENFOQUE DE LOS COMPONENTES'.$A$1" table:cell-range-address="$'ACTIVDAD 3'.$C$22"/>
          <table:named-expression table:name="solver_cvg" table:base-cell-address="$'ENFOQUE DE LOS COMPONENTES'.$A$1" table:expression="0.0001"/>
          <table:named-expression table:name="solver_drv" table:base-cell-address="$'ENFOQUE DE LOS COMPONENTES'.$A$1" table:expression="1"/>
          <table:named-expression table:name="solver_eng" table:base-cell-address="$'ENFOQUE DE LOS COMPONENTES'.$A$1" table:expression="1"/>
          <table:named-expression table:name="solver_itr" table:base-cell-address="$'ENFOQUE DE LOS COMPONENTES'.$A$1" table:expression="2147483647"/>
          <table:named-range table:name="solver_lhs1" table:base-cell-address="$'ENFOQUE DE LOS COMPONENTES'.$A$1" table:cell-range-address="$'ACTIVDAD 3'.$C$22"/>
          <table:named-range table:name="solver_lhs2" table:base-cell-address="$'ENFOQUE DE LOS COMPONENTES'.$A$1" table:cell-range-address="$'ACTIVDAD 3'.$C$22"/>
          <table:named-expression table:name="solver_lin" table:base-cell-address="$'ENFOQUE DE LOS COMPONENTES'.$A$1" table:expression="2"/>
          <table:named-expression table:name="solver_mip" table:base-cell-address="$'ENFOQUE DE LOS COMPONENTES'.$A$1" table:expression="2147483647"/>
          <table:named-expression table:name="solver_mni" table:base-cell-address="$'ENFOQUE DE LOS COMPONENTES'.$A$1" table:expression="30"/>
          <table:named-expression table:name="solver_mrt" table:base-cell-address="$'ENFOQUE DE LOS COMPONENTES'.$A$1" table:expression="0.075"/>
          <table:named-expression table:name="solver_msl" table:base-cell-address="$'ENFOQUE DE LOS COMPONENTES'.$A$1" table:expression="2"/>
          <table:named-expression table:name="solver_neg" table:base-cell-address="$'ENFOQUE DE LOS COMPONENTES'.$A$1" table:expression="1"/>
          <table:named-expression table:name="solver_nod" table:base-cell-address="$'ENFOQUE DE LOS COMPONENTES'.$A$1" table:expression="2147483647"/>
          <table:named-expression table:name="solver_num" table:base-cell-address="$'ENFOQUE DE LOS COMPONENTES'.$A$1" table:expression="2"/>
          <table:named-range table:name="solver_opt" table:base-cell-address="$'ENFOQUE DE LOS COMPONENTES'.$A$1" table:cell-range-address="$'ACTIVDAD 3'.$I$23"/>
          <table:named-expression table:name="solver_pre" table:base-cell-address="$'ENFOQUE DE LOS COMPONENTES'.$A$1" table:expression="0.000001"/>
          <table:named-expression table:name="solver_rbv" table:base-cell-address="$'ENFOQUE DE LOS COMPONENTES'.$A$1" table:expression="1"/>
          <table:named-expression table:name="solver_rel1" table:base-cell-address="$'ENFOQUE DE LOS COMPONENTES'.$A$1" table:expression="1"/>
          <table:named-expression table:name="solver_rel2" table:base-cell-address="$'ENFOQUE DE LOS COMPONENTES'.$A$1" table:expression="3"/>
          <table:named-expression table:name="solver_rhs1" table:base-cell-address="$'ENFOQUE DE LOS COMPONENTES'.$A$1" table:expression="1"/>
          <table:named-expression table:name="solver_rhs2" table:base-cell-address="$'ENFOQUE DE LOS COMPONENTES'.$A$1" table:expression="0"/>
          <table:named-expression table:name="solver_rlx" table:base-cell-address="$'ENFOQUE DE LOS COMPONENTES'.$A$1" table:expression="2"/>
          <table:named-expression table:name="solver_rsd" table:base-cell-address="$'ENFOQUE DE LOS COMPONENTES'.$A$1" table:expression="0"/>
          <table:named-expression table:name="solver_scl" table:base-cell-address="$'ENFOQUE DE LOS COMPONENTES'.$A$1" table:expression="1"/>
          <table:named-expression table:name="solver_sho" table:base-cell-address="$'ENFOQUE DE LOS COMPONENTES'.$A$1" table:expression="2"/>
          <table:named-expression table:name="solver_ssz" table:base-cell-address="$'ENFOQUE DE LOS COMPONENTES'.$A$1" table:expression="100"/>
          <table:named-expression table:name="solver_tim" table:base-cell-address="$'ENFOQUE DE LOS COMPONENTES'.$A$1" table:expression="2147483647"/>
          <table:named-expression table:name="solver_tol" table:base-cell-address="$'ENFOQUE DE LOS COMPONENTES'.$A$1" table:expression="0.01"/>
          <table:named-expression table:name="solver_typ" table:base-cell-address="$'ENFOQUE DE LOS COMPONENTES'.$A$1" table:expression="2"/>
          <table:named-expression table:name="solver_val" table:base-cell-address="$'ENFOQUE DE LOS COMPONENTES'.$A$1" table:expression="0"/>
          <table:named-expression table:name="solver_ver" table:base-cell-address="$'ENFOQUE DE LOS COMPONENTES'.$A$1" table:expression="2"/>
        </table:named-expressions>
      </table:table>
      <table:table table:name="Actividad 5" table:style-name="ta8">
        <table:table-column table:style-name="co1" table:number-columns-repeated="3" table:default-cell-style-name="Default"/>
        <table:table-column table:style-name="co8" table:default-cell-style-name="ce153"/>
        <table:table-column table:style-name="co1" table:number-columns-repeated="19" table:default-cell-style-name="Default"/>
        <table:table-column table:style-name="co27" table:default-cell-style-name="Default"/>
        <table:table-column table:style-name="co1" table:number-columns-repeated="1000" table:default-cell-style-name="Default"/>
        <table:table-row table:style-name="ro1">
          <table:table-cell table:number-columns-repeated="16"/>
          <table:table-cell office:value-type="string" calcext:value-type="string">
            <text:p>Desarrollo</text:p>
          </table:table-cell>
          <table:table-cell table:number-columns-repeated="6"/>
          <table:table-cell table:style-name="ce155" office:value-type="string" calcext:value-type="string">
            <text:p>S<text:span text:style-name="T15">1 </text:span><text:span text:style-name="T16">=𝝀Y</text:span><text:span text:style-name="T17">1 </text:span><text:span text:style-name="T18">+(1-𝝀)S</text:span><text:span text:style-name="T17">0 </text:span></text:p>
          </table:table-cell>
          <table:table-cell table:number-columns-repeated="1000"/>
        </table:table-row>
        <table:table-row table:style-name="ro1">
          <table:table-cell/>
          <table:table-cell table:style-name="ce116" office:value-type="string" calcext:value-type="string">
            <text:p>Año</text:p>
          </table:table-cell>
          <table:table-cell table:style-name="ce116" office:value-type="string" calcext:value-type="string">
            <text:p>Mes</text:p>
          </table:table-cell>
          <table:table-cell table:style-name="ce154" office:value-type="string" calcext:value-type="string">
            <text:p>Ganancia</text:p>
          </table:table-cell>
          <table:table-cell/>
          <table:table-cell>
            <draw:custom-shape table:end-cell-address="'Actividad 5'.L22" table:end-x="0.0551in" table:end-y="0.2217in" draw:z-index="0" draw:name="Rectángulo redondeado 1" draw:style-name="gr4" draw:text-style-name="P11" svg:width="6.7469in" svg:height="4.6382in" svg:x="0in" svg:y="0.028in">
              <text:p text:style-name="P3"><text:span text:style-name="T13">Determinar :</text:span></text:p>
              <text:p text:style-name="P3"><text:span text:style-name="T13"/></text:p>
              <text:p text:style-name="P3"><text:span text:style-name="T9">1.- Pronóstico de ganancias para el mes de Septiembre del año 3, usando:</text:span></text:p>
              <text:p text:style-name="P3"><text:span text:style-name="T9">a) Media movil simple de dos periodos (MMS k=2)</text:span></text:p>
              <text:p text:style-name="P12"><text:span text:style-name="T9">b) Media movil simple de tres periodos (MMS k=3)</text:span></text:p>
              <text:p text:style-name="P12"><text:span text:style-name="T9">c) Media movil doble de dos periodos (MMD k=2)</text:span></text:p>
              <text:p text:style-name="P12"><text:span text:style-name="T9">d) Media movil doble de tres periodos (MMD k=3)</text:span></text:p>
              <text:p text:style-name="P12"><text:span text:style-name="T9">e) suavizamiento exponencial con alfa = 0,5</text:span></text:p>
              <text:p text:style-name="P12"><text:span text:style-name="T9">f) Media movil ponderada, usando el mes actual con un peso del 50%, para el mes anterior a éste 30% y para el tercer mes 20%.</text:span></text:p>
              <text:p text:style-name="P12"><text:span text:style-name="T9"/></text:p>
              <text:p text:style-name="P12"><text:span text:style-name="T9">2) Regresión lineal, usando los meses transcurridos como variable independiente (x).</text:span></text:p>
              <text:p text:style-name="P12"><text:span text:style-name="T9"/></text:p>
              <text:p text:style-name="P12"><text:span text:style-name="T9">3) Coeficiente de correlación de Pearson del inciso anterior.</text:span></text:p>
              <text:p text:style-name="P12"><text:span text:style-name="T9"/></text:p>
              <text:p text:style-name="P12"><text:span text:style-name="T9">4) Calcular de los incisos anteriores la desviación media absoluta.</text:span></text:p>
              <text:p text:style-name="P12"><text:span text:style-name="T9"/></text:p>
              <text:p text:style-name="P12"><text:span text:style-name="T9">5) Identificar lamejor técnica de pronóstico.</text:span></text:p>
              <text:p text:style-name="P12"><text:span text:style-name="T9"/></text:p>
              <text:p text:style-name="P12"><text:span text:style-name="T9">6) Indicar valor de ganancia más confiable</text:span></text:p>
              <text:p text:style-name="P12"><text:span text:style-name="T9"/></text:p>
              <text:p text:style-name="P12"><text:span text:style-name="T9"/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6"/>
          <table:table-cell table:style-name="ce116" office:value-type="string" calcext:value-type="string">
            <text:p>Respuestas</text:p>
          </table:table-cell>
          <table:table-cell table:style-name="ce116"/>
          <table:table-cell table:number-columns-repeated="2"/>
          <table:table-cell table:style-name="ce116" office:value-type="string" calcext:value-type="string">
            <text:p>Año</text:p>
          </table:table-cell>
          <table:table-cell table:style-name="ce116" office:value-type="string" calcext:value-type="string">
            <text:p>Mes</text:p>
          </table:table-cell>
          <table:table-cell table:style-name="ce154" office:value-type="string" calcext:value-type="string">
            <text:p>Ganancia</text:p>
          </table:table-cell>
          <table:table-cell table:style-name="ce154" office:value-type="string" calcext:value-type="string">
            <text:p>MMS k=2</text:p>
          </table:table-cell>
          <table:table-cell table:style-name="ce154" office:value-type="string" calcext:value-type="string">
            <text:p>MMD k=2</text:p>
          </table:table-cell>
          <table:table-cell table:style-name="ce154" office:value-type="string" calcext:value-type="string">
            <text:p>MMS k=3</text:p>
          </table:table-cell>
          <table:table-cell table:style-name="ce154" office:value-type="string" calcext:value-type="string">
            <text:p>MMD k=3</text:p>
          </table:table-cell>
          <table:table-cell table:style-name="ce154" office:value-type="string" calcext:value-type="string">
            <text:p>SVE 𝝀=0,5</text:p>
          </table:table-cell>
          <table:table-cell table:number-columns-repeated="1000"/>
        </table:table-row>
        <table:table-row table:style-name="ro1">
          <table:table-cell/>
          <table:table-cell table:style-name="ce116" office:value-type="float" office:value="1" calcext:value-type="float">
            <text:p>1</text:p>
          </table:table-cell>
          <table:table-cell table:style-name="ce116" office:value-type="string" calcext:value-type="string">
            <text:p>Enero</text:p>
          </table:table-cell>
          <table:table-cell table:style-name="ce154" office:value-type="float" office:value="15869" calcext:value-type="float">
            <text:p>$15,869</text:p>
          </table:table-cell>
          <table:table-cell table:number-columns-repeated="8"/>
          <table:table-cell table:style-name="ce116" office:value-type="string" calcext:value-type="string">
            <text:p>a)</text:p>
          </table:table-cell>
          <table:table-cell table:style-name="ce154" office:value-type="float" office:value="16401" calcext:value-type="float">
            <text:p>$16,401</text:p>
          </table:table-cell>
          <table:table-cell table:number-columns-repeated="2"/>
          <table:table-cell table:style-name="ce116" office:value-type="float" office:value="1" calcext:value-type="float">
            <text:p>1</text:p>
          </table:table-cell>
          <table:table-cell table:style-name="ce116" office:value-type="string" calcext:value-type="string">
            <text:p>Enero</text:p>
          </table:table-cell>
          <table:table-cell table:style-name="ce154" office:value-type="float" office:value="15869" calcext:value-type="float">
            <text:p>$15,869</text:p>
          </table:table-cell>
          <table:table-cell table:style-name="ce154" table:number-columns-repeated="4"/>
          <table:table-cell table:style-name="ce154" table:formula="of:=+[.S3]" office:value-type="float" office:value="15869" calcext:value-type="float">
            <text:p>$15,869</text:p>
          </table:table-cell>
          <table:table-cell table:number-columns-repeated="1000"/>
        </table:table-row>
        <table:table-row table:style-name="ro1">
          <table:table-cell/>
          <table:table-cell table:style-name="ce116"/>
          <table:table-cell table:style-name="ce116" office:value-type="string" calcext:value-type="string">
            <text:p>Febrero</text:p>
          </table:table-cell>
          <table:table-cell table:style-name="ce154" office:value-type="float" office:value="15921" calcext:value-type="float">
            <text:p>$15,921</text:p>
          </table:table-cell>
          <table:table-cell table:number-columns-repeated="8"/>
          <table:table-cell table:style-name="ce116" office:value-type="string" calcext:value-type="string">
            <text:p>b)</text:p>
          </table:table-cell>
          <table:table-cell table:style-name="ce154" office:value-type="float" office:value="16388.3333333333" calcext:value-type="float">
            <text:p>$16,388</text:p>
          </table:table-cell>
          <table:table-cell table:number-columns-repeated="2"/>
          <table:table-cell table:style-name="ce116"/>
          <table:table-cell table:style-name="ce116" office:value-type="string" calcext:value-type="string">
            <text:p>Febrero</text:p>
          </table:table-cell>
          <table:table-cell table:style-name="ce154" office:value-type="float" office:value="15921" calcext:value-type="float">
            <text:p>$15,921</text:p>
          </table:table-cell>
          <table:table-cell table:style-name="ce154" table:number-columns-repeated="4"/>
          <table:table-cell table:style-name="ce154" table:formula="of:=+[.S4]*0.5+0.95*[.X3]" office:value-type="float" office:value="23036.05" calcext:value-type="float">
            <text:p>$23,0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/>
          <table:table-cell table:style-name="ce116"/>
          <table:table-cell table:style-name="ce116" office:value-type="string" calcext:value-type="string">
            <text:p>Marzo</text:p>
          </table:table-cell>
          <table:table-cell table:style-name="ce154" office:value-type="float" office:value="16089" calcext:value-type="float">
            <text:p>$16,089</text:p>
          </table:table-cell>
          <table:table-cell table:number-columns-repeated="8"/>
          <table:table-cell table:style-name="ce116" office:value-type="string" calcext:value-type="string">
            <text:p>c)</text:p>
          </table:table-cell>
          <table:table-cell table:style-name="ce154" office:value-type="float" office:value="16392.5" calcext:value-type="float">
            <text:p>$16,393</text:p>
          </table:table-cell>
          <table:table-cell table:number-columns-repeated="2"/>
          <table:table-cell table:style-name="ce116"/>
          <table:table-cell table:style-name="ce116" office:value-type="string" calcext:value-type="string">
            <text:p>Marzo</text:p>
          </table:table-cell>
          <table:table-cell table:style-name="ce154" office:value-type="float" office:value="16089" calcext:value-type="float">
            <text:p>$16,089</text:p>
          </table:table-cell>
          <table:table-cell table:style-name="ce154" table:formula="of:=AVERAGE([.S3:.S4])" office:value-type="float" office:value="15895" calcext:value-type="float">
            <text:p>$15,895</text:p>
          </table:table-cell>
          <table:table-cell table:style-name="ce154" table:number-columns-repeated="3"/>
          <table:table-cell table:style-name="ce154" table:formula="of:=+[.S5]*0.5+0.95*[.X4]" office:value-type="float" office:value="29928.7475" calcext:value-type="float">
            <text:p>$29,92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/>
          <table:table-cell table:style-name="ce116"/>
          <table:table-cell table:style-name="ce116" office:value-type="string" calcext:value-type="string">
            <text:p>Abril</text:p>
          </table:table-cell>
          <table:table-cell table:style-name="ce154" office:value-type="float" office:value="15930" calcext:value-type="float">
            <text:p>$15,930</text:p>
          </table:table-cell>
          <table:table-cell table:number-columns-repeated="8"/>
          <table:table-cell table:style-name="ce116" office:value-type="string" calcext:value-type="string">
            <text:p>d)</text:p>
          </table:table-cell>
          <table:table-cell table:style-name="ce154" office:value-type="float" office:value="16454.3333333333" calcext:value-type="float">
            <text:p>$16,454</text:p>
          </table:table-cell>
          <table:table-cell table:number-columns-repeated="2"/>
          <table:table-cell table:style-name="ce116"/>
          <table:table-cell table:style-name="ce116" office:value-type="string" calcext:value-type="string">
            <text:p>Abril</text:p>
          </table:table-cell>
          <table:table-cell table:style-name="ce154" office:value-type="float" office:value="15930" calcext:value-type="float">
            <text:p>$15,930</text:p>
          </table:table-cell>
          <table:table-cell table:style-name="ce154" table:formula="of:=AVERAGE([.S4:.S5])" office:value-type="float" office:value="16005" calcext:value-type="float">
            <text:p>$16,005</text:p>
          </table:table-cell>
          <table:table-cell table:style-name="ce154"/>
          <table:table-cell table:style-name="ce154" table:formula="of:=AVERAGE([.S3:.S5])" office:value-type="float" office:value="15959.6666666667" calcext:value-type="float">
            <text:p>$15,960</text:p>
          </table:table-cell>
          <table:table-cell table:style-name="ce154"/>
          <table:table-cell table:style-name="ce154" table:formula="of:=+[.S6]*0.5+0.95*[.X5]" office:value-type="float" office:value="36397.310125" calcext:value-type="float">
            <text:p>$36,397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/>
          <table:table-cell table:style-name="ce116"/>
          <table:table-cell table:style-name="ce116" office:value-type="string" calcext:value-type="string">
            <text:p>Mayo</text:p>
          </table:table-cell>
          <table:table-cell table:style-name="ce154" office:value-type="float" office:value="16063" calcext:value-type="float">
            <text:p>$16,063</text:p>
          </table:table-cell>
          <table:table-cell table:number-columns-repeated="8"/>
          <table:table-cell table:style-name="ce116" office:value-type="string" calcext:value-type="string">
            <text:p>e)</text:p>
          </table:table-cell>
          <table:table-cell table:style-name="ce154"/>
          <table:table-cell table:number-columns-repeated="2"/>
          <table:table-cell table:style-name="ce116"/>
          <table:table-cell table:style-name="ce116" office:value-type="string" calcext:value-type="string">
            <text:p>Mayo</text:p>
          </table:table-cell>
          <table:table-cell table:style-name="ce154" office:value-type="float" office:value="16063" calcext:value-type="float">
            <text:p>$16,063</text:p>
          </table:table-cell>
          <table:table-cell table:style-name="ce154" table:formula="of:=AVERAGE([.S5:.S6])" office:value-type="float" office:value="16009.5" calcext:value-type="float">
            <text:p>$16,010</text:p>
          </table:table-cell>
          <table:table-cell table:style-name="ce154" table:formula="of:=AVERAGE([.T5:.T6])" office:value-type="float" office:value="15950" calcext:value-type="float">
            <text:p>$15,950</text:p>
          </table:table-cell>
          <table:table-cell table:style-name="ce154" table:formula="of:=AVERAGE([.S4:.S6])" office:value-type="float" office:value="15980" calcext:value-type="float">
            <text:p>$15,980</text:p>
          </table:table-cell>
          <table:table-cell table:style-name="ce154"/>
          <table:table-cell table:style-name="ce154" table:formula="of:=+[.S7]*0.5+0.95*[.X6]" office:value-type="float" office:value="42608.94461875" calcext:value-type="float">
            <text:p>$42,60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/>
          <table:table-cell table:style-name="ce116"/>
          <table:table-cell table:style-name="ce116" office:value-type="string" calcext:value-type="string">
            <text:p>Junio</text:p>
          </table:table-cell>
          <table:table-cell table:style-name="ce154" office:value-type="float" office:value="16035" calcext:value-type="float">
            <text:p>$16,035</text:p>
          </table:table-cell>
          <table:table-cell table:number-columns-repeated="8"/>
          <table:table-cell table:style-name="ce116" office:value-type="string" calcext:value-type="string">
            <text:p>f)</text:p>
          </table:table-cell>
          <table:table-cell table:style-name="ce154"/>
          <table:table-cell table:number-columns-repeated="2"/>
          <table:table-cell table:style-name="ce116"/>
          <table:table-cell table:style-name="ce116" office:value-type="string" calcext:value-type="string">
            <text:p>Junio</text:p>
          </table:table-cell>
          <table:table-cell table:style-name="ce154" office:value-type="float" office:value="16035" calcext:value-type="float">
            <text:p>$16,035</text:p>
          </table:table-cell>
          <table:table-cell table:style-name="ce154" table:formula="of:=AVERAGE([.S6:.S7])" office:value-type="float" office:value="15996.5" calcext:value-type="float">
            <text:p>$15,997</text:p>
          </table:table-cell>
          <table:table-cell table:style-name="ce154" table:formula="of:=AVERAGE([.T6:.T7])" office:value-type="float" office:value="16007.25" calcext:value-type="float">
            <text:p>$16,007</text:p>
          </table:table-cell>
          <table:table-cell table:style-name="ce154" table:formula="of:=AVERAGE([.S5:.S7])" office:value-type="float" office:value="16027.3333333333" calcext:value-type="float">
            <text:p>$16,027</text:p>
          </table:table-cell>
          <table:table-cell table:style-name="ce154"/>
          <table:table-cell table:style-name="ce154" table:formula="of:=+[.S8]*0.5+0.95*[.X7]" office:value-type="float" office:value="48495.9973878125" calcext:value-type="float">
            <text:p>$48,49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/>
          <table:table-cell table:style-name="ce116"/>
          <table:table-cell table:style-name="ce116" office:value-type="string" calcext:value-type="string">
            <text:p>Julio</text:p>
          </table:table-cell>
          <table:table-cell table:style-name="ce154" office:value-type="float" office:value="16092" calcext:value-type="float">
            <text:p>$16,092</text:p>
          </table:table-cell>
          <table:table-cell table:number-columns-repeated="8"/>
          <table:table-cell table:style-name="ce116" table:number-columns-repeated="2"/>
          <table:table-cell table:number-columns-repeated="2"/>
          <table:table-cell table:style-name="ce116"/>
          <table:table-cell table:style-name="ce116" office:value-type="string" calcext:value-type="string">
            <text:p>Julio</text:p>
          </table:table-cell>
          <table:table-cell table:style-name="ce154" office:value-type="float" office:value="16092" calcext:value-type="float">
            <text:p>$16,092</text:p>
          </table:table-cell>
          <table:table-cell table:style-name="ce154" table:formula="of:=AVERAGE([.S7:.S8])" office:value-type="float" office:value="16049" calcext:value-type="float">
            <text:p>$16,049</text:p>
          </table:table-cell>
          <table:table-cell table:style-name="ce154" table:formula="of:=AVERAGE([.T7:.T8])" office:value-type="float" office:value="16003" calcext:value-type="float">
            <text:p>$16,003</text:p>
          </table:table-cell>
          <table:table-cell table:style-name="ce154" table:formula="of:=AVERAGE([.S6:.S8])" office:value-type="float" office:value="16009.3333333333" calcext:value-type="float">
            <text:p>$16,009</text:p>
          </table:table-cell>
          <table:table-cell table:style-name="ce154" table:formula="of:=AVERAGE([.V6:.V8])" office:value-type="float" office:value="15989" calcext:value-type="float">
            <text:p>$15,989</text:p>
          </table:table-cell>
          <table:table-cell table:style-name="ce154" table:formula="of:=+[.S9]*0.5+0.95*[.X8]" office:value-type="float" office:value="54117.1975184219" calcext:value-type="float">
            <text:p>$54,11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996"/>
        </table:table-row>
        <table:table-row table:style-name="ro1">
          <table:table-cell/>
          <table:table-cell table:style-name="ce116"/>
          <table:table-cell table:style-name="ce116" office:value-type="string" calcext:value-type="string">
            <text:p>Agosto</text:p>
          </table:table-cell>
          <table:table-cell table:style-name="ce154" office:value-type="float" office:value="15898" calcext:value-type="float">
            <text:p>$15,898</text:p>
          </table:table-cell>
          <table:table-cell table:number-columns-repeated="8"/>
          <table:table-cell table:style-name="ce116" table:number-columns-repeated="2"/>
          <table:table-cell table:number-columns-repeated="2"/>
          <table:table-cell table:style-name="ce116"/>
          <table:table-cell table:style-name="ce116" office:value-type="string" calcext:value-type="string">
            <text:p>Agosto</text:p>
          </table:table-cell>
          <table:table-cell table:style-name="ce154" office:value-type="float" office:value="15898" calcext:value-type="float">
            <text:p>$15,898</text:p>
          </table:table-cell>
          <table:table-cell table:style-name="ce154" table:formula="of:=AVERAGE([.S8:.S9])" office:value-type="float" office:value="16063.5" calcext:value-type="float">
            <text:p>$16,064</text:p>
          </table:table-cell>
          <table:table-cell table:style-name="ce154" table:formula="of:=AVERAGE([.T8:.T9])" office:value-type="float" office:value="16022.75" calcext:value-type="float">
            <text:p>$16,023</text:p>
          </table:table-cell>
          <table:table-cell table:style-name="ce154" table:formula="of:=AVERAGE([.S7:.S9])" office:value-type="float" office:value="16063.3333333333" calcext:value-type="float">
            <text:p>$16,063</text:p>
          </table:table-cell>
          <table:table-cell table:style-name="ce154" table:formula="of:=AVERAGE([.V7:.V9])" office:value-type="float" office:value="16005.5555555556" calcext:value-type="float">
            <text:p>$16,006</text:p>
          </table:table-cell>
          <table:table-cell table:style-name="ce154" table:formula="of:=+[.S10]*0.5+0.95*[.X9]" office:value-type="float" office:value="59360.3376425008" calcext:value-type="float">
            <text:p>$59,36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96"/>
        </table:table-row>
        <table:table-row table:style-name="ro1">
          <table:table-cell/>
          <table:table-cell table:style-name="ce116"/>
          <table:table-cell table:style-name="ce116" office:value-type="string" calcext:value-type="string">
            <text:p>Septiembre</text:p>
          </table:table-cell>
          <table:table-cell table:style-name="ce154" office:value-type="float" office:value="15910" calcext:value-type="float">
            <text:p>$15,910</text:p>
          </table:table-cell>
          <table:table-cell table:number-columns-repeated="8"/>
          <table:table-cell table:style-name="ce116" table:number-columns-repeated="2"/>
          <table:table-cell table:number-columns-repeated="2"/>
          <table:table-cell table:style-name="ce116"/>
          <table:table-cell table:style-name="ce116" office:value-type="string" calcext:value-type="string">
            <text:p>Septiembre</text:p>
          </table:table-cell>
          <table:table-cell table:style-name="ce154" office:value-type="float" office:value="15910" calcext:value-type="float">
            <text:p>$15,910</text:p>
          </table:table-cell>
          <table:table-cell table:style-name="ce154" table:formula="of:=AVERAGE([.S9:.S10])" office:value-type="float" office:value="15995" calcext:value-type="float">
            <text:p>$15,995</text:p>
          </table:table-cell>
          <table:table-cell table:style-name="ce154" table:formula="of:=AVERAGE([.T9:.T10])" office:value-type="float" office:value="16056.25" calcext:value-type="float">
            <text:p>$16,056</text:p>
          </table:table-cell>
          <table:table-cell table:style-name="ce154" table:formula="of:=AVERAGE([.S8:.S10])" office:value-type="float" office:value="16008.3333333333" calcext:value-type="float">
            <text:p>$16,008</text:p>
          </table:table-cell>
          <table:table-cell table:style-name="ce154" table:formula="of:=AVERAGE([.V8:.V10])" office:value-type="float" office:value="16033.3333333333" calcext:value-type="float">
            <text:p>$16,033</text:p>
          </table:table-cell>
          <table:table-cell table:style-name="ce154" table:formula="of:=+[.S11]*0.5+0.95*[.X10]" office:value-type="float" office:value="64347.3207603757" calcext:value-type="float">
            <text:p>$64,34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996"/>
        </table:table-row>
        <table:table-row table:style-name="ro1">
          <table:table-cell/>
          <table:table-cell table:style-name="ce116"/>
          <table:table-cell table:style-name="ce116" office:value-type="string" calcext:value-type="string">
            <text:p>Octubre</text:p>
          </table:table-cell>
          <table:table-cell table:style-name="ce154" office:value-type="float" office:value="15906" calcext:value-type="float">
            <text:p>$15,906</text:p>
          </table:table-cell>
          <table:table-cell table:number-columns-repeated="8"/>
          <table:table-cell table:style-name="ce116" table:number-columns-repeated="2"/>
          <table:table-cell table:number-columns-repeated="2"/>
          <table:table-cell table:style-name="ce116"/>
          <table:table-cell table:style-name="ce116" office:value-type="string" calcext:value-type="string">
            <text:p>Octubre</text:p>
          </table:table-cell>
          <table:table-cell table:style-name="ce154" office:value-type="float" office:value="15906" calcext:value-type="float">
            <text:p>$15,906</text:p>
          </table:table-cell>
          <table:table-cell table:style-name="ce154" table:formula="of:=AVERAGE([.S10:.S11])" office:value-type="float" office:value="15904" calcext:value-type="float">
            <text:p>$15,904</text:p>
          </table:table-cell>
          <table:table-cell table:style-name="ce154" table:formula="of:=AVERAGE([.T10:.T11])" office:value-type="float" office:value="16029.25" calcext:value-type="float">
            <text:p>$16,029</text:p>
          </table:table-cell>
          <table:table-cell table:style-name="ce154" table:formula="of:=AVERAGE([.S9:.S11])" office:value-type="float" office:value="15966.6666666667" calcext:value-type="float">
            <text:p>$15,967</text:p>
          </table:table-cell>
          <table:table-cell table:style-name="ce154" table:formula="of:=AVERAGE([.V9:.V11])" office:value-type="float" office:value="16027" calcext:value-type="float">
            <text:p>$16,027</text:p>
          </table:table-cell>
          <table:table-cell table:style-name="ce154" table:formula="of:=+[.S12]*0.5+0.95*[.X11]" office:value-type="float" office:value="69082.9547223569" calcext:value-type="float">
            <text:p>$69,08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996"/>
        </table:table-row>
        <table:table-row table:style-name="ro1">
          <table:table-cell/>
          <table:table-cell table:style-name="ce116"/>
          <table:table-cell table:style-name="ce116" office:value-type="string" calcext:value-type="string">
            <text:p>Noviembre</text:p>
          </table:table-cell>
          <table:table-cell table:style-name="ce154" office:value-type="float" office:value="15911" calcext:value-type="float">
            <text:p>$15,911</text:p>
          </table:table-cell>
          <table:table-cell table:number-columns-repeated="12"/>
          <table:table-cell table:style-name="ce116"/>
          <table:table-cell table:style-name="ce116" office:value-type="string" calcext:value-type="string">
            <text:p>Noviembre</text:p>
          </table:table-cell>
          <table:table-cell table:style-name="ce154" office:value-type="float" office:value="15911" calcext:value-type="float">
            <text:p>$15,911</text:p>
          </table:table-cell>
          <table:table-cell table:style-name="ce154" table:formula="of:=AVERAGE([.S11:.S12])" office:value-type="float" office:value="15908" calcext:value-type="float">
            <text:p>$15,908</text:p>
          </table:table-cell>
          <table:table-cell table:style-name="ce154" table:formula="of:=AVERAGE([.T11:.T12])" office:value-type="float" office:value="15949.5" calcext:value-type="float">
            <text:p>$15,950</text:p>
          </table:table-cell>
          <table:table-cell table:style-name="ce154" table:formula="of:=AVERAGE([.S10:.S12])" office:value-type="float" office:value="15904.6666666667" calcext:value-type="float">
            <text:p>$15,905</text:p>
          </table:table-cell>
          <table:table-cell table:style-name="ce154" table:formula="of:=AVERAGE([.V10:.V12])" office:value-type="float" office:value="16012.7777777778" calcext:value-type="float">
            <text:p>$16,013</text:p>
          </table:table-cell>
          <table:table-cell table:style-name="ce154" table:formula="of:=+[.S13]*0.5+0.95*[.X12]" office:value-type="float" office:value="73584.3069862391" calcext:value-type="float">
            <text:p>$73,58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996"/>
        </table:table-row>
        <table:table-row table:style-name="ro1">
          <table:table-cell/>
          <table:table-cell table:style-name="ce116"/>
          <table:table-cell table:style-name="ce116" office:value-type="string" calcext:value-type="string">
            <text:p>Diciembre</text:p>
          </table:table-cell>
          <table:table-cell table:style-name="ce154" office:value-type="float" office:value="15980" calcext:value-type="float">
            <text:p>$15,980</text:p>
          </table:table-cell>
          <table:table-cell table:number-columns-repeated="12"/>
          <table:table-cell table:style-name="ce116"/>
          <table:table-cell table:style-name="ce116" office:value-type="string" calcext:value-type="string">
            <text:p>Diciembre</text:p>
          </table:table-cell>
          <table:table-cell table:style-name="ce154" office:value-type="float" office:value="15980" calcext:value-type="float">
            <text:p>$15,980</text:p>
          </table:table-cell>
          <table:table-cell table:style-name="ce154" table:formula="of:=AVERAGE([.S12:.S13])" office:value-type="float" office:value="15908.5" calcext:value-type="float">
            <text:p>$15,909</text:p>
          </table:table-cell>
          <table:table-cell table:style-name="ce154" table:formula="of:=AVERAGE([.T12:.T13])" office:value-type="float" office:value="15906" calcext:value-type="float">
            <text:p>$15,906</text:p>
          </table:table-cell>
          <table:table-cell table:style-name="ce154" table:formula="of:=AVERAGE([.S11:.S13])" office:value-type="float" office:value="15909" calcext:value-type="float">
            <text:p>$15,909</text:p>
          </table:table-cell>
          <table:table-cell table:style-name="ce154" table:formula="of:=AVERAGE([.V11:.V13])" office:value-type="float" office:value="15959.8888888889" calcext:value-type="float">
            <text:p>$15,960</text:p>
          </table:table-cell>
          <table:table-cell table:style-name="ce154" table:formula="of:=+[.S14]*0.5+0.95*[.X13]" office:value-type="float" office:value="77895.0916369271" calcext:value-type="float">
            <text:p>$77,89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/>
          <table:table-cell table:style-name="ce116" office:value-type="float" office:value="2" calcext:value-type="float">
            <text:p>2</text:p>
          </table:table-cell>
          <table:table-cell table:style-name="ce116" office:value-type="string" calcext:value-type="string">
            <text:p>Enero</text:p>
          </table:table-cell>
          <table:table-cell table:style-name="ce154" office:value-type="float" office:value="16048" calcext:value-type="float">
            <text:p>$16,048</text:p>
          </table:table-cell>
          <table:table-cell table:number-columns-repeated="12"/>
          <table:table-cell table:style-name="ce116" office:value-type="float" office:value="2" calcext:value-type="float">
            <text:p>2</text:p>
          </table:table-cell>
          <table:table-cell table:style-name="ce116" office:value-type="string" calcext:value-type="string">
            <text:p>Enero</text:p>
          </table:table-cell>
          <table:table-cell table:style-name="ce154" office:value-type="float" office:value="16048" calcext:value-type="float">
            <text:p>$16,048</text:p>
          </table:table-cell>
          <table:table-cell table:style-name="ce154" table:formula="of:=AVERAGE([.S13:.S14])" office:value-type="float" office:value="15945.5" calcext:value-type="float">
            <text:p>$15,946</text:p>
          </table:table-cell>
          <table:table-cell table:style-name="ce154" table:formula="of:=AVERAGE([.T13:.T14])" office:value-type="float" office:value="15908.25" calcext:value-type="float">
            <text:p>$15,908</text:p>
          </table:table-cell>
          <table:table-cell table:style-name="ce154" table:formula="of:=AVERAGE([.S12:.S14])" office:value-type="float" office:value="15932.3333333333" calcext:value-type="float">
            <text:p>$15,932</text:p>
          </table:table-cell>
          <table:table-cell table:style-name="ce154" table:formula="of:=AVERAGE([.V12:.V14])" office:value-type="float" office:value="15926.7777777778" calcext:value-type="float">
            <text:p>$15,927</text:p>
          </table:table-cell>
          <table:table-cell table:style-name="ce154" table:formula="of:=+[.S15]*0.5+0.95*[.X14]" office:value-type="float" office:value="82024.3370550808" calcext:value-type="float">
            <text:p>$82,02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996"/>
        </table:table-row>
        <table:table-row table:style-name="ro1">
          <table:table-cell/>
          <table:table-cell table:style-name="ce116"/>
          <table:table-cell table:style-name="ce116" office:value-type="string" calcext:value-type="string">
            <text:p>Febrero</text:p>
          </table:table-cell>
          <table:table-cell table:style-name="ce154" office:value-type="float" office:value="16130" calcext:value-type="float">
            <text:p>$16,130</text:p>
          </table:table-cell>
          <table:table-cell table:number-columns-repeated="12"/>
          <table:table-cell table:style-name="ce116"/>
          <table:table-cell table:style-name="ce116" office:value-type="string" calcext:value-type="string">
            <text:p>Febrero</text:p>
          </table:table-cell>
          <table:table-cell table:style-name="ce154" office:value-type="float" office:value="16130" calcext:value-type="float">
            <text:p>$16,130</text:p>
          </table:table-cell>
          <table:table-cell table:style-name="ce154" table:formula="of:=AVERAGE([.S14:.S15])" office:value-type="float" office:value="16014" calcext:value-type="float">
            <text:p>$16,014</text:p>
          </table:table-cell>
          <table:table-cell table:style-name="ce154" table:formula="of:=AVERAGE([.T14:.T15])" office:value-type="float" office:value="15927" calcext:value-type="float">
            <text:p>$15,927</text:p>
          </table:table-cell>
          <table:table-cell table:style-name="ce154" table:formula="of:=AVERAGE([.S13:.S15])" office:value-type="float" office:value="15979.6666666667" calcext:value-type="float">
            <text:p>$15,980</text:p>
          </table:table-cell>
          <table:table-cell table:style-name="ce154" table:formula="of:=AVERAGE([.V13:.V15])" office:value-type="float" office:value="15915.3333333333" calcext:value-type="float">
            <text:p>$15,915</text:p>
          </table:table-cell>
          <table:table-cell table:style-name="ce154" table:formula="of:=+[.S16]*0.5+0.95*[.X15]" office:value-type="float" office:value="85988.1202023267" calcext:value-type="float">
            <text:p>$85,988</text:p>
          </table:table-cell>
          <table:table-cell table:number-columns-repeated="1000"/>
        </table:table-row>
        <table:table-row table:style-name="ro1">
          <table:table-cell/>
          <table:table-cell table:style-name="ce116"/>
          <table:table-cell table:style-name="ce116" office:value-type="string" calcext:value-type="string">
            <text:p>Marzo</text:p>
          </table:table-cell>
          <table:table-cell table:style-name="ce154" office:value-type="float" office:value="16129" calcext:value-type="float">
            <text:p>$16,129</text:p>
          </table:table-cell>
          <table:table-cell table:number-columns-repeated="12"/>
          <table:table-cell table:style-name="ce116"/>
          <table:table-cell table:style-name="ce116" office:value-type="string" calcext:value-type="string">
            <text:p>Marzo</text:p>
          </table:table-cell>
          <table:table-cell table:style-name="ce154" office:value-type="float" office:value="16129" calcext:value-type="float">
            <text:p>$16,129</text:p>
          </table:table-cell>
          <table:table-cell table:style-name="ce154" table:formula="of:=AVERAGE([.S15:.S16])" office:value-type="float" office:value="16089" calcext:value-type="float">
            <text:p>$16,089</text:p>
          </table:table-cell>
          <table:table-cell table:style-name="ce154" table:formula="of:=AVERAGE([.T15:.T16])" office:value-type="float" office:value="15979.75" calcext:value-type="float">
            <text:p>$15,980</text:p>
          </table:table-cell>
          <table:table-cell table:style-name="ce154" table:formula="of:=AVERAGE([.S14:.S16])" office:value-type="float" office:value="16052.6666666667" calcext:value-type="float">
            <text:p>$16,053</text:p>
          </table:table-cell>
          <table:table-cell table:style-name="ce154" table:formula="of:=AVERAGE([.V14:.V16])" office:value-type="float" office:value="15940.3333333333" calcext:value-type="float">
            <text:p>$15,940</text:p>
          </table:table-cell>
          <table:table-cell table:style-name="ce154" table:formula="of:=+[.S17]*0.5+0.95*[.X16]" office:value-type="float" office:value="89753.2141922104" calcext:value-type="float">
            <text:p>$89,753</text:p>
          </table:table-cell>
          <table:table-cell>
            <draw:frame table:end-cell-address="'Actividad 5'.AD30" table:end-x="0.8606in" table:end-y="0.1386in" draw:z-index="1" draw:name="Gráfico 3" draw:style-name="gr3" draw:text-style-name="P4" svg:width="6.039in" svg:height="2.9992in" svg:x="0.398in" svg:y="0.028in">
              <draw:object draw:notify-on-update-of-ranges="'Actividad 5'.AB4:'Actividad 5'.AB15 'Actividad 5'.AA4:'Actividad 5'.AA15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999"/>
        </table:table-row>
        <table:table-row table:style-name="ro1">
          <table:table-cell/>
          <table:table-cell table:style-name="ce116"/>
          <table:table-cell table:style-name="ce116" office:value-type="string" calcext:value-type="string">
            <text:p>Abril</text:p>
          </table:table-cell>
          <table:table-cell table:style-name="ce154" office:value-type="float" office:value="16423" calcext:value-type="float">
            <text:p>$16,423</text:p>
          </table:table-cell>
          <table:table-cell table:number-columns-repeated="12"/>
          <table:table-cell table:style-name="ce116"/>
          <table:table-cell table:style-name="ce116" office:value-type="string" calcext:value-type="string">
            <text:p>Abril</text:p>
          </table:table-cell>
          <table:table-cell table:style-name="ce154" office:value-type="float" office:value="16423" calcext:value-type="float">
            <text:p>$16,423</text:p>
          </table:table-cell>
          <table:table-cell table:style-name="ce154" table:formula="of:=AVERAGE([.S16:.S17])" office:value-type="float" office:value="16129.5" calcext:value-type="float">
            <text:p>$16,130</text:p>
          </table:table-cell>
          <table:table-cell table:style-name="ce154" table:formula="of:=AVERAGE([.T16:.T17])" office:value-type="float" office:value="16051.5" calcext:value-type="float">
            <text:p>$16,052</text:p>
          </table:table-cell>
          <table:table-cell table:style-name="ce154" table:formula="of:=AVERAGE([.S15:.S17])" office:value-type="float" office:value="16102.3333333333" calcext:value-type="float">
            <text:p>$16,102</text:p>
          </table:table-cell>
          <table:table-cell table:style-name="ce154" table:formula="of:=AVERAGE([.V15:.V17])" office:value-type="float" office:value="15988.2222222222" calcext:value-type="float">
            <text:p>$15,988</text:p>
          </table:table-cell>
          <table:table-cell table:style-name="ce154" table:formula="of:=+[.S18]*0.5+0.95*[.X17]" office:value-type="float" office:value="93477.0534825999" calcext:value-type="float">
            <text:p>$93,477</text:p>
          </table:table-cell>
          <table:table-cell table:number-columns-repeated="1000"/>
        </table:table-row>
        <table:table-row table:style-name="ro1">
          <table:table-cell/>
          <table:table-cell table:style-name="ce116"/>
          <table:table-cell table:style-name="ce116" office:value-type="string" calcext:value-type="string">
            <text:p>Mayo</text:p>
          </table:table-cell>
          <table:table-cell table:style-name="ce154" office:value-type="float" office:value="16456" calcext:value-type="float">
            <text:p>$16,456</text:p>
          </table:table-cell>
          <table:table-cell table:number-columns-repeated="12"/>
          <table:table-cell table:style-name="ce116"/>
          <table:table-cell table:style-name="ce116" office:value-type="string" calcext:value-type="string">
            <text:p>Mayo</text:p>
          </table:table-cell>
          <table:table-cell table:style-name="ce154" office:value-type="float" office:value="16456" calcext:value-type="float">
            <text:p>$16,456</text:p>
          </table:table-cell>
          <table:table-cell table:style-name="ce154" table:formula="of:=AVERAGE([.S17:.S18])" office:value-type="float" office:value="16276" calcext:value-type="float">
            <text:p>$16,276</text:p>
          </table:table-cell>
          <table:table-cell table:style-name="ce154" table:formula="of:=AVERAGE([.T17:.T18])" office:value-type="float" office:value="16109.25" calcext:value-type="float">
            <text:p>$16,109</text:p>
          </table:table-cell>
          <table:table-cell table:style-name="ce154" table:formula="of:=AVERAGE([.S16:.S18])" office:value-type="float" office:value="16227.3333333333" calcext:value-type="float">
            <text:p>$16,227</text:p>
          </table:table-cell>
          <table:table-cell table:style-name="ce154" table:formula="of:=AVERAGE([.V16:.V18])" office:value-type="float" office:value="16044.8888888889" calcext:value-type="float">
            <text:p>$16,045</text:p>
          </table:table-cell>
          <table:table-cell table:style-name="ce154" table:formula="of:=+[.S19]*0.5+0.95*[.X18]" office:value-type="float" office:value="97031.2008084699" calcext:value-type="float">
            <text:p>$97,031</text:p>
          </table:table-cell>
          <table:table-cell table:number-columns-repeated="1000"/>
        </table:table-row>
        <table:table-row table:style-name="ro1">
          <table:table-cell/>
          <table:table-cell table:style-name="ce116"/>
          <table:table-cell table:style-name="ce116" office:value-type="string" calcext:value-type="string">
            <text:p>Junio</text:p>
          </table:table-cell>
          <table:table-cell table:style-name="ce154" office:value-type="float" office:value="16528" calcext:value-type="float">
            <text:p>$16,528</text:p>
          </table:table-cell>
          <table:table-cell table:number-columns-repeated="12"/>
          <table:table-cell table:style-name="ce116"/>
          <table:table-cell table:style-name="ce116" office:value-type="string" calcext:value-type="string">
            <text:p>Junio</text:p>
          </table:table-cell>
          <table:table-cell table:style-name="ce154" office:value-type="float" office:value="16528" calcext:value-type="float">
            <text:p>$16,528</text:p>
          </table:table-cell>
          <table:table-cell table:style-name="ce154" table:formula="of:=AVERAGE([.S18:.S19])" office:value-type="float" office:value="16439.5" calcext:value-type="float">
            <text:p>$16,440</text:p>
          </table:table-cell>
          <table:table-cell table:style-name="ce154" table:formula="of:=AVERAGE([.T18:.T19])" office:value-type="float" office:value="16202.75" calcext:value-type="float">
            <text:p>$16,203</text:p>
          </table:table-cell>
          <table:table-cell table:style-name="ce154" table:formula="of:=AVERAGE([.S17:.S19])" office:value-type="float" office:value="16336" calcext:value-type="float">
            <text:p>$16,336</text:p>
          </table:table-cell>
          <table:table-cell table:style-name="ce154" table:formula="of:=AVERAGE([.V17:.V19])" office:value-type="float" office:value="16127.4444444444" calcext:value-type="float">
            <text:p>$16,127</text:p>
          </table:table-cell>
          <table:table-cell table:style-name="ce154" table:formula="of:=+[.S20]*0.5+0.95*[.X19]" office:value-type="float" office:value="100443.640768046" calcext:value-type="float">
            <text:p>$100,444</text:p>
          </table:table-cell>
          <table:table-cell table:number-columns-repeated="1000"/>
        </table:table-row>
        <table:table-row table:style-name="ro1">
          <table:table-cell/>
          <table:table-cell table:style-name="ce116"/>
          <table:table-cell table:style-name="ce116" office:value-type="string" calcext:value-type="string">
            <text:p>Julio</text:p>
          </table:table-cell>
          <table:table-cell table:style-name="ce154" office:value-type="float" office:value="16616" calcext:value-type="float">
            <text:p>$16,616</text:p>
          </table:table-cell>
          <table:table-cell table:number-columns-repeated="12"/>
          <table:table-cell table:style-name="ce116"/>
          <table:table-cell table:style-name="ce116" office:value-type="string" calcext:value-type="string">
            <text:p>Julio</text:p>
          </table:table-cell>
          <table:table-cell table:style-name="ce154" office:value-type="float" office:value="16616" calcext:value-type="float">
            <text:p>$16,616</text:p>
          </table:table-cell>
          <table:table-cell table:style-name="ce154" table:formula="of:=AVERAGE([.S19:.S20])" office:value-type="float" office:value="16492" calcext:value-type="float">
            <text:p>$16,492</text:p>
          </table:table-cell>
          <table:table-cell table:style-name="ce154" table:formula="of:=AVERAGE([.T19:.T20])" office:value-type="float" office:value="16357.75" calcext:value-type="float">
            <text:p>$16,358</text:p>
          </table:table-cell>
          <table:table-cell table:style-name="ce154" table:formula="of:=AVERAGE([.S18:.S20])" office:value-type="float" office:value="16469" calcext:value-type="float">
            <text:p>$16,469</text:p>
          </table:table-cell>
          <table:table-cell table:style-name="ce154" table:formula="of:=AVERAGE([.V18:.V20])" office:value-type="float" office:value="16221.8888888889" calcext:value-type="float">
            <text:p>$16,222</text:p>
          </table:table-cell>
          <table:table-cell table:style-name="ce154" table:formula="of:=+[.S21]*0.5+0.95*[.X20]" office:value-type="float" office:value="103729.458729644" calcext:value-type="float">
            <text:p>$103,729</text:p>
          </table:table-cell>
          <table:table-cell table:number-columns-repeated="1000"/>
        </table:table-row>
        <table:table-row table:style-name="ro1">
          <table:table-cell/>
          <table:table-cell table:style-name="ce116"/>
          <table:table-cell table:style-name="ce116" office:value-type="string" calcext:value-type="string">
            <text:p>Agosto</text:p>
          </table:table-cell>
          <table:table-cell table:style-name="ce154" office:value-type="float" office:value="16520" calcext:value-type="float">
            <text:p>$16,520</text:p>
          </table:table-cell>
          <table:table-cell table:number-columns-repeated="12"/>
          <table:table-cell table:style-name="ce116"/>
          <table:table-cell table:style-name="ce116" office:value-type="string" calcext:value-type="string">
            <text:p>Agosto</text:p>
          </table:table-cell>
          <table:table-cell table:style-name="ce154" office:value-type="float" office:value="16520" calcext:value-type="float">
            <text:p>$16,520</text:p>
          </table:table-cell>
          <table:table-cell table:style-name="ce154" table:formula="of:=AVERAGE([.S20:.S21])" office:value-type="float" office:value="16572" calcext:value-type="float">
            <text:p>$16,572</text:p>
          </table:table-cell>
          <table:table-cell table:style-name="ce154" table:formula="of:=AVERAGE([.T20:.T21])" office:value-type="float" office:value="16465.75" calcext:value-type="float">
            <text:p>$16,466</text:p>
          </table:table-cell>
          <table:table-cell table:style-name="ce154" table:formula="of:=AVERAGE([.S19:.S21])" office:value-type="float" office:value="16533.3333333333" calcext:value-type="float">
            <text:p>$16,533</text:p>
          </table:table-cell>
          <table:table-cell table:style-name="ce154" table:formula="of:=AVERAGE([.V19:.V21])" office:value-type="float" office:value="16344.1111111111" calcext:value-type="float">
            <text:p>$16,344</text:p>
          </table:table-cell>
          <table:table-cell table:style-name="ce154" table:formula="of:=+[.S22]*0.5+0.95*[.X21]" office:value-type="float" office:value="106802.985793162" calcext:value-type="float">
            <text:p>$106,803</text:p>
          </table:table-cell>
          <table:table-cell table:number-columns-repeated="1000"/>
        </table:table-row>
        <table:table-row table:style-name="ro1">
          <table:table-cell/>
          <table:table-cell table:style-name="ce116"/>
          <table:table-cell table:style-name="ce116" office:value-type="string" calcext:value-type="string">
            <text:p>Septiembre</text:p>
          </table:table-cell>
          <table:table-cell table:style-name="ce154" office:value-type="float" office:value="16540" calcext:value-type="float">
            <text:p>$16,540</text:p>
          </table:table-cell>
          <table:table-cell table:number-columns-repeated="12"/>
          <table:table-cell table:style-name="ce116"/>
          <table:table-cell table:style-name="ce116" office:value-type="string" calcext:value-type="string">
            <text:p>Septiembre</text:p>
          </table:table-cell>
          <table:table-cell table:style-name="ce154" office:value-type="float" office:value="16540" calcext:value-type="float">
            <text:p>$16,540</text:p>
          </table:table-cell>
          <table:table-cell table:style-name="ce154" table:formula="of:=AVERAGE([.S21:.S22])" office:value-type="float" office:value="16568" calcext:value-type="float">
            <text:p>$16,568</text:p>
          </table:table-cell>
          <table:table-cell table:style-name="ce154" table:formula="of:=AVERAGE([.T21:.T22])" office:value-type="float" office:value="16532" calcext:value-type="float">
            <text:p>$16,532</text:p>
          </table:table-cell>
          <table:table-cell table:style-name="ce154" table:formula="of:=AVERAGE([.S20:.S22])" office:value-type="float" office:value="16554.6666666667" calcext:value-type="float">
            <text:p>$16,555</text:p>
          </table:table-cell>
          <table:table-cell table:style-name="ce154" table:formula="of:=AVERAGE([.V20:.V22])" office:value-type="float" office:value="16446.1111111111" calcext:value-type="float">
            <text:p>$16,446</text:p>
          </table:table-cell>
          <table:table-cell table:style-name="ce154" table:formula="of:=+[.S23]*0.5+0.95*[.X22]" office:value-type="float" office:value="109732.836503504" calcext:value-type="float">
            <text:p>$109,733</text:p>
          </table:table-cell>
          <table:table-cell table:number-columns-repeated="1000"/>
        </table:table-row>
        <table:table-row table:style-name="ro1">
          <table:table-cell/>
          <table:table-cell table:style-name="ce116"/>
          <table:table-cell table:style-name="ce116" office:value-type="string" calcext:value-type="string">
            <text:p>Octubre</text:p>
          </table:table-cell>
          <table:table-cell table:style-name="ce154" office:value-type="float" office:value="16634" calcext:value-type="float">
            <text:p>$16,634</text:p>
          </table:table-cell>
          <table:table-cell table:number-columns-repeated="12"/>
          <table:table-cell table:style-name="ce116"/>
          <table:table-cell table:style-name="ce116" office:value-type="string" calcext:value-type="string">
            <text:p>Octubre</text:p>
          </table:table-cell>
          <table:table-cell table:style-name="ce154" office:value-type="float" office:value="16634" calcext:value-type="float">
            <text:p>$16,634</text:p>
          </table:table-cell>
          <table:table-cell table:style-name="ce154" table:formula="of:=AVERAGE([.S22:.S23])" office:value-type="float" office:value="16530" calcext:value-type="float">
            <text:p>$16,530</text:p>
          </table:table-cell>
          <table:table-cell table:style-name="ce154" table:formula="of:=AVERAGE([.T22:.T23])" office:value-type="float" office:value="16570" calcext:value-type="float">
            <text:p>$16,570</text:p>
          </table:table-cell>
          <table:table-cell table:style-name="ce154" table:formula="of:=AVERAGE([.S21:.S23])" office:value-type="float" office:value="16558.6666666667" calcext:value-type="float">
            <text:p>$16,559</text:p>
          </table:table-cell>
          <table:table-cell table:style-name="ce154" table:formula="of:=AVERAGE([.V21:.V23])" office:value-type="float" office:value="16519" calcext:value-type="float">
            <text:p>$16,519</text:p>
          </table:table-cell>
          <table:table-cell table:style-name="ce154" table:formula="of:=+[.S24]*0.5+0.95*[.X23]" office:value-type="float" office:value="112563.194678329" calcext:value-type="float">
            <text:p>$112,563</text:p>
          </table:table-cell>
          <table:table-cell table:number-columns-repeated="1000"/>
        </table:table-row>
        <table:table-row table:style-name="ro1">
          <table:table-cell/>
          <table:table-cell table:style-name="ce116"/>
          <table:table-cell table:style-name="ce116" office:value-type="string" calcext:value-type="string">
            <text:p>Noviembre</text:p>
          </table:table-cell>
          <table:table-cell table:style-name="ce154" office:value-type="float" office:value="16591" calcext:value-type="float">
            <text:p>$16,591</text:p>
          </table:table-cell>
          <table:table-cell table:number-columns-repeated="12"/>
          <table:table-cell table:style-name="ce116"/>
          <table:table-cell table:style-name="ce116" office:value-type="string" calcext:value-type="string">
            <text:p>Noviembre</text:p>
          </table:table-cell>
          <table:table-cell table:style-name="ce154" office:value-type="float" office:value="16591" calcext:value-type="float">
            <text:p>$16,591</text:p>
          </table:table-cell>
          <table:table-cell table:style-name="ce154" table:formula="of:=AVERAGE([.S23:.S24])" office:value-type="float" office:value="16587" calcext:value-type="float">
            <text:p>$16,587</text:p>
          </table:table-cell>
          <table:table-cell table:style-name="ce154" table:formula="of:=AVERAGE([.T23:.T24])" office:value-type="float" office:value="16549" calcext:value-type="float">
            <text:p>$16,549</text:p>
          </table:table-cell>
          <table:table-cell table:style-name="ce154" table:formula="of:=AVERAGE([.S22:.S24])" office:value-type="float" office:value="16564.6666666667" calcext:value-type="float">
            <text:p>$16,565</text:p>
          </table:table-cell>
          <table:table-cell table:style-name="ce154" table:formula="of:=AVERAGE([.V22:.V24])" office:value-type="float" office:value="16548.8888888889" calcext:value-type="float">
            <text:p>$16,549</text:p>
          </table:table-cell>
          <table:table-cell table:style-name="ce154" table:formula="of:=+[.S25]*0.5+0.95*[.X24]" office:value-type="float" office:value="115230.534944412" calcext:value-type="float">
            <text:p>$115,231</text:p>
          </table:table-cell>
          <table:table-cell table:number-columns-repeated="1000"/>
        </table:table-row>
        <table:table-row table:style-name="ro1">
          <table:table-cell/>
          <table:table-cell table:style-name="ce116"/>
          <table:table-cell table:style-name="ce116" office:value-type="string" calcext:value-type="string">
            <text:p>Diciembre</text:p>
          </table:table-cell>
          <table:table-cell table:style-name="ce154" office:value-type="float" office:value="16595" calcext:value-type="float">
            <text:p>$16,595</text:p>
          </table:table-cell>
          <table:table-cell table:number-columns-repeated="12"/>
          <table:table-cell table:style-name="ce116"/>
          <table:table-cell table:style-name="ce116" office:value-type="string" calcext:value-type="string">
            <text:p>Diciembre</text:p>
          </table:table-cell>
          <table:table-cell table:style-name="ce154" office:value-type="float" office:value="16595" calcext:value-type="float">
            <text:p>$16,595</text:p>
          </table:table-cell>
          <table:table-cell table:style-name="ce154" table:formula="of:=AVERAGE([.S24:.S25])" office:value-type="float" office:value="16612.5" calcext:value-type="float">
            <text:p>$16,613</text:p>
          </table:table-cell>
          <table:table-cell table:style-name="ce154" table:formula="of:=AVERAGE([.T24:.T25])" office:value-type="float" office:value="16558.5" calcext:value-type="float">
            <text:p>$16,559</text:p>
          </table:table-cell>
          <table:table-cell table:style-name="ce154" table:formula="of:=AVERAGE([.S23:.S25])" office:value-type="float" office:value="16588.3333333333" calcext:value-type="float">
            <text:p>$16,588</text:p>
          </table:table-cell>
          <table:table-cell table:style-name="ce154" table:formula="of:=AVERAGE([.V23:.V25])" office:value-type="float" office:value="16559.3333333333" calcext:value-type="float">
            <text:p>$16,559</text:p>
          </table:table-cell>
          <table:table-cell table:style-name="ce154" table:formula="of:=+[.S26]*0.5+0.95*[.X25]" office:value-type="float" office:value="117766.508197192" calcext:value-type="float">
            <text:p>$117,767</text:p>
          </table:table-cell>
          <table:table-cell table:number-columns-repeated="1000"/>
        </table:table-row>
        <table:table-row table:style-name="ro1">
          <table:table-cell/>
          <table:table-cell table:style-name="ce116" office:value-type="float" office:value="3" calcext:value-type="float">
            <text:p>3</text:p>
          </table:table-cell>
          <table:table-cell table:style-name="ce116" office:value-type="string" calcext:value-type="string">
            <text:p>Enero</text:p>
          </table:table-cell>
          <table:table-cell table:style-name="ce154" office:value-type="float" office:value="16519" calcext:value-type="float">
            <text:p>$16,519</text:p>
          </table:table-cell>
          <table:table-cell table:number-columns-repeated="12"/>
          <table:table-cell table:style-name="ce116" office:value-type="float" office:value="3" calcext:value-type="float">
            <text:p>3</text:p>
          </table:table-cell>
          <table:table-cell table:style-name="ce116" office:value-type="string" calcext:value-type="string">
            <text:p>Enero</text:p>
          </table:table-cell>
          <table:table-cell table:style-name="ce154" office:value-type="float" office:value="16519" calcext:value-type="float">
            <text:p>$16,519</text:p>
          </table:table-cell>
          <table:table-cell table:style-name="ce154" table:formula="of:=AVERAGE([.S25:.S26])" office:value-type="float" office:value="16593" calcext:value-type="float">
            <text:p>$16,593</text:p>
          </table:table-cell>
          <table:table-cell table:style-name="ce154" table:formula="of:=AVERAGE([.T25:.T26])" office:value-type="float" office:value="16599.75" calcext:value-type="float">
            <text:p>$16,600</text:p>
          </table:table-cell>
          <table:table-cell table:style-name="ce154" table:formula="of:=AVERAGE([.S24:.S26])" office:value-type="float" office:value="16606.6666666667" calcext:value-type="float">
            <text:p>$16,607</text:p>
          </table:table-cell>
          <table:table-cell table:style-name="ce154" table:formula="of:=AVERAGE([.V24:.V26])" office:value-type="float" office:value="16570.5555555556" calcext:value-type="float">
            <text:p>$16,571</text:p>
          </table:table-cell>
          <table:table-cell table:style-name="ce154" table:formula="of:=+[.S27]*0.5+0.95*[.X26]" office:value-type="float" office:value="120137.682787332" calcext:value-type="float">
            <text:p>$120,138</text:p>
          </table:table-cell>
          <table:table-cell table:number-columns-repeated="1000"/>
        </table:table-row>
        <table:table-row table:style-name="ro1">
          <table:table-cell/>
          <table:table-cell table:style-name="ce116"/>
          <table:table-cell table:style-name="ce116" office:value-type="string" calcext:value-type="string">
            <text:p>Febrero</text:p>
          </table:table-cell>
          <table:table-cell table:style-name="ce154" office:value-type="float" office:value="16526" calcext:value-type="float">
            <text:p>$16,526</text:p>
          </table:table-cell>
          <table:table-cell table:number-columns-repeated="12"/>
          <table:table-cell table:style-name="ce116"/>
          <table:table-cell table:style-name="ce116" office:value-type="string" calcext:value-type="string">
            <text:p>Febrero</text:p>
          </table:table-cell>
          <table:table-cell table:style-name="ce154" office:value-type="float" office:value="16526" calcext:value-type="float">
            <text:p>$16,526</text:p>
          </table:table-cell>
          <table:table-cell table:style-name="ce154" table:formula="of:=AVERAGE([.S26:.S27])" office:value-type="float" office:value="16557" calcext:value-type="float">
            <text:p>$16,557</text:p>
          </table:table-cell>
          <table:table-cell table:style-name="ce154" table:formula="of:=AVERAGE([.T26:.T27])" office:value-type="float" office:value="16602.75" calcext:value-type="float">
            <text:p>$16,603</text:p>
          </table:table-cell>
          <table:table-cell table:style-name="ce154" table:formula="of:=AVERAGE([.S25:.S27])" office:value-type="float" office:value="16568.3333333333" calcext:value-type="float">
            <text:p>$16,568</text:p>
          </table:table-cell>
          <table:table-cell table:style-name="ce154" table:formula="of:=AVERAGE([.V25:.V27])" office:value-type="float" office:value="16586.5555555556" calcext:value-type="float">
            <text:p>$16,587</text:p>
          </table:table-cell>
          <table:table-cell table:style-name="ce154" table:formula="of:=+[.S28]*0.5+0.95*[.X27]" office:value-type="float" office:value="122393.798647965" calcext:value-type="float">
            <text:p>$122,394</text:p>
          </table:table-cell>
          <table:table-cell table:number-columns-repeated="1000"/>
        </table:table-row>
        <table:table-row table:style-name="ro1">
          <table:table-cell/>
          <table:table-cell table:style-name="ce116"/>
          <table:table-cell table:style-name="ce116" office:value-type="string" calcext:value-type="string">
            <text:p>Marzo</text:p>
          </table:table-cell>
          <table:table-cell table:style-name="ce154" office:value-type="float" office:value="16481" calcext:value-type="float">
            <text:p>$16,481</text:p>
          </table:table-cell>
          <table:table-cell table:number-columns-repeated="12"/>
          <table:table-cell table:style-name="ce116"/>
          <table:table-cell table:style-name="ce116" office:value-type="string" calcext:value-type="string">
            <text:p>Marzo</text:p>
          </table:table-cell>
          <table:table-cell table:style-name="ce154" office:value-type="float" office:value="16481" calcext:value-type="float">
            <text:p>$16,481</text:p>
          </table:table-cell>
          <table:table-cell table:style-name="ce154" table:formula="of:=AVERAGE([.S27:.S28])" office:value-type="float" office:value="16522.5" calcext:value-type="float">
            <text:p>$16,523</text:p>
          </table:table-cell>
          <table:table-cell table:style-name="ce154" table:formula="of:=AVERAGE([.T27:.T28])" office:value-type="float" office:value="16575" calcext:value-type="float">
            <text:p>$16,575</text:p>
          </table:table-cell>
          <table:table-cell table:style-name="ce154" table:formula="of:=AVERAGE([.S26:.S28])" office:value-type="float" office:value="16546.6666666667" calcext:value-type="float">
            <text:p>$16,547</text:p>
          </table:table-cell>
          <table:table-cell table:style-name="ce154" table:formula="of:=AVERAGE([.V26:.V28])" office:value-type="float" office:value="16587.7777777778" calcext:value-type="float">
            <text:p>$16,588</text:p>
          </table:table-cell>
          <table:table-cell table:style-name="ce154" table:formula="of:=+[.S29]*0.5+0.95*[.X28]" office:value-type="float" office:value="124514.608715567" calcext:value-type="float">
            <text:p>$124,515</text:p>
          </table:table-cell>
          <table:table-cell table:number-columns-repeated="1000"/>
        </table:table-row>
        <table:table-row table:style-name="ro1">
          <table:table-cell/>
          <table:table-cell table:style-name="ce116"/>
          <table:table-cell table:style-name="ce116" office:value-type="string" calcext:value-type="string">
            <text:p>Abril</text:p>
          </table:table-cell>
          <table:table-cell table:style-name="ce154" office:value-type="float" office:value="16542" calcext:value-type="float">
            <text:p>$16,542</text:p>
          </table:table-cell>
          <table:table-cell table:number-columns-repeated="12"/>
          <table:table-cell table:style-name="ce116"/>
          <table:table-cell table:style-name="ce116" office:value-type="string" calcext:value-type="string">
            <text:p>Abril</text:p>
          </table:table-cell>
          <table:table-cell table:style-name="ce154" office:value-type="float" office:value="16542" calcext:value-type="float">
            <text:p>$16,542</text:p>
          </table:table-cell>
          <table:table-cell table:style-name="ce154" table:formula="of:=AVERAGE([.S28:.S29])" office:value-type="float" office:value="16503.5" calcext:value-type="float">
            <text:p>$16,504</text:p>
          </table:table-cell>
          <table:table-cell table:style-name="ce154" table:formula="of:=AVERAGE([.T28:.T29])" office:value-type="float" office:value="16539.75" calcext:value-type="float">
            <text:p>$16,540</text:p>
          </table:table-cell>
          <table:table-cell table:style-name="ce154" table:formula="of:=AVERAGE([.S27:.S29])" office:value-type="float" office:value="16508.6666666667" calcext:value-type="float">
            <text:p>$16,509</text:p>
          </table:table-cell>
          <table:table-cell table:style-name="ce154" table:formula="of:=AVERAGE([.V27:.V29])" office:value-type="float" office:value="16573.8888888889" calcext:value-type="float">
            <text:p>$16,574</text:p>
          </table:table-cell>
          <table:table-cell table:style-name="ce154" table:formula="of:=+[.S30]*0.5+0.95*[.X29]" office:value-type="float" office:value="126559.878279789" calcext:value-type="float">
            <text:p>$126,560</text:p>
          </table:table-cell>
          <table:table-cell table:number-columns-repeated="1000"/>
        </table:table-row>
        <table:table-row table:style-name="ro1">
          <table:table-cell/>
          <table:table-cell table:style-name="ce116"/>
          <table:table-cell table:style-name="ce116" office:value-type="string" calcext:value-type="string">
            <text:p>Mayo</text:p>
          </table:table-cell>
          <table:table-cell table:style-name="ce154" office:value-type="float" office:value="16477" calcext:value-type="float">
            <text:p>$16,477</text:p>
          </table:table-cell>
          <table:table-cell table:number-columns-repeated="12"/>
          <table:table-cell table:style-name="ce116"/>
          <table:table-cell table:style-name="ce116" office:value-type="string" calcext:value-type="string">
            <text:p>Mayo</text:p>
          </table:table-cell>
          <table:table-cell table:style-name="ce154" office:value-type="float" office:value="16477" calcext:value-type="float">
            <text:p>$16,477</text:p>
          </table:table-cell>
          <table:table-cell table:style-name="ce154" table:formula="of:=AVERAGE([.S29:.S30])" office:value-type="float" office:value="16511.5" calcext:value-type="float">
            <text:p>$16,512</text:p>
          </table:table-cell>
          <table:table-cell table:style-name="ce154" table:formula="of:=AVERAGE([.T29:.T30])" office:value-type="float" office:value="16513" calcext:value-type="float">
            <text:p>$16,513</text:p>
          </table:table-cell>
          <table:table-cell table:style-name="ce154" table:formula="of:=AVERAGE([.S28:.S30])" office:value-type="float" office:value="16516.3333333333" calcext:value-type="float">
            <text:p>$16,516</text:p>
          </table:table-cell>
          <table:table-cell table:style-name="ce154" table:formula="of:=AVERAGE([.V28:.V30])" office:value-type="float" office:value="16541.2222222222" calcext:value-type="float">
            <text:p>$16,541</text:p>
          </table:table-cell>
          <table:table-cell table:style-name="ce154" table:formula="of:=+[.S31]*0.5+0.95*[.X30]" office:value-type="float" office:value="128470.384365799" calcext:value-type="float">
            <text:p>$128,470</text:p>
          </table:table-cell>
          <table:table-cell table:number-columns-repeated="1000"/>
        </table:table-row>
        <table:table-row table:style-name="ro1">
          <table:table-cell/>
          <table:table-cell table:style-name="ce116"/>
          <table:table-cell table:style-name="ce116" office:value-type="string" calcext:value-type="string">
            <text:p>Junio</text:p>
          </table:table-cell>
          <table:table-cell table:style-name="ce154" office:value-type="float" office:value="16363" calcext:value-type="float">
            <text:p>$16,363</text:p>
          </table:table-cell>
          <table:table-cell table:number-columns-repeated="12"/>
          <table:table-cell table:style-name="ce116"/>
          <table:table-cell table:style-name="ce116" office:value-type="string" calcext:value-type="string">
            <text:p>Junio</text:p>
          </table:table-cell>
          <table:table-cell table:style-name="ce154" office:value-type="float" office:value="16363" calcext:value-type="float">
            <text:p>$16,363</text:p>
          </table:table-cell>
          <table:table-cell table:style-name="ce154" table:formula="of:=AVERAGE([.S30:.S31])" office:value-type="float" office:value="16509.5" calcext:value-type="float">
            <text:p>$16,510</text:p>
          </table:table-cell>
          <table:table-cell table:style-name="ce154" table:formula="of:=AVERAGE([.T30:.T31])" office:value-type="float" office:value="16507.5" calcext:value-type="float">
            <text:p>$16,508</text:p>
          </table:table-cell>
          <table:table-cell table:style-name="ce154" table:formula="of:=AVERAGE([.S29:.S31])" office:value-type="float" office:value="16500" calcext:value-type="float">
            <text:p>$16,500</text:p>
          </table:table-cell>
          <table:table-cell table:style-name="ce154" table:formula="of:=AVERAGE([.V29:.V31])" office:value-type="float" office:value="16523.8888888889" calcext:value-type="float">
            <text:p>$16,524</text:p>
          </table:table-cell>
          <table:table-cell table:style-name="ce154" table:formula="of:=+[.S32]*0.5+0.95*[.X31]" office:value-type="float" office:value="130228.365147509" calcext:value-type="float">
            <text:p>$130,228</text:p>
          </table:table-cell>
          <table:table-cell table:number-columns-repeated="1000"/>
        </table:table-row>
        <table:table-row table:style-name="ro1">
          <table:table-cell/>
          <table:table-cell table:style-name="ce116"/>
          <table:table-cell table:style-name="ce116" office:value-type="string" calcext:value-type="string">
            <text:p>Julio</text:p>
          </table:table-cell>
          <table:table-cell table:style-name="ce154" office:value-type="float" office:value="16367" calcext:value-type="float">
            <text:p>$16,367</text:p>
          </table:table-cell>
          <table:table-cell table:number-columns-repeated="12"/>
          <table:table-cell table:style-name="ce116"/>
          <table:table-cell table:style-name="ce116" office:value-type="string" calcext:value-type="string">
            <text:p>Julio</text:p>
          </table:table-cell>
          <table:table-cell table:style-name="ce154" office:value-type="float" office:value="16367" calcext:value-type="float">
            <text:p>$16,367</text:p>
          </table:table-cell>
          <table:table-cell table:style-name="ce154" table:formula="of:=AVERAGE([.S31:.S32])" office:value-type="float" office:value="16420" calcext:value-type="float">
            <text:p>$16,420</text:p>
          </table:table-cell>
          <table:table-cell table:style-name="ce154" table:formula="of:=AVERAGE([.T31:.T32])" office:value-type="float" office:value="16510.5" calcext:value-type="float">
            <text:p>$16,511</text:p>
          </table:table-cell>
          <table:table-cell table:style-name="ce154" table:formula="of:=AVERAGE([.S30:.S32])" office:value-type="float" office:value="16460.6666666667" calcext:value-type="float">
            <text:p>$16,461</text:p>
          </table:table-cell>
          <table:table-cell table:style-name="ce154" table:formula="of:=AVERAGE([.V30:.V32])" office:value-type="float" office:value="16508.3333333333" calcext:value-type="float">
            <text:p>$16,508</text:p>
          </table:table-cell>
          <table:table-cell table:style-name="ce154" table:formula="of:=+[.S33]*0.5+0.95*[.X32]" office:value-type="float" office:value="131900.446890134" calcext:value-type="float">
            <text:p>$131,900</text:p>
          </table:table-cell>
          <table:table-cell table:number-columns-repeated="1000"/>
        </table:table-row>
        <table:table-row table:style-name="ro1">
          <table:table-cell/>
          <table:table-cell table:style-name="ce116"/>
          <table:table-cell table:style-name="ce116" office:value-type="string" calcext:value-type="string">
            <text:p>Agosto</text:p>
          </table:table-cell>
          <table:table-cell table:style-name="ce154" office:value-type="float" office:value="16435" calcext:value-type="float">
            <text:p>$16,435</text:p>
          </table:table-cell>
          <table:table-cell table:number-columns-repeated="12"/>
          <table:table-cell table:style-name="ce116"/>
          <table:table-cell table:style-name="ce116" office:value-type="string" calcext:value-type="string">
            <text:p>Agosto</text:p>
          </table:table-cell>
          <table:table-cell table:style-name="ce154" office:value-type="float" office:value="16435" calcext:value-type="float">
            <text:p>$16,435</text:p>
          </table:table-cell>
          <table:table-cell table:style-name="ce154" table:formula="of:=AVERAGE([.S32:.S33])" office:value-type="float" office:value="16365" calcext:value-type="float">
            <text:p>$16,365</text:p>
          </table:table-cell>
          <table:table-cell table:style-name="ce154" table:formula="of:=AVERAGE([.T32:.T33])" office:value-type="float" office:value="16464.75" calcext:value-type="float">
            <text:p>$16,465</text:p>
          </table:table-cell>
          <table:table-cell table:style-name="ce154" table:formula="of:=AVERAGE([.S31:.S33])" office:value-type="float" office:value="16402.3333333333" calcext:value-type="float">
            <text:p>$16,402</text:p>
          </table:table-cell>
          <table:table-cell table:style-name="ce154" table:formula="of:=AVERAGE([.V31:.V33])" office:value-type="float" office:value="16492.3333333333" calcext:value-type="float">
            <text:p>$16,492</text:p>
          </table:table-cell>
          <table:table-cell table:style-name="ce154" table:formula="of:=+[.S34]*0.5+0.95*[.X33]" office:value-type="float" office:value="133522.924545627" calcext:value-type="float">
            <text:p>$133,523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154" table:formula="of:=AVERAGE([.S33:.S34])" office:value-type="float" office:value="16401" calcext:value-type="float">
            <text:p>$16,401</text:p>
          </table:table-cell>
          <table:table-cell table:style-name="ce154" table:formula="of:=AVERAGE([.T33:.T34])" office:value-type="float" office:value="16392.5" calcext:value-type="float">
            <text:p>$16,393</text:p>
          </table:table-cell>
          <table:table-cell table:style-name="ce154" table:formula="of:=AVERAGE([.S32:.S34])" office:value-type="float" office:value="16388.3333333333" calcext:value-type="float">
            <text:p>$16,388</text:p>
          </table:table-cell>
          <table:table-cell table:style-name="ce154" table:formula="of:=AVERAGE([.V32:.V34])" office:value-type="float" office:value="16454.3333333333" calcext:value-type="float">
            <text:p>$16,454</text:p>
          </table:table-cell>
          <table:table-cell table:style-name="ce154" table:formula="of:=+[.S35]*0.5+0.95*[.X34]" office:value-type="float" office:value="126846.778318346" calcext:value-type="float">
            <text:p>$126,847</text:p>
          </table:table-cell>
          <table:table-cell table:number-columns-repeated="1000"/>
        </table:table-row>
        <table:table-row table:style-name="ro1">
          <table:table-cell table:number-columns-repeated="20"/>
          <table:table-cell table:style-name="ce154" table:formula="of:=AVERAGE([.T34:.T35])" office:value-type="float" office:value="16383" calcext:value-type="float">
            <text:p>$16,383</text:p>
          </table:table-cell>
          <table:table-cell table:style-name="ce154"/>
          <table:table-cell table:style-name="ce154" table:formula="of:=AVERAGE([.V33:.V35])" office:value-type="float" office:value="16417.1111111111" calcext:value-type="float">
            <text:p>$16,417</text:p>
          </table:table-cell>
          <table:table-cell table:style-name="ce154" table:formula="of:=+[.S36]*0.5+0.95*[.X35]" office:value-type="float" office:value="120504.439402428" calcext:value-type="float">
            <text:p>$120,504</text:p>
          </table:table-cell>
          <table:table-cell table:number-columns-repeated="100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Franklin Gothic Demi Cond" svg:font-family="'Franklin Gothic Demi Cond'" style:font-family-generic="swiss"/>
    <style:font-face style:name="Tahoma" svg:font-family="Tahoma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4" number:min-decimal-places="4" number:min-integer-digits="1"/>
    </number:number-style>
    <number:number-style style:name="N145">
      <number:number number:decimal-places="3" number:min-decimal-places="3" number:min-integer-digits="1"/>
    </number:number-style>
    <number:number-style style:name="N146">
      <number:text>$</number:text>
      <number:number number:decimal-places="0" number:min-decimal-places="0" number:min-integer-digits="1" number:grouping="true"/>
    </number:number-style>
    <number:number-style style:name="N147">
      <number:number number:decimal-places="1" number:min-decimal-places="1" number:min-integer-digits="1"/>
    </number:number-style>
    <number:number-style style:name="N148">
      <number:text>= </number:text>
      <number:number number:decimal-places="6" number:min-decimal-places="6" number:min-integer-digits="1" number:grouping="true"/>
    </number:number-style>
    <number:number-style style:name="N149P0" style:volatile="true">
      <number:text/>
    </number:number-style>
    <number:number-style style:name="N149P1" style:volatile="true">
      <number:text/>
    </number:number-style>
    <number:number-style style:name="N149P2" style:volatile="true">
      <number:text/>
    </number:number-style>
    <number:text-style style:name="N149">
      <number:text/>
      <style:map style:condition="value()&gt;0" style:apply-style-name="N149P0"/>
      <style:map style:condition="value()&lt;0" style:apply-style-name="N149P1"/>
      <style:map style:condition="value()=0" style:apply-style-name="N14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NFOQUE_20_DE_20_LOS_20_COMPONENTES" style:display-name="PageStyle_ENFOQUE DE LOS COMPONEN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mplo_20_2_20_Pronóstico" style:display-name="PageStyle_Ejemplo 2 Pronóstic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ividad_20_4" style:display-name="PageStyle_Actividad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0_Ejemplo_20_1_20_Medias_20_Móviles" style:display-name="PageStyle_ Ejemplo 1 Medias Móvi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tros_20_ejemplos" style:display-name="PageStyle_Otros ejempl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tros_20_ej_20_2" style:display-name="PageStyle_Otros ej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IVDAD_20_3" style:display-name="PageStyle_ACTIVDAD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ividad_20_5" style:display-name="PageStyle_Actividad 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0-08-27T05:01:50</meta:creation-date>
    <dc:date>2020-11-18T20:54:25.376244844</dc:date>
    <meta:generator>LibreOffice/7.0.3.1$Linux_X86_64 LibreOffice_project/00$Build-1</meta:generator>
    <meta:editing-duration>PT38M30S</meta:editing-duration>
    <meta:editing-cycles>3</meta:editing-cycles>
    <meta:document-statistic meta:table-count="8" meta:cell-count="3441" meta:object-count="4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45">
      <number:number number:decimal-places="3" number:min-decimal-places="3"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rfc-language-tag="es-ES-u-co-trad" fo:language="es" fo:country="ES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45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45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5.34cm" svg:height="7.62cm" xlink:href=".." xlink:type="simple" chart:class="chart:line" chart:style-name="ch1">
        <chart:title svg:x="5.596cm" svg:y="0.287cm" chart:style-name="ch2">
          <text:p>Enfoque Aditivo</text:p>
        </chart:title>
        <chart:plot-area chart:style-name="ch3" table:cell-range-address="'ENFOQUE DE LOS COMPONENTES'.F11:'ENFOQUE DE LOS COMPONENTES'.F26" chart:data-source-has-labels="row" svg:x="0.306cm" svg:y="1.318cm" svg:width="14.728cm" svg:height="6.15cm">
          <chart:coordinate-region svg:x="1.571cm" svg:y="1.504cm" svg:width="13.463cm" svg:height="5.494cm"/>
          <chart:axis chart:dimension="x" chart:name="primary-x" chart:style-name="ch4"/>
          <chart:axis chart:dimension="y" chart:name="primary-y" chart:style-name="ch5"/>
          <chart:series chart:style-name="ch6" chart:values-cell-range-address="'ENFOQUE DE LOS COMPONENTES'.F12:'ENFOQUE DE LOS COMPONENTES'.F26" chart:label-cell-address="'ENFOQUE DE LOS COMPONENTES'.F11:'ENFOQUE DE LOS COMPONENTES'.F11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itivo</text:p>
                <draw:g>
                  <svg:desc>'ENFOQUE DE LOS COMPONENTES'.F11:'ENFOQUE DE LOS COMPONENTES'.F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26001595833801">
                <text:p>8.26001595833801</text:p>
                <draw:g>
                  <svg:desc>'ENFOQUE DE LOS COMPONENTES'.F12:'ENFOQUE DE LOS COMPONENTES'.F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8380677837636">
                <text:p>11.83806778376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7842637823218">
                <text:p>14.78426378232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4619378440642">
                <text:p>17.46193784406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8673458953571">
                <text:p>16.8673458953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5579555667769">
                <text:p>19.55795556677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2227834077841">
                <text:p>22.22278340778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.1873808268997">
                <text:p>25.1873808268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.5658353866496">
                <text:p>24.5658353866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5877686018218">
                <text:p>27.58776860182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.0158028323858">
                <text:p>30.01580283238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.4422150725141">
                <text:p>33.44221507251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.9651546721161">
                <text:p>32.96515467211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.003673238999">
                <text:p>35.003673238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.5909549196086">
                <text:p>38.59095491960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7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8faadc" draw:fill-color="#8faadc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55a11" svg:stroke-linecap="round" draw:fill-color="#c55a11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1.884cm" svg:height="8.855cm" xlink:href=".." xlink:type="simple" chart:class="chart:line" chart:style-name="ch1">
        <chart:title svg:x="9.543cm" svg:y="0.312cm" chart:style-name="ch2">
          <text:p>Chart Title</text:p>
        </chart:title>
        <chart:plot-area chart:style-name="ch3" table:cell-range-address="'Ejemplo 2 Pronóstico'.C4:'Ejemplo 2 Pronóstico'.D63 'Ejemplo 2 Pronóstico'.K4:'Ejemplo 2 Pronóstico'.K63" chart:data-source-has-labels="column" svg:x="0.437cm" svg:y="1.368cm" svg:width="21.01cm" svg:height="7.31cm">
          <chart:coordinate-region svg:x="1.173cm" svg:y="1.368cm" svg:width="20.274cm" svg:height="5.453cm"/>
          <chart:axis chart:dimension="x" chart:name="primary-x" chart:style-name="ch4" chartooo:axis-type="auto">
            <chartooo:date-scale/>
            <chart:categories table:cell-range-address="'Ejemplo 2 Pronóstico'.C4:'Ejemplo 2 Pronóstico'.C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jemplo 2 Pronóstico'.D4:'Ejemplo 2 Pronóstico'.D63" chart:class="chart:line">
            <chart:data-point chart:repeated="60"/>
          </chart:series>
          <chart:series chart:style-name="ch8" chart:values-cell-range-address="'Ejemplo 2 Pronóstico'.K4:'Ejemplo 2 Pronóstico'.K63" chart:class="chart:line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Enero</text:p>
                <draw:g>
                  <svg:desc>'Ejemplo 2 Pronóstico'.C4:'Ejemplo 2 Pronóstico'.C63</svg:desc>
                </draw:g>
              </table:table-cell>
              <table:table-cell office:value-type="float" office:value="87">
                <text:p>87</text:p>
                <draw:g>
                  <svg:desc>'Ejemplo 2 Pronóstico'.D4:'Ejemplo 2 Pronóstico'.D63</svg:desc>
                </draw:g>
              </table:table-cell>
              <table:table-cell office:value-type="float" office:value="85.5485782671995">
                <text:p>85.5485782671995</text:p>
                <draw:g>
                  <svg:desc>'Ejemplo 2 Pronóstico'.K4:'Ejemplo 2 Pronóstico'.K63</svg:desc>
                </draw:g>
              </table:table-cell>
            </table:table-row>
            <table:table-row>
              <table:table-cell office:value-type="string">
                <text:p>Febrero</text:p>
              </table:table-cell>
              <table:table-cell office:value-type="float" office:value="91">
                <text:p>91</text:p>
              </table:table-cell>
              <table:table-cell office:value-type="float" office:value="89.8312743276199">
                <text:p>89.8312743276199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87">
                <text:p>87</text:p>
              </table:table-cell>
              <table:table-cell office:value-type="float" office:value="85.6138920451562">
                <text:p>85.6138920451562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91">
                <text:p>91</text:p>
              </table:table-cell>
              <table:table-cell office:value-type="float" office:value="89.2883734510546">
                <text:p>89.2883734510546</text:p>
              </table:table-cell>
            </table:table-row>
            <table:table-row>
              <table:table-cell office:value-type="string">
                <text:p>Mayo</text:p>
              </table:table-cell>
              <table:table-cell office:value-type="float" office:value="88">
                <text:p>88</text:p>
              </table:table-cell>
              <table:table-cell office:value-type="float" office:value="88.1295896942019">
                <text:p>88.1295896942019</text:p>
              </table:table-cell>
            </table:table-row>
            <table:table-row>
              <table:table-cell office:value-type="string">
                <text:p>Junio</text:p>
              </table:table-cell>
              <table:table-cell office:value-type="float" office:value="95">
                <text:p>95</text:p>
              </table:table-cell>
              <table:table-cell office:value-type="float" office:value="93.0068302340672">
                <text:p>93.0068302340672</text:p>
              </table:table-cell>
            </table:table-row>
            <table:table-row>
              <table:table-cell office:value-type="string">
                <text:p>Julio</text:p>
              </table:table-cell>
              <table:table-cell office:value-type="float" office:value="97">
                <text:p>97</text:p>
              </table:table-cell>
              <table:table-cell office:value-type="float" office:value="94.9555910043145">
                <text:p>94.9555910043145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101">
                <text:p>101</text:p>
              </table:table-cell>
              <table:table-cell office:value-type="float" office:value="98.7985711597139">
                <text:p>98.7985711597139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102">
                <text:p>102</text:p>
              </table:table-cell>
              <table:table-cell office:value-type="float" office:value="99.7736198190804">
                <text:p>99.7736198190804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98">
                <text:p>98</text:p>
              </table:table-cell>
              <table:table-cell office:value-type="float" office:value="96.5764817746112">
                <text:p>96.5764817746112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96">
                <text:p>96</text:p>
              </table:table-cell>
              <table:table-cell office:value-type="float" office:value="94.0681291057223">
                <text:p>94.0681291057223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105">
                <text:p>105</text:p>
              </table:table-cell>
              <table:table-cell office:value-type="float" office:value="102.702007004539">
                <text:p>102.702007004539</text:p>
              </table:table-cell>
            </table:table-row>
            <table:table-row>
              <table:table-cell office:value-type="string">
                <text:p>Enero</text:p>
              </table:table-cell>
              <table:table-cell office:value-type="float" office:value="89">
                <text:p>89</text:p>
              </table:table-cell>
              <table:table-cell office:value-type="float" office:value="90.1466684227768">
                <text:p>90.1466684227768</text:p>
              </table:table-cell>
            </table:table-row>
            <table:table-row>
              <table:table-cell office:value-type="string">
                <text:p>Febrero</text:p>
              </table:table-cell>
              <table:table-cell office:value-type="float" office:value="93">
                <text:p>93</text:p>
              </table:table-cell>
              <table:table-cell office:value-type="float" office:value="94.6380225480099">
                <text:p>94.6380225480099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89">
                <text:p>89</text:p>
              </table:table-cell>
              <table:table-cell office:value-type="float" office:value="90.1746373250208">
                <text:p>90.1746373250208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93">
                <text:p>93</text:p>
              </table:table-cell>
              <table:table-cell office:value-type="float" office:value="94.0238404007984">
                <text:p>94.0238404007984</text:p>
              </table:table-cell>
            </table:table-row>
            <table:table-row>
              <table:table-cell office:value-type="string">
                <text:p>Mayo</text:p>
              </table:table-cell>
              <table:table-cell office:value-type="float" office:value="90">
                <text:p>90</text:p>
              </table:table-cell>
              <table:table-cell office:value-type="float" office:value="92.7830332600478">
                <text:p>92.7830332600478</text:p>
              </table:table-cell>
            </table:table-row>
            <table:table-row>
              <table:table-cell office:value-type="string">
                <text:p>Junio</text:p>
              </table:table-cell>
              <table:table-cell office:value-type="float" office:value="97">
                <text:p>97</text:p>
              </table:table-cell>
              <table:table-cell office:value-type="float" office:value="97.8962886892644">
                <text:p>97.8962886892644</text:p>
              </table:table-cell>
            </table:table-row>
            <table:table-row>
              <table:table-cell office:value-type="string">
                <text:p>Julio</text:p>
              </table:table-cell>
              <table:table-cell office:value-type="float" office:value="99">
                <text:p>99</text:p>
              </table:table-cell>
              <table:table-cell office:value-type="float" office:value="99.9257239639659">
                <text:p>99.9257239639659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103">
                <text:p>103</text:p>
              </table:table-cell>
              <table:table-cell office:value-type="float" office:value="103.947393908458">
                <text:p>103.947393908458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104">
                <text:p>104</text:p>
              </table:table-cell>
              <table:table-cell office:value-type="float" office:value="104.950772927707">
                <text:p>104.950772927707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100">
                <text:p>100</text:p>
              </table:table-cell>
              <table:table-cell office:value-type="float" office:value="101.566162799748">
                <text:p>101.566162799748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98">
                <text:p>98</text:p>
              </table:table-cell>
              <table:table-cell office:value-type="float" office:value="98.9073793801366">
                <text:p>98.9073793801366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107">
                <text:p>107</text:p>
              </table:table-cell>
              <table:table-cell office:value-type="float" office:value="107.962866013508">
                <text:p>107.962866013508</text:p>
              </table:table-cell>
            </table:table-row>
            <table:table-row>
              <table:table-cell office:value-type="string">
                <text:p>Enero</text:p>
              </table:table-cell>
              <table:table-cell office:value-type="float" office:value="92">
                <text:p>92</text:p>
              </table:table-cell>
              <table:table-cell office:value-type="float" office:value="94.7447585783542">
                <text:p>94.7447585783542</text:p>
              </table:table-cell>
            </table:table-row>
            <table:table-row>
              <table:table-cell office:value-type="string">
                <text:p>Febrero</text:p>
              </table:table-cell>
              <table:table-cell office:value-type="float" office:value="98">
                <text:p>98</text:p>
              </table:table-cell>
              <table:table-cell office:value-type="float" office:value="99.4447707683998">
                <text:p>99.4447707683998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92">
                <text:p>92</text:p>
              </table:table-cell>
              <table:table-cell office:value-type="float" office:value="94.7353826048854">
                <text:p>94.7353826048854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96">
                <text:p>96</text:p>
              </table:table-cell>
              <table:table-cell office:value-type="float" office:value="98.7593073505421">
                <text:p>98.7593073505421</text:p>
              </table:table-cell>
            </table:table-row>
            <table:table-row>
              <table:table-cell office:value-type="string">
                <text:p>Mayo</text:p>
              </table:table-cell>
              <table:table-cell office:value-type="float" office:value="98">
                <text:p>98</text:p>
              </table:table-cell>
              <table:table-cell office:value-type="float" office:value="97.4364768258937">
                <text:p>97.4364768258937</text:p>
              </table:table-cell>
            </table:table-row>
            <table:table-row>
              <table:table-cell office:value-type="string">
                <text:p>Junio</text:p>
              </table:table-cell>
              <table:table-cell office:value-type="float" office:value="100">
                <text:p>100</text:p>
              </table:table-cell>
              <table:table-cell office:value-type="float" office:value="102.785747144462">
                <text:p>102.785747144462</text:p>
              </table:table-cell>
            </table:table-row>
            <table:table-row>
              <table:table-cell office:value-type="string">
                <text:p>Julio</text:p>
              </table:table-cell>
              <table:table-cell office:value-type="float" office:value="102">
                <text:p>102</text:p>
              </table:table-cell>
              <table:table-cell office:value-type="float" office:value="104.895856923617">
                <text:p>104.895856923617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106">
                <text:p>106</text:p>
              </table:table-cell>
              <table:table-cell office:value-type="float" office:value="109.096216657202">
                <text:p>109.096216657202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107">
                <text:p>107</text:p>
              </table:table-cell>
              <table:table-cell office:value-type="float" office:value="110.127926036334">
                <text:p>110.127926036334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105">
                <text:p>105</text:p>
              </table:table-cell>
              <table:table-cell office:value-type="float" office:value="106.555843824885">
                <text:p>106.555843824885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101">
                <text:p>101</text:p>
              </table:table-cell>
              <table:table-cell office:value-type="float" office:value="103.746629654551">
                <text:p>103.746629654551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110">
                <text:p>110</text:p>
              </table:table-cell>
              <table:table-cell office:value-type="float" office:value="113.223725022477">
                <text:p>113.223725022477</text:p>
              </table:table-cell>
            </table:table-row>
            <table:table-row>
              <table:table-cell office:value-type="string">
                <text:p>Enero</text:p>
              </table:table-cell>
              <table:table-cell office:value-type="float" office:value="102">
                <text:p>102</text:p>
              </table:table-cell>
              <table:table-cell office:value-type="float" office:value="99.3428487339315">
                <text:p>99.3428487339315</text:p>
              </table:table-cell>
            </table:table-row>
            <table:table-row>
              <table:table-cell office:value-type="string">
                <text:p>Febrero</text:p>
              </table:table-cell>
              <table:table-cell office:value-type="float" office:value="106">
                <text:p>106</text:p>
              </table:table-cell>
              <table:table-cell office:value-type="float" office:value="104.25151898879">
                <text:p>104.25151898879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102">
                <text:p>102</text:p>
              </table:table-cell>
              <table:table-cell office:value-type="float" office:value="99.2961278847499">
                <text:p>99.2961278847499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106">
                <text:p>106</text:p>
              </table:table-cell>
              <table:table-cell office:value-type="float" office:value="103.494774300286">
                <text:p>103.494774300286</text:p>
              </table:table-cell>
            </table:table-row>
            <table:table-row>
              <table:table-cell office:value-type="string">
                <text:p>Mayo</text:p>
              </table:table-cell>
              <table:table-cell office:value-type="float" office:value="103">
                <text:p>103</text:p>
              </table:table-cell>
              <table:table-cell office:value-type="float" office:value="102.08992039174">
                <text:p>102.08992039174</text:p>
              </table:table-cell>
            </table:table-row>
            <table:table-row>
              <table:table-cell office:value-type="string">
                <text:p>Junio</text:p>
              </table:table-cell>
              <table:table-cell office:value-type="float" office:value="110">
                <text:p>110</text:p>
              </table:table-cell>
              <table:table-cell office:value-type="float" office:value="107.675205599659">
                <text:p>107.675205599659</text:p>
              </table:table-cell>
            </table:table-row>
            <table:table-row>
              <table:table-cell office:value-type="string">
                <text:p>Julio</text:p>
              </table:table-cell>
              <table:table-cell office:value-type="float" office:value="112">
                <text:p>112</text:p>
              </table:table-cell>
              <table:table-cell office:value-type="float" office:value="109.865989883269">
                <text:p>109.865989883269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116">
                <text:p>116</text:p>
              </table:table-cell>
              <table:table-cell office:value-type="float" office:value="114.245039405946">
                <text:p>114.245039405946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117">
                <text:p>117</text:p>
              </table:table-cell>
              <table:table-cell office:value-type="float" office:value="115.305079144961">
                <text:p>115.305079144961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113">
                <text:p>113</text:p>
              </table:table-cell>
              <table:table-cell office:value-type="float" office:value="111.545524850021">
                <text:p>111.545524850021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111">
                <text:p>111</text:p>
              </table:table-cell>
              <table:table-cell office:value-type="float" office:value="108.585879928965">
                <text:p>108.585879928965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120">
                <text:p>120</text:p>
              </table:table-cell>
              <table:table-cell office:value-type="float" office:value="118.484584031447">
                <text:p>118.484584031447</text:p>
              </table:table-cell>
            </table:table-row>
            <table:table-row>
              <table:table-cell office:value-type="string">
                <text:p>Enero</text:p>
              </table:table-cell>
              <table:table-cell office:value-type="float" office:value="NaN">
                <text:p>NaN</text:p>
              </table:table-cell>
              <table:table-cell office:value-type="float" office:value="103.940938889509">
                <text:p>103.940938889509</text:p>
              </table:table-cell>
            </table:table-row>
            <table:table-row>
              <table:table-cell office:value-type="string">
                <text:p>Febrero</text:p>
              </table:table-cell>
              <table:table-cell office:value-type="float" office:value="NaN">
                <text:p>NaN</text:p>
              </table:table-cell>
              <table:table-cell office:value-type="float" office:value="109.05826720918">
                <text:p>109.05826720918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NaN">
                <text:p>NaN</text:p>
              </table:table-cell>
              <table:table-cell office:value-type="float" office:value="103.856873164614">
                <text:p>103.856873164614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NaN">
                <text:p>NaN</text:p>
              </table:table-cell>
              <table:table-cell office:value-type="float" office:value="108.23024125003">
                <text:p>108.23024125003</text:p>
              </table:table-cell>
            </table:table-row>
            <table:table-row>
              <table:table-cell office:value-type="string">
                <text:p>Mayo</text:p>
              </table:table-cell>
              <table:table-cell office:value-type="float" office:value="NaN">
                <text:p>NaN</text:p>
              </table:table-cell>
              <table:table-cell office:value-type="float" office:value="106.743363957586">
                <text:p>106.743363957586</text:p>
              </table:table-cell>
            </table:table-row>
            <table:table-row>
              <table:table-cell office:value-type="string">
                <text:p>Junio</text:p>
              </table:table-cell>
              <table:table-cell office:value-type="float" office:value="NaN">
                <text:p>NaN</text:p>
              </table:table-cell>
              <table:table-cell office:value-type="float" office:value="112.564664054856">
                <text:p>112.564664054856</text:p>
              </table:table-cell>
            </table:table-row>
            <table:table-row>
              <table:table-cell office:value-type="string">
                <text:p>Julio</text:p>
              </table:table-cell>
              <table:table-cell office:value-type="float" office:value="NaN">
                <text:p>NaN</text:p>
              </table:table-cell>
              <table:table-cell office:value-type="float" office:value="114.83612284292">
                <text:p>114.83612284292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NaN">
                <text:p>NaN</text:p>
              </table:table-cell>
              <table:table-cell office:value-type="float" office:value="119.39386215469">
                <text:p>119.39386215469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NaN">
                <text:p>NaN</text:p>
              </table:table-cell>
              <table:table-cell office:value-type="float" office:value="120.482232253588">
                <text:p>120.482232253588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NaN">
                <text:p>NaN</text:p>
              </table:table-cell>
              <table:table-cell office:value-type="float" office:value="116.535205875158">
                <text:p>116.535205875158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NaN">
                <text:p>NaN</text:p>
              </table:table-cell>
              <table:table-cell office:value-type="float" office:value="113.42513020338">
                <text:p>113.42513020338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NaN">
                <text:p>NaN</text:p>
              </table:table-cell>
              <table:table-cell office:value-type="float" office:value="123.745443040416">
                <text:p>123.74544304041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rfc-language-tag="es-ES-u-co-trad" fo:language="es" fo:country="ES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34cm" svg:height="6.515cm" xlink:href=".." xlink:type="simple" chart:class="chart:line" chart:style-name="ch1">
        <chart:title svg:x="6.708cm" svg:y="0.265cm" chart:style-name="ch2">
          <text:p>Ventas</text:p>
        </chart:title>
        <chart:plot-area chart:style-name="ch3" table:cell-range-address="'Actividad 4'.C3:'Actividad 4'.D50" chart:data-source-has-labels="column" svg:x="0.306cm" svg:y="1.274cm" svg:width="14.728cm" svg:height="5.111cm">
          <chart:coordinate-region svg:x="1.042cm" svg:y="1.274cm" svg:width="13.992cm" svg:height="3.254cm"/>
          <chart:axis chart:dimension="x" chart:name="primary-x" chart:style-name="ch4" chartooo:axis-type="auto">
            <chartooo:date-scale/>
            <chart:categories table:cell-range-address="'Actividad 4'.C3:'Actividad 4'.C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ctividad 4'.D3:'Actividad 4'.D50" chart:class="chart:line">
            <chart:data-point chart:repeated="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Enero</text:p>
                <draw:g>
                  <svg:desc>'Actividad 4'.C3:'Actividad 4'.C50</svg:desc>
                </draw:g>
              </table:table-cell>
              <table:table-cell office:value-type="float" office:value="89">
                <text:p>89</text:p>
                <draw:g>
                  <svg:desc>'Actividad 4'.D3:'Actividad 4'.D50</svg:desc>
                </draw:g>
              </table:table-cell>
            </table:table-row>
            <table:table-row>
              <table:table-cell office:value-type="string">
                <text:p>Febrero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Mayo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Junio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Julio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Enero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Febrero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Mayo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Junio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Julio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Enero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Febrero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Mayo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Junio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Julio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Enero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Febrero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Mayo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Junio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Julio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148">
                <text:p>14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rfc-language-tag="es-ES-u-co-trad" fo:language="es" fo:country="ES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34cm" svg:height="6.515cm" xlink:href=".." xlink:type="simple" chart:class="chart:line" chart:style-name="ch1">
        <chart:title svg:x="6.708cm" svg:y="0.265cm" chart:style-name="ch2">
          <text:p>Ventas</text:p>
        </chart:title>
        <chart:plot-area chart:style-name="ch3" table:cell-range-address="'Actividad 4'.C3:'Actividad 4'.D50" chart:data-source-has-labels="column" svg:x="0.306cm" svg:y="1.274cm" svg:width="14.728cm" svg:height="5.111cm">
          <chart:coordinate-region svg:x="1.042cm" svg:y="1.274cm" svg:width="13.992cm" svg:height="3.254cm"/>
          <chart:axis chart:dimension="x" chart:name="primary-x" chart:style-name="ch4" chartooo:axis-type="auto">
            <chartooo:date-scale/>
            <chart:categories table:cell-range-address="'Actividad 4'.C3:'Actividad 4'.C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ctividad 4'.D3:'Actividad 4'.D50" chart:class="chart:line">
            <chart:data-point chart:repeated="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Enero</text:p>
                <draw:g>
                  <svg:desc>'Actividad 4'.C3:'Actividad 4'.C50</svg:desc>
                </draw:g>
              </table:table-cell>
              <table:table-cell office:value-type="float" office:value="89">
                <text:p>89</text:p>
                <draw:g>
                  <svg:desc>'Actividad 4'.D3:'Actividad 4'.D50</svg:desc>
                </draw:g>
              </table:table-cell>
            </table:table-row>
            <table:table-row>
              <table:table-cell office:value-type="string">
                <text:p>Febrero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Mayo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Junio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Julio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Enero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Febrero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Mayo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Junio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Julio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Enero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Febrero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Mayo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Junio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Julio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Enero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Febrero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Mayo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Junio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Julio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148">
                <text:p>14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tru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svg:stroke-linecap="round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34cm" svg:height="6.515cm" xlink:href=".." xlink:type="simple" chart:class="chart:scatter" chart:style-name="ch1">
        <chart:title svg:x="6.271cm" svg:y="0.265cm" chart:style-name="ch2">
          <text:p>Chart Title</text:p>
        </chart:title>
        <chart:plot-area chart:style-name="ch3" table:cell-range-address="'Actividad 4'.C3:'Actividad 4'.D50 'Actividad 4'.F2:'Actividad 4'.F50" chart:data-source-has-labels="row" svg:x="0.306cm" svg:y="1.274cm" svg:width="14.728cm" svg:height="5.111cm">
          <chart:coordinate-region svg:x="0.83cm" svg:y="1.46cm" svg:width="13.779cm" svg:height="4.45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Actividad 4'.D3:'Actividad 4'.D50" chart:class="chart:scatter">
            <chart:domain table:cell-range-address="'Actividad 4'.C3:'Actividad 4'.C50"/>
            <chart:data-point chart:repeated="48"/>
          </chart:series>
          <chart:series chart:style-name="ch8" chart:values-cell-range-address="'Actividad 4'.F3:'Actividad 4'.F50" chart:label-cell-address="'Actividad 4'.F2:'Actividad 4'.F2" chart:class="chart:scatter">
            <chart:data-point chart:repeated="4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Medias Móviles centradsas</text:p>
                <draw:g>
                  <svg:desc>'Actividad 4'.F2:'Actividad 4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Actividad 4'.C3:'Actividad 4'.C50</svg:desc>
                </draw:g>
              </table:table-cell>
              <table:table-cell office:value-type="float" office:value="89">
                <text:p>89</text:p>
                <draw:g>
                  <svg:desc>'Actividad 4'.D3:'Actividad 4'.D50</svg:desc>
                </draw:g>
              </table:table-cell>
              <table:table-cell office:value-type="float" office:value="NaN">
                <text:p>NaN</text:p>
                <draw:g>
                  <svg:desc>'Actividad 4'.F3:'Actividad 4'.F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63">
                <text:p>163</text:p>
              </table:table-cell>
              <table:table-cell office:value-type="float" office:value="132.375">
                <text:p>132.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42">
                <text:p>142</text:p>
              </table:table-cell>
              <table:table-cell office:value-type="float" office:value="132.958333333333">
                <text:p>132.958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55">
                <text:p>155</text:p>
              </table:table-cell>
              <table:table-cell office:value-type="float" office:value="132.5">
                <text:p>132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6">
                <text:p>136</text:p>
              </table:table-cell>
              <table:table-cell office:value-type="float" office:value="129.708333333333">
                <text:p>129.708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9">
                <text:p>119</text:p>
              </table:table-cell>
              <table:table-cell office:value-type="float" office:value="124.625">
                <text:p>124.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3">
                <text:p>123</text:p>
              </table:table-cell>
              <table:table-cell office:value-type="float" office:value="118.791666666667">
                <text:p>118.791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111.791666666667">
                <text:p>111.791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6">
                <text:p>106</text:p>
              </table:table-cell>
              <table:table-cell office:value-type="float" office:value="104.666666666667">
                <text:p>104.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3">
                <text:p>103</text:p>
              </table:table-cell>
              <table:table-cell office:value-type="float" office:value="98.6666666666667">
                <text:p>98.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2">
                <text:p>82</text:p>
              </table:table-cell>
              <table:table-cell office:value-type="float" office:value="94.0833333333334">
                <text:p>94.08333333333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91.75">
                <text:p>91.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6">
                <text:p>76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6">
                <text:p>66</text:p>
              </table:table-cell>
              <table:table-cell office:value-type="float" office:value="92.5416666666667">
                <text:p>92.541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93.8333333333333">
                <text:p>93.8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85">
                <text:p>85</text:p>
              </table:table-cell>
              <table:table-cell office:value-type="float" office:value="96.1666666666667">
                <text:p>96.1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6">
                <text:p>96</text:p>
              </table:table-cell>
              <table:table-cell office:value-type="float" office:value="100.958333333333">
                <text:p>100.958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03">
                <text:p>103</text:p>
              </table:table-cell>
              <table:table-cell office:value-type="float" office:value="107.833333333333">
                <text:p>107.8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33">
                <text:p>133</text:p>
              </table:table-cell>
              <table:table-cell office:value-type="float" office:value="115.708333333333">
                <text:p>115.708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15">
                <text:p>115</text:p>
              </table:table-cell>
              <table:table-cell office:value-type="float" office:value="124.791666666667">
                <text:p>124.791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22">
                <text:p>122</text:p>
              </table:table-cell>
              <table:table-cell office:value-type="float" office:value="133.75">
                <text:p>133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43">
                <text:p>143</text:p>
              </table:table-cell>
              <table:table-cell office:value-type="float" office:value="141.625">
                <text:p>141.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57">
                <text:p>157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75">
                <text:p>175</text:p>
              </table:table-cell>
              <table:table-cell office:value-type="float" office:value="153.125">
                <text:p>153.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75">
                <text:p>175</text:p>
              </table:table-cell>
              <table:table-cell office:value-type="float" office:value="155.5">
                <text:p>155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85">
                <text:p>185</text:p>
              </table:table-cell>
              <table:table-cell office:value-type="float" office:value="156.625">
                <text:p>156.6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64">
                <text:p>164</text:p>
              </table:table-cell>
              <table:table-cell office:value-type="float" office:value="157.166666666667">
                <text:p>157.1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78">
                <text:p>178</text:p>
              </table:table-cell>
              <table:table-cell office:value-type="float" office:value="156.666666666667">
                <text:p>156.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68">
                <text:p>168</text:p>
              </table:table-cell>
              <table:table-cell office:value-type="float" office:value="154.041666666667">
                <text:p>154.041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42">
                <text:p>142</text:p>
              </table:table-cell>
              <table:table-cell office:value-type="float" office:value="149.375">
                <text:p>149.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51">
                <text:p>151</text:p>
              </table:table-cell>
              <table:table-cell office:value-type="float" office:value="143.416666666667">
                <text:p>143.41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24">
                <text:p>124</text:p>
              </table:table-cell>
              <table:table-cell office:value-type="float" office:value="135.541666666667">
                <text:p>135.541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26">
                <text:p>126</text:p>
              </table:table-cell>
              <table:table-cell office:value-type="float" office:value="127.791666666667">
                <text:p>127.791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27">
                <text:p>127</text:p>
              </table:table-cell>
              <table:table-cell office:value-type="float" office:value="121.833333333333">
                <text:p>121.8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10">
                <text:p>110</text:p>
              </table:table-cell>
              <table:table-cell office:value-type="float" office:value="116.958333333333">
                <text:p>116.958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10">
                <text:p>110</text:p>
              </table:table-cell>
              <table:table-cell office:value-type="float" office:value="114.166666666667">
                <text:p>114.1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97">
                <text:p>97</text:p>
              </table:table-cell>
              <table:table-cell office:value-type="float" office:value="113.291666666667">
                <text:p>113.291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45">
      <number:number number:decimal-places="3" number:min-decimal-places="3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45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45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1" svg:stroke-width="0.053cm" svg:stroke-color="#4472c4" svg:stroke-linecap="round"/>
    </style:style>
    <style:style style:name="ch9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2" svg:stroke-width="0.053cm" svg:stroke-color="#4472c4" svg:stroke-linecap="round"/>
    </style:style>
    <style:style style:name="ch10" style:family="chart">
      <style:text-properties fo:color="#595959" style:text-position="0% 100%" fo:font-family="Calibri" fo:font-size="9pt" style:font-size-asian="9pt" style:font-size-complex="9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34cm" svg:height="7.621cm" xlink:href=".." xlink:type="simple" chart:class="chart:line" chart:style-name="ch1">
        <chart:title svg:x="6.271cm" svg:y="0.287cm" chart:style-name="ch2">
          <text:p>Chart Title</text:p>
        </chart:title>
        <chart:plot-area chart:style-name="ch3" table:cell-range-address="'Actividad 4'.I3:'Actividad 4'.I50" svg:x="0.306cm" svg:y="1.318cm" svg:width="14.728cm" svg:height="6.151cm">
          <chart:coordinate-region svg:x="1.783cm" svg:y="1.318cm" svg:width="13.251cm" svg:height="5.3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ctividad 4'.I3:'Actividad 4'.I50" chart:class="chart:line">
            <chart:regression-curve chart:style-name="ch8"/>
            <chart:regression-curve chart:style-name="ch9">
              <chart:equation chart:display-equation="true" chart:display-r-square="true" chart:style-name="ch10"/>
            </chart:regression-curve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.7697946560209">
                <text:p>97.7697946560209</text:p>
                <draw:g>
                  <svg:desc>'Actividad 4'.I3:'Actividad 4'.I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6.153896997603">
                <text:p>106.1538969976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3.370799749457">
                <text:p>113.3707997494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1.1487847871">
                <text:p>141.14878478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2.3349128724">
                <text:p>152.33491287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.816718560453">
                <text:p>156.8167185604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6.444566444482">
                <text:p>156.4445664444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.202499062047">
                <text:p>150.2024990620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5.774254411314">
                <text:p>145.7742544113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2.038509975582">
                <text:p>132.0385099755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4.795941494771">
                <text:p>124.795941494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3.968235941318">
                <text:p>113.968235941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9.853701860698">
                <text:p>109.8537018606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9.245758075203">
                <text:p>109.2457580752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.8050630272997">
                <text:p>99.8050630272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.7348174262388">
                <text:p>85.73481742623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4.0809584035975">
                <text:p>84.08095840359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1.0753102761527">
                <text:p>81.07531027615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.3456526707717">
                <text:p>63.34565267077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.9279572973181">
                <text:p>71.92795729731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.940720161043">
                <text:p>79.9407201610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3.203654100411">
                <text:p>93.2036541004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8.016655243373">
                <text:p>108.0166552433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.23394618045">
                <text:p>123.233946180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6.331757139802">
                <text:p>126.3317571398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.735683822403">
                <text:p>125.7356838224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8.564310804892">
                <text:p>138.5643108048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4.150808974628">
                <text:p>164.1508089746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3.107855536818">
                <text:p>173.1078555368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6.686569714825">
                <text:p>186.6865697148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7.559784001405">
                <text:p>177.5597840014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3.473308775885">
                <text:p>173.4733087758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7.405272807831">
                <text:p>167.4052728078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3.106394675719">
                <text:p>163.1063946757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8.916165481155">
                <text:p>148.9161654811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9.912224610886">
                <text:p>139.9122246108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6.218590307265">
                <text:p>136.2185903072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9.858165259203">
                <text:p>129.8581652592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3.060611693855">
                <text:p>123.0606116938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5.010120937637">
                <text:p>115.0101209376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8.810652051714">
                <text:p>108.8106520517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3.477698641932">
                <text:p>103.4776986419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1.0239136005622">
                <text:p>71.02391360056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4.1410029332546">
                <text:p>94.14100293325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.452696678997">
                <text:p>103.4526966789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5.533696228634">
                <text:p>115.5336962286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0.039468448332">
                <text:p>130.0394684483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7.132511539147">
                <text:p>137.13251153914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msLineDash_20_1" draw:display-name="msLineDash 1" draw:style="round" draw:dots1="1" draw:dots1-length="1%" draw:distance="199%"/>
    <draw:stroke-dash draw:name="msLineDash_20_2" draw:display-name="msLineDash 2" draw:style="round" draw:dots1="1" draw:dots1-length="1%" draw:distance="199%"/>
  </office:styles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47">
      <number:number number:decimal-places="1" number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47">
      <style:chart-properties chart:display-label="true" chart:tick-marks-major-inner="false" chart:tick-marks-major-outer="false" chart:logarithmic="false" chart:minimum="2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47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7.066cm" svg:height="7.619cm" xlink:href=".." xlink:type="simple" chart:class="chart:line" chart:style-name="ch1">
        <chart:title svg:x="7.134cm" svg:y="0.287cm" chart:style-name="ch2">
          <text:p>Chart Title</text:p>
        </chart:title>
        <chart:plot-area chart:style-name="ch3" table:cell-range-address="'Otros ejemplos'.Q4:'Otros ejemplos'.R123" chart:data-source-has-labels="column" svg:x="0.341cm" svg:y="1.318cm" svg:width="16.384cm" svg:height="6.149cm">
          <chart:coordinate-region svg:x="1.183cm" svg:y="1.505cm" svg:width="15.542cm" svg:height="5.493cm"/>
          <chart:axis chart:dimension="x" chart:name="primary-x" chart:style-name="ch4" chartooo:axis-type="auto">
            <chartooo:date-scale/>
            <chart:categories table:cell-range-address="'Otros ejemplos'.Q4:'Otros ejemplos'.Q1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Otros ejemplos'.R4:'Otros ejemplos'.R123" chart:class="chart:line">
            <chart:data-point chart:repeated="1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Enero </text:p>
                <draw:g>
                  <svg:desc>'Otros ejemplos'.Q4:'Otros ejemplos'.Q123</svg:desc>
                </draw:g>
              </table:table-cell>
              <table:table-cell office:value-type="float" office:value="26.8">
                <text:p>26.8</text:p>
                <draw:g>
                  <svg:desc>'Otros ejemplos'.R4:'Otros ejemplos'.R123</svg:desc>
                </draw:g>
              </table:table-cell>
            </table:table-row>
            <table:table-row>
              <table:table-cell office:value-type="string">
                <text:p>Febrero 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Marzo 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Abril 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Mayo 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Junio 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Julio 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Agosto 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Septiembre 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Octubre 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Noviembre 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Diciembre 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Enero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Febrero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Mayo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Junio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Julio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Enero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Febrero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Mayo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Junio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Julio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Enero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Febrero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Mayo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Junio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Julio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Enero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Febrero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Mayo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Junio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Julio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Enero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Febrero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Mayo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Junio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Julio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Enero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Febrero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Mayo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Junio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Julio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Enero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Febrero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Mayo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Junio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Julio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Enero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Febrero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Mayo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Junio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Julio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Enero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Febrero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Mayo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Junio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Julio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26.7">
                <text:p>26.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62cm" svg:stroke-color="#ed7d31" svg:stroke-linecap="round" draw:fill-color="#ed7d31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svg:stroke-linecap="round" draw:fill-color="#4472c4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1.613cm" svg:height="5.76cm" xlink:href=".." xlink:type="simple" chart:class="chart:line" chart:style-name="ch1">
        <chart:title svg:x="4.407cm" svg:y="0.25cm" chart:style-name="ch2">
          <text:p>Chart Title</text:p>
        </chart:title>
        <chart:legend chart:legend-position="bottom" svg:x="1.957cm" svg:y="5.188cm" style:legend-expansion="wide" chart:style-name="ch3"/>
        <chart:plot-area chart:style-name="ch4" table:cell-range-address="'Otros ej 2'.D17:'Otros ej 2'.D32 'Otros ej 2'.F17:'Otros ej 2'.F32" chart:data-source-has-labels="row" svg:x="0.232cm" svg:y="1.244cm" svg:width="11.149cm" svg:height="3.645cm">
          <chart:coordinate-region svg:x="0.756cm" svg:y="1.431cm" svg:width="10.625cm" svg:height="2.98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Otros ej 2'.D17:'Otros ej 2'.D32" loext:label-string="&quot;Serie Original&quot;" chart:class="chart:line">
            <chart:data-point chart:repeated="16"/>
          </chart:series>
          <chart:series chart:style-name="ch9" chart:values-cell-range-address="'Otros ej 2'.F17:'Otros ej 2'.F32" loext:label-string="&quot;Serie Suavizada MM4&quot;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 Original</text:p>
              </table:table-cell>
              <table:table-cell office:value-type="string">
                <text:p>Serie Suavizada MM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'Otros ej 2'.D17:'Otros ej 2'.D32</svg:desc>
                </draw:g>
              </table:table-cell>
              <table:table-cell office:value-type="float" office:value="NaN">
                <text:p>NaN</text:p>
                <draw:g>
                  <svg:desc>'Otros ej 2'.F17:'Otros ej 2'.F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7.125">
                <text:p>17.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18.625">
                <text:p>18.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9.125">
                <text:p>19.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16.875">
                <text:p>16.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15.625">
                <text:p>15.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0.5pt" style:rfc-language-tag="es-ES-u-co-trad" fo:language="es" fo:country="ES" fo:font-weight="bold" style:font-size-asian="10.5pt" style:font-weight-asian="bold" style:font-size-complex="10.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6pt" style:font-size-asian="6pt" style:font-size-complex="6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0.722cm" svg:height="7.347cm" xlink:href=".." xlink:type="simple" chart:class="chart:line" chart:style-name="ch1">
        <chart:title svg:x="3.614cm" svg:y="0.282cm" chart:style-name="ch2">
          <text:p>PESCA DE ATÚN</text:p>
        </chart:title>
        <chart:plot-area chart:style-name="ch3" table:cell-range-address="'ACTIVDAD 3'.R4:'ACTIVDAD 3'.S31" chart:data-source-has-labels="column" svg:x="0.214cm" svg:y="1.073cm" svg:width="10.294cm" svg:height="6.128cm">
          <chart:coordinate-region svg:x="0.95cm" svg:y="1.073cm" svg:width="9.558cm" svg:height="4.738cm"/>
          <chart:axis chart:dimension="x" chart:name="primary-x" chart:style-name="ch4" chartooo:axis-type="auto">
            <chartooo:date-scale/>
            <chart:categories table:cell-range-address="'ACTIVDAD 3'.R4:'ACTIVDAD 3'.R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CTIVDAD 3'.S4:'ACTIVDAD 3'.S31" chart:class="chart:line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ENERO</text:p>
                <draw:g>
                  <svg:desc>'ACTIVDAD 3'.R4:'ACTIVDAD 3'.R31</svg:desc>
                </draw:g>
              </table:table-cell>
              <table:table-cell office:value-type="float" office:value="362">
                <text:p>362</text:p>
                <draw:g>
                  <svg:desc>'ACTIVDAD 3'.S4:'ACTIVDAD 3'.S31</svg:desc>
                </draw:g>
              </table:table-cell>
            </table:table-row>
            <table:table-row>
              <table:table-cell office:value-type="string">
                <text:p>FEBRERO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MAYO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JUNIO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JULIO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ENERO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FEBRERO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MAYO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NIO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JULIO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365">
                <text:p>36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385623" svg:stroke-linecap="round" draw:fill-color="#385623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5.34cm" svg:height="7.619cm" xlink:href=".." xlink:type="simple" chart:class="chart:scatter" chart:style-name="ch1">
        <chart:title svg:x="6.271cm" svg:y="0.287cm" chart:style-name="ch2">
          <text:p>Chart Title</text:p>
        </chart:title>
        <chart:plot-area chart:style-name="ch3" table:cell-range-address="'Actividad 5'.AA4:'Actividad 5'.AB15" svg:x="0.306cm" svg:y="1.318cm" svg:width="14.728cm" svg:height="6.149cm">
          <chart:coordinate-region svg:x="0.619cm" svg:y="1.505cm" svg:width="13.991cm" svg:height="5.492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ctividad 5'.AB4:'Actividad 5'.AB15" chart:class="chart:scatter">
            <chart:domain table:cell-range-address="'Actividad 5'.AA4:'Actividad 5'.AA15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Actividad 5'.AA4:'Actividad 5'.AA15</svg:desc>
                </draw:g>
              </table:table-cell>
              <table:table-cell office:value-type="float" office:value="2">
                <text:p>2</text:p>
                <draw:g>
                  <svg:desc>'Actividad 5'.AB4:'Actividad 5'.A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rfc-language-tag="es-ES-u-co-trad" fo:language="es" fo:country="ES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5.34cm" svg:height="7.62cm" xlink:href=".." xlink:type="simple" chart:class="chart:line" chart:style-name="ch1">
        <chart:title svg:x="4.816cm" svg:y="0.287cm" chart:style-name="ch2">
          <text:p>Enfoque Multiplicativo</text:p>
        </chart:title>
        <chart:plot-area chart:style-name="ch3" table:cell-range-address="'ENFOQUE DE LOS COMPONENTES'.F39:'ENFOQUE DE LOS COMPONENTES'.F54" chart:data-source-has-labels="row" svg:x="0.306cm" svg:y="1.318cm" svg:width="14.728cm" svg:height="6.15cm">
          <chart:coordinate-region svg:x="0.306cm" svg:y="1.318cm" svg:width="14.728cm" svg:height="5.68cm"/>
          <chart:axis chart:dimension="x" chart:name="primary-x" chart:style-name="ch4"/>
          <chart:axis chart:dimension="y" chart:name="primary-y" chart:style-name="ch5"/>
          <chart:series chart:style-name="ch6" chart:values-cell-range-address="'ENFOQUE DE LOS COMPONENTES'.F40:'ENFOQUE DE LOS COMPONENTES'.F54" chart:label-cell-address="'ENFOQUE DE LOS COMPONENTES'.F39:'ENFOQUE DE LOS COMPONENTES'.F39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iplicativo</text:p>
                <draw:g>
                  <svg:desc>'ENFOQUE DE LOS COMPONENTES'.F39:'ENFOQUE DE LOS COMPONENTES'.F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22770140049249">
                <text:p>0.222770140049249</text:p>
                <draw:g>
                  <svg:desc>'ENFOQUE DE LOS COMPONENTES'.F40:'ENFOQUE DE LOS COMPONENTES'.F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7861125979349">
                <text:p>1.07861125979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972254900077">
                <text:p>18.9722549000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37957886248007">
                <text:p>5.379578862480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9578540468083">
                <text:p>10.95785404680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.2283361847023">
                <text:p>28.22833618470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8250606840268">
                <text:p>34.82506068402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7459065599105">
                <text:p>11.7459065599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.8914931859156">
                <text:p>22.89149318591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.8616655612814">
                <text:p>32.86166556128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.2157162344267">
                <text:p>70.21571623442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.4309970991875">
                <text:p>81.4309970991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.8726159250751">
                <text:p>27.87261592507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.8209598013911">
                <text:p>44.82095980139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.5336223954207">
                <text:p>76.53362239542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color="#595959" style:text-position="0% 100%" fo:font-family="'Franklin Gothic Demi Cond'" fo:font-size="11pt" fo:language="en" fo:country="US" style:font-size-asian="11pt" style:font-size-complex="11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svg:stroke-linecap="round" draw:fill-color="#4472c4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1.426cm" svg:height="5.53cm" xlink:href=".." xlink:type="simple" chart:class="chart:scatter" chart:style-name="ch1">
        <chart:title svg:x="4.082cm" svg:y="0.245cm" chart:style-name="ch2">
          <text:p>Nro. Accidentes</text:p>
        </chart:title>
        <chart:plot-area chart:style-name="ch3" table:cell-range-address="' Ejemplo 1 Medias Móviles'.B3:' Ejemplo 1 Medias Móviles'.C12 ' Ejemplo 1 Medias Móviles'.C2:' Ejemplo 1 Medias Móviles'.C2" chart:data-source-has-labels="row" svg:x="0.228cm" svg:y="1.064cm" svg:width="10.97cm" svg:height="4.356cm">
          <chart:coordinate-region svg:x="0.752cm" svg:y="1.25cm" svg:width="10.233cm" svg:height="3.7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 Ejemplo 1 Medias Móviles'.C3:' Ejemplo 1 Medias Móviles'.C12" chart:label-cell-address="' Ejemplo 1 Medias Móviles'.C2:' Ejemplo 1 Medias Móviles'.C2" chart:class="chart:scatter">
            <chart:domain table:cell-range-address="' Ejemplo 1 Medias Móviles'.B3:' Ejemplo 1 Medias Móviles'.B12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ro. Accidentes</text:p>
                <draw:g>
                  <svg:desc>' Ejemplo 1 Medias Móviles'.C2:' Ejemplo 1 Medias Móviles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 Ejemplo 1 Medias Móviles'.B3:' Ejemplo 1 Medias Móviles'.B12</svg:desc>
                </draw:g>
              </table:table-cell>
              <table:table-cell office:value-type="float" office:value="20">
                <text:p>20</text:p>
                <draw:g>
                  <svg:desc>' Ejemplo 1 Medias Móviles'.C3:' Ejemplo 1 Medias Móviles'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color="#595959" style:text-position="0% 100%" fo:font-family="'Franklin Gothic Demi Cond'" fo:font-size="11pt" fo:language="en" fo:country="US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svg:stroke-linecap="round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svg:stroke-linecap="round" draw:fill-color="#ed7d31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1.438cm" svg:height="5.53cm" xlink:href=".." xlink:type="simple" chart:class="chart:scatter" chart:style-name="ch1">
        <chart:title svg:x="4.088cm" svg:y="0.245cm" chart:style-name="ch2">
          <text:p>Nro. Accidentes</text:p>
        </chart:title>
        <chart:legend chart:legend-position="bottom" svg:x="1.896cm" svg:y="4.958cm" style:legend-expansion="wide" chart:style-name="ch3"/>
        <chart:plot-area chart:style-name="ch4" table:cell-range-address="' Ejemplo 1 Medias Móviles'.B3:' Ejemplo 1 Medias Móviles'.C12 ' Ejemplo 1 Medias Móviles'.D20:' Ejemplo 1 Medias Móviles'.D29" chart:data-source-has-labels="row" svg:x="0.228cm" svg:y="1.064cm" svg:width="10.982cm" svg:height="3.6cm">
          <chart:coordinate-region svg:x="0.752cm" svg:y="1.25cm" svg:width="10.245cm" svg:height="2.94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 Ejemplo 1 Medias Móviles'.C3:' Ejemplo 1 Medias Móviles'.C12" loext:label-string="&quot;Serie Original&quot;" chart:class="chart:scatter">
            <chart:domain table:cell-range-address="' Ejemplo 1 Medias Móviles'.B3:' Ejemplo 1 Medias Móviles'.B12"/>
            <chart:data-point chart:repeated="10"/>
          </chart:series>
          <chart:series chart:style-name="ch8" chart:values-cell-range-address="' Ejemplo 1 Medias Móviles'.D20:' Ejemplo 1 Medias Móviles'.D29" loext:label-string="&quot;Serie suavizada MM3&quot;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rie Original</text:p>
              </table:table-cell>
              <table:table-cell office:value-type="string">
                <text:p>Serie suavizada MM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 Ejemplo 1 Medias Móviles'.B3:' Ejemplo 1 Medias Móviles'.B12</svg:desc>
                </draw:g>
              </table:table-cell>
              <table:table-cell office:value-type="float" office:value="20">
                <text:p>20</text:p>
                <draw:g>
                  <svg:desc>' Ejemplo 1 Medias Móviles'.C3:' Ejemplo 1 Medias Móviles'.C12</svg:desc>
                </draw:g>
              </table:table-cell>
              <table:table-cell office:value-type="float" office:value="NaN">
                <text:p>NaN</text:p>
                <draw:g>
                  <svg:desc>' Ejemplo 1 Medias Móviles'.D20:' Ejemplo 1 Medias Móviles'.D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0.6666666666667">
                <text:p>20.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22.3333333333333">
                <text:p>22.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31.3333333333333">
                <text:p>31.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48.3333333333333">
                <text:p>48.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color="#595959" style:text-position="0% 100%" fo:font-family="'Franklin Gothic Demi Cond'" fo:font-size="11pt" fo:language="en" fo:country="US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svg:stroke-linecap="round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svg:stroke-linecap="round" draw:fill-color="#ed7d31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1.438cm" svg:height="5.53cm" xlink:href=".." xlink:type="simple" chart:class="chart:scatter" chart:style-name="ch1">
        <chart:title svg:x="4.088cm" svg:y="0.245cm" chart:style-name="ch2">
          <text:p>Nro. Accidentes</text:p>
        </chart:title>
        <chart:legend chart:legend-position="bottom" svg:x="1.671cm" svg:y="4.958cm" style:legend-expansion="wide" chart:style-name="ch3"/>
        <chart:plot-area chart:style-name="ch4" table:cell-range-address="' Ejemplo 1 Medias Móviles'.B3:' Ejemplo 1 Medias Móviles'.C12 ' Ejemplo 1 Medias Móviles'.C2:' Ejemplo 1 Medias Móviles'.C2 ' Ejemplo 1 Medias Móviles'.E38:' Ejemplo 1 Medias Móviles'.E47" chart:data-source-has-labels="row" svg:x="0.228cm" svg:y="1.064cm" svg:width="10.982cm" svg:height="3.6cm">
          <chart:coordinate-region svg:x="0.752cm" svg:y="1.25cm" svg:width="10.245cm" svg:height="2.94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 Ejemplo 1 Medias Móviles'.C3:' Ejemplo 1 Medias Móviles'.C12" chart:label-cell-address="' Ejemplo 1 Medias Móviles'.C2:' Ejemplo 1 Medias Móviles'.C2" chart:class="chart:scatter">
            <chart:domain table:cell-range-address="' Ejemplo 1 Medias Móviles'.B3:' Ejemplo 1 Medias Móviles'.B12"/>
            <chart:data-point chart:repeated="10"/>
          </chart:series>
          <chart:series chart:style-name="ch8" chart:values-cell-range-address="' Ejemplo 1 Medias Móviles'.E38:' Ejemplo 1 Medias Móviles'.E47" loext:label-string="&quot;Serie Suavizada MM4&quot;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ro. Accidentes</text:p>
                <draw:g>
                  <svg:desc>' Ejemplo 1 Medias Móviles'.C2:' Ejemplo 1 Medias Móviles'.C2</svg:desc>
                </draw:g>
              </table:table-cell>
              <table:table-cell office:value-type="string">
                <text:p>Serie Suavizada MM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 Ejemplo 1 Medias Móviles'.B3:' Ejemplo 1 Medias Móviles'.B12</svg:desc>
                </draw:g>
              </table:table-cell>
              <table:table-cell office:value-type="float" office:value="20">
                <text:p>20</text:p>
                <draw:g>
                  <svg:desc>' Ejemplo 1 Medias Móviles'.C3:' Ejemplo 1 Medias Móviles'.C12</svg:desc>
                </draw:g>
              </table:table-cell>
              <table:table-cell office:value-type="float" office:value="NaN">
                <text:p>NaN</text:p>
                <draw:g>
                  <svg:desc>' Ejemplo 1 Medias Móviles'.E38:' Ejemplo 1 Medias Móviles'.E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25.125">
                <text:p>25.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31.375">
                <text:p>31.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39.125">
                <text:p>39.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44.625">
                <text:p>44.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1">
                <text:p>51</text:p>
              </table:table-cell>
              <table:table-cell office:value-type="float" office:value="47.375">
                <text:p>47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rfc-language-tag="es-ES-u-co-trad" fo:language="es" fo:country="ES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7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34cm" svg:height="6.515cm" xlink:href=".." xlink:type="simple" chart:class="chart:line" chart:style-name="ch1">
        <chart:title svg:x="6.708cm" svg:y="0.265cm" chart:style-name="ch2">
          <text:p>Ventas</text:p>
        </chart:title>
        <chart:plot-area chart:style-name="ch3" table:cell-range-address="'Ejemplo 2 Pronóstico'.C4:'Ejemplo 2 Pronóstico'.D51" chart:data-source-has-labels="column" svg:x="0.306cm" svg:y="1.274cm" svg:width="14.728cm" svg:height="5.111cm">
          <chart:coordinate-region svg:x="1.042cm" svg:y="1.274cm" svg:width="13.992cm" svg:height="3.254cm"/>
          <chart:axis chart:dimension="x" chart:name="primary-x" chart:style-name="ch4" chartooo:axis-type="auto">
            <chartooo:date-scale/>
            <chart:categories table:cell-range-address="'Ejemplo 2 Pronóstico'.C4:'Ejemplo 2 Pronóstico'.C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jemplo 2 Pronóstico'.D4:'Ejemplo 2 Pronóstico'.D51" chart:class="chart:line">
            <chart:data-point chart:repeated="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Enero</text:p>
                <draw:g>
                  <svg:desc>'Ejemplo 2 Pronóstico'.C4:'Ejemplo 2 Pronóstico'.C51</svg:desc>
                </draw:g>
              </table:table-cell>
              <table:table-cell office:value-type="float" office:value="87">
                <text:p>87</text:p>
                <draw:g>
                  <svg:desc>'Ejemplo 2 Pronóstico'.D4:'Ejemplo 2 Pronóstico'.D51</svg:desc>
                </draw:g>
              </table:table-cell>
            </table:table-row>
            <table:table-row>
              <table:table-cell office:value-type="string">
                <text:p>Febrero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Mayo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Junio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Julio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Enero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Febrero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Mayo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Junio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Julio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Enero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Febrero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Mayo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Junio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Julio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Enero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Febrero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Mayo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Junio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Julio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rfc-language-tag="es-ES-u-co-trad" fo:language="es" fo:country="ES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7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34cm" svg:height="6.515cm" xlink:href=".." xlink:type="simple" chart:class="chart:line" chart:style-name="ch1">
        <chart:title svg:x="6.708cm" svg:y="0.265cm" chart:style-name="ch2">
          <text:p>Ventas</text:p>
        </chart:title>
        <chart:plot-area chart:style-name="ch3" table:cell-range-address="'Ejemplo 2 Pronóstico'.C4:'Ejemplo 2 Pronóstico'.D51" chart:data-source-has-labels="column" svg:x="0.306cm" svg:y="1.274cm" svg:width="14.728cm" svg:height="5.111cm">
          <chart:coordinate-region svg:x="1.042cm" svg:y="1.274cm" svg:width="13.992cm" svg:height="3.254cm"/>
          <chart:axis chart:dimension="x" chart:name="primary-x" chart:style-name="ch4" chartooo:axis-type="auto">
            <chartooo:date-scale/>
            <chart:categories table:cell-range-address="'Ejemplo 2 Pronóstico'.C4:'Ejemplo 2 Pronóstico'.C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jemplo 2 Pronóstico'.D4:'Ejemplo 2 Pronóstico'.D51" chart:class="chart:line">
            <chart:data-point chart:repeated="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Enero</text:p>
                <draw:g>
                  <svg:desc>'Ejemplo 2 Pronóstico'.C4:'Ejemplo 2 Pronóstico'.C51</svg:desc>
                </draw:g>
              </table:table-cell>
              <table:table-cell office:value-type="float" office:value="87">
                <text:p>87</text:p>
                <draw:g>
                  <svg:desc>'Ejemplo 2 Pronóstico'.D4:'Ejemplo 2 Pronóstico'.D51</svg:desc>
                </draw:g>
              </table:table-cell>
            </table:table-row>
            <table:table-row>
              <table:table-cell office:value-type="string">
                <text:p>Febrero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Mayo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Junio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Julio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Enero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Febrero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Mayo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Junio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Julio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Enero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Febrero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Mayo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Junio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Julio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Enero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Febrero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Mayo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Junio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Julio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tru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false" chart:minimum="7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c55a11" svg:stroke-linecap="round" draw:fill-color="#c55a11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8.443cm" svg:height="6.515cm" xlink:href=".." xlink:type="simple" chart:class="chart:scatter" chart:style-name="ch1">
        <chart:title svg:x="7.822cm" svg:y="0.265cm" chart:style-name="ch2">
          <text:p>Chart Title</text:p>
        </chart:title>
        <chart:plot-area chart:style-name="ch3" table:cell-range-address="'Ejemplo 2 Pronóstico'.C4:'Ejemplo 2 Pronóstico'.D51 'Ejemplo 2 Pronóstico'.F3:'Ejemplo 2 Pronóstico'.F51" chart:data-source-has-labels="row" svg:x="0.368cm" svg:y="1.274cm" svg:width="17.707cm" svg:height="5.111cm">
          <chart:coordinate-region svg:x="0.892cm" svg:y="1.46cm" svg:width="16.758cm" svg:height="4.45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Ejemplo 2 Pronóstico'.D4:'Ejemplo 2 Pronóstico'.D51" chart:class="chart:scatter">
            <chart:domain table:cell-range-address="'Ejemplo 2 Pronóstico'.C4:'Ejemplo 2 Pronóstico'.C51"/>
            <chart:data-point chart:repeated="48"/>
          </chart:series>
          <chart:series chart:style-name="ch8" chart:values-cell-range-address="'Ejemplo 2 Pronóstico'.F4:'Ejemplo 2 Pronóstico'.F51" chart:label-cell-address="'Ejemplo 2 Pronóstico'.F3:'Ejemplo 2 Pronóstico'.F3" chart:class="chart:scatter">
            <chart:data-point chart:repeated="4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Medias Móviles centradsas</text:p>
                <draw:g>
                  <svg:desc>'Ejemplo 2 Pronóstico'.F3:'Ejemplo 2 Pronóstico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Ejemplo 2 Pronóstico'.C4:'Ejemplo 2 Pronóstico'.C51</svg:desc>
                </draw:g>
              </table:table-cell>
              <table:table-cell office:value-type="float" office:value="87">
                <text:p>87</text:p>
                <draw:g>
                  <svg:desc>'Ejemplo 2 Pronóstico'.D4:'Ejemplo 2 Pronóstico'.D51</svg:desc>
                </draw:g>
              </table:table-cell>
              <table:table-cell office:value-type="float" office:value="NaN">
                <text:p>NaN</text:p>
                <draw:g>
                  <svg:desc>'Ejemplo 2 Pronóstico'.F4:'Ejemplo 2 Pronóstico'.F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7">
                <text:p>97</text:p>
              </table:table-cell>
              <table:table-cell office:value-type="float" office:value="94.9166666666667">
                <text:p>94.91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1">
                <text:p>101</text:p>
              </table:table-cell>
              <table:table-cell office:value-type="float" office:value="95.0833333333333">
                <text:p>95.08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2">
                <text:p>102</text:p>
              </table:table-cell>
              <table:table-cell office:value-type="float" office:value="95.25">
                <text:p>95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8">
                <text:p>98</text:p>
              </table:table-cell>
              <table:table-cell office:value-type="float" office:value="95.4166666666667">
                <text:p>95.41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6">
                <text:p>96</text:p>
              </table:table-cell>
              <table:table-cell office:value-type="float" office:value="95.5833333333333">
                <text:p>95.58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5">
                <text:p>105</text:p>
              </table:table-cell>
              <table:table-cell office:value-type="float" office:value="95.75">
                <text:p>95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9">
                <text:p>89</text:p>
              </table:table-cell>
              <table:table-cell office:value-type="float" office:value="95.9166666666667">
                <text:p>95.91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3">
                <text:p>93</text:p>
              </table:table-cell>
              <table:table-cell office:value-type="float" office:value="96.0833333333333">
                <text:p>96.08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9">
                <text:p>89</text:p>
              </table:table-cell>
              <table:table-cell office:value-type="float" office:value="96.25">
                <text:p>96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3">
                <text:p>93</text:p>
              </table:table-cell>
              <table:table-cell office:value-type="float" office:value="96.4166666666667">
                <text:p>96.41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96.5833333333334">
                <text:p>96.58333333333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7">
                <text:p>97</text:p>
              </table:table-cell>
              <table:table-cell office:value-type="float" office:value="96.75">
                <text:p>96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9">
                <text:p>99</text:p>
              </table:table-cell>
              <table:table-cell office:value-type="float" office:value="96.9583333333333">
                <text:p>96.958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3">
                <text:p>103</text:p>
              </table:table-cell>
              <table:table-cell office:value-type="float" office:value="97.2916666666667">
                <text:p>97.291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04">
                <text:p>104</text:p>
              </table:table-cell>
              <table:table-cell office:value-type="float" office:value="97.625">
                <text:p>97.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00">
                <text:p>100</text:p>
              </table:table-cell>
              <table:table-cell office:value-type="float" office:value="97.875">
                <text:p>97.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8">
                <text:p>98</text:p>
              </table:table-cell>
              <table:table-cell office:value-type="float" office:value="98.3333333333333">
                <text:p>98.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07">
                <text:p>107</text:p>
              </table:table-cell>
              <table:table-cell office:value-type="float" office:value="98.7916666666667">
                <text:p>98.791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2">
                <text:p>92</text:p>
              </table:table-cell>
              <table:table-cell office:value-type="float" office:value="99.0416666666667">
                <text:p>99.041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99.2916666666667">
                <text:p>99.291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2">
                <text:p>92</text:p>
              </table:table-cell>
              <table:table-cell office:value-type="float" office:value="99.5416666666667">
                <text:p>99.541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6">
                <text:p>96</text:p>
              </table:table-cell>
              <table:table-cell office:value-type="float" office:value="99.875">
                <text:p>99.8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8">
                <text:p>98</text:p>
              </table:table-cell>
              <table:table-cell office:value-type="float" office:value="100.208333333333">
                <text:p>100.208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100.458333333333">
                <text:p>100.458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02">
                <text:p>10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06">
                <text:p>106</text:p>
              </table:table-cell>
              <table:table-cell office:value-type="float" office:value="101.75">
                <text:p>101.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07">
                <text:p>107</text:p>
              </table:table-cell>
              <table:table-cell office:value-type="float" office:value="102.5">
                <text:p>102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05">
                <text:p>105</text:p>
              </table:table-cell>
              <table:table-cell office:value-type="float" office:value="103.333333333333">
                <text:p>103.33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1">
                <text:p>101</text:p>
              </table:table-cell>
              <table:table-cell office:value-type="float" office:value="103.958333333333">
                <text:p>103.958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10">
                <text:p>110</text:p>
              </table:table-cell>
              <table:table-cell office:value-type="float" office:value="104.583333333333">
                <text:p>104.58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02">
                <text:p>102</text:p>
              </table:table-cell>
              <table:table-cell office:value-type="float" office:value="105.416666666667">
                <text:p>105.41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06">
                <text:p>106</text:p>
              </table:table-cell>
              <table:table-cell office:value-type="float" office:value="106.25">
                <text:p>106.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02">
                <text:p>102</text:p>
              </table:table-cell>
              <table:table-cell office:value-type="float" office:value="107.083333333333">
                <text:p>107.08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06">
                <text:p>106</text:p>
              </table:table-cell>
              <table:table-cell office:value-type="float" office:value="107.833333333333">
                <text:p>107.8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03">
                <text:p>103</text:p>
              </table:table-cell>
              <table:table-cell office:value-type="float" office:value="108.583333333333">
                <text:p>108.58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10">
                <text:p>110</text:p>
              </table:table-cell>
              <table:table-cell office:value-type="float" office:value="109.416666666667">
                <text:p>109.41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45">
      <number:number number:decimal-places="3" number:min-decimal-places="3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45">
      <style:chart-properties chart:display-label="true" chart:tick-marks-major-inner="false" chart:tick-marks-major-outer="false" chart:logarithmic="false" chart:minimum="7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45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1" svg:stroke-width="0.053cm" svg:stroke-color="#4472c4" svg:stroke-linecap="round"/>
    </style:style>
    <style:style style:name="ch9" style:family="chart">
      <style:text-properties fo:color="#595959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34cm" svg:height="7.62cm" xlink:href=".." xlink:type="simple" chart:class="chart:line" chart:style-name="ch1">
        <chart:title svg:x="6.271cm" svg:y="0.287cm" chart:style-name="ch2">
          <text:p>Chart Title</text:p>
        </chart:title>
        <chart:plot-area chart:style-name="ch3" table:cell-range-address="'Ejemplo 2 Pronóstico'.I4:'Ejemplo 2 Pronóstico'.I51" svg:x="0.306cm" svg:y="1.318cm" svg:width="14.728cm" svg:height="6.15cm">
          <chart:coordinate-region svg:x="1.783cm" svg:y="1.318cm" svg:width="13.251cm" svg:height="5.3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jemplo 2 Pronóstico'.I4:'Ejemplo 2 Pronóstico'.I51" chart:class="chart:line">
            <chart:regression-curve chart:style-name="ch8">
              <chart:equation chart:display-equation="true" chart:display-r-square="true" chart:style-name="ch9"/>
            </chart:regression-curve>
            <chart:data-point chart:repeated="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.4096713250825">
                <text:p>92.4096713250825</text:p>
                <draw:g>
                  <svg:desc>'Ejemplo 2 Pronóstico'.I4:'Ejemplo 2 Pronóstico'.I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.4625088775591">
                <text:p>92.46250887755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3.166351972329">
                <text:p>93.1663519723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.8543135696579">
                <text:p>93.85431356965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2.3599897406025">
                <text:p>92.3599897406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.8939446467366">
                <text:p>94.89394464673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.3189791593077">
                <text:p>95.31897915930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5.8052013191424">
                <text:p>95.80520131914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.224312773345">
                <text:p>96.2243127733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.9243682289056">
                <text:p>95.92436822890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6.887735374824">
                <text:p>96.8877353748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7.4783774143532">
                <text:p>97.4783774143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4.5340315854292">
                <text:p>94.53403158542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4.4946519298131">
                <text:p>94.4946519298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.3081071900837">
                <text:p>95.30810719008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5.917045736024">
                <text:p>95.9170457360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.4590804165253">
                <text:p>94.45908041652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6.8917119024574">
                <text:p>96.89171190245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7.2843189357883">
                <text:p>97.28431893578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7.7023340185314">
                <text:p>97.70233401853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.1110640041949">
                <text:p>98.11106400419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.8820083968425">
                <text:p>97.88200839684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8.9062298617995">
                <text:p>98.90622986179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9.3351084127218">
                <text:p>99.33510841272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7.7205719759493">
                <text:p>97.72057197594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9.5750095604483">
                <text:p>99.57500956044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8.5207400167157">
                <text:p>98.52074001671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9.0111439855732">
                <text:p>99.01114398557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.855443120216">
                <text:p>102.8554431202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.8883627860385">
                <text:p>99.88836278603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.232328600509">
                <text:p>100.2323286005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.548033067615">
                <text:p>100.5480330676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.94119085047">
                <text:p>100.941190850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776108816685">
                <text:p>102.7761088166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1.933971592263">
                <text:p>101.9339715922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.120204910275">
                <text:p>102.1202049102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.342373277683">
                <text:p>108.3423732776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7.703581769464">
                <text:p>107.7035817694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9.229516105489">
                <text:p>109.2295161054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9.324804817404">
                <text:p>109.3248048174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8.103169810023">
                <text:p>108.1031698100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9.877199064642">
                <text:p>109.8771990646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0.059027482912">
                <text:p>110.0590274829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0.03369656456">
                <text:p>110.033696564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0.374947004719">
                <text:p>110.3749470047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0.606669488432">
                <text:p>110.6066694884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2.02644402714">
                <text:p>112.026444027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1.403859902118">
                <text:p>111.40385990211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msLineDash_20_1" draw:display-name="msLineDash 1" draw:style="round" draw:dots1="1" draw:dots1-length="1%" draw:distance="199%"/>
  </office:styles>
</office:document-styles>
</file>